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7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Title" style:master-page-name="Standard">
      <style:paragraph-properties fo:text-align="center" fo:break-before="auto" style:writing-mode="lr-tb"/>
    </style:style>
    <style:style style:name="T1_1" style:family="text">
      <style:text-properties fo:font-size="18pt" style:font-size-asian="18pt" style:font-size-complex="18pt"/>
    </style:style>
    <style:style style:name="T1_2" style:family="text">
      <style:text-properties fo:font-size="18pt" style:font-size-asian="18pt" style:font-size-complex="18pt"/>
    </style:style>
    <style:style style:name="T1_3" style:family="text">
      <style:text-properties fo:font-size="18pt" style:font-size-asian="18pt" style:font-size-complex="18pt"/>
    </style:style>
    <style:style style:name="T1_4" style:family="text">
      <style:text-properties fo:font-size="18pt" style:font-size-asian="18pt" style:font-size-complex="18pt"/>
    </style:style>
    <style:style style:name="T1_5" style:family="text">
      <style:text-properties fo:font-size="18pt" style:font-size-asian="18pt" style:font-size-complex="18pt"/>
    </style:style>
    <style:style style:name="T1_6" style:family="text">
      <style:text-properties fo:font-size="18pt" style:font-size-asian="18pt" style:font-size-complex="18pt"/>
    </style:style>
    <style:style style:name="T1_7" style:family="text">
      <style:text-properties fo:font-size="18pt" style:font-size-asian="18pt" style:font-size-complex="18pt"/>
    </style:style>
    <style:style style:name="T1_8" style:family="text">
      <style:text-properties fo:font-size="18pt" style:font-size-asian="18pt" style:font-size-complex="18pt"/>
    </style:style>
    <style:style style:name="T1_9" style:family="text">
      <style:text-properties fo:font-size="18pt" style:font-size-asian="18pt" style:font-size-complex="18pt"/>
    </style:style>
    <style:style style:name="P2" style:family="paragraph" style:parent-style-name="Subtitle">
      <style:paragraph-properties fo:text-align="center" fo:break-before="auto" style:writing-mode="lr-tb"/>
    </style:style>
    <style:style style:name="T2_1" style:family="text">
      <style:text-properties fo:font-size="18pt" style:font-size-asian="18pt" style:font-size-complex="18pt"/>
    </style:style>
    <style:style style:name="T2_2" style:family="text">
      <style:text-properties fo:font-size="18pt" style:font-size-asian="18pt" style:font-size-complex="18pt"/>
    </style:style>
    <style:style style:name="T2_3" style:family="text">
      <style:text-properties fo:font-size="18pt" style:font-size-asian="18pt" style:font-size-complex="18pt"/>
    </style:style>
    <style:style style:name="T2_4" style:family="text">
      <style:text-properties fo:font-size="18pt" style:font-size-asian="18pt" style:font-size-complex="18pt"/>
    </style:style>
    <style:style style:name="T2_5" style:family="text">
      <style:text-properties fo:font-size="18pt" style:font-size-asian="18pt" style:font-size-complex="18pt"/>
    </style:style>
    <style:style style:name="T2_6" style:family="text">
      <style:text-properties fo:font-size="18pt" style:font-size-asian="18pt" style:font-size-complex="18pt"/>
    </style:style>
    <style:style style:name="P3" style:family="paragraph" style:parent-style-name="Subtitle">
      <style:paragraph-properties fo:text-align="center" fo:break-before="auto" fo:text-indent="0cm" fo:line-height="115%" fo:margin-top="0.635cm" fo:margin-bottom="0.141cm" fo:margin-left="0cm" fo:margin-right="0cm" style:writing-mode="lr-tb"/>
    </style:style>
    <style:style style:name="T3_1" style:family="text">
      <style:text-properties fo:font-style="italic" style:font-style-asian="italic" style:font-style-complex="italic" fo:color="#666666" style:font-name="Georgia" fo:font-size="18pt" style:font-name-asian="Georgia" style:font-size-asian="18pt" style:font-name-complex="Georgia" style:font-size-complex="18pt"/>
    </style:style>
    <style:style style:name="T3_2" style:family="text">
      <style:text-properties fo:font-style="italic" style:font-style-asian="italic" style:font-style-complex="italic" fo:color="#666666" style:font-name="Georgia" fo:font-size="18pt" style:font-name-asian="Georgia" style:font-size-asian="18pt" style:font-name-complex="Georgia" style:font-size-complex="18pt"/>
    </style:style>
    <style:style style:name="T3_3" style:family="text">
      <style:text-properties fo:font-style="italic" style:font-style-asian="italic" style:font-style-complex="italic" fo:color="#666666" style:font-name="Georgia" fo:font-size="18pt" style:font-name-asian="Georgia" style:font-size-asian="18pt" style:font-name-complex="Georgia" style:font-size-complex="18pt"/>
    </style:style>
    <style:style style:name="T3_4" style:family="text">
      <style:text-properties fo:font-style="italic" style:font-style-asian="italic" style:font-style-complex="italic" fo:color="#666666" style:font-name="Georgia" fo:font-size="18pt" style:font-name-asian="Georgia" style:font-size-asian="18pt" style:font-name-complex="Georgia" style:font-size-complex="18pt"/>
    </style:style>
    <style:style style:name="T3_5" style:family="text">
      <style:text-properties fo:font-style="italic" style:font-style-asian="italic" style:font-style-complex="italic" fo:color="#666666" style:font-name="Georgia" fo:font-size="18pt" style:font-name-asian="Georgia" style:font-size-asian="18pt" style:font-name-complex="Georgia" style:font-size-complex="18pt"/>
    </style:style>
    <style:style style:name="T3_6" style:family="text">
      <style:text-properties fo:font-style="italic" style:font-style-asian="italic" style:font-style-complex="italic" fo:color="#666666" style:font-name="Georgia" fo:font-size="18pt" style:font-name-asian="Georgia" style:font-size-asian="18pt" style:font-name-complex="Georgia" style:font-size-complex="18pt"/>
    </style:style>
    <style:style style:name="T3_7" style:family="text">
      <style:text-properties fo:font-style="italic" style:font-style-asian="italic" style:font-style-complex="italic" fo:color="#666666" style:font-name="Georgia" fo:font-size="18pt" style:font-name-asian="Georgia" style:font-size-asian="18pt" style:font-name-complex="Georgia" style:font-size-complex="18pt"/>
    </style:style>
    <style:style style:name="T3_8" style:family="text">
      <style:text-properties fo:font-style="italic" style:font-style-asian="italic" style:font-style-complex="italic" fo:color="#666666" style:font-name="Georgia" fo:font-size="18pt" style:font-name-asian="Georgia" style:font-size-asian="18pt" style:font-name-complex="Georgia" style:font-size-complex="18pt"/>
    </style:style>
    <style:style style:name="T3_9" style:family="text">
      <style:text-properties fo:font-size="18pt" style:font-size-asian="18pt" style:font-size-complex="18pt"/>
    </style:style>
    <style:style style:name="T3_10" style:family="text">
      <style:text-properties fo:font-style="italic" style:font-style-asian="italic" style:font-style-complex="italic" fo:color="#666666" style:font-name="Georgia" fo:font-size="18pt" style:font-name-asian="Georgia" style:font-size-asian="18pt" style:font-name-complex="Georgia" style:font-size-complex="18pt"/>
    </style:style>
    <style:style style:name="P4" style:family="paragraph" style:parent-style-name="Standard">
      <style:paragraph-properties fo:text-align="center" fo:break-before="auto" style:writing-mode="lr-tb"/>
    </style:style>
    <style:style style:name="P5" style:family="paragraph" style:parent-style-name="Standard">
      <style:paragraph-properties fo:break-before="auto" style:writing-mode="lr-tb"/>
    </style:style>
    <style:style style:name="P6" style:family="paragraph" style:parent-style-name="Standard">
      <style:paragraph-properties fo:break-before="auto" style:writing-mode="lr-tb"/>
    </style:style>
    <style:style style:name="T6_1" style:family="text">
      <style:text-properties fo:font-style="italic" style:font-style-asian="italic" style:font-style-complex="italic" fo:color="#6aa84f" fo:font-size="14pt" style:font-size-asian="14pt" style:font-size-complex="14pt" fo:font-weight="bold" style:font-weight-asian="bold" style:font-weight-complex="bold"/>
    </style:style>
    <style:style style:name="T6_2" style:family="text">
      <style:text-properties fo:font-style="italic" style:font-style-asian="italic" style:font-style-complex="italic" fo:color="#6aa84f" fo:font-size="14pt" style:font-size-asian="14pt" style:font-size-complex="14pt" fo:font-weight="bold" style:font-weight-asian="bold" style:font-weight-complex="bold"/>
    </style:style>
    <style:style style:name="T6_3" style:family="text">
      <style:text-properties fo:font-style="italic" style:font-style-asian="italic" style:font-style-complex="italic" fo:color="#6aa84f" fo:font-size="14pt" style:font-size-asian="14pt" style:font-size-complex="14pt" fo:font-weight="bold" style:font-weight-asian="bold" style:font-weight-complex="bold"/>
    </style:style>
    <style:style style:name="T6_4" style:family="text">
      <style:text-properties fo:font-style="italic" style:font-style-asian="italic" style:font-style-complex="italic" fo:color="#6aa84f" fo:font-size="14pt" style:font-size-asian="14pt" style:font-size-complex="14pt" fo:font-weight="bold" style:font-weight-asian="bold" style:font-weight-complex="bold"/>
    </style:style>
    <style:style style:name="T6_5" style:family="text">
      <style:text-properties fo:font-style="italic" style:font-style-asian="italic" style:font-style-complex="italic" fo:color="#6aa84f" fo:font-size="14pt" style:font-size-asian="14pt" style:font-size-complex="14pt" fo:font-weight="bold" style:font-weight-asian="bold" style:font-weight-complex="bold"/>
    </style:style>
    <style:style style:name="T6_6" style:family="text">
      <style:text-properties fo:font-style="italic" style:font-style-asian="italic" style:font-style-complex="italic" fo:color="#6aa84f" fo:font-size="14pt" style:font-size-asian="14pt" style:font-size-complex="14pt" fo:font-weight="bold" style:font-weight-asian="bold" style:font-weight-complex="bold"/>
    </style:style>
    <style:style style:name="T6_7" style:family="text">
      <style:text-properties fo:font-style="italic" style:font-style-asian="italic" style:font-style-complex="italic" fo:color="#6aa84f" fo:font-size="14pt" style:font-size-asian="14pt" style:font-size-complex="14pt" fo:font-weight="bold" style:font-weight-asian="bold" style:font-weight-complex="bold"/>
    </style:style>
    <style:style style:name="T6_8" style:family="text">
      <style:text-properties fo:font-style="italic" style:font-style-asian="italic" style:font-style-complex="italic" fo:color="#6aa84f" fo:font-size="14pt" style:font-size-asian="14pt" style:font-size-complex="14pt" fo:font-weight="bold" style:font-weight-asian="bold" style:font-weight-complex="bold"/>
    </style:style>
    <style:style style:name="T6_9" style:family="text">
      <style:text-properties fo:font-style="italic" style:font-style-asian="italic" style:font-style-complex="italic" fo:color="#6aa84f" fo:font-size="14pt" style:font-size-asian="14pt" style:font-size-complex="14pt" fo:font-weight="bold" style:font-weight-asian="bold" style:font-weight-complex="bold"/>
    </style:style>
    <style:style style:name="T6_10" style:family="text">
      <style:text-properties fo:font-style="italic" style:font-style-asian="italic" style:font-style-complex="italic" fo:color="#6aa84f" fo:font-size="14pt" style:font-size-asian="14pt" style:font-size-complex="14pt" fo:font-weight="bold" style:font-weight-asian="bold" style:font-weight-complex="bold"/>
    </style:style>
    <style:style style:name="T6_11" style:family="text">
      <style:text-properties fo:font-style="italic" style:font-style-asian="italic" style:font-style-complex="italic" fo:color="#6aa84f" fo:font-size="14pt" style:font-size-asian="14pt" style:font-size-complex="14pt" fo:font-weight="bold" style:font-weight-asian="bold" style:font-weight-complex="bold"/>
    </style:style>
    <style:style style:name="T6_12" style:family="text">
      <style:text-properties fo:font-style="italic" style:font-style-asian="italic" style:font-style-complex="italic" fo:color="#6aa84f" fo:font-size="14pt" style:font-size-asian="14pt" style:font-size-complex="14pt" fo:font-weight="bold" style:font-weight-asian="bold" style:font-weight-complex="bold"/>
    </style:style>
    <style:style style:name="T6_13" style:family="text">
      <style:text-properties fo:font-style="italic" style:font-style-asian="italic" style:font-style-complex="italic" fo:color="#6aa84f" fo:font-size="14pt" style:font-size-asian="14pt" style:font-size-complex="14pt" fo:font-weight="bold" style:font-weight-asian="bold" style:font-weight-complex="bold"/>
    </style:style>
    <style:style style:name="T6_14" style:family="text">
      <style:text-properties fo:font-style="italic" style:font-style-asian="italic" style:font-style-complex="italic" fo:color="#6aa84f" fo:font-size="14pt" style:font-size-asian="14pt" style:font-size-complex="14pt" fo:font-weight="bold" style:font-weight-asian="bold" style:font-weight-complex="bold"/>
    </style:style>
    <style:style style:name="T6_15" style:family="text">
      <style:text-properties fo:font-style="italic" style:font-style-asian="italic" style:font-style-complex="italic" fo:color="#6aa84f" fo:font-size="14pt" style:font-size-asian="14pt" style:font-size-complex="14pt" fo:font-weight="bold" style:font-weight-asian="bold" style:font-weight-complex="bold"/>
    </style:style>
    <style:style style:name="T6_16" style:family="text">
      <style:text-properties fo:font-style="italic" style:font-style-asian="italic" style:font-style-complex="italic" fo:color="#6aa84f" fo:font-size="14pt" style:font-size-asian="14pt" style:font-size-complex="14pt" fo:font-weight="bold" style:font-weight-asian="bold" style:font-weight-complex="bold"/>
    </style:style>
    <style:style style:name="T6_17" style:family="text">
      <style:text-properties fo:font-style="italic" style:font-style-asian="italic" style:font-style-complex="italic" fo:color="#6aa84f" fo:font-size="14pt" style:font-size-asian="14pt" style:font-size-complex="14pt" fo:font-weight="bold" style:font-weight-asian="bold" style:font-weight-complex="bold"/>
    </style:style>
    <style:style style:name="T6_18" style:family="text">
      <style:text-properties fo:font-style="italic" style:font-style-asian="italic" style:font-style-complex="italic" fo:color="#6aa84f" fo:font-size="14pt" style:font-size-asian="14pt" style:font-size-complex="14pt" fo:font-weight="bold" style:font-weight-asian="bold" style:font-weight-complex="bold"/>
    </style:style>
    <style:style style:name="T6_19" style:family="text">
      <style:text-properties fo:font-style="italic" style:font-style-asian="italic" style:font-style-complex="italic" fo:color="#6aa84f" fo:font-size="14pt" style:font-size-asian="14pt" style:font-size-complex="14pt" fo:font-weight="bold" style:font-weight-asian="bold" style:font-weight-complex="bold"/>
    </style:style>
    <style:style style:name="T6_20" style:family="text">
      <style:text-properties fo:font-style="italic" style:font-style-asian="italic" style:font-style-complex="italic" fo:color="#6aa84f" fo:font-size="14pt" style:font-size-asian="14pt" style:font-size-complex="14pt" fo:font-weight="bold" style:font-weight-asian="bold" style:font-weight-complex="bold"/>
    </style:style>
    <style:style style:name="T6_21" style:family="text">
      <style:text-properties fo:font-style="italic" style:font-style-asian="italic" style:font-style-complex="italic" fo:color="#6aa84f" fo:font-size="14pt" style:font-size-asian="14pt" style:font-size-complex="14pt" fo:font-weight="bold" style:font-weight-asian="bold" style:font-weight-complex="bold"/>
    </style:style>
    <style:style style:name="T6_22" style:family="text">
      <style:text-properties fo:font-style="italic" style:font-style-asian="italic" style:font-style-complex="italic" fo:color="#6aa84f" fo:font-size="14pt" style:font-size-asian="14pt" style:font-size-complex="14pt" fo:font-weight="bold" style:font-weight-asian="bold" style:font-weight-complex="bold"/>
    </style:style>
    <style:style style:name="T6_23" style:family="text">
      <style:text-properties fo:font-style="italic" style:font-style-asian="italic" style:font-style-complex="italic" fo:color="#6aa84f" fo:font-size="14pt" style:font-size-asian="14pt" style:font-size-complex="14pt" fo:font-weight="bold" style:font-weight-asian="bold" style:font-weight-complex="bold"/>
    </style:style>
    <style:style style:name="T6_24" style:family="text">
      <style:text-properties fo:font-style="italic" style:font-style-asian="italic" style:font-style-complex="italic" fo:color="#6aa84f" fo:font-size="14pt" style:font-size-asian="14pt" style:font-size-complex="14pt" fo:font-weight="bold" style:font-weight-asian="bold" style:font-weight-complex="bold"/>
    </style:style>
    <style:style style:name="P7" style:family="paragraph" style:parent-style-name="Standard">
      <style:paragraph-properties fo:break-before="auto" style:writing-mode="lr-tb"/>
      <style:text-properties fo:font-style="italic" style:font-style-asian="italic" style:font-style-complex="italic" fo:color="#6aa84f"/>
    </style:style>
    <style:style style:name="P8" style:family="paragraph" style:parent-style-name="Standard">
      <style:paragraph-properties fo:break-before="auto" fo:margin-top="0cm" style:writing-mode="lr-tb"/>
    </style:style>
    <style:style style:name="T8_1" style:family="text">
      <style:text-properties fo:font-style="italic" style:font-style-asian="italic" style:font-style-complex="italic" fo:color="#6aa84f"/>
    </style:style>
    <style:style style:name="T8_2" style:family="text">
      <style:text-properties fo:font-style="italic" style:font-style-asian="italic" style:font-style-complex="italic" fo:color="#6aa84f"/>
    </style:style>
    <style:style style:name="T8_3" style:family="text">
      <style:text-properties fo:font-style="italic" style:font-style-asian="italic" style:font-style-complex="italic" fo:color="#6aa84f"/>
    </style:style>
    <style:style style:name="T8_4" style:family="text">
      <style:text-properties fo:font-style="italic" style:font-style-asian="italic" style:font-style-complex="italic" fo:color="#6aa84f"/>
    </style:style>
    <style:style style:name="T8_5" style:family="text">
      <style:text-properties fo:font-style="italic" style:font-style-asian="italic" style:font-style-complex="italic" fo:color="#6aa84f"/>
    </style:style>
    <style:style style:name="T8_6" style:family="text">
      <style:text-properties fo:font-style="italic" style:font-style-asian="italic" style:font-style-complex="italic" fo:color="#6aa84f"/>
    </style:style>
    <style:style style:name="T8_7" style:family="text">
      <style:text-properties fo:font-style="italic" style:font-style-asian="italic" style:font-style-complex="italic" fo:color="#6aa84f"/>
    </style:style>
    <style:style style:name="T8_8" style:family="text">
      <style:text-properties fo:font-style="italic" style:font-style-asian="italic" style:font-style-complex="italic" fo:color="#6aa84f"/>
    </style:style>
    <style:style style:name="T8_9" style:family="text">
      <style:text-properties fo:font-style="italic" style:font-style-asian="italic" style:font-style-complex="italic" fo:color="#6aa84f"/>
    </style:style>
    <style:style style:name="T8_10" style:family="text">
      <style:text-properties fo:font-style="italic" style:font-style-asian="italic" style:font-style-complex="italic" fo:color="#6aa84f"/>
    </style:style>
    <style:style style:name="T8_11" style:family="text">
      <style:text-properties fo:font-style="italic" style:font-style-asian="italic" style:font-style-complex="italic" fo:color="#6aa84f"/>
    </style:style>
    <style:style style:name="T8_12" style:family="text">
      <style:text-properties fo:font-style="italic" style:font-style-asian="italic" style:font-style-complex="italic" fo:color="#6aa84f"/>
    </style:style>
    <style:style style:name="T8_13" style:family="text">
      <style:text-properties fo:font-style="italic" style:font-style-asian="italic" style:font-style-complex="italic" fo:color="#6aa84f"/>
    </style:style>
    <style:style style:name="T8_14" style:family="text">
      <style:text-properties fo:font-style="italic" style:font-style-asian="italic" style:font-style-complex="italic" fo:color="#6aa84f"/>
    </style:style>
    <style:style style:name="T8_15" style:family="text">
      <style:text-properties fo:font-style="italic" style:font-style-asian="italic" style:font-style-complex="italic" fo:color="#6aa84f"/>
    </style:style>
    <style:style style:name="T8_16" style:family="text">
      <style:text-properties fo:font-style="italic" style:font-style-asian="italic" style:font-style-complex="italic" fo:color="#6aa84f"/>
    </style:style>
    <style:style style:name="T8_17" style:family="text">
      <style:text-properties fo:font-style="italic" style:font-style-asian="italic" style:font-style-complex="italic" fo:color="#6aa84f"/>
    </style:style>
    <style:style style:name="T8_18" style:family="text">
      <style:text-properties fo:font-style="italic" style:font-style-asian="italic" style:font-style-complex="italic" fo:color="#6aa84f"/>
    </style:style>
    <style:style style:name="T8_19" style:family="text">
      <style:text-properties fo:font-style="italic" style:font-style-asian="italic" style:font-style-complex="italic" fo:color="#6aa84f"/>
    </style:style>
    <style:style style:name="T8_20" style:family="text">
      <style:text-properties fo:font-style="italic" style:font-style-asian="italic" style:font-style-complex="italic" fo:color="#6aa84f"/>
    </style:style>
    <style:style style:name="T8_21" style:family="text">
      <style:text-properties fo:font-style="italic" style:font-style-asian="italic" style:font-style-complex="italic" fo:color="#6aa84f"/>
    </style:style>
    <style:style style:name="T8_22" style:family="text">
      <style:text-properties fo:font-style="italic" style:font-style-asian="italic" style:font-style-complex="italic" fo:color="#6aa84f"/>
    </style:style>
    <style:style style:name="T8_23" style:family="text">
      <style:text-properties fo:font-style="italic" style:font-style-asian="italic" style:font-style-complex="italic" fo:color="#6aa84f"/>
    </style:style>
    <style:style style:name="T8_24" style:family="text">
      <style:text-properties fo:font-style="italic" style:font-style-asian="italic" style:font-style-complex="italic" fo:color="#6aa84f"/>
    </style:style>
    <style:style style:name="T8_25" style:family="text">
      <style:text-properties fo:font-style="italic" style:font-style-asian="italic" style:font-style-complex="italic" fo:color="#6aa84f"/>
    </style:style>
    <style:style style:name="T8_26" style:family="text">
      <style:text-properties fo:font-style="italic" style:font-style-asian="italic" style:font-style-complex="italic" fo:color="#6aa84f"/>
    </style:style>
    <style:style style:name="T8_27" style:family="text">
      <style:text-properties fo:font-style="italic" style:font-style-asian="italic" style:font-style-complex="italic" fo:color="#6aa84f"/>
    </style:style>
    <style:style style:name="T8_28" style:family="text">
      <style:text-properties fo:font-style="italic" style:font-style-asian="italic" style:font-style-complex="italic" fo:color="#6aa84f"/>
    </style:style>
    <style:style style:name="T8_29" style:family="text">
      <style:text-properties fo:font-style="italic" style:font-style-asian="italic" style:font-style-complex="italic" fo:color="#6aa84f"/>
    </style:style>
    <style:style style:name="T8_30" style:family="text">
      <style:text-properties fo:font-style="italic" style:font-style-asian="italic" style:font-style-complex="italic" fo:color="#6aa84f"/>
    </style:style>
    <style:style style:name="T8_31" style:family="text">
      <style:text-properties fo:font-style="italic" style:font-style-asian="italic" style:font-style-complex="italic" fo:color="#6aa84f"/>
    </style:style>
    <style:style style:name="T8_32" style:family="text">
      <style:text-properties fo:font-style="italic" style:font-style-asian="italic" style:font-style-complex="italic" fo:color="#6aa84f"/>
    </style:style>
    <style:style style:name="T8_33" style:family="text">
      <style:text-properties fo:font-style="italic" style:font-style-asian="italic" style:font-style-complex="italic" fo:color="#6aa84f"/>
    </style:style>
    <style:style style:name="T8_34" style:family="text">
      <style:text-properties fo:font-style="italic" style:font-style-asian="italic" style:font-style-complex="italic" fo:color="#6aa84f"/>
    </style:style>
    <style:style style:name="T8_35" style:family="text">
      <style:text-properties fo:font-style="italic" style:font-style-asian="italic" style:font-style-complex="italic" fo:color="#6aa84f"/>
    </style:style>
    <style:style style:name="T8_36" style:family="text">
      <style:text-properties fo:font-style="italic" style:font-style-asian="italic" style:font-style-complex="italic" fo:color="#6aa84f"/>
    </style:style>
    <style:style style:name="T8_37" style:family="text">
      <style:text-properties fo:font-style="italic" style:font-style-asian="italic" style:font-style-complex="italic" fo:color="#6aa84f"/>
    </style:style>
    <style:style style:name="T8_38" style:family="text">
      <style:text-properties fo:font-style="italic" style:font-style-asian="italic" style:font-style-complex="italic" fo:color="#6aa84f"/>
    </style:style>
    <style:style style:name="T8_39" style:family="text">
      <style:text-properties fo:font-style="italic" style:font-style-asian="italic" style:font-style-complex="italic" fo:color="#6aa84f"/>
    </style:style>
    <style:style style:name="T8_40" style:family="text">
      <style:text-properties fo:font-style="italic" style:font-style-asian="italic" style:font-style-complex="italic" fo:color="#6aa84f"/>
    </style:style>
    <style:style style:name="T8_41" style:family="text">
      <style:text-properties fo:font-style="italic" style:font-style-asian="italic" style:font-style-complex="italic" fo:color="#6aa84f"/>
    </style:style>
    <style:style style:name="T8_42" style:family="text">
      <style:text-properties fo:font-style="italic" style:font-style-asian="italic" style:font-style-complex="italic" fo:color="#6aa84f"/>
    </style:style>
    <style:style style:name="T8_43" style:family="text">
      <style:text-properties fo:font-style="italic" style:font-style-asian="italic" style:font-style-complex="italic" fo:color="#6aa84f"/>
    </style:style>
    <style:style style:name="T8_44" style:family="text">
      <style:text-properties fo:font-style="italic" style:font-style-asian="italic" style:font-style-complex="italic" fo:color="#6aa84f"/>
    </style:style>
    <style:style style:name="T8_45" style:family="text">
      <style:text-properties fo:font-style="italic" style:font-style-asian="italic" style:font-style-complex="italic" fo:color="#6aa84f"/>
    </style:style>
    <style:style style:name="T8_46" style:family="text">
      <style:text-properties fo:font-style="italic" style:font-style-asian="italic" style:font-style-complex="italic" fo:color="#6aa84f"/>
    </style:style>
    <style:style style:name="T8_47" style:family="text">
      <style:text-properties fo:font-style="italic" style:font-style-asian="italic" style:font-style-complex="italic" fo:color="#6aa84f"/>
    </style:style>
    <style:style style:name="T8_48" style:family="text">
      <style:text-properties fo:font-style="italic" style:font-style-asian="italic" style:font-style-complex="italic" fo:color="#6aa84f"/>
    </style:style>
    <style:style style:name="T8_49" style:family="text">
      <style:text-properties fo:font-style="italic" style:font-style-asian="italic" style:font-style-complex="italic" fo:color="#6aa84f"/>
    </style:style>
    <style:style style:name="T8_50" style:family="text">
      <style:text-properties fo:font-style="italic" style:font-style-asian="italic" style:font-style-complex="italic" fo:color="#6aa84f"/>
    </style:style>
    <style:style style:name="T8_51" style:family="text">
      <style:text-properties fo:font-style="italic" style:font-style-asian="italic" style:font-style-complex="italic" fo:color="#6aa84f"/>
    </style:style>
    <style:style style:name="P9" style:family="paragraph" style:parent-style-name="Standard">
      <style:paragraph-properties fo:break-before="auto" fo:margin-top="0cm" style:writing-mode="lr-tb"/>
    </style:style>
    <style:style style:name="T9_1" style:family="text">
      <style:text-properties fo:font-style="italic" style:font-style-asian="italic" style:font-style-complex="italic" fo:color="#6aa84f"/>
    </style:style>
    <style:style style:name="T9_2" style:family="text">
      <style:text-properties fo:font-style="italic" style:font-style-asian="italic" style:font-style-complex="italic" fo:color="#6aa84f"/>
    </style:style>
    <style:style style:name="T9_3" style:family="text">
      <style:text-properties fo:font-style="italic" style:font-style-asian="italic" style:font-style-complex="italic" fo:color="#6aa84f"/>
    </style:style>
    <style:style style:name="T9_4" style:family="text">
      <style:text-properties fo:font-style="italic" style:font-style-asian="italic" style:font-style-complex="italic" fo:color="#6aa84f"/>
    </style:style>
    <style:style style:name="T9_5" style:family="text">
      <style:text-properties fo:font-style="italic" style:font-style-asian="italic" style:font-style-complex="italic" fo:color="#6aa84f"/>
    </style:style>
    <style:style style:name="T9_6" style:family="text">
      <style:text-properties fo:font-style="italic" style:font-style-asian="italic" style:font-style-complex="italic" fo:color="#6aa84f"/>
    </style:style>
    <style:style style:name="T9_7" style:family="text">
      <style:text-properties fo:font-style="italic" style:font-style-asian="italic" style:font-style-complex="italic" fo:color="#6aa84f"/>
    </style:style>
    <style:style style:name="T9_8" style:family="text">
      <style:text-properties fo:font-style="italic" style:font-style-asian="italic" style:font-style-complex="italic" fo:color="#6aa84f"/>
    </style:style>
    <style:style style:name="T9_9" style:family="text">
      <style:text-properties fo:font-style="italic" style:font-style-asian="italic" style:font-style-complex="italic" fo:color="#6aa84f"/>
    </style:style>
    <style:style style:name="T9_10" style:family="text">
      <style:text-properties fo:font-style="italic" style:font-style-asian="italic" style:font-style-complex="italic" fo:color="#6aa84f"/>
    </style:style>
    <style:style style:name="T9_11" style:family="text">
      <style:text-properties fo:font-style="italic" style:font-style-asian="italic" style:font-style-complex="italic" fo:color="#6aa84f"/>
    </style:style>
    <style:style style:name="T9_12" style:family="text">
      <style:text-properties fo:font-style="italic" style:font-style-asian="italic" style:font-style-complex="italic" fo:color="#6aa84f"/>
    </style:style>
    <style:style style:name="T9_13" style:family="text">
      <style:text-properties fo:font-style="italic" style:font-style-asian="italic" style:font-style-complex="italic" fo:color="#6aa84f"/>
    </style:style>
    <style:style style:name="T9_14" style:family="text">
      <style:text-properties fo:font-style="italic" style:font-style-asian="italic" style:font-style-complex="italic" fo:color="#6aa84f"/>
    </style:style>
    <style:style style:name="T9_15" style:family="text">
      <style:text-properties fo:font-style="italic" style:font-style-asian="italic" style:font-style-complex="italic" fo:color="#6aa84f"/>
    </style:style>
    <style:style style:name="T9_16" style:family="text">
      <style:text-properties fo:font-style="italic" style:font-style-asian="italic" style:font-style-complex="italic" fo:color="#6aa84f"/>
    </style:style>
    <style:style style:name="T9_17" style:family="text">
      <style:text-properties fo:font-style="italic" style:font-style-asian="italic" style:font-style-complex="italic" fo:color="#6aa84f"/>
    </style:style>
    <style:style style:name="T9_18" style:family="text">
      <style:text-properties fo:font-style="italic" style:font-style-asian="italic" style:font-style-complex="italic" fo:color="#6aa84f"/>
    </style:style>
    <style:style style:name="T9_19" style:family="text">
      <style:text-properties fo:font-style="italic" style:font-style-asian="italic" style:font-style-complex="italic" fo:color="#6aa84f"/>
    </style:style>
    <style:style style:name="T9_20" style:family="text">
      <style:text-properties fo:font-style="italic" style:font-style-asian="italic" style:font-style-complex="italic" fo:color="#6aa84f"/>
    </style:style>
    <style:style style:name="T9_21" style:family="text">
      <style:text-properties fo:font-style="italic" style:font-style-asian="italic" style:font-style-complex="italic" fo:color="#6aa84f"/>
    </style:style>
    <style:style style:name="T9_22" style:family="text">
      <style:text-properties fo:font-style="italic" style:font-style-asian="italic" style:font-style-complex="italic" fo:color="#6aa84f"/>
    </style:style>
    <style:style style:name="T9_23" style:family="text">
      <style:text-properties fo:font-style="italic" style:font-style-asian="italic" style:font-style-complex="italic" fo:color="#6aa84f"/>
    </style:style>
    <style:style style:name="T9_24" style:family="text">
      <style:text-properties fo:font-style="italic" style:font-style-asian="italic" style:font-style-complex="italic" fo:color="#6aa84f"/>
    </style:style>
    <style:style style:name="T9_25" style:family="text">
      <style:text-properties fo:font-style="italic" style:font-style-asian="italic" style:font-style-complex="italic" fo:color="#6aa84f"/>
    </style:style>
    <style:style style:name="T9_26" style:family="text">
      <style:text-properties fo:font-style="italic" style:font-style-asian="italic" style:font-style-complex="italic" fo:color="#6aa84f"/>
    </style:style>
    <style:style style:name="T9_27" style:family="text">
      <style:text-properties fo:font-style="italic" style:font-style-asian="italic" style:font-style-complex="italic" fo:color="#6aa84f"/>
    </style:style>
    <style:style style:name="T9_28" style:family="text">
      <style:text-properties fo:font-style="italic" style:font-style-asian="italic" style:font-style-complex="italic" fo:color="#6aa84f"/>
    </style:style>
    <style:style style:name="T9_29" style:family="text">
      <style:text-properties fo:font-style="italic" style:font-style-asian="italic" style:font-style-complex="italic" fo:color="#6aa84f"/>
    </style:style>
    <style:style style:name="T9_30" style:family="text">
      <style:text-properties fo:font-style="italic" style:font-style-asian="italic" style:font-style-complex="italic" fo:color="#6aa84f"/>
    </style:style>
    <style:style style:name="T9_31" style:family="text">
      <style:text-properties fo:font-style="italic" style:font-style-asian="italic" style:font-style-complex="italic" fo:color="#6aa84f"/>
    </style:style>
    <style:style style:name="T9_32" style:family="text">
      <style:text-properties fo:font-style="italic" style:font-style-asian="italic" style:font-style-complex="italic" fo:color="#6aa84f"/>
    </style:style>
    <style:style style:name="T9_33" style:family="text">
      <style:text-properties fo:font-style="italic" style:font-style-asian="italic" style:font-style-complex="italic" fo:color="#6aa84f"/>
    </style:style>
    <style:style style:name="T9_34" style:family="text">
      <style:text-properties fo:font-style="italic" style:font-style-asian="italic" style:font-style-complex="italic" fo:color="#6aa84f"/>
    </style:style>
    <style:style style:name="T9_35" style:family="text">
      <style:text-properties fo:font-style="italic" style:font-style-asian="italic" style:font-style-complex="italic" fo:color="#6aa84f"/>
    </style:style>
    <style:style style:name="T9_36" style:family="text">
      <style:text-properties fo:font-style="italic" style:font-style-asian="italic" style:font-style-complex="italic" fo:color="#6aa84f"/>
    </style:style>
    <style:style style:name="T9_37" style:family="text">
      <style:text-properties fo:font-style="italic" style:font-style-asian="italic" style:font-style-complex="italic" fo:color="#6aa84f"/>
    </style:style>
    <style:style style:name="T9_38" style:family="text">
      <style:text-properties fo:font-style="italic" style:font-style-asian="italic" style:font-style-complex="italic" fo:color="#6aa84f"/>
    </style:style>
    <style:style style:name="T9_39" style:family="text">
      <style:text-properties fo:font-style="italic" style:font-style-asian="italic" style:font-style-complex="italic" fo:color="#6aa84f"/>
    </style:style>
    <style:style style:name="T9_40" style:family="text">
      <style:text-properties fo:font-style="italic" style:font-style-asian="italic" style:font-style-complex="italic" fo:color="#6aa84f"/>
    </style:style>
    <style:style style:name="T9_41" style:family="text">
      <style:text-properties fo:font-style="italic" style:font-style-asian="italic" style:font-style-complex="italic" fo:color="#6aa84f"/>
    </style:style>
    <style:style style:name="T9_42" style:family="text">
      <style:text-properties fo:font-style="italic" style:font-style-asian="italic" style:font-style-complex="italic" fo:color="#6aa84f"/>
    </style:style>
    <style:style style:name="T9_43" style:family="text">
      <style:text-properties fo:font-style="italic" style:font-style-asian="italic" style:font-style-complex="italic" fo:color="#6aa84f"/>
    </style:style>
    <style:style style:name="T9_44" style:family="text">
      <style:text-properties fo:font-style="italic" style:font-style-asian="italic" style:font-style-complex="italic" fo:color="#6aa84f"/>
    </style:style>
    <style:style style:name="T9_45" style:family="text">
      <style:text-properties fo:font-style="italic" style:font-style-asian="italic" style:font-style-complex="italic" fo:color="#6aa84f"/>
    </style:style>
    <style:style style:name="T9_46" style:family="text">
      <style:text-properties fo:font-style="italic" style:font-style-asian="italic" style:font-style-complex="italic" fo:color="#6aa84f"/>
    </style:style>
    <style:style style:name="T9_47" style:family="text">
      <style:text-properties fo:font-style="italic" style:font-style-asian="italic" style:font-style-complex="italic" fo:color="#6aa84f"/>
    </style:style>
    <style:style style:name="T9_48" style:family="text">
      <style:text-properties fo:font-style="italic" style:font-style-asian="italic" style:font-style-complex="italic" fo:color="#6aa84f"/>
    </style:style>
    <style:style style:name="T9_49" style:family="text">
      <style:text-properties fo:font-style="italic" style:font-style-asian="italic" style:font-style-complex="italic" fo:color="#6aa84f"/>
    </style:style>
    <style:style style:name="T9_50" style:family="text">
      <style:text-properties fo:font-style="italic" style:font-style-asian="italic" style:font-style-complex="italic" fo:color="#6aa84f"/>
    </style:style>
    <style:style style:name="T9_51" style:family="text">
      <style:text-properties fo:font-style="italic" style:font-style-asian="italic" style:font-style-complex="italic" fo:color="#6aa84f"/>
    </style:style>
    <style:style style:name="P10" style:family="paragraph" style:parent-style-name="Standard">
      <style:paragraph-properties fo:break-before="auto" fo:margin-top="0cm" fo:margin-bottom="0cm" style:writing-mode="lr-tb"/>
    </style:style>
    <style:style style:name="T10_1" style:family="text">
      <style:text-properties fo:font-style="italic" style:font-style-asian="italic" style:font-style-complex="italic" fo:color="#6aa84f"/>
    </style:style>
    <style:style style:name="T10_2" style:family="text">
      <style:text-properties fo:font-style="italic" style:font-style-asian="italic" style:font-style-complex="italic" fo:color="#6aa84f"/>
    </style:style>
    <style:style style:name="T10_3" style:family="text">
      <style:text-properties fo:font-style="italic" style:font-style-asian="italic" style:font-style-complex="italic" fo:color="#6aa84f"/>
    </style:style>
    <style:style style:name="T10_4" style:family="text">
      <style:text-properties fo:font-style="italic" style:font-style-asian="italic" style:font-style-complex="italic" fo:color="#6aa84f"/>
    </style:style>
    <style:style style:name="T10_5" style:family="text">
      <style:text-properties fo:font-style="italic" style:font-style-asian="italic" style:font-style-complex="italic" fo:color="#6aa84f"/>
    </style:style>
    <style:style style:name="T10_6" style:family="text">
      <style:text-properties fo:font-style="italic" style:font-style-asian="italic" style:font-style-complex="italic" fo:color="#6aa84f"/>
    </style:style>
    <style:style style:name="T10_7" style:family="text">
      <style:text-properties fo:font-style="italic" style:font-style-asian="italic" style:font-style-complex="italic" fo:color="#6aa84f"/>
    </style:style>
    <style:style style:name="T10_8" style:family="text">
      <style:text-properties fo:font-style="italic" style:font-style-asian="italic" style:font-style-complex="italic" fo:color="#6aa84f"/>
    </style:style>
    <style:style style:name="T10_9" style:family="text">
      <style:text-properties fo:font-style="italic" style:font-style-asian="italic" style:font-style-complex="italic" fo:color="#6aa84f"/>
    </style:style>
    <style:style style:name="T10_10" style:family="text">
      <style:text-properties fo:font-style="italic" style:font-style-asian="italic" style:font-style-complex="italic" fo:color="#6aa84f"/>
    </style:style>
    <style:style style:name="T10_11" style:family="text">
      <style:text-properties fo:font-style="italic" style:font-style-asian="italic" style:font-style-complex="italic" fo:color="#6aa84f"/>
    </style:style>
    <style:style style:name="T10_12" style:family="text">
      <style:text-properties fo:font-style="italic" style:font-style-asian="italic" style:font-style-complex="italic" fo:color="#6aa84f"/>
    </style:style>
    <style:style style:name="T10_13" style:family="text">
      <style:text-properties fo:font-style="italic" style:font-style-asian="italic" style:font-style-complex="italic" fo:color="#6aa84f"/>
    </style:style>
    <style:style style:name="T10_14" style:family="text">
      <style:text-properties fo:font-style="italic" style:font-style-asian="italic" style:font-style-complex="italic" fo:color="#6aa84f"/>
    </style:style>
    <style:style style:name="T10_15" style:family="text">
      <style:text-properties fo:font-style="italic" style:font-style-asian="italic" style:font-style-complex="italic" fo:color="#6aa84f"/>
    </style:style>
    <style:style style:name="T10_16" style:family="text">
      <style:text-properties fo:font-style="italic" style:font-style-asian="italic" style:font-style-complex="italic" fo:color="#6aa84f"/>
    </style:style>
    <style:style style:name="T10_17" style:family="text">
      <style:text-properties fo:font-style="italic" style:font-style-asian="italic" style:font-style-complex="italic" fo:color="#6aa84f"/>
    </style:style>
    <style:style style:name="T10_18" style:family="text">
      <style:text-properties fo:font-style="italic" style:font-style-asian="italic" style:font-style-complex="italic" fo:color="#6aa84f"/>
    </style:style>
    <style:style style:name="T10_19" style:family="text">
      <style:text-properties fo:font-style="italic" style:font-style-asian="italic" style:font-style-complex="italic" fo:color="#6aa84f"/>
    </style:style>
    <style:style style:name="T10_20" style:family="text">
      <style:text-properties fo:font-style="italic" style:font-style-asian="italic" style:font-style-complex="italic" fo:color="#6aa84f"/>
    </style:style>
    <style:style style:name="T10_21" style:family="text">
      <style:text-properties fo:font-style="italic" style:font-style-asian="italic" style:font-style-complex="italic" fo:color="#6aa84f"/>
    </style:style>
    <style:style style:name="T10_22" style:family="text">
      <style:text-properties fo:font-style="italic" style:font-style-asian="italic" style:font-style-complex="italic" fo:color="#6aa84f"/>
    </style:style>
    <style:style style:name="T10_23" style:family="text">
      <style:text-properties fo:font-style="italic" style:font-style-asian="italic" style:font-style-complex="italic" fo:color="#6aa84f"/>
    </style:style>
    <style:style style:name="T10_24" style:family="text">
      <style:text-properties fo:font-style="italic" style:font-style-asian="italic" style:font-style-complex="italic" fo:color="#6aa84f"/>
    </style:style>
    <style:style style:name="T10_25" style:family="text">
      <style:text-properties fo:font-style="italic" style:font-style-asian="italic" style:font-style-complex="italic" fo:color="#6aa84f"/>
    </style:style>
    <style:style style:name="T10_26" style:family="text">
      <style:text-properties fo:font-style="italic" style:font-style-asian="italic" style:font-style-complex="italic" fo:color="#6aa84f"/>
    </style:style>
    <style:style style:name="T10_27" style:family="text">
      <style:text-properties fo:font-style="italic" style:font-style-asian="italic" style:font-style-complex="italic" fo:color="#6aa84f"/>
    </style:style>
    <style:style style:name="T10_28" style:family="text">
      <style:text-properties fo:font-style="italic" style:font-style-asian="italic" style:font-style-complex="italic" fo:color="#6aa84f"/>
    </style:style>
    <style:style style:name="T10_29" style:family="text">
      <style:text-properties fo:font-style="italic" style:font-style-asian="italic" style:font-style-complex="italic" fo:color="#6aa84f"/>
    </style:style>
    <style:style style:name="T10_30" style:family="text">
      <style:text-properties fo:font-style="italic" style:font-style-asian="italic" style:font-style-complex="italic" fo:color="#6aa84f"/>
    </style:style>
    <style:style style:name="T10_31" style:family="text">
      <style:text-properties fo:font-style="italic" style:font-style-asian="italic" style:font-style-complex="italic" fo:color="#6aa84f"/>
    </style:style>
    <style:style style:name="T10_32" style:family="text">
      <style:text-properties fo:font-style="italic" style:font-style-asian="italic" style:font-style-complex="italic" fo:color="#6aa84f"/>
    </style:style>
    <style:style style:name="T10_33" style:family="text">
      <style:text-properties fo:font-style="italic" style:font-style-asian="italic" style:font-style-complex="italic" fo:color="#6aa84f"/>
    </style:style>
    <style:style style:name="T10_34" style:family="text">
      <style:text-properties fo:font-style="italic" style:font-style-asian="italic" style:font-style-complex="italic" fo:color="#6aa84f"/>
    </style:style>
    <style:style style:name="T10_35" style:family="text">
      <style:text-properties fo:font-style="italic" style:font-style-asian="italic" style:font-style-complex="italic" fo:color="#6aa84f"/>
    </style:style>
    <style:style style:name="T10_36" style:family="text">
      <style:text-properties fo:font-style="italic" style:font-style-asian="italic" style:font-style-complex="italic" fo:color="#6aa84f"/>
    </style:style>
    <style:style style:name="T10_37" style:family="text">
      <style:text-properties fo:font-style="italic" style:font-style-asian="italic" style:font-style-complex="italic" fo:color="#6aa84f"/>
    </style:style>
    <style:style style:name="T10_38" style:family="text">
      <style:text-properties fo:font-style="italic" style:font-style-asian="italic" style:font-style-complex="italic" fo:color="#6aa84f"/>
    </style:style>
    <style:style style:name="T10_39" style:family="text">
      <style:text-properties fo:font-style="italic" style:font-style-asian="italic" style:font-style-complex="italic" fo:color="#6aa84f"/>
    </style:style>
    <style:style style:name="P11" style:family="paragraph" style:parent-style-name="Standard">
      <style:paragraph-properties fo:break-before="auto" style:writing-mode="lr-tb"/>
      <style:text-properties fo:font-style="italic" style:font-style-asian="italic" style:font-style-complex="italic" fo:color="#6aa84f"/>
    </style:style>
    <style:style style:name="P12" style:family="paragraph" style:parent-style-name="Standard">
      <style:paragraph-properties fo:break-before="auto" style:writing-mode="lr-tb"/>
      <style:text-properties fo:font-style="italic" style:font-style-asian="italic" style:font-style-complex="italic"/>
    </style:style>
    <style:style style:name="P13" style:family="paragraph" style:parent-style-name="Standard">
      <style:paragraph-properties fo:break-before="auto" style:writing-mode="lr-tb"/>
    </style:style>
    <style:style style:name="T13_1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/>
    </style:style>
    <style:style style:name="T13_2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/>
    </style:style>
    <style:style style:name="T13_3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/>
    </style:style>
    <style:style style:name="T13_4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/>
    </style:style>
    <style:style style:name="T13_5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/>
    </style:style>
    <style:style style:name="T13_6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/>
    </style:style>
    <style:style style:name="T13_7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/>
    </style:style>
    <style:style style:name="T13_8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/>
    </style:style>
    <style:style style:name="T13_9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/>
    </style:style>
    <style:style style:name="T13_10" style:family="text">
      <style:text-properties fo:font-style="italic" style:font-style-asian="italic" style:font-style-complex="italic" fo:font-size="14pt" style:font-size-asian="14pt" style:font-size-complex="14pt" fo:font-weight="bold" style:font-weight-asian="bold" style:font-weight-complex="bold"/>
    </style:style>
    <style:style style:name="T13_11" style:family="text">
      <style:text-properties fo:font-style="italic" style:font-style-asian="italic" style:font-style-complex="italic"/>
    </style:style>
    <style:style style:name="T13_12" style:family="text">
      <style:text-properties fo:font-style="italic" style:font-style-asian="italic" style:font-style-complex="italic"/>
    </style:style>
    <style:style style:name="T13_13" style:family="text">
      <style:text-properties fo:font-style="italic" style:font-style-asian="italic" style:font-style-complex="italic"/>
    </style:style>
    <style:style style:name="T13_14" style:family="text">
      <style:text-properties fo:font-style="italic" style:font-style-asian="italic" style:font-style-complex="italic"/>
    </style:style>
    <style:style style:name="T13_15" style:family="text">
      <style:text-properties fo:font-style="italic" style:font-style-asian="italic" style:font-style-complex="italic"/>
    </style:style>
    <style:style style:name="T13_16" style:family="text">
      <style:text-properties fo:font-style="italic" style:font-style-asian="italic" style:font-style-complex="italic"/>
    </style:style>
    <style:style style:name="T13_17" style:family="text">
      <style:text-properties fo:font-style="italic" style:font-style-asian="italic" style:font-style-complex="italic"/>
    </style:style>
    <style:style style:name="T13_18" style:family="text">
      <style:text-properties fo:font-style="italic" style:font-style-asian="italic" style:font-style-complex="italic"/>
    </style:style>
    <style:style style:name="T13_19" style:family="text">
      <style:text-properties fo:font-style="italic" style:font-style-asian="italic" style:font-style-complex="italic"/>
    </style:style>
    <style:style style:name="T13_20" style:family="text">
      <style:text-properties fo:font-style="italic" style:font-style-asian="italic" style:font-style-complex="italic"/>
    </style:style>
    <style:style style:name="T13_21" style:family="text">
      <style:text-properties fo:font-style="italic" style:font-style-asian="italic" style:font-style-complex="italic"/>
    </style:style>
    <style:style style:name="T13_22" style:family="text">
      <style:text-properties fo:font-style="italic" style:font-style-asian="italic" style:font-style-complex="italic"/>
    </style:style>
    <style:style style:name="T13_23" style:family="text">
      <style:text-properties fo:font-style="italic" style:font-style-asian="italic" style:font-style-complex="italic"/>
    </style:style>
    <style:style style:name="T13_24" style:family="text">
      <style:text-properties fo:font-style="italic" style:font-style-asian="italic" style:font-style-complex="italic"/>
    </style:style>
    <style:style style:name="T13_25" style:family="text">
      <style:text-properties fo:font-style="italic" style:font-style-asian="italic" style:font-style-complex="italic"/>
    </style:style>
    <style:style style:name="T13_26" style:family="text">
      <style:text-properties fo:font-style="italic" style:font-style-asian="italic" style:font-style-complex="italic"/>
    </style:style>
    <style:style style:name="T13_27" style:family="text">
      <style:text-properties fo:font-style="italic" style:font-style-asian="italic" style:font-style-complex="italic"/>
    </style:style>
    <style:style style:name="T13_28" style:family="text">
      <style:text-properties fo:font-style="italic" style:font-style-asian="italic" style:font-style-complex="italic"/>
    </style:style>
    <style:style style:name="T13_29" style:family="text">
      <style:text-properties fo:font-style="italic" style:font-style-asian="italic" style:font-style-complex="italic"/>
    </style:style>
    <style:style style:name="T13_30" style:family="text">
      <style:text-properties fo:font-style="italic" style:font-style-asian="italic" style:font-style-complex="italic"/>
    </style:style>
    <style:style style:name="T13_31" style:family="text">
      <style:text-properties fo:font-style="italic" style:font-style-asian="italic" style:font-style-complex="italic"/>
    </style:style>
    <style:style style:name="T13_32" style:family="text">
      <style:text-properties fo:font-style="italic" style:font-style-asian="italic" style:font-style-complex="italic"/>
    </style:style>
    <style:style style:name="T13_33" style:family="text">
      <style:text-properties fo:font-style="italic" style:font-style-asian="italic" style:font-style-complex="italic"/>
    </style:style>
    <style:style style:name="T13_34" style:family="text">
      <style:text-properties fo:font-style="italic" style:font-style-asian="italic" style:font-style-complex="italic"/>
    </style:style>
    <style:style style:name="T13_35" style:family="text">
      <style:text-properties fo:font-style="italic" style:font-style-asian="italic" style:font-style-complex="italic"/>
    </style:style>
    <style:style style:name="T13_36" style:family="text">
      <style:text-properties fo:font-style="italic" style:font-style-asian="italic" style:font-style-complex="italic"/>
    </style:style>
    <style:style style:name="T13_37" style:family="text">
      <style:text-properties fo:font-style="italic" style:font-style-asian="italic" style:font-style-complex="italic"/>
    </style:style>
    <style:style style:name="T13_38" style:family="text">
      <style:text-properties fo:font-style="italic" style:font-style-asian="italic" style:font-style-complex="italic"/>
    </style:style>
    <style:style style:name="T13_39" style:family="text">
      <style:text-properties fo:font-style="italic" style:font-style-asian="italic" style:font-style-complex="italic"/>
    </style:style>
    <style:style style:name="T13_40" style:family="text">
      <style:text-properties fo:font-style="italic" style:font-style-asian="italic" style:font-style-complex="italic"/>
    </style:style>
    <style:style style:name="T13_41" style:family="text">
      <style:text-properties fo:font-style="italic" style:font-style-asian="italic" style:font-style-complex="italic"/>
    </style:style>
    <style:style style:name="T13_42" style:family="text">
      <style:text-properties fo:font-style="italic" style:font-style-asian="italic" style:font-style-complex="italic"/>
    </style:style>
    <style:style style:name="T13_43" style:family="text">
      <style:text-properties fo:font-style="italic" style:font-style-asian="italic" style:font-style-complex="italic"/>
    </style:style>
    <style:style style:name="T13_44" style:family="text">
      <style:text-properties fo:font-style="italic" style:font-style-asian="italic" style:font-style-complex="italic"/>
    </style:style>
    <style:style style:name="T13_45" style:family="text">
      <style:text-properties fo:font-style="italic" style:font-style-asian="italic" style:font-style-complex="italic"/>
    </style:style>
    <style:style style:name="T13_46" style:family="text">
      <style:text-properties fo:font-style="italic" style:font-style-asian="italic" style:font-style-complex="italic"/>
    </style:style>
    <style:style style:name="T13_47" style:family="text">
      <style:text-properties fo:font-style="italic" style:font-style-asian="italic" style:font-style-complex="italic"/>
    </style:style>
    <style:style style:name="T13_48" style:family="text">
      <style:text-properties fo:font-style="italic" style:font-style-asian="italic" style:font-style-complex="italic"/>
    </style:style>
    <style:style style:name="T13_49" style:family="text">
      <style:text-properties fo:font-style="italic" style:font-style-asian="italic" style:font-style-complex="italic"/>
    </style:style>
    <style:style style:name="T13_50" style:family="text">
      <style:text-properties fo:font-style="italic" style:font-style-asian="italic" style:font-style-complex="italic"/>
    </style:style>
    <style:style style:name="T13_51" style:family="text">
      <style:text-properties fo:font-style="italic" style:font-style-asian="italic" style:font-style-complex="italic"/>
    </style:style>
    <style:style style:name="T13_52" style:family="text">
      <style:text-properties fo:font-style="italic" style:font-style-asian="italic" style:font-style-complex="italic"/>
    </style:style>
    <style:style style:name="T13_53" style:family="text">
      <style:text-properties fo:font-style="italic" style:font-style-asian="italic" style:font-style-complex="italic"/>
    </style:style>
    <style:style style:name="T13_54" style:family="text">
      <style:text-properties fo:font-style="italic" style:font-style-asian="italic" style:font-style-complex="italic"/>
    </style:style>
    <style:style style:name="T13_55" style:family="text">
      <style:text-properties fo:font-style="italic" style:font-style-asian="italic" style:font-style-complex="italic"/>
    </style:style>
    <style:style style:name="T13_56" style:family="text">
      <style:text-properties fo:font-style="italic" style:font-style-asian="italic" style:font-style-complex="italic"/>
    </style:style>
    <style:style style:name="T13_57" style:family="text">
      <style:text-properties fo:font-style="italic" style:font-style-asian="italic" style:font-style-complex="italic"/>
    </style:style>
    <style:style style:name="T13_58" style:family="text">
      <style:text-properties fo:font-style="italic" style:font-style-asian="italic" style:font-style-complex="italic"/>
    </style:style>
    <style:style style:name="T13_59" style:family="text">
      <style:text-properties fo:font-style="italic" style:font-style-asian="italic" style:font-style-complex="italic"/>
    </style:style>
    <style:style style:name="T13_60" style:family="text">
      <style:text-properties fo:font-style="italic" style:font-style-asian="italic" style:font-style-complex="italic"/>
    </style:style>
    <style:style style:name="T13_61" style:family="text">
      <style:text-properties fo:font-style="italic" style:font-style-asian="italic" style:font-style-complex="italic"/>
    </style:style>
    <style:style style:name="T13_62" style:family="text">
      <style:text-properties fo:font-style="italic" style:font-style-asian="italic" style:font-style-complex="italic"/>
    </style:style>
    <style:style style:name="T13_63" style:family="text">
      <style:text-properties fo:font-style="italic" style:font-style-asian="italic" style:font-style-complex="italic"/>
    </style:style>
    <style:style style:name="T13_64" style:family="text">
      <style:text-properties fo:font-style="italic" style:font-style-asian="italic" style:font-style-complex="italic"/>
    </style:style>
    <style:style style:name="T13_65" style:family="text">
      <style:text-properties fo:font-style="italic" style:font-style-asian="italic" style:font-style-complex="italic"/>
    </style:style>
    <style:style style:name="T13_66" style:family="text">
      <style:text-properties fo:font-style="italic" style:font-style-asian="italic" style:font-style-complex="italic"/>
    </style:style>
    <style:style style:name="T13_67" style:family="text">
      <style:text-properties fo:font-style="italic" style:font-style-asian="italic" style:font-style-complex="italic"/>
    </style:style>
    <style:style style:name="P14" style:family="paragraph" style:parent-style-name="Standard">
      <style:paragraph-properties fo:break-before="auto" style:writing-mode="lr-tb"/>
      <style:text-properties fo:font-style="italic" style:font-style-asian="italic" style:font-style-complex="italic" fo:color="#6aa84f"/>
    </style:style>
    <style:style style:name="P15" style:family="paragraph" style:parent-style-name="Heading_20_2">
      <style:paragraph-properties fo:break-before="auto" fo:margin-top="0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P16" style:family="paragraph" style:parent-style-name="Standard">
      <style:paragraph-properties fo:text-align="justify" fo:break-before="auto" fo:margin-top="0cm" style:writing-mode="lr-tb"/>
    </style:style>
    <style:style style:name="T16_1" style:family="text"/>
    <style:style style:name="T16_2" style:family="text">
      <style:text-properties fo:color="#0000ff"/>
    </style:style>
    <style:style style:name="T16_3" style:family="text">
      <style:text-properties fo:color="#0000ff"/>
    </style:style>
    <style:style style:name="P17" style:family="paragraph" style:parent-style-name="Standard">
      <style:paragraph-properties fo:text-align="justify" fo:break-before="auto" fo:margin-top="0cm" style:writing-mode="lr-tb"/>
    </style:style>
    <style:style style:name="T17_1" style:family="text">
      <style:text-properties fo:color="#0000ff"/>
    </style:style>
    <style:style style:name="T17_2" style:family="text">
      <style:text-properties fo:color="#0000ff"/>
    </style:style>
    <style:style style:name="T17_3" style:family="text">
      <style:text-properties fo:color="#0000ff"/>
    </style:style>
    <style:style style:name="T17_4" style:family="text">
      <style:text-properties fo:color="#0000ff"/>
    </style:style>
    <style:style style:name="T17_5" style:family="text">
      <style:text-properties fo:color="#0000ff"/>
    </style:style>
    <style:style style:name="T17_6" style:family="text">
      <style:text-properties fo:color="#0000ff"/>
    </style:style>
    <style:style style:name="T17_7" style:family="text">
      <style:text-properties fo:color="#0000ff"/>
    </style:style>
    <style:style style:name="T17_8" style:family="text">
      <style:text-properties fo:color="#0000ff"/>
    </style:style>
    <style:style style:name="T17_9" style:family="text">
      <style:text-properties fo:color="#0000ff"/>
    </style:style>
    <style:style style:name="T17_10" style:family="text">
      <style:text-properties fo:color="#0000ff"/>
    </style:style>
    <style:style style:name="T17_11" style:family="text">
      <style:text-properties fo:color="#0000ff"/>
    </style:style>
    <style:style style:name="T17_12" style:family="text">
      <style:text-properties fo:color="#0000ff"/>
    </style:style>
    <style:style style:name="T17_13" style:family="text">
      <style:text-properties fo:color="#0000ff"/>
    </style:style>
    <style:style style:name="T17_14" style:family="text">
      <style:text-properties fo:color="#0000ff"/>
    </style:style>
    <style:style style:name="T17_15" style:family="text">
      <style:text-properties fo:color="#0000ff"/>
    </style:style>
    <style:style style:name="T17_16" style:family="text">
      <style:text-properties fo:color="#0000ff"/>
    </style:style>
    <style:style style:name="T17_17" style:family="text">
      <style:text-properties fo:color="#0000ff"/>
    </style:style>
    <style:style style:name="T17_18" style:family="text">
      <style:text-properties fo:color="#0000ff"/>
    </style:style>
    <style:style style:name="T17_19" style:family="text">
      <style:text-properties fo:color="#0000ff"/>
    </style:style>
    <style:style style:name="T17_20" style:family="text">
      <style:text-properties fo:color="#0000ff"/>
    </style:style>
    <style:style style:name="T17_21" style:family="text">
      <style:text-properties fo:color="#0000ff"/>
    </style:style>
    <style:style style:name="T17_22" style:family="text">
      <style:text-properties fo:color="#0000ff"/>
    </style:style>
    <style:style style:name="T17_23" style:family="text">
      <style:text-properties fo:color="#0000ff"/>
    </style:style>
    <style:style style:name="T17_24" style:family="text">
      <style:text-properties fo:color="#0000ff"/>
    </style:style>
    <style:style style:name="T17_25" style:family="text">
      <style:text-properties fo:color="#0000ff"/>
    </style:style>
    <style:style style:name="T17_26" style:family="text">
      <style:text-properties fo:color="#0000ff"/>
    </style:style>
    <style:style style:name="T17_27" style:family="text">
      <style:text-properties fo:color="#0000ff"/>
    </style:style>
    <style:style style:name="T17_28" style:family="text">
      <style:text-properties fo:color="#0000ff"/>
    </style:style>
    <style:style style:name="T17_29" style:family="text">
      <style:text-properties fo:color="#0000ff"/>
    </style:style>
    <style:style style:name="P18" style:family="paragraph" style:parent-style-name="Standard">
      <style:paragraph-properties fo:text-align="justify" fo:break-before="auto" fo:margin-top="0cm" style:writing-mode="lr-tb"/>
    </style:style>
    <style:style style:name="T18_1" style:family="text">
      <style:text-properties fo:color="#0000ff"/>
    </style:style>
    <style:style style:name="T18_2" style:family="text">
      <style:text-properties fo:color="#0000ff"/>
    </style:style>
    <style:style style:name="T18_3" style:family="text">
      <style:text-properties fo:color="#0000ff"/>
    </style:style>
    <style:style style:name="T18_4" style:family="text">
      <style:text-properties fo:color="#0000ff"/>
    </style:style>
    <style:style style:name="T18_5" style:family="text">
      <style:text-properties fo:color="#0000ff"/>
    </style:style>
    <style:style style:name="T18_6" style:family="text">
      <style:text-properties fo:color="#0000ff"/>
    </style:style>
    <style:style style:name="T18_7" style:family="text">
      <style:text-properties fo:color="#0000ff"/>
    </style:style>
    <style:style style:name="T18_8" style:family="text">
      <style:text-properties fo:color="#0000ff"/>
    </style:style>
    <style:style style:name="T18_9" style:family="text">
      <style:text-properties fo:color="#0000ff"/>
    </style:style>
    <style:style style:name="T18_10" style:family="text">
      <style:text-properties fo:color="#0000ff"/>
    </style:style>
    <style:style style:name="T18_11" style:family="text">
      <style:text-properties fo:color="#0000ff"/>
    </style:style>
    <style:style style:name="T18_12" style:family="text">
      <style:text-properties fo:color="#0000ff"/>
    </style:style>
    <style:style style:name="T18_13" style:family="text">
      <style:text-properties fo:color="#0000ff"/>
    </style:style>
    <style:style style:name="T18_14" style:family="text">
      <style:text-properties fo:color="#0000ff"/>
    </style:style>
    <style:style style:name="T18_15" style:family="text">
      <style:text-properties fo:color="#0000ff"/>
    </style:style>
    <style:style style:name="T18_16" style:family="text">
      <style:text-properties fo:color="#0000ff"/>
    </style:style>
    <style:style style:name="T18_17" style:family="text">
      <style:text-properties fo:color="#0000ff"/>
    </style:style>
    <style:style style:name="T18_18" style:family="text">
      <style:text-properties fo:color="#0000ff"/>
    </style:style>
    <style:style style:name="T18_19" style:family="text">
      <style:text-properties fo:color="#0000ff"/>
    </style:style>
    <style:style style:name="T18_20" style:family="text">
      <style:text-properties fo:color="#0000ff"/>
    </style:style>
    <style:style style:name="T18_21" style:family="text">
      <style:text-properties fo:color="#0000ff"/>
    </style:style>
    <style:style style:name="T18_22" style:family="text">
      <style:text-properties fo:color="#0000ff"/>
    </style:style>
    <style:style style:name="T18_23" style:family="text">
      <style:text-properties fo:color="#0000ff"/>
    </style:style>
    <style:style style:name="T18_24" style:family="text">
      <style:text-properties fo:color="#0000ff"/>
    </style:style>
    <style:style style:name="T18_25" style:family="text">
      <style:text-properties fo:color="#0000ff"/>
    </style:style>
    <style:style style:name="T18_26" style:family="text">
      <style:text-properties fo:color="#0000ff"/>
    </style:style>
    <style:style style:name="T18_27" style:family="text">
      <style:text-properties fo:color="#0000ff"/>
    </style:style>
    <style:style style:name="T18_28" style:family="text">
      <style:text-properties fo:color="#0000ff"/>
    </style:style>
    <style:style style:name="T18_29" style:family="text">
      <style:text-properties fo:color="#0000ff"/>
    </style:style>
    <style:style style:name="T18_30" style:family="text">
      <style:text-properties fo:color="#0000ff"/>
    </style:style>
    <style:style style:name="T18_31" style:family="text">
      <style:text-properties fo:color="#0000ff"/>
    </style:style>
    <style:style style:name="T18_32" style:family="text">
      <style:text-properties fo:color="#0000ff"/>
    </style:style>
    <style:style style:name="T18_33" style:family="text">
      <style:text-properties fo:color="#0000ff"/>
    </style:style>
    <style:style style:name="T18_34" style:family="text">
      <style:text-properties fo:color="#0000ff"/>
    </style:style>
    <style:style style:name="T18_35" style:family="text">
      <style:text-properties fo:color="#0000ff"/>
    </style:style>
    <style:style style:name="T18_36" style:family="text">
      <style:text-properties fo:color="#0000ff"/>
    </style:style>
    <style:style style:name="T18_37" style:family="text">
      <style:text-properties fo:color="#0000ff"/>
    </style:style>
    <style:style style:name="T18_38" style:family="text">
      <style:text-properties fo:color="#0000ff"/>
    </style:style>
    <style:style style:name="T18_39" style:family="text">
      <style:text-properties fo:color="#0000ff"/>
    </style:style>
    <style:style style:name="T18_40" style:family="text">
      <style:text-properties fo:color="#0000ff"/>
    </style:style>
    <style:style style:name="T18_41" style:family="text">
      <style:text-properties fo:color="#0000ff"/>
    </style:style>
    <style:style style:name="T18_42" style:family="text">
      <style:text-properties fo:color="#0000ff"/>
    </style:style>
    <style:style style:name="T18_43" style:family="text">
      <style:text-properties fo:color="#0000ff"/>
    </style:style>
    <style:style style:name="T18_44" style:family="text">
      <style:text-properties fo:color="#0000ff"/>
    </style:style>
    <style:style style:name="T18_45" style:family="text">
      <style:text-properties fo:color="#0000ff"/>
    </style:style>
    <style:style style:name="T18_46" style:family="text">
      <style:text-properties fo:color="#0000ff"/>
    </style:style>
    <style:style style:name="T18_47" style:family="text">
      <style:text-properties fo:color="#0000ff"/>
    </style:style>
    <style:style style:name="T18_48" style:family="text">
      <style:text-properties fo:color="#0000ff"/>
    </style:style>
    <style:style style:name="T18_49" style:family="text">
      <style:text-properties fo:color="#0000ff"/>
    </style:style>
    <style:style style:name="T18_50" style:family="text">
      <style:text-properties fo:color="#0000ff"/>
    </style:style>
    <style:style style:name="T18_51" style:family="text">
      <style:text-properties fo:color="#0000ff"/>
    </style:style>
    <style:style style:name="T18_52" style:family="text">
      <style:text-properties fo:color="#0000ff"/>
    </style:style>
    <style:style style:name="T18_53" style:family="text">
      <style:text-properties fo:color="#0000ff"/>
    </style:style>
    <style:style style:name="T18_54" style:family="text">
      <style:text-properties fo:color="#0000ff"/>
    </style:style>
    <style:style style:name="T18_55" style:family="text">
      <style:text-properties fo:color="#0000ff"/>
    </style:style>
    <style:style style:name="T18_56" style:family="text">
      <style:text-properties fo:color="#0000ff"/>
    </style:style>
    <style:style style:name="T18_57" style:family="text">
      <style:text-properties fo:color="#0000ff"/>
    </style:style>
    <style:style style:name="T18_58" style:family="text">
      <style:text-properties fo:color="#0000ff"/>
    </style:style>
    <style:style style:name="T18_59" style:family="text">
      <style:text-properties fo:color="#0000ff"/>
    </style:style>
    <style:style style:name="T18_60" style:family="text">
      <style:text-properties fo:color="#0000ff"/>
    </style:style>
    <style:style style:name="T18_61" style:family="text">
      <style:text-properties fo:color="#0000ff"/>
    </style:style>
    <style:style style:name="T18_62" style:family="text">
      <style:text-properties fo:color="#0000ff"/>
    </style:style>
    <style:style style:name="T18_63" style:family="text">
      <style:text-properties fo:color="#0000ff"/>
    </style:style>
    <style:style style:name="T18_64" style:family="text">
      <style:text-properties fo:color="#0000ff"/>
    </style:style>
    <style:style style:name="T18_65" style:family="text">
      <style:text-properties fo:color="#0000ff"/>
    </style:style>
    <style:style style:name="T18_66" style:family="text">
      <style:text-properties fo:color="#0000ff"/>
    </style:style>
    <style:style style:name="T18_67" style:family="text">
      <style:text-properties fo:color="#0000ff"/>
    </style:style>
    <style:style style:name="T18_68" style:family="text">
      <style:text-properties fo:color="#0000ff"/>
    </style:style>
    <style:style style:name="T18_69" style:family="text">
      <style:text-properties fo:color="#0000ff"/>
    </style:style>
    <style:style style:name="T18_70" style:family="text">
      <style:text-properties fo:color="#0000ff"/>
    </style:style>
    <style:style style:name="T18_71" style:family="text">
      <style:text-properties fo:color="#0000ff"/>
    </style:style>
    <style:style style:name="T18_72" style:family="text">
      <style:text-properties fo:color="#0000ff"/>
    </style:style>
    <style:style style:name="T18_73" style:family="text">
      <style:text-properties fo:color="#0000ff"/>
    </style:style>
    <style:style style:name="T18_74" style:family="text">
      <style:text-properties fo:color="#0000ff"/>
    </style:style>
    <style:style style:name="T18_75" style:family="text">
      <style:text-properties fo:color="#0000ff"/>
    </style:style>
    <style:style style:name="T18_76" style:family="text">
      <style:text-properties fo:color="#0000ff"/>
    </style:style>
    <style:style style:name="T18_77" style:family="text">
      <style:text-properties fo:color="#0000ff"/>
    </style:style>
    <style:style style:name="T18_78" style:family="text">
      <style:text-properties fo:color="#0000ff"/>
    </style:style>
    <style:style style:name="T18_79" style:family="text">
      <style:text-properties fo:color="#0000ff"/>
    </style:style>
    <style:style style:name="T18_80" style:family="text">
      <style:text-properties fo:color="#0000ff"/>
    </style:style>
    <style:style style:name="P19" style:family="paragraph" style:parent-style-name="Standard">
      <style:paragraph-properties fo:text-align="justify" fo:break-before="auto" fo:margin-top="0cm" fo:margin-bottom="0cm" style:writing-mode="lr-tb"/>
    </style:style>
    <style:style style:name="T19_1" style:family="text">
      <style:text-properties fo:color="#0000ff"/>
    </style:style>
    <style:style style:name="T19_2" style:family="text">
      <style:text-properties fo:color="#0000ff"/>
    </style:style>
    <style:style style:name="T19_3" style:family="text">
      <style:text-properties fo:color="#0000ff"/>
    </style:style>
    <style:style style:name="T19_4" style:family="text">
      <style:text-properties fo:color="#0000ff"/>
    </style:style>
    <style:style style:name="T19_5" style:family="text">
      <style:text-properties fo:color="#0000ff"/>
    </style:style>
    <style:style style:name="T19_6" style:family="text">
      <style:text-properties fo:color="#0000ff"/>
    </style:style>
    <style:style style:name="T19_7" style:family="text">
      <style:text-properties fo:color="#0000ff"/>
    </style:style>
    <style:style style:name="T19_8" style:family="text">
      <style:text-properties fo:color="#0000ff"/>
    </style:style>
    <style:style style:name="T19_9" style:family="text">
      <style:text-properties fo:color="#0000ff"/>
    </style:style>
    <style:style style:name="T19_10" style:family="text">
      <style:text-properties fo:color="#0000ff"/>
    </style:style>
    <style:style style:name="T19_11" style:family="text">
      <style:text-properties fo:color="#0000ff"/>
    </style:style>
    <style:style style:name="T19_12" style:family="text">
      <style:text-properties fo:color="#0000ff"/>
    </style:style>
    <style:style style:name="T19_13" style:family="text">
      <style:text-properties fo:color="#0000ff"/>
    </style:style>
    <style:style style:name="T19_14" style:family="text">
      <style:text-properties fo:color="#0000ff"/>
    </style:style>
    <style:style style:name="T19_15" style:family="text">
      <style:text-properties fo:color="#0000ff"/>
    </style:style>
    <style:style style:name="T19_16" style:family="text">
      <style:text-properties fo:color="#0000ff"/>
    </style:style>
    <style:style style:name="T19_17" style:family="text">
      <style:text-properties fo:color="#0000ff"/>
    </style:style>
    <style:style style:name="T19_18" style:family="text">
      <style:text-properties fo:color="#0000ff"/>
    </style:style>
    <style:style style:name="T19_19" style:family="text">
      <style:text-properties fo:color="#0000ff"/>
    </style:style>
    <style:style style:name="T19_20" style:family="text">
      <style:text-properties fo:color="#0000ff"/>
    </style:style>
    <style:style style:name="T19_21" style:family="text">
      <style:text-properties fo:color="#0000ff"/>
    </style:style>
    <style:style style:name="T19_22" style:family="text">
      <style:text-properties fo:color="#0000ff"/>
    </style:style>
    <style:style style:name="T19_23" style:family="text">
      <style:text-properties fo:color="#0000ff"/>
    </style:style>
    <style:style style:name="T19_24" style:family="text">
      <style:text-properties fo:color="#0000ff"/>
    </style:style>
    <style:style style:name="T19_25" style:family="text">
      <style:text-properties fo:color="#0000ff"/>
    </style:style>
    <style:style style:name="T19_26" style:family="text">
      <style:text-properties fo:color="#0000ff"/>
    </style:style>
    <style:style style:name="T19_27" style:family="text">
      <style:text-properties fo:color="#0000ff"/>
    </style:style>
    <style:style style:name="T19_28" style:family="text">
      <style:text-properties fo:color="#0000ff"/>
    </style:style>
    <style:style style:name="T19_29" style:family="text">
      <style:text-properties fo:color="#0000ff"/>
    </style:style>
    <style:style style:name="T19_30" style:family="text">
      <style:text-properties fo:color="#0000ff"/>
    </style:style>
    <style:style style:name="T19_31" style:family="text">
      <style:text-properties fo:color="#0000ff"/>
    </style:style>
    <style:style style:name="T19_32" style:family="text">
      <style:text-properties fo:color="#0000ff"/>
    </style:style>
    <style:style style:name="T19_33" style:family="text">
      <style:text-properties fo:color="#0000ff"/>
    </style:style>
    <style:style style:name="T19_34" style:family="text">
      <style:text-properties fo:color="#0000ff"/>
    </style:style>
    <style:style style:name="T19_35" style:family="text">
      <style:text-properties fo:color="#0000ff"/>
    </style:style>
    <style:style style:name="T19_36" style:family="text">
      <style:text-properties fo:color="#0000ff"/>
    </style:style>
    <style:style style:name="T19_37" style:family="text">
      <style:text-properties fo:color="#0000ff"/>
    </style:style>
    <style:style style:name="T19_38" style:family="text">
      <style:text-properties fo:color="#0000ff"/>
    </style:style>
    <style:style style:name="T19_39" style:family="text">
      <style:text-properties fo:color="#0000ff"/>
    </style:style>
    <style:style style:name="T19_40" style:family="text">
      <style:text-properties fo:color="#0000ff"/>
    </style:style>
    <style:style style:name="T19_41" style:family="text">
      <style:text-properties fo:color="#0000ff"/>
    </style:style>
    <style:style style:name="T19_42" style:family="text">
      <style:text-properties fo:color="#0000ff"/>
    </style:style>
    <style:style style:name="T19_43" style:family="text">
      <style:text-properties fo:color="#0000ff"/>
    </style:style>
    <style:style style:name="T19_44" style:family="text">
      <style:text-properties fo:color="#0000ff"/>
    </style:style>
    <style:style style:name="T19_45" style:family="text">
      <style:text-properties fo:color="#0000ff"/>
    </style:style>
    <style:style style:name="T19_46" style:family="text">
      <style:text-properties fo:color="#0000ff"/>
    </style:style>
    <style:style style:name="P20" style:family="paragraph" style:parent-style-name="Standard">
      <style:paragraph-properties fo:text-align="justify" fo:break-before="auto" fo:text-indent="0cm" fo:margin-left="1.27cm" style:writing-mode="lr-tb"/>
      <style:text-properties fo:color="#0000ff"/>
    </style:style>
    <style:style style:name="P21" style:family="paragraph" style:parent-style-name="Standard">
      <style:paragraph-properties fo:text-align="justify" fo:break-before="auto" fo:margin-top="0cm" style:writing-mode="lr-tb"/>
    </style:style>
    <style:style style:name="T21_1" style:family="text">
      <style:text-properties fo:color="#0000ff"/>
    </style:style>
    <style:style style:name="T21_2" style:family="text">
      <style:text-properties fo:color="#0000ff"/>
    </style:style>
    <style:style style:name="T21_3" style:family="text">
      <style:text-properties fo:color="#0000ff"/>
    </style:style>
    <style:style style:name="P22" style:family="paragraph" style:parent-style-name="Standard">
      <style:paragraph-properties fo:text-align="justify" fo:break-before="auto" fo:margin-top="0cm" style:writing-mode="lr-tb"/>
    </style:style>
    <style:style style:name="T22_1" style:family="text">
      <style:text-properties fo:color="#0000ff"/>
    </style:style>
    <style:style style:name="T22_2" style:family="text">
      <style:text-properties fo:color="#0000ff"/>
    </style:style>
    <style:style style:name="T22_3" style:family="text">
      <style:text-properties fo:color="#0000ff"/>
    </style:style>
    <style:style style:name="T22_4" style:family="text">
      <style:text-properties fo:color="#0000ff"/>
    </style:style>
    <style:style style:name="T22_5" style:family="text">
      <style:text-properties fo:color="#0000ff"/>
    </style:style>
    <style:style style:name="T22_6" style:family="text">
      <style:text-properties fo:color="#0000ff"/>
    </style:style>
    <style:style style:name="T22_7" style:family="text">
      <style:text-properties fo:color="#0000ff"/>
    </style:style>
    <style:style style:name="T22_8" style:family="text">
      <style:text-properties fo:color="#0000ff"/>
    </style:style>
    <style:style style:name="T22_9" style:family="text">
      <style:text-properties fo:color="#0000ff"/>
    </style:style>
    <style:style style:name="T22_10" style:family="text">
      <style:text-properties fo:color="#0000ff"/>
    </style:style>
    <style:style style:name="T22_11" style:family="text">
      <style:text-properties fo:color="#0000ff"/>
    </style:style>
    <style:style style:name="T22_12" style:family="text">
      <style:text-properties fo:color="#0000ff"/>
    </style:style>
    <style:style style:name="T22_13" style:family="text">
      <style:text-properties fo:color="#0000ff"/>
    </style:style>
    <style:style style:name="T22_14" style:family="text">
      <style:text-properties fo:color="#0000ff"/>
    </style:style>
    <style:style style:name="T22_15" style:family="text">
      <style:text-properties fo:color="#0000ff"/>
    </style:style>
    <style:style style:name="T22_16" style:family="text">
      <style:text-properties fo:color="#0000ff"/>
    </style:style>
    <style:style style:name="T22_17" style:family="text">
      <style:text-properties fo:color="#0000ff"/>
    </style:style>
    <style:style style:name="T22_18" style:family="text">
      <style:text-properties fo:color="#0000ff"/>
    </style:style>
    <style:style style:name="T22_19" style:family="text">
      <style:text-properties fo:color="#0000ff"/>
    </style:style>
    <style:style style:name="T22_20" style:family="text">
      <style:text-properties fo:color="#0000ff"/>
    </style:style>
    <style:style style:name="T22_21" style:family="text">
      <style:text-properties fo:color="#0000ff"/>
    </style:style>
    <style:style style:name="T22_22" style:family="text">
      <style:text-properties fo:color="#0000ff"/>
    </style:style>
    <style:style style:name="T22_23" style:family="text">
      <style:text-properties fo:color="#0000ff"/>
    </style:style>
    <style:style style:name="T22_24" style:family="text">
      <style:text-properties fo:color="#0000ff"/>
    </style:style>
    <style:style style:name="T22_25" style:family="text">
      <style:text-properties fo:color="#0000ff"/>
    </style:style>
    <style:style style:name="P23" style:family="paragraph" style:parent-style-name="Standard">
      <style:paragraph-properties fo:text-align="justify" fo:break-before="auto" fo:margin-top="0cm" style:writing-mode="lr-tb"/>
    </style:style>
    <style:style style:name="T23_1" style:family="text">
      <style:text-properties fo:color="#0000ff"/>
    </style:style>
    <style:style style:name="T23_2" style:family="text">
      <style:text-properties fo:color="#0000ff"/>
    </style:style>
    <style:style style:name="T23_3" style:family="text">
      <style:text-properties fo:color="#0000ff"/>
    </style:style>
    <style:style style:name="T23_4" style:family="text">
      <style:text-properties fo:color="#0000ff"/>
    </style:style>
    <style:style style:name="T23_5" style:family="text">
      <style:text-properties fo:color="#0000ff"/>
    </style:style>
    <style:style style:name="T23_6" style:family="text">
      <style:text-properties fo:color="#0000ff"/>
    </style:style>
    <style:style style:name="T23_7" style:family="text">
      <style:text-properties fo:color="#0000ff"/>
    </style:style>
    <style:style style:name="T23_8" style:family="text">
      <style:text-properties fo:color="#0000ff"/>
    </style:style>
    <style:style style:name="T23_9" style:family="text">
      <style:text-properties fo:color="#0000ff"/>
    </style:style>
    <style:style style:name="T23_10" style:family="text">
      <style:text-properties fo:color="#0000ff"/>
    </style:style>
    <style:style style:name="T23_11" style:family="text">
      <style:text-properties fo:color="#0000ff"/>
    </style:style>
    <style:style style:name="T23_12" style:family="text">
      <style:text-properties fo:color="#0000ff"/>
    </style:style>
    <style:style style:name="T23_13" style:family="text">
      <style:text-properties fo:color="#0000ff"/>
    </style:style>
    <style:style style:name="T23_14" style:family="text">
      <style:text-properties fo:color="#0000ff"/>
    </style:style>
    <style:style style:name="T23_15" style:family="text">
      <style:text-properties fo:color="#0000ff"/>
    </style:style>
    <style:style style:name="T23_16" style:family="text">
      <style:text-properties fo:color="#0000ff"/>
    </style:style>
    <style:style style:name="T23_17" style:family="text">
      <style:text-properties fo:color="#0000ff"/>
    </style:style>
    <style:style style:name="T23_18" style:family="text">
      <style:text-properties fo:color="#0000ff"/>
    </style:style>
    <style:style style:name="T23_19" style:family="text">
      <style:text-properties fo:color="#0000ff"/>
    </style:style>
    <style:style style:name="T23_20" style:family="text">
      <style:text-properties fo:color="#0000ff"/>
    </style:style>
    <style:style style:name="T23_21" style:family="text">
      <style:text-properties fo:color="#0000ff"/>
    </style:style>
    <style:style style:name="T23_22" style:family="text">
      <style:text-properties fo:color="#0000ff"/>
    </style:style>
    <style:style style:name="T23_23" style:family="text">
      <style:text-properties fo:color="#0000ff"/>
    </style:style>
    <style:style style:name="P24" style:family="paragraph" style:parent-style-name="Standard">
      <style:paragraph-properties fo:text-align="justify" fo:break-before="auto" fo:margin-top="0cm" style:writing-mode="lr-tb"/>
    </style:style>
    <style:style style:name="T24_1" style:family="text">
      <style:text-properties fo:color="#0000ff"/>
    </style:style>
    <style:style style:name="T24_2" style:family="text">
      <style:text-properties fo:color="#0000ff"/>
    </style:style>
    <style:style style:name="T24_3" style:family="text">
      <style:text-properties fo:color="#0000ff"/>
    </style:style>
    <style:style style:name="T24_4" style:family="text">
      <style:text-properties fo:color="#0000ff"/>
    </style:style>
    <style:style style:name="T24_5" style:family="text">
      <style:text-properties fo:color="#0000ff"/>
    </style:style>
    <style:style style:name="T24_6" style:family="text">
      <style:text-properties fo:color="#0000ff"/>
    </style:style>
    <style:style style:name="T24_7" style:family="text">
      <style:text-properties fo:color="#0000ff"/>
    </style:style>
    <style:style style:name="T24_8" style:family="text">
      <style:text-properties fo:color="#0000ff"/>
    </style:style>
    <style:style style:name="T24_9" style:family="text">
      <style:text-properties fo:color="#0000ff"/>
    </style:style>
    <style:style style:name="T24_10" style:family="text">
      <style:text-properties fo:color="#0000ff"/>
    </style:style>
    <style:style style:name="T24_11" style:family="text">
      <style:text-properties fo:color="#0000ff"/>
    </style:style>
    <style:style style:name="T24_12" style:family="text">
      <style:text-properties fo:color="#0000ff"/>
    </style:style>
    <style:style style:name="T24_13" style:family="text">
      <style:text-properties fo:color="#0000ff"/>
    </style:style>
    <style:style style:name="T24_14" style:family="text">
      <style:text-properties fo:color="#0000ff"/>
    </style:style>
    <style:style style:name="T24_15" style:family="text">
      <style:text-properties fo:color="#0000ff"/>
    </style:style>
    <style:style style:name="T24_16" style:family="text">
      <style:text-properties fo:color="#0000ff"/>
    </style:style>
    <style:style style:name="T24_17" style:family="text">
      <style:text-properties fo:color="#0000ff"/>
    </style:style>
    <style:style style:name="P25" style:family="paragraph" style:parent-style-name="Standard">
      <style:paragraph-properties fo:text-align="justify" fo:break-before="auto" fo:margin-top="0cm" style:writing-mode="lr-tb"/>
    </style:style>
    <style:style style:name="T25_1" style:family="text">
      <style:text-properties fo:color="#0000ff"/>
    </style:style>
    <style:style style:name="T25_2" style:family="text">
      <style:text-properties fo:color="#0000ff"/>
    </style:style>
    <style:style style:name="T25_3" style:family="text">
      <style:text-properties fo:color="#0000ff"/>
    </style:style>
    <style:style style:name="T25_4" style:family="text">
      <style:text-properties fo:color="#0000ff"/>
    </style:style>
    <style:style style:name="T25_5" style:family="text">
      <style:text-properties fo:color="#0000ff"/>
    </style:style>
    <style:style style:name="T25_6" style:family="text">
      <style:text-properties fo:color="#0000ff"/>
    </style:style>
    <style:style style:name="T25_7" style:family="text">
      <style:text-properties fo:color="#0000ff"/>
    </style:style>
    <style:style style:name="T25_8" style:family="text">
      <style:text-properties fo:color="#0000ff"/>
    </style:style>
    <style:style style:name="T25_9" style:family="text">
      <style:text-properties fo:color="#0000ff"/>
    </style:style>
    <style:style style:name="T25_10" style:family="text">
      <style:text-properties fo:color="#0000ff"/>
    </style:style>
    <style:style style:name="T25_11" style:family="text">
      <style:text-properties fo:color="#0000ff"/>
    </style:style>
    <style:style style:name="T25_12" style:family="text">
      <style:text-properties fo:color="#0000ff"/>
    </style:style>
    <style:style style:name="T25_13" style:family="text">
      <style:text-properties fo:color="#0000ff"/>
    </style:style>
    <style:style style:name="T25_14" style:family="text">
      <style:text-properties fo:color="#0000ff"/>
    </style:style>
    <style:style style:name="T25_15" style:family="text">
      <style:text-properties fo:color="#0000ff"/>
    </style:style>
    <style:style style:name="T25_16" style:family="text">
      <style:text-properties fo:color="#0000ff"/>
    </style:style>
    <style:style style:name="T25_17" style:family="text">
      <style:text-properties fo:color="#0000ff"/>
    </style:style>
    <style:style style:name="T25_18" style:family="text">
      <style:text-properties fo:color="#0000ff"/>
    </style:style>
    <style:style style:name="T25_19" style:family="text">
      <style:text-properties fo:color="#0000ff"/>
    </style:style>
    <style:style style:name="T25_20" style:family="text">
      <style:text-properties fo:color="#0000ff"/>
    </style:style>
    <style:style style:name="T25_21" style:family="text">
      <style:text-properties fo:color="#0000ff"/>
    </style:style>
    <style:style style:name="T25_22" style:family="text">
      <style:text-properties fo:color="#0000ff"/>
    </style:style>
    <style:style style:name="T25_23" style:family="text">
      <style:text-properties fo:color="#0000ff"/>
    </style:style>
    <style:style style:name="T25_24" style:family="text">
      <style:text-properties fo:color="#0000ff"/>
    </style:style>
    <style:style style:name="T25_25" style:family="text">
      <style:text-properties fo:color="#0000ff"/>
    </style:style>
    <style:style style:name="P26" style:family="paragraph" style:parent-style-name="Standard">
      <style:paragraph-properties fo:text-align="justify" fo:break-before="auto" fo:margin-top="0cm" style:writing-mode="lr-tb"/>
    </style:style>
    <style:style style:name="T26_1" style:family="text">
      <style:text-properties fo:color="#0000ff"/>
    </style:style>
    <style:style style:name="T26_2" style:family="text">
      <style:text-properties fo:color="#0000ff"/>
    </style:style>
    <style:style style:name="T26_3" style:family="text">
      <style:text-properties fo:color="#0000ff"/>
    </style:style>
    <style:style style:name="T26_4" style:family="text">
      <style:text-properties fo:color="#0000ff"/>
    </style:style>
    <style:style style:name="T26_5" style:family="text">
      <style:text-properties fo:color="#0000ff"/>
    </style:style>
    <style:style style:name="T26_6" style:family="text">
      <style:text-properties fo:color="#0000ff"/>
    </style:style>
    <style:style style:name="T26_7" style:family="text">
      <style:text-properties fo:color="#0000ff"/>
    </style:style>
    <style:style style:name="T26_8" style:family="text">
      <style:text-properties fo:color="#0000ff"/>
    </style:style>
    <style:style style:name="T26_9" style:family="text">
      <style:text-properties fo:color="#0000ff"/>
    </style:style>
    <style:style style:name="T26_10" style:family="text">
      <style:text-properties fo:color="#0000ff"/>
    </style:style>
    <style:style style:name="T26_11" style:family="text">
      <style:text-properties fo:color="#0000ff"/>
    </style:style>
    <style:style style:name="T26_12" style:family="text">
      <style:text-properties fo:color="#0000ff"/>
    </style:style>
    <style:style style:name="T26_13" style:family="text">
      <style:text-properties fo:color="#0000ff"/>
    </style:style>
    <style:style style:name="T26_14" style:family="text">
      <style:text-properties fo:color="#0000ff"/>
    </style:style>
    <style:style style:name="T26_15" style:family="text">
      <style:text-properties fo:color="#0000ff"/>
    </style:style>
    <style:style style:name="T26_16" style:family="text">
      <style:text-properties fo:color="#0000ff"/>
    </style:style>
    <style:style style:name="T26_17" style:family="text">
      <style:text-properties fo:color="#0000ff"/>
    </style:style>
    <style:style style:name="T26_18" style:family="text">
      <style:text-properties fo:color="#0000ff"/>
    </style:style>
    <style:style style:name="T26_19" style:family="text">
      <style:text-properties fo:color="#0000ff"/>
    </style:style>
    <style:style style:name="T26_20" style:family="text">
      <style:text-properties fo:color="#0000ff"/>
    </style:style>
    <style:style style:name="T26_21" style:family="text">
      <style:text-properties fo:color="#0000ff"/>
    </style:style>
    <style:style style:name="P27" style:family="paragraph" style:parent-style-name="Standard">
      <style:paragraph-properties fo:text-align="justify" fo:break-before="auto" fo:margin-top="0cm" style:writing-mode="lr-tb"/>
    </style:style>
    <style:style style:name="T27_1" style:family="text">
      <style:text-properties fo:color="#0000ff"/>
    </style:style>
    <style:style style:name="T27_2" style:family="text">
      <style:text-properties fo:color="#0000ff"/>
    </style:style>
    <style:style style:name="T27_3" style:family="text">
      <style:text-properties fo:color="#0000ff"/>
    </style:style>
    <style:style style:name="T27_4" style:family="text">
      <style:text-properties fo:color="#0000ff"/>
    </style:style>
    <style:style style:name="T27_5" style:family="text">
      <style:text-properties fo:color="#0000ff"/>
    </style:style>
    <style:style style:name="T27_6" style:family="text">
      <style:text-properties fo:color="#0000ff"/>
    </style:style>
    <style:style style:name="T27_7" style:family="text">
      <style:text-properties fo:color="#0000ff"/>
    </style:style>
    <style:style style:name="T27_8" style:family="text">
      <style:text-properties fo:color="#0000ff"/>
    </style:style>
    <style:style style:name="T27_9" style:family="text">
      <style:text-properties fo:color="#0000ff"/>
    </style:style>
    <style:style style:name="T27_10" style:family="text">
      <style:text-properties fo:color="#0000ff"/>
    </style:style>
    <style:style style:name="T27_11" style:family="text">
      <style:text-properties fo:color="#0000ff"/>
    </style:style>
    <style:style style:name="T27_12" style:family="text">
      <style:text-properties fo:color="#0000ff"/>
    </style:style>
    <style:style style:name="T27_13" style:family="text">
      <style:text-properties fo:color="#0000ff"/>
    </style:style>
    <style:style style:name="T27_14" style:family="text">
      <style:text-properties fo:color="#0000ff"/>
    </style:style>
    <style:style style:name="T27_15" style:family="text">
      <style:text-properties fo:color="#0000ff"/>
    </style:style>
    <style:style style:name="T27_16" style:family="text">
      <style:text-properties fo:color="#0000ff"/>
    </style:style>
    <style:style style:name="T27_17" style:family="text">
      <style:text-properties fo:color="#0000ff"/>
    </style:style>
    <style:style style:name="T27_18" style:family="text">
      <style:text-properties fo:color="#0000ff"/>
    </style:style>
    <style:style style:name="T27_19" style:family="text">
      <style:text-properties fo:color="#0000ff"/>
    </style:style>
    <style:style style:name="T27_20" style:family="text">
      <style:text-properties fo:color="#0000ff"/>
    </style:style>
    <style:style style:name="T27_21" style:family="text">
      <style:text-properties fo:color="#0000ff"/>
    </style:style>
    <style:style style:name="T27_22" style:family="text">
      <style:text-properties fo:color="#0000ff"/>
    </style:style>
    <style:style style:name="T27_23" style:family="text">
      <style:text-properties fo:color="#0000ff"/>
    </style:style>
    <style:style style:name="T27_24" style:family="text">
      <style:text-properties fo:color="#0000ff"/>
    </style:style>
    <style:style style:name="T27_25" style:family="text">
      <style:text-properties fo:color="#0000ff"/>
    </style:style>
    <style:style style:name="T27_26" style:family="text">
      <style:text-properties fo:color="#0000ff"/>
    </style:style>
    <style:style style:name="T27_27" style:family="text">
      <style:text-properties fo:color="#0000ff"/>
    </style:style>
    <style:style style:name="T27_28" style:family="text">
      <style:text-properties fo:color="#0000ff"/>
    </style:style>
    <style:style style:name="T27_29" style:family="text">
      <style:text-properties fo:color="#0000ff"/>
    </style:style>
    <style:style style:name="T27_30" style:family="text">
      <style:text-properties fo:color="#0000ff"/>
    </style:style>
    <style:style style:name="T27_31" style:family="text">
      <style:text-properties fo:color="#0000ff"/>
    </style:style>
    <style:style style:name="T27_32" style:family="text">
      <style:text-properties fo:color="#0000ff"/>
    </style:style>
    <style:style style:name="T27_33" style:family="text">
      <style:text-properties fo:color="#0000ff"/>
    </style:style>
    <style:style style:name="T27_34" style:family="text">
      <style:text-properties fo:color="#0000ff"/>
    </style:style>
    <style:style style:name="T27_35" style:family="text">
      <style:text-properties fo:color="#0000ff"/>
    </style:style>
    <style:style style:name="T27_36" style:family="text">
      <style:text-properties fo:color="#0000ff"/>
    </style:style>
    <style:style style:name="T27_37" style:family="text">
      <style:text-properties fo:color="#0000ff"/>
    </style:style>
    <style:style style:name="T27_38" style:family="text">
      <style:text-properties fo:color="#0000ff"/>
    </style:style>
    <style:style style:name="T27_39" style:family="text">
      <style:text-properties fo:color="#0000ff"/>
    </style:style>
    <style:style style:name="T27_40" style:family="text">
      <style:text-properties fo:color="#0000ff"/>
    </style:style>
    <style:style style:name="T27_41" style:family="text">
      <style:text-properties fo:color="#0000ff"/>
    </style:style>
    <style:style style:name="T27_42" style:family="text">
      <style:text-properties fo:color="#0000ff"/>
    </style:style>
    <style:style style:name="T27_43" style:family="text">
      <style:text-properties fo:color="#0000ff"/>
    </style:style>
    <style:style style:name="T27_44" style:family="text">
      <style:text-properties fo:color="#0000ff"/>
    </style:style>
    <style:style style:name="T27_45" style:family="text">
      <style:text-properties fo:color="#0000ff"/>
    </style:style>
    <style:style style:name="T27_46" style:family="text">
      <style:text-properties fo:color="#0000ff"/>
    </style:style>
    <style:style style:name="T27_47" style:family="text">
      <style:text-properties fo:color="#0000ff"/>
    </style:style>
    <style:style style:name="T27_48" style:family="text">
      <style:text-properties fo:color="#0000ff"/>
    </style:style>
    <style:style style:name="T27_49" style:family="text">
      <style:text-properties fo:color="#0000ff"/>
    </style:style>
    <style:style style:name="T27_50" style:family="text">
      <style:text-properties fo:color="#0000ff"/>
    </style:style>
    <style:style style:name="T27_51" style:family="text">
      <style:text-properties fo:color="#0000ff"/>
    </style:style>
    <style:style style:name="T27_52" style:family="text">
      <style:text-properties fo:color="#0000ff"/>
    </style:style>
    <style:style style:name="T27_53" style:family="text">
      <style:text-properties fo:color="#0000ff"/>
    </style:style>
    <style:style style:name="T27_54" style:family="text">
      <style:text-properties fo:color="#0000ff"/>
    </style:style>
    <style:style style:name="T27_55" style:family="text">
      <style:text-properties fo:color="#0000ff"/>
    </style:style>
    <style:style style:name="P28" style:family="paragraph" style:parent-style-name="Heading_20_2">
      <style:paragraph-properties fo:break-before="auto" fo:margin-top="0cm" fo:margin-bottom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P29" style:family="paragraph" style:parent-style-name="Standard">
      <style:paragraph-properties fo:break-before="auto" fo:text-indent="1.27cm" style:writing-mode="lr-tb"/>
    </style:style>
    <style:style style:name="T29_1" style:family="text">
      <style:text-properties fo:font-style="italic" style:font-style-asian="italic" style:font-style-complex="italic"/>
    </style:style>
    <style:style style:name="T29_2" style:family="text">
      <style:text-properties fo:font-style="italic" style:font-style-asian="italic" style:font-style-complex="italic"/>
    </style:style>
    <style:style style:name="T29_3" style:family="text">
      <style:text-properties fo:font-style="italic" style:font-style-asian="italic" style:font-style-complex="italic"/>
    </style:style>
    <style:style style:name="T29_4" style:family="text">
      <style:text-properties fo:font-style="italic" style:font-style-asian="italic" style:font-style-complex="italic"/>
    </style:style>
    <style:style style:name="T29_5" style:family="text">
      <style:text-properties fo:font-style="italic" style:font-style-asian="italic" style:font-style-complex="italic"/>
    </style:style>
    <style:style style:name="T29_6" style:family="text">
      <style:text-properties fo:font-style="italic" style:font-style-asian="italic" style:font-style-complex="italic"/>
    </style:style>
    <style:style style:name="T29_7" style:family="text">
      <style:text-properties fo:font-style="italic" style:font-style-asian="italic" style:font-style-complex="italic"/>
    </style:style>
    <style:style style:name="T29_8" style:family="text">
      <style:text-properties fo:font-style="italic" style:font-style-asian="italic" style:font-style-complex="italic"/>
    </style:style>
    <style:style style:name="T29_9" style:family="text">
      <style:text-properties fo:font-style="italic" style:font-style-asian="italic" style:font-style-complex="italic"/>
    </style:style>
    <style:style style:name="T29_10" style:family="text">
      <style:text-properties fo:font-style="italic" style:font-style-asian="italic" style:font-style-complex="italic"/>
    </style:style>
    <style:style style:name="T29_11" style:family="text">
      <style:text-properties fo:font-style="italic" style:font-style-asian="italic" style:font-style-complex="italic"/>
    </style:style>
    <style:style style:name="T29_12" style:family="text">
      <style:text-properties fo:font-style="italic" style:font-style-asian="italic" style:font-style-complex="italic"/>
    </style:style>
    <style:style style:name="T29_13" style:family="text">
      <style:text-properties fo:font-style="italic" style:font-style-asian="italic" style:font-style-complex="italic"/>
    </style:style>
    <style:style style:name="T29_14" style:family="text">
      <style:text-properties fo:font-style="italic" style:font-style-asian="italic" style:font-style-complex="italic"/>
    </style:style>
    <style:style style:name="T29_15" style:family="text">
      <style:text-properties fo:font-style="italic" style:font-style-asian="italic" style:font-style-complex="italic"/>
    </style:style>
    <style:style style:name="T29_16" style:family="text">
      <style:text-properties fo:font-style="italic" style:font-style-asian="italic" style:font-style-complex="italic"/>
    </style:style>
    <style:style style:name="P30" style:family="paragraph" style:parent-style-name="Standard">
      <style:paragraph-properties fo:break-before="auto" fo:margin-top="0cm" style:writing-mode="lr-tb"/>
    </style:style>
    <style:style style:name="T30_1" style:family="text">
      <style:text-properties fo:font-style="italic" style:font-style-asian="italic" style:font-style-complex="italic"/>
    </style:style>
    <style:style style:name="T30_2" style:family="text">
      <style:text-properties fo:font-style="italic" style:font-style-asian="italic" style:font-style-complex="italic"/>
    </style:style>
    <style:style style:name="P31" style:family="paragraph" style:parent-style-name="Standard">
      <style:paragraph-properties fo:break-before="auto" fo:margin-top="0cm" style:writing-mode="lr-tb"/>
    </style:style>
    <style:style style:name="T31_1" style:family="text">
      <style:text-properties fo:font-style="italic" style:font-style-asian="italic" style:font-style-complex="italic"/>
    </style:style>
    <style:style style:name="T31_2" style:family="text">
      <style:text-properties fo:font-style="italic" style:font-style-asian="italic" style:font-style-complex="italic"/>
    </style:style>
    <style:style style:name="P32" style:family="paragraph" style:parent-style-name="Standard">
      <style:paragraph-properties fo:break-before="auto" fo:margin-top="0cm" fo:margin-bottom="0cm" style:writing-mode="lr-tb"/>
    </style:style>
    <style:style style:name="T32_1" style:family="text">
      <style:text-properties fo:font-style="italic" style:font-style-asian="italic" style:font-style-complex="italic"/>
    </style:style>
    <style:style style:name="T32_2" style:family="text">
      <style:text-properties fo:font-style="italic" style:font-style-asian="italic" style:font-style-complex="italic"/>
    </style:style>
    <style:style style:name="P33" style:family="paragraph" style:parent-style-name="Standard">
      <style:paragraph-properties fo:break-before="auto" style:writing-mode="lr-tb"/>
    </style:style>
    <style:style style:name="P34" style:family="paragraph" style:parent-style-name="Standard">
      <style:paragraph-properties fo:text-align="justify" fo:break-before="auto" style:writing-mode="lr-tb"/>
    </style:style>
    <style:style style:name="T34_1" style:family="text">
      <style:text-properties fo:color="#0000ff"/>
    </style:style>
    <style:style style:name="T34_2" style:family="text">
      <style:text-properties fo:color="#0000ff"/>
    </style:style>
    <style:style style:name="T34_3" style:family="text">
      <style:text-properties fo:color="#0000ff"/>
    </style:style>
    <style:style style:name="T34_4" style:family="text">
      <style:text-properties fo:color="#0000ff"/>
    </style:style>
    <style:style style:name="T34_5" style:family="text">
      <style:text-properties fo:color="#0000ff"/>
    </style:style>
    <style:style style:name="T34_6" style:family="text">
      <style:text-properties fo:color="#0000ff"/>
    </style:style>
    <style:style style:name="T34_7" style:family="text">
      <style:text-properties fo:color="#0000ff"/>
    </style:style>
    <style:style style:name="T34_8" style:family="text">
      <style:text-properties fo:color="#0000ff"/>
    </style:style>
    <style:style style:name="T34_9" style:family="text">
      <style:text-properties fo:color="#0000ff"/>
    </style:style>
    <style:style style:name="T34_10" style:family="text">
      <style:text-properties fo:color="#0000ff"/>
    </style:style>
    <style:style style:name="T34_11" style:family="text">
      <style:text-properties fo:color="#0000ff"/>
    </style:style>
    <style:style style:name="T34_12" style:family="text">
      <style:text-properties fo:color="#0000ff"/>
    </style:style>
    <style:style style:name="T34_13" style:family="text">
      <style:text-properties fo:color="#0000ff"/>
    </style:style>
    <style:style style:name="T34_14" style:family="text">
      <style:text-properties fo:color="#0000ff"/>
    </style:style>
    <style:style style:name="T34_15" style:family="text">
      <style:text-properties fo:color="#0000ff"/>
    </style:style>
    <style:style style:name="T34_16" style:family="text">
      <style:text-properties fo:color="#0000ff"/>
    </style:style>
    <style:style style:name="T34_17" style:family="text">
      <style:text-properties fo:color="#0000ff"/>
    </style:style>
    <style:style style:name="T34_18" style:family="text">
      <style:text-properties fo:color="#0000ff"/>
    </style:style>
    <style:style style:name="T34_19" style:family="text">
      <style:text-properties fo:color="#0000ff"/>
    </style:style>
    <style:style style:name="T34_20" style:family="text">
      <style:text-properties fo:color="#0000ff"/>
    </style:style>
    <style:style style:name="T34_21" style:family="text">
      <style:text-properties fo:color="#0000ff"/>
    </style:style>
    <style:style style:name="T34_22" style:family="text">
      <style:text-properties fo:color="#0000ff"/>
    </style:style>
    <style:style style:name="T34_23" style:family="text">
      <style:text-properties fo:color="#0000ff"/>
    </style:style>
    <style:style style:name="T34_24" style:family="text">
      <style:text-properties fo:color="#0000ff"/>
    </style:style>
    <style:style style:name="T34_25" style:family="text">
      <style:text-properties fo:color="#0000ff"/>
    </style:style>
    <style:style style:name="T34_26" style:family="text">
      <style:text-properties fo:color="#0000ff"/>
    </style:style>
    <style:style style:name="T34_27" style:family="text">
      <style:text-properties fo:color="#0000ff"/>
    </style:style>
    <style:style style:name="T34_28" style:family="text">
      <style:text-properties fo:color="#0000ff"/>
    </style:style>
    <style:style style:name="T34_29" style:family="text">
      <style:text-properties fo:color="#0000ff"/>
    </style:style>
    <style:style style:name="T34_30" style:family="text">
      <style:text-properties fo:color="#0000ff"/>
    </style:style>
    <style:style style:name="T34_31" style:family="text">
      <style:text-properties fo:color="#0000ff"/>
    </style:style>
    <style:style style:name="T34_32" style:family="text">
      <style:text-properties fo:color="#0000ff"/>
    </style:style>
    <style:style style:name="T34_33" style:family="text">
      <style:text-properties fo:color="#0000ff"/>
    </style:style>
    <style:style style:name="T34_34" style:family="text">
      <style:text-properties fo:color="#0000ff"/>
    </style:style>
    <style:style style:name="T34_35" style:family="text">
      <style:text-properties fo:color="#0000ff"/>
    </style:style>
    <style:style style:name="T34_36" style:family="text">
      <style:text-properties fo:color="#0000ff"/>
    </style:style>
    <style:style style:name="T34_37" style:family="text">
      <style:text-properties fo:color="#0000ff"/>
    </style:style>
    <style:style style:name="T34_38" style:family="text">
      <style:text-properties fo:color="#0000ff"/>
    </style:style>
    <style:style style:name="T34_39" style:family="text">
      <style:text-properties fo:color="#0000ff"/>
    </style:style>
    <style:style style:name="T34_40" style:family="text">
      <style:text-properties fo:color="#0000ff"/>
    </style:style>
    <style:style style:name="T34_41" style:family="text">
      <style:text-properties fo:color="#0000ff"/>
    </style:style>
    <style:style style:name="T34_42" style:family="text">
      <style:text-properties fo:color="#0000ff"/>
    </style:style>
    <style:style style:name="T34_43" style:family="text">
      <style:text-properties fo:color="#0000ff"/>
    </style:style>
    <style:style style:name="T34_44" style:family="text">
      <style:text-properties fo:color="#0000ff"/>
    </style:style>
    <style:style style:name="T34_45" style:family="text">
      <style:text-properties fo:color="#0000ff"/>
    </style:style>
    <style:style style:name="T34_46" style:family="text">
      <style:text-properties fo:color="#0000ff"/>
    </style:style>
    <style:style style:name="T34_47" style:family="text">
      <style:text-properties fo:color="#0000ff"/>
    </style:style>
    <style:style style:name="T34_48" style:family="text">
      <style:text-properties fo:color="#0000ff"/>
    </style:style>
    <style:style style:name="T34_49" style:family="text">
      <style:text-properties fo:color="#0000ff"/>
    </style:style>
    <style:style style:name="T34_50" style:family="text">
      <style:text-properties fo:color="#0000ff"/>
    </style:style>
    <style:style style:name="T34_51" style:family="text">
      <style:text-properties fo:color="#0000ff"/>
    </style:style>
    <style:style style:name="T34_52" style:family="text">
      <style:text-properties fo:color="#0000ff"/>
    </style:style>
    <style:style style:name="T34_53" style:family="text">
      <style:text-properties fo:color="#0000ff"/>
    </style:style>
    <style:style style:name="T34_54" style:family="text">
      <style:text-properties fo:color="#0000ff"/>
    </style:style>
    <style:style style:name="T34_55" style:family="text">
      <style:text-properties fo:color="#0000ff"/>
    </style:style>
    <style:style style:name="T34_56" style:family="text">
      <style:text-properties fo:color="#0000ff"/>
    </style:style>
    <style:style style:name="T34_57" style:family="text">
      <style:text-properties fo:color="#0000ff"/>
    </style:style>
    <style:style style:name="T34_58" style:family="text">
      <style:text-properties fo:color="#0000ff"/>
    </style:style>
    <style:style style:name="T34_59" style:family="text">
      <style:text-properties fo:color="#0000ff"/>
    </style:style>
    <style:style style:name="T34_60" style:family="text">
      <style:text-properties fo:color="#0000ff"/>
    </style:style>
    <style:style style:name="T34_61" style:family="text">
      <style:text-properties fo:color="#0000ff"/>
    </style:style>
    <style:style style:name="T34_62" style:family="text">
      <style:text-properties fo:color="#0000ff"/>
    </style:style>
    <style:style style:name="T34_63" style:family="text">
      <style:text-properties fo:color="#0000ff"/>
    </style:style>
    <style:style style:name="T34_64" style:family="text">
      <style:text-properties fo:color="#0000ff"/>
    </style:style>
    <style:style style:name="T34_65" style:family="text">
      <style:text-properties fo:color="#0000ff"/>
    </style:style>
    <style:style style:name="T34_66" style:family="text">
      <style:text-properties fo:color="#0000ff"/>
    </style:style>
    <style:style style:name="T34_67" style:family="text">
      <style:text-properties fo:color="#0000ff"/>
    </style:style>
    <style:style style:name="T34_68" style:family="text">
      <style:text-properties fo:color="#0000ff"/>
    </style:style>
    <style:style style:name="T34_69" style:family="text">
      <style:text-properties fo:color="#0000ff"/>
    </style:style>
    <style:style style:name="T34_70" style:family="text">
      <style:text-properties fo:color="#0000ff"/>
    </style:style>
    <style:style style:name="T34_71" style:family="text">
      <style:text-properties fo:color="#0000ff"/>
    </style:style>
    <style:style style:name="T34_72" style:family="text">
      <style:text-properties fo:color="#0000ff"/>
    </style:style>
    <style:style style:name="T34_73" style:family="text">
      <style:text-properties fo:color="#0000ff"/>
    </style:style>
    <style:style style:name="T34_74" style:family="text">
      <style:text-properties fo:color="#0000ff"/>
    </style:style>
    <style:style style:name="T34_75" style:family="text">
      <style:text-properties fo:color="#0000ff"/>
    </style:style>
    <style:style style:name="T34_76" style:family="text">
      <style:text-properties fo:color="#0000ff"/>
    </style:style>
    <style:style style:name="T34_77" style:family="text">
      <style:text-properties fo:color="#0000ff"/>
    </style:style>
    <style:style style:name="T34_78" style:family="text">
      <style:text-properties fo:color="#0000ff"/>
    </style:style>
    <style:style style:name="T34_79" style:family="text">
      <style:text-properties fo:color="#0000ff"/>
    </style:style>
    <style:style style:name="T34_80" style:family="text">
      <style:text-properties fo:color="#0000ff"/>
    </style:style>
    <style:style style:name="T34_81" style:family="text">
      <style:text-properties fo:color="#0000ff"/>
    </style:style>
    <style:style style:name="T34_82" style:family="text">
      <style:text-properties fo:color="#0000ff"/>
    </style:style>
    <style:style style:name="T34_83" style:family="text">
      <style:text-properties fo:color="#0000ff"/>
    </style:style>
    <style:style style:name="T34_84" style:family="text">
      <style:text-properties fo:color="#0000ff"/>
    </style:style>
    <style:style style:name="T34_85" style:family="text">
      <style:text-properties fo:color="#0000ff"/>
    </style:style>
    <style:style style:name="T34_86" style:family="text">
      <style:text-properties fo:color="#0000ff"/>
    </style:style>
    <style:style style:name="T34_87" style:family="text">
      <style:text-properties fo:color="#0000ff"/>
    </style:style>
    <style:style style:name="T34_88" style:family="text">
      <style:text-properties fo:color="#0000ff"/>
    </style:style>
    <style:style style:name="T34_89" style:family="text">
      <style:text-properties fo:color="#0000ff"/>
    </style:style>
    <style:style style:name="T34_90" style:family="text">
      <style:text-properties fo:color="#0000ff"/>
    </style:style>
    <style:style style:name="P35" style:family="paragraph" style:parent-style-name="Standard">
      <style:paragraph-properties fo:text-align="justify" fo:break-before="auto" style:writing-mode="lr-tb"/>
      <style:text-properties fo:color="#0000ff"/>
    </style:style>
    <style:style style:name="P36" style:family="paragraph" style:parent-style-name="Standard">
      <style:paragraph-properties fo:text-align="justify" fo:break-before="auto" style:writing-mode="lr-tb"/>
    </style:style>
    <style:style style:name="T36_1" style:family="text">
      <style:text-properties fo:color="#0000ff"/>
    </style:style>
    <style:style style:name="T36_2" style:family="text">
      <style:text-properties fo:color="#0000ff"/>
    </style:style>
    <style:style style:name="T36_3" style:family="text">
      <style:text-properties fo:color="#0000ff"/>
    </style:style>
    <style:style style:name="T36_4" style:family="text">
      <style:text-properties fo:color="#0000ff"/>
    </style:style>
    <style:style style:name="T36_5" style:family="text">
      <style:text-properties fo:color="#0000ff"/>
    </style:style>
    <style:style style:name="T36_6" style:family="text">
      <style:text-properties fo:color="#0000ff"/>
    </style:style>
    <style:style style:name="T36_7" style:family="text">
      <style:text-properties fo:color="#0000ff"/>
    </style:style>
    <style:style style:name="T36_8" style:family="text">
      <style:text-properties fo:color="#0000ff"/>
    </style:style>
    <style:style style:name="T36_9" style:family="text">
      <style:text-properties fo:color="#0000ff"/>
    </style:style>
    <style:style style:name="T36_10" style:family="text">
      <style:text-properties fo:color="#0000ff"/>
    </style:style>
    <style:style style:name="T36_11" style:family="text">
      <style:text-properties fo:color="#0000ff"/>
    </style:style>
    <style:style style:name="T36_12" style:family="text">
      <style:text-properties fo:color="#0000ff"/>
    </style:style>
    <style:style style:name="T36_13" style:family="text">
      <style:text-properties fo:color="#0000ff"/>
    </style:style>
    <style:style style:name="T36_14" style:family="text">
      <style:text-properties fo:color="#0000ff"/>
    </style:style>
    <style:style style:name="T36_15" style:family="text">
      <style:text-properties fo:color="#0000ff"/>
    </style:style>
    <style:style style:name="T36_16" style:family="text">
      <style:text-properties fo:color="#0000ff"/>
    </style:style>
    <style:style style:name="T36_17" style:family="text">
      <style:text-properties fo:color="#0000ff"/>
    </style:style>
    <style:style style:name="T36_18" style:family="text">
      <style:text-properties fo:color="#0000ff"/>
    </style:style>
    <style:style style:name="T36_19" style:family="text">
      <style:text-properties fo:color="#0000ff"/>
    </style:style>
    <style:style style:name="T36_20" style:family="text">
      <style:text-properties fo:color="#0000ff"/>
    </style:style>
    <style:style style:name="T36_21" style:family="text">
      <style:text-properties fo:color="#0000ff"/>
    </style:style>
    <style:style style:name="T36_22" style:family="text">
      <style:text-properties fo:color="#0000ff"/>
    </style:style>
    <style:style style:name="T36_23" style:family="text">
      <style:text-properties fo:color="#0000ff"/>
    </style:style>
    <style:style style:name="T36_24" style:family="text">
      <style:text-properties fo:color="#0000ff"/>
    </style:style>
    <style:style style:name="T36_25" style:family="text">
      <style:text-properties fo:color="#0000ff"/>
    </style:style>
    <style:style style:name="T36_26" style:family="text">
      <style:text-properties fo:color="#0000ff"/>
    </style:style>
    <style:style style:name="T36_27" style:family="text">
      <style:text-properties fo:color="#0000ff"/>
    </style:style>
    <style:style style:name="T36_28" style:family="text">
      <style:text-properties fo:color="#0000ff"/>
    </style:style>
    <style:style style:name="T36_29" style:family="text">
      <style:text-properties fo:color="#0000ff"/>
    </style:style>
    <style:style style:name="T36_30" style:family="text">
      <style:text-properties fo:color="#0000ff"/>
    </style:style>
    <style:style style:name="T36_31" style:family="text">
      <style:text-properties fo:color="#0000ff"/>
    </style:style>
    <style:style style:name="T36_32" style:family="text">
      <style:text-properties fo:color="#0000ff"/>
    </style:style>
    <style:style style:name="T36_33" style:family="text">
      <style:text-properties fo:color="#0000ff"/>
    </style:style>
    <style:style style:name="T36_34" style:family="text">
      <style:text-properties fo:color="#0000ff"/>
    </style:style>
    <style:style style:name="T36_35" style:family="text">
      <style:text-properties fo:color="#0000ff"/>
    </style:style>
    <style:style style:name="T36_36" style:family="text">
      <style:text-properties fo:color="#0000ff"/>
    </style:style>
    <style:style style:name="T36_37" style:family="text">
      <style:text-properties fo:color="#0000ff"/>
    </style:style>
    <style:style style:name="T36_38" style:family="text">
      <style:text-properties fo:color="#0000ff"/>
    </style:style>
    <style:style style:name="T36_39" style:family="text">
      <style:text-properties fo:color="#0000ff"/>
    </style:style>
    <style:style style:name="T36_40" style:family="text">
      <style:text-properties fo:color="#0000ff"/>
    </style:style>
    <style:style style:name="T36_41" style:family="text">
      <style:text-properties fo:color="#0000ff"/>
    </style:style>
    <style:style style:name="T36_42" style:family="text">
      <style:text-properties fo:color="#0000ff"/>
    </style:style>
    <style:style style:name="T36_43" style:family="text">
      <style:text-properties fo:color="#0000ff"/>
    </style:style>
    <style:style style:name="T36_44" style:family="text">
      <style:text-properties fo:color="#0000ff"/>
    </style:style>
    <style:style style:name="T36_45" style:family="text">
      <style:text-properties fo:color="#0000ff"/>
    </style:style>
    <style:style style:name="T36_46" style:family="text">
      <style:text-properties fo:color="#0000ff"/>
    </style:style>
    <style:style style:name="T36_47" style:family="text">
      <style:text-properties fo:color="#0000ff"/>
    </style:style>
    <style:style style:name="T36_48" style:family="text">
      <style:text-properties fo:color="#0000ff"/>
    </style:style>
    <style:style style:name="T36_49" style:family="text">
      <style:text-properties fo:color="#0000ff"/>
    </style:style>
    <style:style style:name="T36_50" style:family="text">
      <style:text-properties fo:color="#0000ff"/>
    </style:style>
    <style:style style:name="T36_51" style:family="text">
      <style:text-properties fo:color="#0000ff"/>
    </style:style>
    <style:style style:name="T36_52" style:family="text">
      <style:text-properties fo:color="#0000ff"/>
    </style:style>
    <style:style style:name="T36_53" style:family="text">
      <style:text-properties fo:color="#0000ff"/>
    </style:style>
    <style:style style:name="T36_54" style:family="text">
      <style:text-properties fo:color="#0000ff"/>
    </style:style>
    <style:style style:name="T36_55" style:family="text">
      <style:text-properties fo:color="#0000ff"/>
    </style:style>
    <style:style style:name="T36_56" style:family="text">
      <style:text-properties fo:color="#0000ff"/>
    </style:style>
    <style:style style:name="T36_57" style:family="text">
      <style:text-properties fo:color="#0000ff"/>
    </style:style>
    <style:style style:name="T36_58" style:family="text">
      <style:text-properties fo:color="#0000ff"/>
    </style:style>
    <style:style style:name="T36_59" style:family="text">
      <style:text-properties fo:color="#0000ff"/>
    </style:style>
    <style:style style:name="T36_60" style:family="text">
      <style:text-properties fo:color="#0000ff"/>
    </style:style>
    <style:style style:name="T36_61" style:family="text">
      <style:text-properties fo:color="#0000ff"/>
    </style:style>
    <style:style style:name="T36_62" style:family="text">
      <style:text-properties fo:color="#0000ff"/>
    </style:style>
    <style:style style:name="T36_63" style:family="text">
      <style:text-properties fo:color="#0000ff"/>
    </style:style>
    <style:style style:name="T36_64" style:family="text">
      <style:text-properties fo:color="#0000ff"/>
    </style:style>
    <style:style style:name="T36_65" style:family="text">
      <style:text-properties fo:color="#0000ff"/>
    </style:style>
    <style:style style:name="T36_66" style:family="text">
      <style:text-properties fo:color="#0000ff"/>
    </style:style>
    <style:style style:name="T36_67" style:family="text">
      <style:text-properties fo:color="#0000ff"/>
    </style:style>
    <style:style style:name="T36_68" style:family="text">
      <style:text-properties fo:color="#0000ff"/>
    </style:style>
    <style:style style:name="T36_69" style:family="text">
      <style:text-properties fo:color="#0000ff"/>
    </style:style>
    <style:style style:name="T36_70" style:family="text">
      <style:text-properties fo:color="#0000ff"/>
    </style:style>
    <style:style style:name="T36_71" style:family="text">
      <style:text-properties fo:color="#0000ff"/>
    </style:style>
    <style:style style:name="T36_72" style:family="text">
      <style:text-properties fo:color="#0000ff"/>
    </style:style>
    <style:style style:name="T36_73" style:family="text">
      <style:text-properties fo:color="#0000ff"/>
    </style:style>
    <style:style style:name="T36_74" style:family="text">
      <style:text-properties fo:color="#0000ff"/>
    </style:style>
    <style:style style:name="T36_75" style:family="text">
      <style:text-properties fo:color="#0000ff"/>
    </style:style>
    <style:style style:name="T36_76" style:family="text">
      <style:text-properties fo:color="#0000ff"/>
    </style:style>
    <style:style style:name="T36_77" style:family="text">
      <style:text-properties fo:color="#0000ff"/>
    </style:style>
    <style:style style:name="T36_78" style:family="text">
      <style:text-properties fo:color="#0000ff"/>
    </style:style>
    <style:style style:name="P37" style:family="paragraph" style:parent-style-name="Standard">
      <style:paragraph-properties fo:text-align="justify" fo:break-before="auto" style:writing-mode="lr-tb"/>
      <style:text-properties fo:color="#0000ff"/>
    </style:style>
    <style:style style:name="P38" style:family="paragraph" style:parent-style-name="Standard">
      <style:paragraph-properties fo:text-align="justify" fo:break-before="auto" style:writing-mode="lr-tb"/>
    </style:style>
    <style:style style:name="T38_1" style:family="text">
      <style:text-properties fo:color="#0000ff"/>
    </style:style>
    <style:style style:name="T38_2" style:family="text">
      <style:text-properties fo:color="#0000ff"/>
    </style:style>
    <style:style style:name="T38_3" style:family="text">
      <style:text-properties fo:color="#0000ff"/>
    </style:style>
    <style:style style:name="T38_4" style:family="text">
      <style:text-properties fo:color="#0000ff"/>
    </style:style>
    <style:style style:name="T38_5" style:family="text">
      <style:text-properties fo:color="#0000ff"/>
    </style:style>
    <style:style style:name="T38_6" style:family="text">
      <style:text-properties fo:color="#0000ff"/>
    </style:style>
    <style:style style:name="T38_7" style:family="text">
      <style:text-properties fo:color="#0000ff"/>
    </style:style>
    <style:style style:name="T38_8" style:family="text">
      <style:text-properties fo:color="#0000ff"/>
    </style:style>
    <style:style style:name="T38_9" style:family="text">
      <style:text-properties fo:color="#0000ff"/>
    </style:style>
    <style:style style:name="T38_10" style:family="text">
      <style:text-properties fo:color="#0000ff"/>
    </style:style>
    <style:style style:name="T38_11" style:family="text">
      <style:text-properties fo:color="#0000ff"/>
    </style:style>
    <style:style style:name="T38_12" style:family="text">
      <style:text-properties fo:color="#0000ff"/>
    </style:style>
    <style:style style:name="T38_13" style:family="text">
      <style:text-properties fo:color="#0000ff"/>
    </style:style>
    <style:style style:name="T38_14" style:family="text">
      <style:text-properties fo:color="#0000ff"/>
    </style:style>
    <style:style style:name="T38_15" style:family="text">
      <style:text-properties fo:color="#0000ff"/>
    </style:style>
    <style:style style:name="T38_16" style:family="text">
      <style:text-properties fo:color="#0000ff"/>
    </style:style>
    <style:style style:name="T38_17" style:family="text">
      <style:text-properties fo:color="#0000ff"/>
    </style:style>
    <style:style style:name="T38_18" style:family="text">
      <style:text-properties fo:color="#0000ff"/>
    </style:style>
    <style:style style:name="T38_19" style:family="text">
      <style:text-properties fo:color="#0000ff"/>
    </style:style>
    <style:style style:name="T38_20" style:family="text">
      <style:text-properties fo:color="#0000ff"/>
    </style:style>
    <style:style style:name="T38_21" style:family="text">
      <style:text-properties fo:color="#0000ff"/>
    </style:style>
    <style:style style:name="T38_22" style:family="text">
      <style:text-properties fo:color="#0000ff"/>
    </style:style>
    <style:style style:name="T38_23" style:family="text">
      <style:text-properties fo:color="#0000ff"/>
    </style:style>
    <style:style style:name="T38_24" style:family="text">
      <style:text-properties fo:color="#0000ff"/>
    </style:style>
    <style:style style:name="T38_25" style:family="text">
      <style:text-properties fo:color="#0000ff"/>
    </style:style>
    <style:style style:name="T38_26" style:family="text">
      <style:text-properties fo:color="#0000ff"/>
    </style:style>
    <style:style style:name="T38_27" style:family="text">
      <style:text-properties fo:color="#0000ff"/>
    </style:style>
    <style:style style:name="T38_28" style:family="text">
      <style:text-properties fo:color="#0000ff"/>
    </style:style>
    <style:style style:name="T38_29" style:family="text">
      <style:text-properties fo:color="#0000ff"/>
    </style:style>
    <style:style style:name="T38_30" style:family="text">
      <style:text-properties fo:color="#0000ff"/>
    </style:style>
    <style:style style:name="T38_31" style:family="text">
      <style:text-properties fo:color="#0000ff"/>
    </style:style>
    <style:style style:name="T38_32" style:family="text">
      <style:text-properties fo:color="#0000ff"/>
    </style:style>
    <style:style style:name="T38_33" style:family="text">
      <style:text-properties fo:color="#0000ff"/>
    </style:style>
    <style:style style:name="T38_34" style:family="text">
      <style:text-properties fo:color="#0000ff"/>
    </style:style>
    <style:style style:name="T38_35" style:family="text">
      <style:text-properties fo:color="#0000ff"/>
    </style:style>
    <style:style style:name="T38_36" style:family="text">
      <style:text-properties fo:color="#0000ff"/>
    </style:style>
    <style:style style:name="T38_37" style:family="text">
      <style:text-properties fo:color="#0000ff"/>
    </style:style>
    <style:style style:name="T38_38" style:family="text">
      <style:text-properties fo:color="#0000ff"/>
    </style:style>
    <style:style style:name="T38_39" style:family="text">
      <style:text-properties fo:color="#0000ff"/>
    </style:style>
    <style:style style:name="T38_40" style:family="text">
      <style:text-properties fo:color="#0000ff"/>
    </style:style>
    <style:style style:name="T38_41" style:family="text">
      <style:text-properties fo:color="#0000ff"/>
    </style:style>
    <style:style style:name="T38_42" style:family="text">
      <style:text-properties fo:color="#0000ff"/>
    </style:style>
    <style:style style:name="T38_43" style:family="text">
      <style:text-properties fo:color="#0000ff"/>
    </style:style>
    <style:style style:name="T38_44" style:family="text">
      <style:text-properties fo:color="#0000ff"/>
    </style:style>
    <style:style style:name="T38_45" style:family="text">
      <style:text-properties fo:color="#0000ff"/>
    </style:style>
    <style:style style:name="T38_46" style:family="text">
      <style:text-properties fo:color="#0000ff"/>
    </style:style>
    <style:style style:name="T38_47" style:family="text">
      <style:text-properties fo:color="#0000ff"/>
    </style:style>
    <style:style style:name="T38_48" style:family="text">
      <style:text-properties fo:color="#0000ff"/>
    </style:style>
    <style:style style:name="T38_49" style:family="text">
      <style:text-properties fo:color="#0000ff"/>
    </style:style>
    <style:style style:name="T38_50" style:family="text">
      <style:text-properties fo:color="#0000ff"/>
    </style:style>
    <style:style style:name="T38_51" style:family="text">
      <style:text-properties fo:color="#0000ff"/>
    </style:style>
    <style:style style:name="T38_52" style:family="text">
      <style:text-properties fo:color="#0000ff"/>
    </style:style>
    <style:style style:name="T38_53" style:family="text">
      <style:text-properties fo:color="#0000ff"/>
    </style:style>
    <style:style style:name="T38_54" style:family="text">
      <style:text-properties fo:color="#0000ff"/>
    </style:style>
    <style:style style:name="T38_55" style:family="text">
      <style:text-properties fo:color="#0000ff"/>
    </style:style>
    <style:style style:name="T38_56" style:family="text">
      <style:text-properties fo:color="#0000ff"/>
    </style:style>
    <style:style style:name="T38_57" style:family="text">
      <style:text-properties fo:color="#0000ff"/>
    </style:style>
    <style:style style:name="T38_58" style:family="text">
      <style:text-properties fo:color="#0000ff"/>
    </style:style>
    <style:style style:name="T38_59" style:family="text">
      <style:text-properties fo:color="#0000ff"/>
    </style:style>
    <style:style style:name="T38_60" style:family="text">
      <style:text-properties fo:color="#0000ff"/>
    </style:style>
    <style:style style:name="T38_61" style:family="text">
      <style:text-properties fo:color="#0000ff"/>
    </style:style>
    <style:style style:name="T38_62" style:family="text">
      <style:text-properties fo:color="#0000ff"/>
    </style:style>
    <style:style style:name="T38_63" style:family="text">
      <style:text-properties fo:color="#0000ff"/>
    </style:style>
    <style:style style:name="T38_64" style:family="text">
      <style:text-properties fo:color="#0000ff"/>
    </style:style>
    <style:style style:name="T38_65" style:family="text">
      <style:text-properties fo:color="#0000ff"/>
    </style:style>
    <style:style style:name="T38_66" style:family="text">
      <style:text-properties fo:color="#0000ff"/>
    </style:style>
    <style:style style:name="T38_67" style:family="text">
      <style:text-properties fo:color="#0000ff"/>
    </style:style>
    <style:style style:name="T38_68" style:family="text">
      <style:text-properties fo:color="#0000ff"/>
    </style:style>
    <style:style style:name="T38_69" style:family="text">
      <style:text-properties fo:color="#0000ff"/>
    </style:style>
    <style:style style:name="T38_70" style:family="text">
      <style:text-properties fo:color="#0000ff"/>
    </style:style>
    <style:style style:name="T38_71" style:family="text">
      <style:text-properties fo:color="#0000ff"/>
    </style:style>
    <style:style style:name="T38_72" style:family="text">
      <style:text-properties fo:color="#0000ff"/>
    </style:style>
    <style:style style:name="T38_73" style:family="text">
      <style:text-properties fo:color="#0000ff"/>
    </style:style>
    <style:style style:name="T38_74" style:family="text">
      <style:text-properties fo:color="#0000ff"/>
    </style:style>
    <style:style style:name="T38_75" style:family="text">
      <style:text-properties fo:color="#0000ff"/>
    </style:style>
    <style:style style:name="T38_76" style:family="text">
      <style:text-properties fo:color="#0000ff"/>
    </style:style>
    <style:style style:name="T38_77" style:family="text">
      <style:text-properties fo:color="#0000ff"/>
    </style:style>
    <style:style style:name="T38_78" style:family="text">
      <style:text-properties fo:color="#0000ff"/>
    </style:style>
    <style:style style:name="T38_79" style:family="text">
      <style:text-properties fo:color="#0000ff"/>
    </style:style>
    <style:style style:name="T38_80" style:family="text">
      <style:text-properties fo:color="#0000ff"/>
    </style:style>
    <style:style style:name="P39" style:family="paragraph" style:parent-style-name="Standard">
      <style:paragraph-properties fo:text-align="justify" fo:break-before="auto" style:writing-mode="lr-tb"/>
      <style:text-properties fo:color="#0000ff"/>
    </style:style>
    <style:style style:name="P40" style:family="paragraph" style:parent-style-name="Standard">
      <style:paragraph-properties fo:text-align="justify" fo:break-before="auto" style:writing-mode="lr-tb"/>
    </style:style>
    <style:style style:name="T40_1" style:family="text">
      <style:text-properties fo:color="#0000ff"/>
    </style:style>
    <style:style style:name="T40_2" style:family="text">
      <style:text-properties fo:color="#0000ff"/>
    </style:style>
    <style:style style:name="T40_3" style:family="text">
      <style:text-properties fo:color="#0000ff"/>
    </style:style>
    <style:style style:name="T40_4" style:family="text">
      <style:text-properties fo:color="#0000ff"/>
    </style:style>
    <style:style style:name="T40_5" style:family="text">
      <style:text-properties fo:color="#0000ff"/>
    </style:style>
    <style:style style:name="T40_6" style:family="text">
      <style:text-properties fo:color="#0000ff"/>
    </style:style>
    <style:style style:name="T40_7" style:family="text">
      <style:text-properties fo:color="#0000ff"/>
    </style:style>
    <style:style style:name="T40_8" style:family="text">
      <style:text-properties fo:color="#0000ff"/>
    </style:style>
    <style:style style:name="T40_9" style:family="text">
      <style:text-properties fo:color="#0000ff"/>
    </style:style>
    <style:style style:name="T40_10" style:family="text">
      <style:text-properties fo:color="#0000ff"/>
    </style:style>
    <style:style style:name="T40_11" style:family="text">
      <style:text-properties fo:color="#0000ff"/>
    </style:style>
    <style:style style:name="T40_12" style:family="text">
      <style:text-properties fo:color="#0000ff"/>
    </style:style>
    <style:style style:name="T40_13" style:family="text">
      <style:text-properties fo:color="#0000ff"/>
    </style:style>
    <style:style style:name="T40_14" style:family="text">
      <style:text-properties fo:color="#0000ff"/>
    </style:style>
    <style:style style:name="T40_15" style:family="text">
      <style:text-properties fo:color="#0000ff"/>
    </style:style>
    <style:style style:name="T40_16" style:family="text">
      <style:text-properties fo:color="#0000ff"/>
    </style:style>
    <style:style style:name="T40_17" style:family="text">
      <style:text-properties fo:color="#0000ff"/>
    </style:style>
    <style:style style:name="T40_18" style:family="text">
      <style:text-properties fo:color="#0000ff"/>
    </style:style>
    <style:style style:name="T40_19" style:family="text">
      <style:text-properties fo:color="#0000ff"/>
    </style:style>
    <style:style style:name="T40_20" style:family="text">
      <style:text-properties fo:color="#0000ff"/>
    </style:style>
    <style:style style:name="T40_21" style:family="text">
      <style:text-properties fo:color="#0000ff"/>
    </style:style>
    <style:style style:name="T40_22" style:family="text">
      <style:text-properties fo:color="#0000ff"/>
    </style:style>
    <style:style style:name="T40_23" style:family="text">
      <style:text-properties fo:color="#0000ff"/>
    </style:style>
    <style:style style:name="T40_24" style:family="text">
      <style:text-properties fo:color="#0000ff"/>
    </style:style>
    <style:style style:name="T40_25" style:family="text">
      <style:text-properties fo:color="#0000ff"/>
    </style:style>
    <style:style style:name="T40_26" style:family="text">
      <style:text-properties fo:color="#0000ff"/>
    </style:style>
    <style:style style:name="T40_27" style:family="text">
      <style:text-properties fo:color="#0000ff"/>
    </style:style>
    <style:style style:name="T40_28" style:family="text">
      <style:text-properties fo:color="#0000ff"/>
    </style:style>
    <style:style style:name="T40_29" style:family="text">
      <style:text-properties fo:color="#0000ff"/>
    </style:style>
    <style:style style:name="T40_30" style:family="text">
      <style:text-properties fo:color="#0000ff"/>
    </style:style>
    <style:style style:name="T40_31" style:family="text">
      <style:text-properties fo:color="#0000ff"/>
    </style:style>
    <style:style style:name="T40_32" style:family="text">
      <style:text-properties fo:color="#0000ff"/>
    </style:style>
    <style:style style:name="T40_33" style:family="text">
      <style:text-properties fo:color="#0000ff"/>
    </style:style>
    <style:style style:name="T40_34" style:family="text">
      <style:text-properties fo:color="#0000ff"/>
    </style:style>
    <style:style style:name="T40_35" style:family="text">
      <style:text-properties fo:color="#0000ff"/>
    </style:style>
    <style:style style:name="T40_36" style:family="text">
      <style:text-properties fo:color="#0000ff"/>
    </style:style>
    <style:style style:name="T40_37" style:family="text">
      <style:text-properties fo:color="#0000ff"/>
    </style:style>
    <style:style style:name="T40_38" style:family="text">
      <style:text-properties fo:color="#0000ff"/>
    </style:style>
    <style:style style:name="T40_39" style:family="text">
      <style:text-properties fo:color="#0000ff"/>
    </style:style>
    <style:style style:name="T40_40" style:family="text">
      <style:text-properties fo:color="#0000ff"/>
    </style:style>
    <style:style style:name="T40_41" style:family="text">
      <style:text-properties fo:color="#0000ff"/>
    </style:style>
    <style:style style:name="T40_42" style:family="text">
      <style:text-properties fo:color="#0000ff"/>
    </style:style>
    <style:style style:name="T40_43" style:family="text">
      <style:text-properties fo:color="#0000ff"/>
    </style:style>
    <style:style style:name="T40_44" style:family="text">
      <style:text-properties fo:color="#0000ff"/>
    </style:style>
    <style:style style:name="T40_45" style:family="text">
      <style:text-properties fo:color="#0000ff"/>
    </style:style>
    <style:style style:name="T40_46" style:family="text">
      <style:text-properties fo:color="#0000ff"/>
    </style:style>
    <style:style style:name="T40_47" style:family="text">
      <style:text-properties fo:color="#0000ff"/>
    </style:style>
    <style:style style:name="T40_48" style:family="text">
      <style:text-properties fo:color="#0000ff"/>
    </style:style>
    <style:style style:name="T40_49" style:family="text">
      <style:text-properties fo:color="#0000ff"/>
    </style:style>
    <style:style style:name="T40_50" style:family="text">
      <style:text-properties fo:color="#0000ff"/>
    </style:style>
    <style:style style:name="T40_51" style:family="text">
      <style:text-properties fo:color="#0000ff"/>
    </style:style>
    <style:style style:name="T40_52" style:family="text">
      <style:text-properties fo:color="#0000ff"/>
    </style:style>
    <style:style style:name="T40_53" style:family="text">
      <style:text-properties fo:color="#0000ff"/>
    </style:style>
    <style:style style:name="T40_54" style:family="text">
      <style:text-properties fo:color="#0000ff"/>
    </style:style>
    <style:style style:name="T40_55" style:family="text">
      <style:text-properties fo:color="#0000ff"/>
    </style:style>
    <style:style style:name="T40_56" style:family="text">
      <style:text-properties fo:color="#0000ff"/>
    </style:style>
    <style:style style:name="T40_57" style:family="text">
      <style:text-properties fo:color="#0000ff"/>
    </style:style>
    <style:style style:name="T40_58" style:family="text">
      <style:text-properties fo:color="#0000ff"/>
    </style:style>
    <style:style style:name="T40_59" style:family="text">
      <style:text-properties fo:color="#0000ff"/>
    </style:style>
    <style:style style:name="T40_60" style:family="text">
      <style:text-properties fo:color="#0000ff"/>
    </style:style>
    <style:style style:name="T40_61" style:family="text">
      <style:text-properties fo:color="#0000ff"/>
    </style:style>
    <style:style style:name="T40_62" style:family="text">
      <style:text-properties fo:color="#0000ff"/>
    </style:style>
    <style:style style:name="T40_63" style:family="text">
      <style:text-properties fo:color="#0000ff"/>
    </style:style>
    <style:style style:name="T40_64" style:family="text">
      <style:text-properties fo:color="#0000ff"/>
    </style:style>
    <style:style style:name="T40_65" style:family="text">
      <style:text-properties fo:color="#0000ff"/>
    </style:style>
    <style:style style:name="T40_66" style:family="text">
      <style:text-properties fo:color="#0000ff"/>
    </style:style>
    <style:style style:name="T40_67" style:family="text">
      <style:text-properties fo:color="#0000ff"/>
    </style:style>
    <style:style style:name="T40_68" style:family="text">
      <style:text-properties fo:color="#0000ff"/>
    </style:style>
    <style:style style:name="T40_69" style:family="text">
      <style:text-properties fo:color="#0000ff"/>
    </style:style>
    <style:style style:name="T40_70" style:family="text">
      <style:text-properties fo:color="#0000ff"/>
    </style:style>
    <style:style style:name="P41" style:family="paragraph" style:parent-style-name="Standard">
      <style:paragraph-properties fo:text-align="justify" fo:break-before="auto" style:writing-mode="lr-tb"/>
      <style:text-properties fo:color="#0000ff"/>
    </style:style>
    <style:style style:name="P42" style:family="paragraph" style:parent-style-name="Standard">
      <style:paragraph-properties fo:text-align="justify" fo:break-before="auto" style:writing-mode="lr-tb"/>
    </style:style>
    <style:style style:name="T42_1" style:family="text">
      <style:text-properties fo:color="#0000ff"/>
    </style:style>
    <style:style style:name="T42_2" style:family="text">
      <style:text-properties fo:color="#0000ff"/>
    </style:style>
    <style:style style:name="T42_3" style:family="text">
      <style:text-properties fo:color="#0000ff"/>
    </style:style>
    <style:style style:name="T42_4" style:family="text">
      <style:text-properties fo:color="#0000ff"/>
    </style:style>
    <style:style style:name="T42_5" style:family="text">
      <style:text-properties fo:color="#0000ff"/>
    </style:style>
    <style:style style:name="T42_6" style:family="text">
      <style:text-properties fo:color="#0000ff"/>
    </style:style>
    <style:style style:name="T42_7" style:family="text">
      <style:text-properties fo:color="#0000ff"/>
    </style:style>
    <style:style style:name="T42_8" style:family="text">
      <style:text-properties fo:color="#0000ff"/>
    </style:style>
    <style:style style:name="T42_9" style:family="text">
      <style:text-properties fo:color="#0000ff"/>
    </style:style>
    <style:style style:name="T42_10" style:family="text">
      <style:text-properties fo:color="#0000ff"/>
    </style:style>
    <style:style style:name="T42_11" style:family="text">
      <style:text-properties fo:color="#0000ff"/>
    </style:style>
    <style:style style:name="T42_12" style:family="text">
      <style:text-properties fo:color="#0000ff"/>
    </style:style>
    <style:style style:name="T42_13" style:family="text">
      <style:text-properties fo:color="#0000ff"/>
    </style:style>
    <style:style style:name="T42_14" style:family="text">
      <style:text-properties fo:color="#0000ff"/>
    </style:style>
    <style:style style:name="T42_15" style:family="text">
      <style:text-properties fo:color="#0000ff"/>
    </style:style>
    <style:style style:name="T42_16" style:family="text">
      <style:text-properties fo:color="#0000ff"/>
    </style:style>
    <style:style style:name="T42_17" style:family="text">
      <style:text-properties fo:color="#0000ff"/>
    </style:style>
    <style:style style:name="T42_18" style:family="text">
      <style:text-properties fo:color="#0000ff"/>
    </style:style>
    <style:style style:name="T42_19" style:family="text">
      <style:text-properties fo:color="#0000ff"/>
    </style:style>
    <style:style style:name="T42_20" style:family="text">
      <style:text-properties fo:color="#0000ff"/>
    </style:style>
    <style:style style:name="T42_21" style:family="text">
      <style:text-properties fo:color="#0000ff"/>
    </style:style>
    <style:style style:name="T42_22" style:family="text">
      <style:text-properties fo:color="#0000ff"/>
    </style:style>
    <style:style style:name="T42_23" style:family="text">
      <style:text-properties fo:color="#0000ff"/>
    </style:style>
    <style:style style:name="T42_24" style:family="text">
      <style:text-properties fo:color="#0000ff"/>
    </style:style>
    <style:style style:name="T42_25" style:family="text">
      <style:text-properties fo:color="#0000ff"/>
    </style:style>
    <style:style style:name="T42_26" style:family="text">
      <style:text-properties fo:color="#0000ff"/>
    </style:style>
    <style:style style:name="T42_27" style:family="text">
      <style:text-properties fo:color="#0000ff"/>
    </style:style>
    <style:style style:name="T42_28" style:family="text">
      <style:text-properties fo:color="#0000ff"/>
    </style:style>
    <style:style style:name="T42_29" style:family="text">
      <style:text-properties fo:color="#0000ff"/>
    </style:style>
    <style:style style:name="T42_30" style:family="text">
      <style:text-properties fo:color="#0000ff"/>
    </style:style>
    <style:style style:name="T42_31" style:family="text">
      <style:text-properties fo:color="#0000ff"/>
    </style:style>
    <style:style style:name="T42_32" style:family="text">
      <style:text-properties fo:color="#0000ff"/>
    </style:style>
    <style:style style:name="T42_33" style:family="text">
      <style:text-properties fo:color="#0000ff"/>
    </style:style>
    <style:style style:name="T42_34" style:family="text">
      <style:text-properties fo:color="#0000ff"/>
    </style:style>
    <style:style style:name="T42_35" style:family="text">
      <style:text-properties fo:color="#0000ff"/>
    </style:style>
    <style:style style:name="T42_36" style:family="text">
      <style:text-properties fo:color="#0000ff"/>
    </style:style>
    <style:style style:name="T42_37" style:family="text">
      <style:text-properties fo:color="#0000ff"/>
    </style:style>
    <style:style style:name="T42_38" style:family="text">
      <style:text-properties fo:color="#0000ff"/>
    </style:style>
    <style:style style:name="T42_39" style:family="text">
      <style:text-properties fo:color="#0000ff"/>
    </style:style>
    <style:style style:name="T42_40" style:family="text">
      <style:text-properties fo:color="#0000ff"/>
    </style:style>
    <style:style style:name="T42_41" style:family="text">
      <style:text-properties fo:color="#0000ff"/>
    </style:style>
    <style:style style:name="T42_42" style:family="text">
      <style:text-properties fo:color="#0000ff"/>
    </style:style>
    <style:style style:name="T42_43" style:family="text">
      <style:text-properties fo:color="#0000ff"/>
    </style:style>
    <style:style style:name="T42_44" style:family="text">
      <style:text-properties fo:color="#0000ff"/>
    </style:style>
    <style:style style:name="T42_45" style:family="text">
      <style:text-properties fo:color="#0000ff"/>
    </style:style>
    <style:style style:name="T42_46" style:family="text">
      <style:text-properties fo:color="#0000ff"/>
    </style:style>
    <style:style style:name="T42_47" style:family="text">
      <style:text-properties fo:color="#0000ff"/>
    </style:style>
    <style:style style:name="T42_48" style:family="text">
      <style:text-properties fo:color="#0000ff"/>
    </style:style>
    <style:style style:name="T42_49" style:family="text">
      <style:text-properties fo:color="#0000ff"/>
    </style:style>
    <style:style style:name="T42_50" style:family="text">
      <style:text-properties fo:color="#0000ff"/>
    </style:style>
    <style:style style:name="T42_51" style:family="text">
      <style:text-properties fo:color="#0000ff"/>
    </style:style>
    <style:style style:name="T42_52" style:family="text">
      <style:text-properties fo:color="#0000ff"/>
    </style:style>
    <style:style style:name="T42_53" style:family="text">
      <style:text-properties fo:color="#0000ff"/>
    </style:style>
    <style:style style:name="T42_54" style:family="text">
      <style:text-properties fo:color="#0000ff"/>
    </style:style>
    <style:style style:name="P43" style:family="paragraph" style:parent-style-name="Standard">
      <style:paragraph-properties fo:text-align="justify" fo:break-before="auto" style:writing-mode="lr-tb"/>
      <style:text-properties fo:color="#0000ff"/>
    </style:style>
    <style:style style:name="P44" style:family="paragraph" style:parent-style-name="Standard">
      <style:paragraph-properties fo:text-align="justify" fo:break-before="auto" style:writing-mode="lr-tb"/>
    </style:style>
    <style:style style:name="T44_1" style:family="text">
      <style:text-properties fo:color="#0000ff"/>
    </style:style>
    <style:style style:name="T44_2" style:family="text">
      <style:text-properties fo:color="#0000ff"/>
    </style:style>
    <style:style style:name="T44_3" style:family="text">
      <style:text-properties fo:color="#0000ff"/>
    </style:style>
    <style:style style:name="T44_4" style:family="text">
      <style:text-properties fo:color="#0000ff"/>
    </style:style>
    <style:style style:name="T44_5" style:family="text">
      <style:text-properties fo:color="#0000ff"/>
    </style:style>
    <style:style style:name="T44_6" style:family="text">
      <style:text-properties fo:color="#0000ff"/>
    </style:style>
    <style:style style:name="T44_7" style:family="text">
      <style:text-properties fo:color="#0000ff"/>
    </style:style>
    <style:style style:name="T44_8" style:family="text">
      <style:text-properties fo:color="#0000ff"/>
    </style:style>
    <style:style style:name="T44_9" style:family="text">
      <style:text-properties fo:color="#0000ff"/>
    </style:style>
    <style:style style:name="T44_10" style:family="text">
      <style:text-properties fo:color="#0000ff"/>
    </style:style>
    <style:style style:name="T44_11" style:family="text">
      <style:text-properties fo:color="#0000ff"/>
    </style:style>
    <style:style style:name="T44_12" style:family="text">
      <style:text-properties fo:color="#0000ff"/>
    </style:style>
    <style:style style:name="T44_13" style:family="text">
      <style:text-properties fo:color="#0000ff"/>
    </style:style>
    <style:style style:name="T44_14" style:family="text">
      <style:text-properties fo:color="#0000ff"/>
    </style:style>
    <style:style style:name="T44_15" style:family="text">
      <style:text-properties fo:color="#0000ff"/>
    </style:style>
    <style:style style:name="T44_16" style:family="text">
      <style:text-properties fo:color="#0000ff"/>
    </style:style>
    <style:style style:name="T44_17" style:family="text">
      <style:text-properties fo:color="#0000ff"/>
    </style:style>
    <style:style style:name="T44_18" style:family="text">
      <style:text-properties fo:color="#0000ff"/>
    </style:style>
    <style:style style:name="T44_19" style:family="text">
      <style:text-properties fo:color="#0000ff"/>
    </style:style>
    <style:style style:name="T44_20" style:family="text">
      <style:text-properties fo:color="#0000ff"/>
    </style:style>
    <style:style style:name="T44_21" style:family="text">
      <style:text-properties fo:color="#0000ff"/>
    </style:style>
    <style:style style:name="T44_22" style:family="text">
      <style:text-properties fo:color="#0000ff"/>
    </style:style>
    <style:style style:name="T44_23" style:family="text">
      <style:text-properties fo:color="#0000ff"/>
    </style:style>
    <style:style style:name="T44_24" style:family="text">
      <style:text-properties fo:color="#0000ff"/>
    </style:style>
    <style:style style:name="T44_25" style:family="text">
      <style:text-properties fo:color="#0000ff"/>
    </style:style>
    <style:style style:name="T44_26" style:family="text">
      <style:text-properties fo:color="#0000ff"/>
    </style:style>
    <style:style style:name="T44_27" style:family="text">
      <style:text-properties fo:color="#0000ff"/>
    </style:style>
    <style:style style:name="T44_28" style:family="text">
      <style:text-properties fo:color="#0000ff"/>
    </style:style>
    <style:style style:name="T44_29" style:family="text">
      <style:text-properties fo:color="#0000ff"/>
    </style:style>
    <style:style style:name="T44_30" style:family="text">
      <style:text-properties fo:color="#0000ff"/>
    </style:style>
    <style:style style:name="T44_31" style:family="text">
      <style:text-properties fo:color="#0000ff"/>
    </style:style>
    <style:style style:name="T44_32" style:family="text">
      <style:text-properties fo:color="#0000ff"/>
    </style:style>
    <style:style style:name="T44_33" style:family="text">
      <style:text-properties fo:color="#0000ff"/>
    </style:style>
    <style:style style:name="T44_34" style:family="text">
      <style:text-properties fo:color="#0000ff"/>
    </style:style>
    <style:style style:name="T44_35" style:family="text">
      <style:text-properties fo:color="#0000ff"/>
    </style:style>
    <style:style style:name="T44_36" style:family="text">
      <style:text-properties fo:color="#0000ff"/>
    </style:style>
    <style:style style:name="T44_37" style:family="text">
      <style:text-properties fo:color="#0000ff"/>
    </style:style>
    <style:style style:name="T44_38" style:family="text">
      <style:text-properties fo:color="#0000ff"/>
    </style:style>
    <style:style style:name="T44_39" style:family="text">
      <style:text-properties fo:color="#0000ff"/>
    </style:style>
    <style:style style:name="T44_40" style:family="text">
      <style:text-properties fo:color="#0000ff"/>
    </style:style>
    <style:style style:name="T44_41" style:family="text">
      <style:text-properties fo:color="#0000ff"/>
    </style:style>
    <style:style style:name="T44_42" style:family="text">
      <style:text-properties fo:color="#0000ff"/>
    </style:style>
    <style:style style:name="T44_43" style:family="text">
      <style:text-properties fo:color="#0000ff"/>
    </style:style>
    <style:style style:name="T44_44" style:family="text">
      <style:text-properties fo:color="#0000ff"/>
    </style:style>
    <style:style style:name="T44_45" style:family="text">
      <style:text-properties fo:color="#0000ff"/>
    </style:style>
    <style:style style:name="T44_46" style:family="text">
      <style:text-properties fo:color="#0000ff"/>
    </style:style>
    <style:style style:name="T44_47" style:family="text">
      <style:text-properties fo:color="#0000ff"/>
    </style:style>
    <style:style style:name="T44_48" style:family="text">
      <style:text-properties fo:color="#0000ff"/>
    </style:style>
    <style:style style:name="T44_49" style:family="text">
      <style:text-properties fo:color="#0000ff"/>
    </style:style>
    <style:style style:name="T44_50" style:family="text">
      <style:text-properties fo:color="#0000ff"/>
    </style:style>
    <style:style style:name="T44_51" style:family="text">
      <style:text-properties fo:color="#0000ff"/>
    </style:style>
    <style:style style:name="T44_52" style:family="text">
      <style:text-properties fo:color="#0000ff"/>
    </style:style>
    <style:style style:name="T44_53" style:family="text">
      <style:text-properties fo:color="#0000ff"/>
    </style:style>
    <style:style style:name="T44_54" style:family="text">
      <style:text-properties fo:color="#0000ff"/>
    </style:style>
    <style:style style:name="T44_55" style:family="text">
      <style:text-properties fo:color="#0000ff"/>
    </style:style>
    <style:style style:name="T44_56" style:family="text">
      <style:text-properties fo:color="#0000ff"/>
    </style:style>
    <style:style style:name="T44_57" style:family="text">
      <style:text-properties fo:color="#0000ff"/>
    </style:style>
    <style:style style:name="T44_58" style:family="text">
      <style:text-properties fo:color="#0000ff"/>
    </style:style>
    <style:style style:name="T44_59" style:family="text">
      <style:text-properties fo:color="#0000ff"/>
    </style:style>
    <style:style style:name="T44_60" style:family="text">
      <style:text-properties fo:color="#0000ff"/>
    </style:style>
    <style:style style:name="T44_61" style:family="text">
      <style:text-properties fo:color="#0000ff"/>
    </style:style>
    <style:style style:name="T44_62" style:family="text">
      <style:text-properties fo:color="#0000ff"/>
    </style:style>
    <style:style style:name="T44_63" style:family="text">
      <style:text-properties fo:color="#0000ff"/>
    </style:style>
    <style:style style:name="T44_64" style:family="text">
      <style:text-properties fo:color="#0000ff"/>
    </style:style>
    <style:style style:name="T44_65" style:family="text">
      <style:text-properties fo:color="#0000ff"/>
    </style:style>
    <style:style style:name="T44_66" style:family="text">
      <style:text-properties fo:color="#0000ff"/>
    </style:style>
    <style:style style:name="T44_67" style:family="text">
      <style:text-properties fo:color="#0000ff"/>
    </style:style>
    <style:style style:name="T44_68" style:family="text">
      <style:text-properties fo:color="#0000ff"/>
    </style:style>
    <style:style style:name="T44_69" style:family="text">
      <style:text-properties fo:color="#0000ff"/>
    </style:style>
    <style:style style:name="T44_70" style:family="text">
      <style:text-properties fo:color="#0000ff"/>
    </style:style>
    <style:style style:name="T44_71" style:family="text">
      <style:text-properties fo:color="#0000ff"/>
    </style:style>
    <style:style style:name="T44_72" style:family="text">
      <style:text-properties fo:color="#0000ff"/>
    </style:style>
    <style:style style:name="T44_73" style:family="text">
      <style:text-properties fo:color="#0000ff"/>
    </style:style>
    <style:style style:name="T44_74" style:family="text">
      <style:text-properties fo:color="#0000ff"/>
    </style:style>
    <style:style style:name="T44_75" style:family="text">
      <style:text-properties fo:color="#0000ff"/>
    </style:style>
    <style:style style:name="T44_76" style:family="text">
      <style:text-properties fo:color="#0000ff"/>
    </style:style>
    <style:style style:name="T44_77" style:family="text">
      <style:text-properties fo:color="#0000ff"/>
    </style:style>
    <style:style style:name="T44_78" style:family="text">
      <style:text-properties fo:color="#0000ff"/>
    </style:style>
    <style:style style:name="T44_79" style:family="text">
      <style:text-properties fo:color="#0000ff"/>
    </style:style>
    <style:style style:name="T44_80" style:family="text">
      <style:text-properties fo:color="#0000ff"/>
    </style:style>
    <style:style style:name="T44_81" style:family="text">
      <style:text-properties fo:color="#0000ff"/>
    </style:style>
    <style:style style:name="T44_82" style:family="text">
      <style:text-properties fo:color="#0000ff"/>
    </style:style>
    <style:style style:name="T44_83" style:family="text">
      <style:text-properties fo:color="#0000ff"/>
    </style:style>
    <style:style style:name="T44_84" style:family="text">
      <style:text-properties fo:color="#0000ff"/>
    </style:style>
    <style:style style:name="T44_85" style:family="text">
      <style:text-properties fo:color="#0000ff"/>
    </style:style>
    <style:style style:name="T44_86" style:family="text">
      <style:text-properties fo:color="#0000ff"/>
    </style:style>
    <style:style style:name="T44_87" style:family="text">
      <style:text-properties fo:color="#0000ff"/>
    </style:style>
    <style:style style:name="T44_88" style:family="text">
      <style:text-properties fo:color="#0000ff"/>
    </style:style>
    <style:style style:name="T44_89" style:family="text">
      <style:text-properties fo:color="#0000ff"/>
    </style:style>
    <style:style style:name="T44_90" style:family="text">
      <style:text-properties fo:color="#0000ff"/>
    </style:style>
    <style:style style:name="T44_91" style:family="text">
      <style:text-properties fo:color="#0000ff"/>
    </style:style>
    <style:style style:name="T44_92" style:family="text">
      <style:text-properties fo:color="#0000ff"/>
    </style:style>
    <style:style style:name="T44_93" style:family="text">
      <style:text-properties fo:color="#0000ff"/>
    </style:style>
    <style:style style:name="T44_94" style:family="text">
      <style:text-properties fo:color="#0000ff"/>
    </style:style>
    <style:style style:name="T44_95" style:family="text">
      <style:text-properties fo:color="#0000ff"/>
    </style:style>
    <style:style style:name="T44_96" style:family="text">
      <style:text-properties fo:color="#0000ff"/>
    </style:style>
    <style:style style:name="T44_97" style:family="text">
      <style:text-properties fo:color="#0000ff"/>
    </style:style>
    <style:style style:name="T44_98" style:family="text">
      <style:text-properties fo:color="#0000ff"/>
    </style:style>
    <style:style style:name="T44_99" style:family="text">
      <style:text-properties fo:color="#0000ff"/>
    </style:style>
    <style:style style:name="T44_100" style:family="text">
      <style:text-properties fo:color="#0000ff"/>
    </style:style>
    <style:style style:name="T44_101" style:family="text">
      <style:text-properties fo:color="#0000ff"/>
    </style:style>
    <style:style style:name="T44_102" style:family="text">
      <style:text-properties fo:color="#0000ff"/>
    </style:style>
    <style:style style:name="T44_103" style:family="text">
      <style:text-properties fo:color="#0000ff"/>
    </style:style>
    <style:style style:name="T44_104" style:family="text">
      <style:text-properties fo:color="#0000ff"/>
    </style:style>
    <style:style style:name="T44_105" style:family="text">
      <style:text-properties fo:color="#0000ff"/>
    </style:style>
    <style:style style:name="T44_106" style:family="text">
      <style:text-properties fo:color="#0000ff"/>
    </style:style>
    <style:style style:name="T44_107" style:family="text">
      <style:text-properties fo:color="#0000ff"/>
    </style:style>
    <style:style style:name="T44_108" style:family="text">
      <style:text-properties fo:color="#0000ff"/>
    </style:style>
    <style:style style:name="T44_109" style:family="text">
      <style:text-properties fo:color="#0000ff"/>
    </style:style>
    <style:style style:name="T44_110" style:family="text">
      <style:text-properties fo:color="#0000ff"/>
    </style:style>
    <style:style style:name="T44_111" style:family="text">
      <style:text-properties fo:color="#0000ff"/>
    </style:style>
    <style:style style:name="T44_112" style:family="text">
      <style:text-properties fo:color="#0000ff"/>
    </style:style>
    <style:style style:name="T44_113" style:family="text">
      <style:text-properties fo:color="#0000ff"/>
    </style:style>
    <style:style style:name="T44_114" style:family="text">
      <style:text-properties fo:color="#0000ff"/>
    </style:style>
    <style:style style:name="T44_115" style:family="text">
      <style:text-properties fo:color="#0000ff"/>
    </style:style>
    <style:style style:name="T44_116" style:family="text">
      <style:text-properties fo:color="#0000ff"/>
    </style:style>
    <style:style style:name="T44_117" style:family="text">
      <style:text-properties fo:color="#0000ff"/>
    </style:style>
    <style:style style:name="P45" style:family="paragraph" style:parent-style-name="Standard">
      <style:paragraph-properties fo:text-align="justify" fo:break-before="auto" style:writing-mode="lr-tb"/>
      <style:text-properties fo:color="#0000ff"/>
    </style:style>
    <style:style style:name="P46" style:family="paragraph" style:parent-style-name="Standard">
      <style:paragraph-properties fo:text-align="justify" fo:break-before="auto" style:writing-mode="lr-tb"/>
    </style:style>
    <style:style style:name="T46_1" style:family="text">
      <style:text-properties fo:color="#0000ff"/>
    </style:style>
    <style:style style:name="T46_2" style:family="text">
      <style:text-properties fo:color="#0000ff"/>
    </style:style>
    <style:style style:name="T46_3" style:family="text">
      <style:text-properties fo:color="#0000ff"/>
    </style:style>
    <style:style style:name="T46_4" style:family="text">
      <style:text-properties fo:color="#0000ff"/>
    </style:style>
    <style:style style:name="T46_5" style:family="text">
      <style:text-properties fo:color="#0000ff"/>
    </style:style>
    <style:style style:name="T46_6" style:family="text">
      <style:text-properties fo:color="#0000ff"/>
    </style:style>
    <style:style style:name="T46_7" style:family="text">
      <style:text-properties fo:color="#0000ff"/>
    </style:style>
    <style:style style:name="T46_8" style:family="text">
      <style:text-properties fo:color="#0000ff"/>
    </style:style>
    <style:style style:name="T46_9" style:family="text">
      <style:text-properties fo:color="#0000ff"/>
    </style:style>
    <style:style style:name="T46_10" style:family="text">
      <style:text-properties fo:color="#0000ff"/>
    </style:style>
    <style:style style:name="T46_11" style:family="text">
      <style:text-properties fo:color="#0000ff"/>
    </style:style>
    <style:style style:name="T46_12" style:family="text">
      <style:text-properties fo:color="#0000ff"/>
    </style:style>
    <style:style style:name="T46_13" style:family="text">
      <style:text-properties fo:color="#0000ff"/>
    </style:style>
    <style:style style:name="T46_14" style:family="text">
      <style:text-properties fo:color="#0000ff"/>
    </style:style>
    <style:style style:name="T46_15" style:family="text">
      <style:text-properties fo:color="#0000ff"/>
    </style:style>
    <style:style style:name="T46_16" style:family="text">
      <style:text-properties fo:color="#0000ff"/>
    </style:style>
    <style:style style:name="T46_17" style:family="text">
      <style:text-properties fo:color="#0000ff"/>
    </style:style>
    <style:style style:name="T46_18" style:family="text">
      <style:text-properties fo:color="#0000ff"/>
    </style:style>
    <style:style style:name="T46_19" style:family="text">
      <style:text-properties fo:color="#0000ff"/>
    </style:style>
    <style:style style:name="T46_20" style:family="text">
      <style:text-properties fo:color="#0000ff"/>
    </style:style>
    <style:style style:name="T46_21" style:family="text">
      <style:text-properties fo:color="#0000ff"/>
    </style:style>
    <style:style style:name="T46_22" style:family="text">
      <style:text-properties fo:color="#0000ff"/>
    </style:style>
    <style:style style:name="T46_23" style:family="text">
      <style:text-properties fo:color="#0000ff"/>
    </style:style>
    <style:style style:name="T46_24" style:family="text">
      <style:text-properties fo:color="#0000ff"/>
    </style:style>
    <style:style style:name="T46_25" style:family="text">
      <style:text-properties fo:color="#0000ff"/>
    </style:style>
    <style:style style:name="T46_26" style:family="text">
      <style:text-properties fo:color="#0000ff"/>
    </style:style>
    <style:style style:name="T46_27" style:family="text">
      <style:text-properties fo:color="#0000ff"/>
    </style:style>
    <style:style style:name="T46_28" style:family="text">
      <style:text-properties fo:color="#0000ff"/>
    </style:style>
    <style:style style:name="T46_29" style:family="text">
      <style:text-properties fo:color="#0000ff"/>
    </style:style>
    <style:style style:name="T46_30" style:family="text">
      <style:text-properties fo:color="#0000ff"/>
    </style:style>
    <style:style style:name="T46_31" style:family="text">
      <style:text-properties fo:color="#0000ff"/>
    </style:style>
    <style:style style:name="T46_32" style:family="text">
      <style:text-properties fo:color="#0000ff"/>
    </style:style>
    <style:style style:name="T46_33" style:family="text">
      <style:text-properties fo:color="#0000ff"/>
    </style:style>
    <style:style style:name="T46_34" style:family="text">
      <style:text-properties fo:color="#0000ff"/>
    </style:style>
    <style:style style:name="T46_35" style:family="text">
      <style:text-properties fo:color="#0000ff"/>
    </style:style>
    <style:style style:name="T46_36" style:family="text">
      <style:text-properties fo:color="#0000ff"/>
    </style:style>
    <style:style style:name="T46_37" style:family="text">
      <style:text-properties fo:color="#0000ff"/>
    </style:style>
    <style:style style:name="T46_38" style:family="text">
      <style:text-properties fo:color="#0000ff"/>
    </style:style>
    <style:style style:name="T46_39" style:family="text">
      <style:text-properties fo:color="#0000ff"/>
    </style:style>
    <style:style style:name="T46_40" style:family="text">
      <style:text-properties fo:color="#0000ff"/>
    </style:style>
    <style:style style:name="T46_41" style:family="text">
      <style:text-properties fo:color="#0000ff"/>
    </style:style>
    <style:style style:name="T46_42" style:family="text">
      <style:text-properties fo:color="#0000ff"/>
    </style:style>
    <style:style style:name="T46_43" style:family="text">
      <style:text-properties fo:color="#0000ff"/>
    </style:style>
    <style:style style:name="T46_44" style:family="text">
      <style:text-properties fo:color="#0000ff"/>
    </style:style>
    <style:style style:name="T46_45" style:family="text">
      <style:text-properties fo:color="#0000ff"/>
    </style:style>
    <style:style style:name="T46_46" style:family="text">
      <style:text-properties fo:color="#0000ff"/>
    </style:style>
    <style:style style:name="T46_47" style:family="text">
      <style:text-properties fo:color="#0000ff"/>
    </style:style>
    <style:style style:name="T46_48" style:family="text">
      <style:text-properties fo:color="#0000ff"/>
    </style:style>
    <style:style style:name="T46_49" style:family="text">
      <style:text-properties fo:color="#0000ff"/>
    </style:style>
    <style:style style:name="T46_50" style:family="text">
      <style:text-properties fo:color="#0000ff"/>
    </style:style>
    <style:style style:name="T46_51" style:family="text">
      <style:text-properties fo:color="#0000ff"/>
    </style:style>
    <style:style style:name="T46_52" style:family="text">
      <style:text-properties fo:color="#0000ff"/>
    </style:style>
    <style:style style:name="P47" style:family="paragraph" style:parent-style-name="Standard">
      <style:paragraph-properties fo:text-align="justify" fo:break-before="auto" style:writing-mode="lr-tb"/>
      <style:text-properties fo:color="#0000ff"/>
    </style:style>
    <style:style style:name="P48" style:family="paragraph" style:parent-style-name="Standard">
      <style:paragraph-properties fo:text-align="justify" fo:break-before="auto" style:writing-mode="lr-tb"/>
    </style:style>
    <style:style style:name="T48_1" style:family="text">
      <style:text-properties fo:color="#0000ff"/>
    </style:style>
    <style:style style:name="T48_2" style:family="text">
      <style:text-properties fo:color="#0000ff"/>
    </style:style>
    <style:style style:name="T48_3" style:family="text">
      <style:text-properties fo:color="#0000ff"/>
    </style:style>
    <style:style style:name="T48_4" style:family="text">
      <style:text-properties fo:color="#0000ff"/>
    </style:style>
    <style:style style:name="T48_5" style:family="text">
      <style:text-properties fo:color="#0000ff"/>
    </style:style>
    <style:style style:name="T48_6" style:family="text">
      <style:text-properties fo:color="#0000ff"/>
    </style:style>
    <style:style style:name="T48_7" style:family="text">
      <style:text-properties fo:color="#0000ff"/>
    </style:style>
    <style:style style:name="T48_8" style:family="text">
      <style:text-properties fo:color="#0000ff"/>
    </style:style>
    <style:style style:name="T48_9" style:family="text">
      <style:text-properties fo:color="#0000ff"/>
    </style:style>
    <style:style style:name="T48_10" style:family="text">
      <style:text-properties fo:color="#0000ff"/>
    </style:style>
    <style:style style:name="T48_11" style:family="text">
      <style:text-properties fo:color="#0000ff"/>
    </style:style>
    <style:style style:name="T48_12" style:family="text">
      <style:text-properties fo:color="#0000ff"/>
    </style:style>
    <style:style style:name="T48_13" style:family="text">
      <style:text-properties fo:color="#0000ff"/>
    </style:style>
    <style:style style:name="T48_14" style:family="text">
      <style:text-properties fo:color="#0000ff"/>
    </style:style>
    <style:style style:name="T48_15" style:family="text">
      <style:text-properties fo:color="#0000ff"/>
    </style:style>
    <style:style style:name="T48_16" style:family="text">
      <style:text-properties fo:color="#0000ff"/>
    </style:style>
    <style:style style:name="T48_17" style:family="text">
      <style:text-properties fo:color="#0000ff"/>
    </style:style>
    <style:style style:name="T48_18" style:family="text">
      <style:text-properties fo:color="#0000ff"/>
    </style:style>
    <style:style style:name="T48_19" style:family="text">
      <style:text-properties fo:color="#0000ff"/>
    </style:style>
    <style:style style:name="T48_20" style:family="text">
      <style:text-properties fo:color="#0000ff"/>
    </style:style>
    <style:style style:name="T48_21" style:family="text">
      <style:text-properties fo:color="#0000ff"/>
    </style:style>
    <style:style style:name="T48_22" style:family="text">
      <style:text-properties fo:color="#0000ff"/>
    </style:style>
    <style:style style:name="T48_23" style:family="text">
      <style:text-properties fo:color="#0000ff"/>
    </style:style>
    <style:style style:name="T48_24" style:family="text">
      <style:text-properties fo:color="#0000ff"/>
    </style:style>
    <style:style style:name="T48_25" style:family="text">
      <style:text-properties fo:color="#0000ff"/>
    </style:style>
    <style:style style:name="T48_26" style:family="text">
      <style:text-properties fo:color="#0000ff"/>
    </style:style>
    <style:style style:name="T48_27" style:family="text">
      <style:text-properties fo:color="#0000ff"/>
    </style:style>
    <style:style style:name="T48_28" style:family="text">
      <style:text-properties fo:color="#0000ff"/>
    </style:style>
    <style:style style:name="T48_29" style:family="text">
      <style:text-properties fo:color="#0000ff"/>
    </style:style>
    <style:style style:name="T48_30" style:family="text">
      <style:text-properties fo:color="#0000ff"/>
    </style:style>
    <style:style style:name="T48_31" style:family="text">
      <style:text-properties fo:color="#0000ff"/>
    </style:style>
    <style:style style:name="T48_32" style:family="text">
      <style:text-properties fo:color="#0000ff"/>
    </style:style>
    <style:style style:name="T48_33" style:family="text">
      <style:text-properties fo:color="#0000ff"/>
    </style:style>
    <style:style style:name="T48_34" style:family="text">
      <style:text-properties fo:color="#0000ff"/>
    </style:style>
    <style:style style:name="T48_35" style:family="text">
      <style:text-properties fo:color="#0000ff"/>
    </style:style>
    <style:style style:name="T48_36" style:family="text">
      <style:text-properties fo:color="#0000ff"/>
    </style:style>
    <style:style style:name="T48_37" style:family="text">
      <style:text-properties fo:color="#0000ff"/>
    </style:style>
    <style:style style:name="T48_38" style:family="text">
      <style:text-properties fo:color="#0000ff"/>
    </style:style>
    <style:style style:name="T48_39" style:family="text">
      <style:text-properties fo:color="#0000ff"/>
    </style:style>
    <style:style style:name="T48_40" style:family="text">
      <style:text-properties fo:color="#0000ff"/>
    </style:style>
    <style:style style:name="P49" style:family="paragraph" style:parent-style-name="Standard">
      <style:paragraph-properties fo:text-align="justify" fo:break-before="auto" style:writing-mode="lr-tb"/>
      <style:text-properties fo:color="#0000ff"/>
    </style:style>
    <style:style style:name="P50" style:family="paragraph" style:parent-style-name="Standard">
      <style:paragraph-properties fo:text-align="justify" fo:break-before="auto" style:writing-mode="lr-tb"/>
    </style:style>
    <style:style style:name="T50_1" style:family="text">
      <style:text-properties fo:color="#0000ff"/>
    </style:style>
    <style:style style:name="T50_2" style:family="text">
      <style:text-properties fo:color="#0000ff"/>
    </style:style>
    <style:style style:name="T50_3" style:family="text">
      <style:text-properties fo:color="#0000ff"/>
    </style:style>
    <style:style style:name="T50_4" style:family="text">
      <style:text-properties fo:color="#0000ff"/>
    </style:style>
    <style:style style:name="T50_5" style:family="text">
      <style:text-properties fo:color="#0000ff"/>
    </style:style>
    <style:style style:name="T50_6" style:family="text">
      <style:text-properties fo:color="#0000ff"/>
    </style:style>
    <style:style style:name="T50_7" style:family="text">
      <style:text-properties fo:color="#0000ff"/>
    </style:style>
    <style:style style:name="T50_8" style:family="text">
      <style:text-properties fo:color="#0000ff"/>
    </style:style>
    <style:style style:name="T50_9" style:family="text">
      <style:text-properties fo:color="#0000ff"/>
    </style:style>
    <style:style style:name="T50_10" style:family="text">
      <style:text-properties fo:color="#0000ff"/>
    </style:style>
    <style:style style:name="T50_11" style:family="text">
      <style:text-properties fo:color="#0000ff"/>
    </style:style>
    <style:style style:name="T50_12" style:family="text">
      <style:text-properties fo:color="#0000ff"/>
    </style:style>
    <style:style style:name="T50_13" style:family="text">
      <style:text-properties fo:color="#0000ff"/>
    </style:style>
    <style:style style:name="T50_14" style:family="text">
      <style:text-properties fo:color="#0000ff"/>
    </style:style>
    <style:style style:name="T50_15" style:family="text">
      <style:text-properties fo:color="#0000ff"/>
    </style:style>
    <style:style style:name="T50_16" style:family="text">
      <style:text-properties fo:color="#0000ff"/>
    </style:style>
    <style:style style:name="T50_17" style:family="text">
      <style:text-properties fo:color="#0000ff"/>
    </style:style>
    <style:style style:name="T50_18" style:family="text">
      <style:text-properties fo:color="#0000ff"/>
    </style:style>
    <style:style style:name="T50_19" style:family="text">
      <style:text-properties fo:color="#0000ff"/>
    </style:style>
    <style:style style:name="T50_20" style:family="text">
      <style:text-properties fo:color="#0000ff"/>
    </style:style>
    <style:style style:name="T50_21" style:family="text">
      <style:text-properties fo:color="#0000ff"/>
    </style:style>
    <style:style style:name="T50_22" style:family="text">
      <style:text-properties fo:color="#0000ff"/>
    </style:style>
    <style:style style:name="T50_23" style:family="text">
      <style:text-properties fo:color="#0000ff"/>
    </style:style>
    <style:style style:name="T50_24" style:family="text">
      <style:text-properties fo:color="#0000ff"/>
    </style:style>
    <style:style style:name="T50_25" style:family="text">
      <style:text-properties fo:color="#0000ff"/>
    </style:style>
    <style:style style:name="T50_26" style:family="text">
      <style:text-properties fo:color="#0000ff"/>
    </style:style>
    <style:style style:name="T50_27" style:family="text">
      <style:text-properties fo:color="#0000ff"/>
    </style:style>
    <style:style style:name="T50_28" style:family="text">
      <style:text-properties fo:color="#0000ff"/>
    </style:style>
    <style:style style:name="P51" style:family="paragraph" style:parent-style-name="Standard">
      <style:paragraph-properties fo:text-align="justify" fo:break-before="auto" style:writing-mode="lr-tb"/>
    </style:style>
    <style:style style:name="T51_1" style:family="text">
      <style:text-properties fo:color="#0000ff"/>
    </style:style>
    <style:style style:name="T51_2" style:family="text">
      <style:text-properties fo:color="#0000ff"/>
    </style:style>
    <style:style style:name="T51_3" style:family="text">
      <style:text-properties fo:color="#0000ff"/>
    </style:style>
    <style:style style:name="T51_4" style:family="text">
      <style:text-properties fo:color="#0000ff"/>
    </style:style>
    <style:style style:name="T51_5" style:family="text">
      <style:text-properties fo:color="#0000ff"/>
    </style:style>
    <style:style style:name="T51_6" style:family="text">
      <style:text-properties fo:color="#0000ff"/>
    </style:style>
    <style:style style:name="T51_7" style:family="text">
      <style:text-properties fo:color="#0000ff"/>
    </style:style>
    <style:style style:name="T51_8" style:family="text">
      <style:text-properties fo:color="#0000ff"/>
    </style:style>
    <style:style style:name="T51_9" style:family="text">
      <style:text-properties fo:color="#0000ff"/>
    </style:style>
    <style:style style:name="T51_10" style:family="text">
      <style:text-properties fo:color="#0000ff"/>
    </style:style>
    <style:style style:name="T51_11" style:family="text">
      <style:text-properties fo:color="#0000ff"/>
    </style:style>
    <style:style style:name="T51_12" style:family="text">
      <style:text-properties fo:color="#0000ff"/>
    </style:style>
    <style:style style:name="T51_13" style:family="text">
      <style:text-properties fo:color="#0000ff"/>
    </style:style>
    <style:style style:name="T51_14" style:family="text">
      <style:text-properties fo:color="#0000ff"/>
    </style:style>
    <style:style style:name="T51_15" style:family="text">
      <style:text-properties fo:color="#0000ff"/>
    </style:style>
    <style:style style:name="T51_16" style:family="text">
      <style:text-properties fo:color="#0000ff"/>
    </style:style>
    <style:style style:name="T51_17" style:family="text">
      <style:text-properties fo:color="#0000ff"/>
    </style:style>
    <style:style style:name="T51_18" style:family="text">
      <style:text-properties fo:color="#0000ff"/>
    </style:style>
    <style:style style:name="T51_19" style:family="text">
      <style:text-properties fo:color="#0000ff"/>
    </style:style>
    <style:style style:name="T51_20" style:family="text">
      <style:text-properties fo:color="#0000ff"/>
    </style:style>
    <style:style style:name="T51_21" style:family="text">
      <style:text-properties fo:color="#0000ff"/>
    </style:style>
    <style:style style:name="T51_22" style:family="text">
      <style:text-properties fo:color="#0000ff"/>
    </style:style>
    <style:style style:name="T51_23" style:family="text">
      <style:text-properties fo:color="#0000ff"/>
    </style:style>
    <style:style style:name="T51_24" style:family="text">
      <style:text-properties fo:color="#0000ff"/>
    </style:style>
    <style:style style:name="T51_25" style:family="text">
      <style:text-properties fo:color="#0000ff"/>
    </style:style>
    <style:style style:name="T51_26" style:family="text">
      <style:text-properties fo:color="#0000ff"/>
    </style:style>
    <style:style style:name="T51_27" style:family="text">
      <style:text-properties fo:color="#0000ff"/>
    </style:style>
    <style:style style:name="T51_28" style:family="text">
      <style:text-properties fo:color="#0000ff"/>
    </style:style>
    <style:style style:name="P52" style:family="paragraph" style:parent-style-name="Standard">
      <style:paragraph-properties fo:text-align="justify" fo:break-before="auto" style:writing-mode="lr-tb"/>
      <style:text-properties fo:color="#0000ff"/>
    </style:style>
    <style:style style:name="P53" style:family="paragraph" style:parent-style-name="Standard">
      <style:paragraph-properties fo:text-align="justify" fo:break-before="auto" style:writing-mode="lr-tb"/>
    </style:style>
    <style:style style:name="T53_1" style:family="text">
      <style:text-properties fo:color="#0000ff"/>
    </style:style>
    <style:style style:name="T53_2" style:family="text">
      <style:text-properties fo:color="#0000ff"/>
    </style:style>
    <style:style style:name="T53_3" style:family="text">
      <style:text-properties fo:color="#0000ff"/>
    </style:style>
    <style:style style:name="T53_4" style:family="text">
      <style:text-properties fo:color="#0000ff"/>
    </style:style>
    <style:style style:name="T53_5" style:family="text">
      <style:text-properties fo:color="#0000ff"/>
    </style:style>
    <style:style style:name="T53_6" style:family="text">
      <style:text-properties fo:color="#0000ff"/>
    </style:style>
    <style:style style:name="T53_7" style:family="text">
      <style:text-properties fo:color="#0000ff"/>
    </style:style>
    <style:style style:name="T53_8" style:family="text">
      <style:text-properties fo:color="#0000ff"/>
    </style:style>
    <style:style style:name="T53_9" style:family="text">
      <style:text-properties fo:color="#0000ff"/>
    </style:style>
    <style:style style:name="T53_10" style:family="text">
      <style:text-properties fo:color="#0000ff"/>
    </style:style>
    <style:style style:name="T53_11" style:family="text">
      <style:text-properties fo:color="#0000ff"/>
    </style:style>
    <style:style style:name="T53_12" style:family="text">
      <style:text-properties fo:color="#0000ff"/>
    </style:style>
    <style:style style:name="T53_13" style:family="text">
      <style:text-properties fo:color="#0000ff"/>
    </style:style>
    <style:style style:name="T53_14" style:family="text">
      <style:text-properties fo:color="#0000ff"/>
    </style:style>
    <style:style style:name="T53_15" style:family="text">
      <style:text-properties fo:color="#0000ff"/>
    </style:style>
    <style:style style:name="T53_16" style:family="text">
      <style:text-properties fo:color="#0000ff"/>
    </style:style>
    <style:style style:name="T53_17" style:family="text">
      <style:text-properties fo:color="#0000ff"/>
    </style:style>
    <style:style style:name="T53_18" style:family="text">
      <style:text-properties fo:color="#0000ff"/>
    </style:style>
    <style:style style:name="T53_19" style:family="text">
      <style:text-properties fo:color="#0000ff"/>
    </style:style>
    <style:style style:name="T53_20" style:family="text">
      <style:text-properties fo:color="#0000ff"/>
    </style:style>
    <style:style style:name="T53_21" style:family="text">
      <style:text-properties fo:color="#0000ff"/>
    </style:style>
    <style:style style:name="T53_22" style:family="text">
      <style:text-properties fo:color="#0000ff"/>
    </style:style>
    <style:style style:name="T53_23" style:family="text">
      <style:text-properties fo:color="#0000ff"/>
    </style:style>
    <style:style style:name="T53_24" style:family="text">
      <style:text-properties fo:color="#0000ff"/>
    </style:style>
    <style:style style:name="P54" style:family="paragraph" style:parent-style-name="Standard">
      <style:paragraph-properties fo:text-align="justify" fo:break-before="auto" style:writing-mode="lr-tb"/>
      <style:text-properties fo:color="#0000ff"/>
    </style:style>
    <style:style style:name="P55" style:family="paragraph" style:parent-style-name="Standard">
      <style:paragraph-properties fo:text-align="justify" fo:break-before="auto" style:writing-mode="lr-tb"/>
    </style:style>
    <style:style style:name="T55_1" style:family="text">
      <style:text-properties fo:color="#0000ff"/>
    </style:style>
    <style:style style:name="T55_2" style:family="text">
      <style:text-properties fo:color="#0000ff"/>
    </style:style>
    <style:style style:name="T55_3" style:family="text">
      <style:text-properties fo:color="#0000ff"/>
    </style:style>
    <style:style style:name="T55_4" style:family="text">
      <style:text-properties fo:color="#0000ff"/>
    </style:style>
    <style:style style:name="T55_5" style:family="text">
      <style:text-properties fo:color="#0000ff"/>
    </style:style>
    <style:style style:name="T55_6" style:family="text">
      <style:text-properties fo:color="#0000ff"/>
    </style:style>
    <style:style style:name="T55_7" style:family="text">
      <style:text-properties fo:color="#0000ff"/>
    </style:style>
    <style:style style:name="T55_8" style:family="text">
      <style:text-properties fo:color="#0000ff"/>
    </style:style>
    <style:style style:name="T55_9" style:family="text">
      <style:text-properties fo:color="#0000ff"/>
    </style:style>
    <style:style style:name="T55_10" style:family="text">
      <style:text-properties fo:color="#0000ff"/>
    </style:style>
    <style:style style:name="T55_11" style:family="text">
      <style:text-properties fo:color="#0000ff"/>
    </style:style>
    <style:style style:name="T55_12" style:family="text">
      <style:text-properties fo:color="#0000ff"/>
    </style:style>
    <style:style style:name="T55_13" style:family="text">
      <style:text-properties fo:color="#0000ff"/>
    </style:style>
    <style:style style:name="T55_14" style:family="text">
      <style:text-properties fo:color="#0000ff"/>
    </style:style>
    <style:style style:name="T55_15" style:family="text">
      <style:text-properties fo:color="#0000ff"/>
    </style:style>
    <style:style style:name="T55_16" style:family="text">
      <style:text-properties fo:color="#0000ff"/>
    </style:style>
    <style:style style:name="T55_17" style:family="text">
      <style:text-properties fo:color="#0000ff"/>
    </style:style>
    <style:style style:name="T55_18" style:family="text">
      <style:text-properties fo:color="#0000ff"/>
    </style:style>
    <style:style style:name="T55_19" style:family="text">
      <style:text-properties fo:color="#0000ff"/>
    </style:style>
    <style:style style:name="T55_20" style:family="text">
      <style:text-properties fo:color="#0000ff"/>
    </style:style>
    <style:style style:name="T55_21" style:family="text">
      <style:text-properties fo:color="#0000ff"/>
    </style:style>
    <style:style style:name="T55_22" style:family="text">
      <style:text-properties fo:color="#0000ff"/>
    </style:style>
    <style:style style:name="T55_23" style:family="text">
      <style:text-properties fo:color="#0000ff"/>
    </style:style>
    <style:style style:name="T55_24" style:family="text">
      <style:text-properties fo:color="#0000ff"/>
    </style:style>
    <style:style style:name="T55_25" style:family="text">
      <style:text-properties fo:color="#0000ff"/>
    </style:style>
    <style:style style:name="T55_26" style:family="text">
      <style:text-properties fo:color="#0000ff"/>
    </style:style>
    <style:style style:name="T55_27" style:family="text">
      <style:text-properties fo:color="#0000ff"/>
    </style:style>
    <style:style style:name="T55_28" style:family="text">
      <style:text-properties fo:color="#0000ff"/>
    </style:style>
    <style:style style:name="T55_29" style:family="text">
      <style:text-properties fo:color="#0000ff"/>
    </style:style>
    <style:style style:name="T55_30" style:family="text">
      <style:text-properties fo:color="#0000ff"/>
    </style:style>
    <style:style style:name="T55_31" style:family="text">
      <style:text-properties fo:color="#0000ff"/>
    </style:style>
    <style:style style:name="T55_32" style:family="text">
      <style:text-properties fo:color="#0000ff"/>
    </style:style>
    <style:style style:name="T55_33" style:family="text">
      <style:text-properties fo:color="#0000ff"/>
    </style:style>
    <style:style style:name="T55_34" style:family="text">
      <style:text-properties fo:color="#0000ff"/>
    </style:style>
    <style:style style:name="T55_35" style:family="text">
      <style:text-properties fo:color="#0000ff"/>
    </style:style>
    <style:style style:name="T55_36" style:family="text">
      <style:text-properties fo:color="#0000ff"/>
    </style:style>
    <style:style style:name="T55_37" style:family="text">
      <style:text-properties fo:color="#0000ff"/>
    </style:style>
    <style:style style:name="T55_38" style:family="text">
      <style:text-properties fo:color="#0000ff"/>
    </style:style>
    <style:style style:name="T55_39" style:family="text">
      <style:text-properties fo:color="#0000ff"/>
    </style:style>
    <style:style style:name="T55_40" style:family="text">
      <style:text-properties fo:color="#0000ff"/>
    </style:style>
    <style:style style:name="T55_41" style:family="text">
      <style:text-properties fo:color="#0000ff"/>
    </style:style>
    <style:style style:name="T55_42" style:family="text">
      <style:text-properties fo:color="#0000ff"/>
    </style:style>
    <style:style style:name="T55_43" style:family="text">
      <style:text-properties fo:color="#0000ff"/>
    </style:style>
    <style:style style:name="T55_44" style:family="text">
      <style:text-properties fo:color="#0000ff"/>
    </style:style>
    <style:style style:name="T55_45" style:family="text">
      <style:text-properties fo:color="#0000ff"/>
    </style:style>
    <style:style style:name="T55_46" style:family="text">
      <style:text-properties fo:color="#0000ff"/>
    </style:style>
    <style:style style:name="P56" style:family="paragraph" style:parent-style-name="Standard">
      <style:paragraph-properties fo:text-align="justify" fo:break-before="auto" style:writing-mode="lr-tb"/>
      <style:text-properties fo:color="#0000ff"/>
    </style:style>
    <style:style style:name="P57" style:family="paragraph" style:parent-style-name="Standard">
      <style:paragraph-properties fo:text-align="justify" fo:break-before="auto" style:writing-mode="lr-tb"/>
    </style:style>
    <style:style style:name="T57_1" style:family="text">
      <style:text-properties fo:color="#0000ff"/>
    </style:style>
    <style:style style:name="T57_2" style:family="text">
      <style:text-properties fo:color="#0000ff"/>
    </style:style>
    <style:style style:name="T57_3" style:family="text">
      <style:text-properties fo:color="#0000ff"/>
    </style:style>
    <style:style style:name="T57_4" style:family="text">
      <style:text-properties fo:color="#0000ff"/>
    </style:style>
    <style:style style:name="T57_5" style:family="text">
      <style:text-properties fo:color="#0000ff"/>
    </style:style>
    <style:style style:name="T57_6" style:family="text">
      <style:text-properties fo:color="#0000ff"/>
    </style:style>
    <style:style style:name="T57_7" style:family="text">
      <style:text-properties fo:color="#0000ff"/>
    </style:style>
    <style:style style:name="T57_8" style:family="text">
      <style:text-properties fo:color="#0000ff"/>
    </style:style>
    <style:style style:name="T57_9" style:family="text">
      <style:text-properties fo:color="#0000ff"/>
    </style:style>
    <style:style style:name="T57_10" style:family="text">
      <style:text-properties fo:color="#0000ff"/>
    </style:style>
    <style:style style:name="T57_11" style:family="text">
      <style:text-properties fo:color="#0000ff"/>
    </style:style>
    <style:style style:name="T57_12" style:family="text">
      <style:text-properties fo:color="#0000ff"/>
    </style:style>
    <style:style style:name="T57_13" style:family="text">
      <style:text-properties fo:color="#0000ff"/>
    </style:style>
    <style:style style:name="T57_14" style:family="text">
      <style:text-properties fo:color="#0000ff"/>
    </style:style>
    <style:style style:name="T57_15" style:family="text">
      <style:text-properties fo:color="#0000ff"/>
    </style:style>
    <style:style style:name="T57_16" style:family="text">
      <style:text-properties fo:color="#0000ff"/>
    </style:style>
    <style:style style:name="T57_17" style:family="text">
      <style:text-properties fo:color="#0000ff"/>
    </style:style>
    <style:style style:name="T57_18" style:family="text">
      <style:text-properties fo:color="#0000ff"/>
    </style:style>
    <style:style style:name="T57_19" style:family="text">
      <style:text-properties fo:color="#0000ff"/>
    </style:style>
    <style:style style:name="T57_20" style:family="text">
      <style:text-properties fo:color="#0000ff"/>
    </style:style>
    <style:style style:name="T57_21" style:family="text">
      <style:text-properties fo:color="#0000ff"/>
    </style:style>
    <style:style style:name="T57_22" style:family="text">
      <style:text-properties fo:color="#0000ff"/>
    </style:style>
    <style:style style:name="T57_23" style:family="text">
      <style:text-properties fo:color="#0000ff"/>
    </style:style>
    <style:style style:name="T57_24" style:family="text">
      <style:text-properties fo:color="#0000ff"/>
    </style:style>
    <style:style style:name="T57_25" style:family="text">
      <style:text-properties fo:color="#0000ff"/>
    </style:style>
    <style:style style:name="T57_26" style:family="text">
      <style:text-properties fo:color="#0000ff"/>
    </style:style>
    <style:style style:name="T57_27" style:family="text">
      <style:text-properties fo:color="#0000ff"/>
    </style:style>
    <style:style style:name="T57_28" style:family="text">
      <style:text-properties fo:color="#0000ff"/>
    </style:style>
    <style:style style:name="T57_29" style:family="text">
      <style:text-properties fo:color="#0000ff"/>
    </style:style>
    <style:style style:name="T57_30" style:family="text">
      <style:text-properties fo:color="#0000ff"/>
    </style:style>
    <style:style style:name="T57_31" style:family="text">
      <style:text-properties fo:color="#0000ff"/>
    </style:style>
    <style:style style:name="T57_32" style:family="text">
      <style:text-properties fo:color="#0000ff"/>
    </style:style>
    <style:style style:name="T57_33" style:family="text">
      <style:text-properties fo:color="#0000ff"/>
    </style:style>
    <style:style style:name="T57_34" style:family="text">
      <style:text-properties fo:color="#0000ff"/>
    </style:style>
    <style:style style:name="T57_35" style:family="text">
      <style:text-properties fo:color="#0000ff"/>
    </style:style>
    <style:style style:name="T57_36" style:family="text">
      <style:text-properties fo:color="#0000ff"/>
    </style:style>
    <style:style style:name="T57_37" style:family="text">
      <style:text-properties fo:color="#0000ff"/>
    </style:style>
    <style:style style:name="T57_38" style:family="text">
      <style:text-properties fo:color="#0000ff"/>
    </style:style>
    <style:style style:name="T57_39" style:family="text">
      <style:text-properties fo:color="#0000ff"/>
    </style:style>
    <style:style style:name="T57_40" style:family="text">
      <style:text-properties fo:color="#0000ff"/>
    </style:style>
    <style:style style:name="T57_41" style:family="text">
      <style:text-properties fo:color="#0000ff"/>
    </style:style>
    <style:style style:name="T57_42" style:family="text">
      <style:text-properties fo:color="#0000ff"/>
    </style:style>
    <style:style style:name="T57_43" style:family="text">
      <style:text-properties fo:color="#0000ff"/>
    </style:style>
    <style:style style:name="T57_44" style:family="text">
      <style:text-properties fo:color="#0000ff"/>
    </style:style>
    <style:style style:name="T57_45" style:family="text">
      <style:text-properties fo:color="#0000ff"/>
    </style:style>
    <style:style style:name="T57_46" style:family="text">
      <style:text-properties fo:color="#0000ff"/>
    </style:style>
    <style:style style:name="T57_47" style:family="text">
      <style:text-properties fo:color="#0000ff"/>
    </style:style>
    <style:style style:name="T57_48" style:family="text">
      <style:text-properties fo:color="#0000ff"/>
    </style:style>
    <style:style style:name="T57_49" style:family="text">
      <style:text-properties fo:color="#0000ff"/>
    </style:style>
    <style:style style:name="T57_50" style:family="text">
      <style:text-properties fo:color="#0000ff"/>
    </style:style>
    <style:style style:name="T57_51" style:family="text">
      <style:text-properties fo:color="#0000ff"/>
    </style:style>
    <style:style style:name="T57_52" style:family="text">
      <style:text-properties fo:color="#0000ff"/>
    </style:style>
    <style:style style:name="T57_53" style:family="text">
      <style:text-properties fo:color="#0000ff"/>
    </style:style>
    <style:style style:name="T57_54" style:family="text">
      <style:text-properties fo:color="#0000ff"/>
    </style:style>
    <style:style style:name="T57_55" style:family="text">
      <style:text-properties fo:color="#0000ff"/>
    </style:style>
    <style:style style:name="T57_56" style:family="text">
      <style:text-properties fo:color="#0000ff"/>
    </style:style>
    <style:style style:name="T57_57" style:family="text">
      <style:text-properties fo:color="#0000ff"/>
    </style:style>
    <style:style style:name="T57_58" style:family="text">
      <style:text-properties fo:color="#0000ff"/>
    </style:style>
    <style:style style:name="T57_59" style:family="text">
      <style:text-properties fo:color="#0000ff"/>
    </style:style>
    <style:style style:name="T57_60" style:family="text">
      <style:text-properties fo:color="#0000ff"/>
    </style:style>
    <style:style style:name="T57_61" style:family="text">
      <style:text-properties fo:color="#0000ff"/>
    </style:style>
    <style:style style:name="T57_62" style:family="text">
      <style:text-properties fo:color="#0000ff"/>
    </style:style>
    <style:style style:name="P58" style:family="paragraph" style:parent-style-name="Standard">
      <style:paragraph-properties fo:text-align="justify" fo:break-before="auto" style:writing-mode="lr-tb"/>
      <style:text-properties fo:color="#0000ff"/>
    </style:style>
    <style:style style:name="P59" style:family="paragraph" style:parent-style-name="Standard">
      <style:paragraph-properties fo:text-align="justify" fo:break-before="auto" style:writing-mode="lr-tb"/>
    </style:style>
    <style:style style:name="T59_1" style:family="text">
      <style:text-properties fo:color="#0000ff"/>
    </style:style>
    <style:style style:name="T59_2" style:family="text">
      <style:text-properties fo:color="#0000ff"/>
    </style:style>
    <style:style style:name="T59_3" style:family="text">
      <style:text-properties fo:color="#0000ff"/>
    </style:style>
    <style:style style:name="T59_4" style:family="text">
      <style:text-properties fo:color="#0000ff"/>
    </style:style>
    <style:style style:name="T59_5" style:family="text">
      <style:text-properties fo:color="#0000ff"/>
    </style:style>
    <style:style style:name="T59_6" style:family="text">
      <style:text-properties fo:color="#0000ff"/>
    </style:style>
    <style:style style:name="T59_7" style:family="text">
      <style:text-properties fo:color="#0000ff"/>
    </style:style>
    <style:style style:name="T59_8" style:family="text">
      <style:text-properties fo:color="#0000ff"/>
    </style:style>
    <style:style style:name="T59_9" style:family="text">
      <style:text-properties fo:color="#0000ff"/>
    </style:style>
    <style:style style:name="T59_10" style:family="text">
      <style:text-properties fo:color="#0000ff"/>
    </style:style>
    <style:style style:name="T59_11" style:family="text">
      <style:text-properties fo:color="#0000ff"/>
    </style:style>
    <style:style style:name="T59_12" style:family="text">
      <style:text-properties fo:color="#0000ff"/>
    </style:style>
    <style:style style:name="T59_13" style:family="text">
      <style:text-properties fo:color="#0000ff"/>
    </style:style>
    <style:style style:name="T59_14" style:family="text">
      <style:text-properties fo:color="#0000ff"/>
    </style:style>
    <style:style style:name="T59_15" style:family="text">
      <style:text-properties fo:color="#0000ff"/>
    </style:style>
    <style:style style:name="T59_16" style:family="text">
      <style:text-properties fo:color="#0000ff"/>
    </style:style>
    <style:style style:name="T59_17" style:family="text">
      <style:text-properties fo:color="#0000ff"/>
    </style:style>
    <style:style style:name="T59_18" style:family="text">
      <style:text-properties fo:color="#0000ff"/>
    </style:style>
    <style:style style:name="T59_19" style:family="text">
      <style:text-properties fo:color="#0000ff"/>
    </style:style>
    <style:style style:name="T59_20" style:family="text">
      <style:text-properties fo:color="#0000ff"/>
    </style:style>
    <style:style style:name="T59_21" style:family="text">
      <style:text-properties fo:color="#0000ff"/>
    </style:style>
    <style:style style:name="T59_22" style:family="text">
      <style:text-properties fo:color="#0000ff"/>
    </style:style>
    <style:style style:name="T59_23" style:family="text">
      <style:text-properties fo:color="#0000ff"/>
    </style:style>
    <style:style style:name="T59_24" style:family="text">
      <style:text-properties fo:color="#0000ff"/>
    </style:style>
    <style:style style:name="T59_25" style:family="text">
      <style:text-properties fo:color="#0000ff"/>
    </style:style>
    <style:style style:name="T59_26" style:family="text">
      <style:text-properties fo:color="#0000ff"/>
    </style:style>
    <style:style style:name="T59_27" style:family="text">
      <style:text-properties fo:color="#0000ff"/>
    </style:style>
    <style:style style:name="T59_28" style:family="text">
      <style:text-properties fo:color="#0000ff"/>
    </style:style>
    <style:style style:name="T59_29" style:family="text">
      <style:text-properties fo:color="#0000ff"/>
    </style:style>
    <style:style style:name="T59_30" style:family="text">
      <style:text-properties fo:color="#0000ff"/>
    </style:style>
    <style:style style:name="T59_31" style:family="text">
      <style:text-properties fo:color="#0000ff"/>
    </style:style>
    <style:style style:name="T59_32" style:family="text">
      <style:text-properties fo:color="#0000ff"/>
    </style:style>
    <style:style style:name="T59_33" style:family="text">
      <style:text-properties fo:color="#0000ff"/>
    </style:style>
    <style:style style:name="T59_34" style:family="text">
      <style:text-properties fo:color="#0000ff"/>
    </style:style>
    <style:style style:name="P60" style:family="paragraph" style:parent-style-name="Standard">
      <style:paragraph-properties fo:text-align="justify" fo:break-before="auto" style:writing-mode="lr-tb"/>
      <style:text-properties fo:color="#0000ff"/>
    </style:style>
    <style:style style:name="P61" style:family="paragraph" style:parent-style-name="Standard">
      <style:paragraph-properties fo:text-align="justify" fo:break-before="auto" style:writing-mode="lr-tb"/>
    </style:style>
    <style:style style:name="T61_1" style:family="text">
      <style:text-properties fo:color="#0000ff"/>
    </style:style>
    <style:style style:name="T61_2" style:family="text">
      <style:text-properties fo:color="#0000ff"/>
    </style:style>
    <style:style style:name="T61_3" style:family="text">
      <style:text-properties fo:color="#0000ff"/>
    </style:style>
    <style:style style:name="T61_4" style:family="text">
      <style:text-properties fo:color="#0000ff"/>
    </style:style>
    <style:style style:name="T61_5" style:family="text">
      <style:text-properties fo:color="#0000ff"/>
    </style:style>
    <style:style style:name="T61_6" style:family="text">
      <style:text-properties fo:color="#0000ff"/>
    </style:style>
    <style:style style:name="T61_7" style:family="text">
      <style:text-properties fo:color="#0000ff"/>
    </style:style>
    <style:style style:name="T61_8" style:family="text">
      <style:text-properties fo:color="#0000ff"/>
    </style:style>
    <style:style style:name="T61_9" style:family="text">
      <style:text-properties fo:color="#0000ff"/>
    </style:style>
    <style:style style:name="T61_10" style:family="text">
      <style:text-properties fo:color="#0000ff"/>
    </style:style>
    <style:style style:name="T61_11" style:family="text">
      <style:text-properties fo:color="#0000ff"/>
    </style:style>
    <style:style style:name="T61_12" style:family="text">
      <style:text-properties fo:color="#0000ff"/>
    </style:style>
    <style:style style:name="T61_13" style:family="text">
      <style:text-properties fo:color="#0000ff"/>
    </style:style>
    <style:style style:name="T61_14" style:family="text">
      <style:text-properties fo:color="#0000ff"/>
    </style:style>
    <style:style style:name="T61_15" style:family="text">
      <style:text-properties fo:color="#0000ff"/>
    </style:style>
    <style:style style:name="T61_16" style:family="text">
      <style:text-properties fo:color="#0000ff"/>
    </style:style>
    <style:style style:name="T61_17" style:family="text">
      <style:text-properties fo:color="#0000ff"/>
    </style:style>
    <style:style style:name="T61_18" style:family="text">
      <style:text-properties fo:color="#0000ff"/>
    </style:style>
    <style:style style:name="T61_19" style:family="text">
      <style:text-properties fo:color="#0000ff"/>
    </style:style>
    <style:style style:name="T61_20" style:family="text">
      <style:text-properties fo:color="#0000ff"/>
    </style:style>
    <style:style style:name="T61_21" style:family="text">
      <style:text-properties fo:color="#0000ff"/>
    </style:style>
    <style:style style:name="T61_22" style:family="text">
      <style:text-properties fo:color="#0000ff"/>
    </style:style>
    <style:style style:name="T61_23" style:family="text">
      <style:text-properties fo:color="#0000ff"/>
    </style:style>
    <style:style style:name="T61_24" style:family="text">
      <style:text-properties fo:color="#0000ff"/>
    </style:style>
    <style:style style:name="T61_25" style:family="text">
      <style:text-properties fo:color="#0000ff"/>
    </style:style>
    <style:style style:name="T61_26" style:family="text">
      <style:text-properties fo:color="#0000ff"/>
    </style:style>
    <style:style style:name="T61_27" style:family="text">
      <style:text-properties fo:color="#0000ff"/>
    </style:style>
    <style:style style:name="T61_28" style:family="text">
      <style:text-properties fo:color="#0000ff"/>
    </style:style>
    <style:style style:name="T61_29" style:family="text">
      <style:text-properties fo:color="#0000ff"/>
    </style:style>
    <style:style style:name="T61_30" style:family="text">
      <style:text-properties fo:color="#0000ff"/>
    </style:style>
    <style:style style:name="T61_31" style:family="text">
      <style:text-properties fo:color="#0000ff"/>
    </style:style>
    <style:style style:name="T61_32" style:family="text">
      <style:text-properties fo:color="#0000ff"/>
    </style:style>
    <style:style style:name="T61_33" style:family="text">
      <style:text-properties fo:color="#0000ff"/>
    </style:style>
    <style:style style:name="T61_34" style:family="text">
      <style:text-properties fo:color="#0000ff"/>
    </style:style>
    <style:style style:name="T61_35" style:family="text">
      <style:text-properties fo:color="#0000ff"/>
    </style:style>
    <style:style style:name="T61_36" style:family="text">
      <style:text-properties fo:color="#0000ff"/>
    </style:style>
    <style:style style:name="T61_37" style:family="text">
      <style:text-properties fo:color="#0000ff"/>
    </style:style>
    <style:style style:name="T61_38" style:family="text">
      <style:text-properties fo:color="#0000ff"/>
    </style:style>
    <style:style style:name="T61_39" style:family="text">
      <style:text-properties fo:color="#0000ff"/>
    </style:style>
    <style:style style:name="T61_40" style:family="text">
      <style:text-properties fo:color="#0000ff"/>
    </style:style>
    <style:style style:name="T61_41" style:family="text">
      <style:text-properties fo:color="#0000ff"/>
    </style:style>
    <style:style style:name="T61_42" style:family="text">
      <style:text-properties fo:color="#0000ff"/>
    </style:style>
    <style:style style:name="T61_43" style:family="text">
      <style:text-properties fo:color="#0000ff"/>
    </style:style>
    <style:style style:name="T61_44" style:family="text">
      <style:text-properties fo:color="#0000ff"/>
    </style:style>
    <style:style style:name="T61_45" style:family="text">
      <style:text-properties fo:color="#0000ff"/>
    </style:style>
    <style:style style:name="T61_46" style:family="text">
      <style:text-properties fo:color="#0000ff"/>
    </style:style>
    <style:style style:name="T61_47" style:family="text">
      <style:text-properties fo:color="#0000ff"/>
    </style:style>
    <style:style style:name="T61_48" style:family="text">
      <style:text-properties fo:color="#0000ff"/>
    </style:style>
    <style:style style:name="T61_49" style:family="text">
      <style:text-properties fo:color="#0000ff"/>
    </style:style>
    <style:style style:name="T61_50" style:family="text">
      <style:text-properties fo:color="#0000ff"/>
    </style:style>
    <style:style style:name="T61_51" style:family="text">
      <style:text-properties fo:color="#0000ff"/>
    </style:style>
    <style:style style:name="T61_52" style:family="text">
      <style:text-properties fo:color="#0000ff"/>
    </style:style>
    <style:style style:name="T61_53" style:family="text">
      <style:text-properties fo:color="#0000ff"/>
    </style:style>
    <style:style style:name="T61_54" style:family="text">
      <style:text-properties fo:color="#0000ff"/>
    </style:style>
    <style:style style:name="T61_55" style:family="text">
      <style:text-properties fo:color="#0000ff"/>
    </style:style>
    <style:style style:name="T61_56" style:family="text">
      <style:text-properties fo:color="#0000ff"/>
    </style:style>
    <style:style style:name="T61_57" style:family="text">
      <style:text-properties fo:color="#0000ff"/>
    </style:style>
    <style:style style:name="T61_58" style:family="text">
      <style:text-properties fo:color="#0000ff"/>
    </style:style>
    <style:style style:name="T61_59" style:family="text">
      <style:text-properties fo:color="#0000ff"/>
    </style:style>
    <style:style style:name="T61_60" style:family="text">
      <style:text-properties fo:color="#0000ff"/>
    </style:style>
    <style:style style:name="P62" style:family="paragraph" style:parent-style-name="Standard">
      <style:paragraph-properties fo:text-align="justify" fo:break-before="auto" style:writing-mode="lr-tb"/>
      <style:text-properties fo:color="#0000ff"/>
    </style:style>
    <style:style style:name="P63" style:family="paragraph" style:parent-style-name="Standard">
      <style:paragraph-properties fo:break-before="auto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P64" style:family="paragraph" style:parent-style-name="Standard">
      <style:paragraph-properties fo:break-before="auto" style:writing-mode="lr-tb"/>
    </style:style>
    <style:style style:name="P65" style:family="paragraph" style:parent-style-name="Standard">
      <style:paragraph-properties fo:break-before="auto" fo:margin-top="0cm" style:writing-mode="lr-tb"/>
    </style:style>
    <style:style style:name="T65_1" style:family="text">
      <style:text-properties fo:font-size="14pt" style:font-size-asian="14pt" style:font-size-complex="14pt" fo:font-weight="bold" style:font-weight-asian="bold" style:font-weight-complex="bold"/>
    </style:style>
    <style:style style:name="T65_2" style:family="text">
      <style:text-properties fo:font-size="14pt" style:font-size-asian="14pt" style:font-size-complex="14pt" fo:font-weight="bold" style:font-weight-asian="bold" style:font-weight-complex="bold"/>
    </style:style>
    <style:style style:name="T65_3" style:family="text">
      <style:text-properties fo:font-size="14pt" style:font-size-asian="14pt" style:font-size-complex="14pt" fo:font-weight="bold" style:font-weight-asian="bold" style:font-weight-complex="bold"/>
    </style:style>
    <style:style style:name="T65_4" style:family="text">
      <style:text-properties fo:font-size="14pt" style:font-size-asian="14pt" style:font-size-complex="14pt" fo:font-weight="bold" style:font-weight-asian="bold" style:font-weight-complex="bold"/>
    </style:style>
    <style:style style:name="T65_5" style:family="text">
      <style:text-properties fo:font-size="14pt" style:font-size-asian="14pt" style:font-size-complex="14pt" fo:font-weight="bold" style:font-weight-asian="bold" style:font-weight-complex="bold"/>
    </style:style>
    <style:style style:name="T65_6" style:family="text">
      <style:text-properties fo:font-size="14pt" style:font-size-asian="14pt" style:font-size-complex="14pt" fo:font-weight="bold" style:font-weight-asian="bold" style:font-weight-complex="bold"/>
    </style:style>
    <style:style style:name="T65_7" style:family="text">
      <style:text-properties fo:font-size="14pt" style:font-size-asian="14pt" style:font-size-complex="14pt" fo:font-weight="bold" style:font-weight-asian="bold" style:font-weight-complex="bold"/>
    </style:style>
    <style:style style:name="T65_8" style:family="text">
      <style:text-properties fo:font-size="14pt" style:font-size-asian="14pt" style:font-size-complex="14pt" fo:font-weight="bold" style:font-weight-asian="bold" style:font-weight-complex="bold"/>
    </style:style>
    <style:style style:name="T65_9" style:family="text">
      <style:text-properties fo:font-size="14pt" style:font-size-asian="14pt" style:font-size-complex="14pt" fo:font-weight="bold" style:font-weight-asian="bold" style:font-weight-complex="bold"/>
    </style:style>
    <style:style style:name="T65_10" style:family="text">
      <style:text-properties fo:font-size="14pt" style:font-size-asian="14pt" style:font-size-complex="14pt" fo:font-weight="bold" style:font-weight-asian="bold" style:font-weight-complex="bold"/>
    </style:style>
    <style:style style:name="T65_11" style:family="text">
      <style:text-properties fo:font-size="14pt" style:font-size-asian="14pt" style:font-size-complex="14pt" fo:font-weight="bold" style:font-weight-asian="bold" style:font-weight-complex="bold"/>
    </style:style>
    <style:style style:name="T65_12" style:family="text">
      <style:text-properties fo:font-size="14pt" style:font-size-asian="14pt" style:font-size-complex="14pt" fo:font-weight="bold" style:font-weight-asian="bold" style:font-weight-complex="bold"/>
    </style:style>
    <style:style style:name="T65_13" style:family="text">
      <style:text-properties fo:font-size="14pt" style:font-size-asian="14pt" style:font-size-complex="14pt" fo:font-weight="bold" style:font-weight-asian="bold" style:font-weight-complex="bold"/>
    </style:style>
    <style:style style:name="T65_14" style:family="text">
      <style:text-properties fo:font-size="14pt" style:font-size-asian="14pt" style:font-size-complex="14pt" fo:font-weight="bold" style:font-weight-asian="bold" style:font-weight-complex="bold"/>
    </style:style>
    <style:style style:name="P66" style:family="paragraph" style:parent-style-name="Standard">
      <style:paragraph-properties fo:break-before="auto" fo:margin-top="0cm" style:writing-mode="lr-tb"/>
    </style:style>
    <style:style style:name="T66_1" style:family="text">
      <style:text-properties fo:font-style="italic" style:font-style-asian="italic" style:font-style-complex="italic"/>
    </style:style>
    <style:style style:name="T66_2" style:family="text">
      <style:text-properties fo:font-style="italic" style:font-style-asian="italic" style:font-style-complex="italic"/>
    </style:style>
    <style:style style:name="T66_3" style:family="text">
      <style:text-properties fo:font-style="italic" style:font-style-asian="italic" style:font-style-complex="italic"/>
    </style:style>
    <style:style style:name="T66_4" style:family="text">
      <style:text-properties fo:font-style="italic" style:font-style-asian="italic" style:font-style-complex="italic"/>
    </style:style>
    <style:style style:name="T66_5" style:family="text">
      <style:text-properties fo:font-style="italic" style:font-style-asian="italic" style:font-style-complex="italic"/>
    </style:style>
    <style:style style:name="T66_6" style:family="text">
      <style:text-properties fo:font-style="italic" style:font-style-asian="italic" style:font-style-complex="italic"/>
    </style:style>
    <style:style style:name="T66_7" style:family="text">
      <style:text-properties fo:font-style="italic" style:font-style-asian="italic" style:font-style-complex="italic"/>
    </style:style>
    <style:style style:name="T66_8" style:family="text">
      <style:text-properties fo:font-style="italic" style:font-style-asian="italic" style:font-style-complex="italic"/>
    </style:style>
    <style:style style:name="T66_9" style:family="text">
      <style:text-properties fo:font-style="italic" style:font-style-asian="italic" style:font-style-complex="italic"/>
    </style:style>
    <style:style style:name="T66_10" style:family="text">
      <style:text-properties fo:font-style="italic" style:font-style-asian="italic" style:font-style-complex="italic"/>
    </style:style>
    <style:style style:name="T66_11" style:family="text">
      <style:text-properties fo:font-style="italic" style:font-style-asian="italic" style:font-style-complex="italic"/>
    </style:style>
    <style:style style:name="T66_12" style:family="text">
      <style:text-properties fo:font-style="italic" style:font-style-asian="italic" style:font-style-complex="italic"/>
    </style:style>
    <style:style style:name="T66_13" style:family="text">
      <style:text-properties fo:font-style="italic" style:font-style-asian="italic" style:font-style-complex="italic"/>
    </style:style>
    <style:style style:name="T66_14" style:family="text">
      <style:text-properties fo:font-style="italic" style:font-style-asian="italic" style:font-style-complex="italic"/>
    </style:style>
    <style:style style:name="T66_15" style:family="text">
      <style:text-properties fo:font-style="italic" style:font-style-asian="italic" style:font-style-complex="italic"/>
    </style:style>
    <style:style style:name="T66_16" style:family="text">
      <style:text-properties fo:font-style="italic" style:font-style-asian="italic" style:font-style-complex="italic"/>
    </style:style>
    <style:style style:name="T66_17" style:family="text">
      <style:text-properties fo:font-style="italic" style:font-style-asian="italic" style:font-style-complex="italic"/>
    </style:style>
    <style:style style:name="T66_18" style:family="text">
      <style:text-properties fo:font-style="italic" style:font-style-asian="italic" style:font-style-complex="italic"/>
    </style:style>
    <style:style style:name="T66_19" style:family="text">
      <style:text-properties fo:font-style="italic" style:font-style-asian="italic" style:font-style-complex="italic"/>
    </style:style>
    <style:style style:name="T66_20" style:family="text">
      <style:text-properties fo:font-style="italic" style:font-style-asian="italic" style:font-style-complex="italic"/>
    </style:style>
    <style:style style:name="T66_21" style:family="text">
      <style:text-properties fo:font-style="italic" style:font-style-asian="italic" style:font-style-complex="italic"/>
    </style:style>
    <style:style style:name="T66_22" style:family="text">
      <style:text-properties fo:font-style="italic" style:font-style-asian="italic" style:font-style-complex="italic"/>
    </style:style>
    <style:style style:name="T66_23" style:family="text">
      <style:text-properties fo:font-style="italic" style:font-style-asian="italic" style:font-style-complex="italic"/>
    </style:style>
    <style:style style:name="T66_24" style:family="text">
      <style:text-properties fo:font-style="italic" style:font-style-asian="italic" style:font-style-complex="italic"/>
    </style:style>
    <style:style style:name="T66_25" style:family="text">
      <style:text-properties fo:font-style="italic" style:font-style-asian="italic" style:font-style-complex="italic"/>
    </style:style>
    <style:style style:name="T66_26" style:family="text">
      <style:text-properties fo:font-style="italic" style:font-style-asian="italic" style:font-style-complex="italic"/>
    </style:style>
    <style:style style:name="T66_27" style:family="text">
      <style:text-properties fo:font-style="italic" style:font-style-asian="italic" style:font-style-complex="italic"/>
    </style:style>
    <style:style style:name="T66_28" style:family="text">
      <style:text-properties fo:font-style="italic" style:font-style-asian="italic" style:font-style-complex="italic"/>
    </style:style>
    <style:style style:name="T66_29" style:family="text">
      <style:text-properties fo:font-style="italic" style:font-style-asian="italic" style:font-style-complex="italic"/>
    </style:style>
    <style:style style:name="T66_30" style:family="text">
      <style:text-properties fo:font-style="italic" style:font-style-asian="italic" style:font-style-complex="italic"/>
    </style:style>
    <style:style style:name="T66_31" style:family="text">
      <style:text-properties fo:font-style="italic" style:font-style-asian="italic" style:font-style-complex="italic"/>
    </style:style>
    <style:style style:name="T66_32" style:family="text">
      <style:text-properties fo:font-style="italic" style:font-style-asian="italic" style:font-style-complex="italic"/>
    </style:style>
    <style:style style:name="T66_33" style:family="text">
      <style:text-properties fo:font-style="italic" style:font-style-asian="italic" style:font-style-complex="italic"/>
    </style:style>
    <style:style style:name="T66_34" style:family="text">
      <style:text-properties fo:font-style="italic" style:font-style-asian="italic" style:font-style-complex="italic"/>
    </style:style>
    <style:style style:name="P67" style:family="paragraph" style:parent-style-name="Standard">
      <style:paragraph-properties fo:break-before="auto" fo:margin-top="0cm" fo:margin-bottom="0cm" style:writing-mode="lr-tb"/>
    </style:style>
    <style:style style:name="T67_1" style:family="text">
      <style:text-properties fo:font-style="italic" style:font-style-asian="italic" style:font-style-complex="italic"/>
    </style:style>
    <style:style style:name="T67_2" style:family="text">
      <style:text-properties fo:font-style="italic" style:font-style-asian="italic" style:font-style-complex="italic"/>
    </style:style>
    <style:style style:name="T67_3" style:family="text">
      <style:text-properties fo:font-style="italic" style:font-style-asian="italic" style:font-style-complex="italic"/>
    </style:style>
    <style:style style:name="T67_4" style:family="text">
      <style:text-properties fo:font-style="italic" style:font-style-asian="italic" style:font-style-complex="italic"/>
    </style:style>
    <style:style style:name="T67_5" style:family="text">
      <style:text-properties fo:font-style="italic" style:font-style-asian="italic" style:font-style-complex="italic"/>
    </style:style>
    <style:style style:name="T67_6" style:family="text">
      <style:text-properties fo:font-style="italic" style:font-style-asian="italic" style:font-style-complex="italic"/>
    </style:style>
    <style:style style:name="T67_7" style:family="text">
      <style:text-properties fo:font-style="italic" style:font-style-asian="italic" style:font-style-complex="italic"/>
    </style:style>
    <style:style style:name="T67_8" style:family="text">
      <style:text-properties fo:font-style="italic" style:font-style-asian="italic" style:font-style-complex="italic"/>
    </style:style>
    <style:style style:name="T67_9" style:family="text">
      <style:text-properties fo:font-style="italic" style:font-style-asian="italic" style:font-style-complex="italic"/>
    </style:style>
    <style:style style:name="T67_10" style:family="text">
      <style:text-properties fo:font-style="italic" style:font-style-asian="italic" style:font-style-complex="italic"/>
    </style:style>
    <style:style style:name="T67_11" style:family="text">
      <style:text-properties fo:font-style="italic" style:font-style-asian="italic" style:font-style-complex="italic"/>
    </style:style>
    <style:style style:name="T67_12" style:family="text">
      <style:text-properties fo:font-style="italic" style:font-style-asian="italic" style:font-style-complex="italic"/>
    </style:style>
    <style:style style:name="T67_13" style:family="text">
      <style:text-properties fo:font-style="italic" style:font-style-asian="italic" style:font-style-complex="italic"/>
    </style:style>
    <style:style style:name="T67_14" style:family="text">
      <style:text-properties fo:font-style="italic" style:font-style-asian="italic" style:font-style-complex="italic"/>
    </style:style>
    <style:style style:name="T67_15" style:family="text">
      <style:text-properties fo:font-style="italic" style:font-style-asian="italic" style:font-style-complex="italic"/>
    </style:style>
    <style:style style:name="T67_16" style:family="text">
      <style:text-properties fo:font-style="italic" style:font-style-asian="italic" style:font-style-complex="italic"/>
    </style:style>
    <style:style style:name="T67_17" style:family="text">
      <style:text-properties fo:font-style="italic" style:font-style-asian="italic" style:font-style-complex="italic"/>
    </style:style>
    <style:style style:name="T67_18" style:family="text">
      <style:text-properties fo:font-style="italic" style:font-style-asian="italic" style:font-style-complex="italic"/>
    </style:style>
    <style:style style:name="T67_19" style:family="text">
      <style:text-properties fo:font-style="italic" style:font-style-asian="italic" style:font-style-complex="italic"/>
    </style:style>
    <style:style style:name="T67_20" style:family="text">
      <style:text-properties fo:font-style="italic" style:font-style-asian="italic" style:font-style-complex="italic"/>
    </style:style>
    <style:style style:name="T67_21" style:family="text">
      <style:text-properties fo:font-style="italic" style:font-style-asian="italic" style:font-style-complex="italic"/>
    </style:style>
    <style:style style:name="T67_22" style:family="text">
      <style:text-properties fo:font-style="italic" style:font-style-asian="italic" style:font-style-complex="italic"/>
    </style:style>
    <style:style style:name="T67_23" style:family="text">
      <style:text-properties fo:font-style="italic" style:font-style-asian="italic" style:font-style-complex="italic"/>
    </style:style>
    <style:style style:name="T67_24" style:family="text">
      <style:text-properties fo:font-style="italic" style:font-style-asian="italic" style:font-style-complex="italic"/>
    </style:style>
    <style:style style:name="T67_25" style:family="text">
      <style:text-properties fo:font-style="italic" style:font-style-asian="italic" style:font-style-complex="italic"/>
    </style:style>
    <style:style style:name="T67_26" style:family="text">
      <style:text-properties fo:font-style="italic" style:font-style-asian="italic" style:font-style-complex="italic"/>
    </style:style>
    <style:style style:name="T67_27" style:family="text">
      <style:text-properties fo:font-style="italic" style:font-style-asian="italic" style:font-style-complex="italic"/>
    </style:style>
    <style:style style:name="T67_28" style:family="text">
      <style:text-properties fo:font-style="italic" style:font-style-asian="italic" style:font-style-complex="italic"/>
    </style:style>
    <style:style style:name="T67_29" style:family="text">
      <style:text-properties fo:font-style="italic" style:font-style-asian="italic" style:font-style-complex="italic"/>
    </style:style>
    <style:style style:name="T67_30" style:family="text">
      <style:text-properties fo:font-style="italic" style:font-style-asian="italic" style:font-style-complex="italic"/>
    </style:style>
    <style:style style:name="T67_31" style:family="text">
      <style:text-properties fo:font-style="italic" style:font-style-asian="italic" style:font-style-complex="italic"/>
    </style:style>
    <style:style style:name="T67_32" style:family="text">
      <style:text-properties fo:font-style="italic" style:font-style-asian="italic" style:font-style-complex="italic"/>
    </style:style>
    <style:style style:name="T67_33" style:family="text">
      <style:text-properties fo:font-style="italic" style:font-style-asian="italic" style:font-style-complex="italic"/>
    </style:style>
    <style:style style:name="T67_34" style:family="text">
      <style:text-properties fo:font-style="italic" style:font-style-asian="italic" style:font-style-complex="italic"/>
    </style:style>
    <style:style style:name="T67_35" style:family="text">
      <style:text-properties fo:font-style="italic" style:font-style-asian="italic" style:font-style-complex="italic"/>
    </style:style>
    <style:style style:name="T67_36" style:family="text">
      <style:text-properties fo:font-style="italic" style:font-style-asian="italic" style:font-style-complex="italic"/>
    </style:style>
    <style:style style:name="T67_37" style:family="text">
      <style:text-properties fo:font-style="italic" style:font-style-asian="italic" style:font-style-complex="italic"/>
    </style:style>
    <style:style style:name="T67_38" style:family="text">
      <style:text-properties fo:font-style="italic" style:font-style-asian="italic" style:font-style-complex="italic"/>
    </style:style>
    <style:style style:name="T67_39" style:family="text">
      <style:text-properties fo:font-style="italic" style:font-style-asian="italic" style:font-style-complex="italic"/>
    </style:style>
    <style:style style:name="T67_40" style:family="text">
      <style:text-properties fo:font-style="italic" style:font-style-asian="italic" style:font-style-complex="italic"/>
    </style:style>
    <style:style style:name="T67_41" style:family="text">
      <style:text-properties fo:font-style="italic" style:font-style-asian="italic" style:font-style-complex="italic"/>
    </style:style>
    <style:style style:name="T67_42" style:family="text">
      <style:text-properties fo:font-style="italic" style:font-style-asian="italic" style:font-style-complex="italic"/>
    </style:style>
    <style:style style:name="T67_43" style:family="text">
      <style:text-properties fo:font-style="italic" style:font-style-asian="italic" style:font-style-complex="italic"/>
    </style:style>
    <style:style style:name="T67_44" style:family="text">
      <style:text-properties fo:font-style="italic" style:font-style-asian="italic" style:font-style-complex="italic"/>
    </style:style>
    <style:style style:name="T67_45" style:family="text">
      <style:text-properties fo:font-style="italic" style:font-style-asian="italic" style:font-style-complex="italic"/>
    </style:style>
    <style:style style:name="T67_46" style:family="text">
      <style:text-properties fo:font-style="italic" style:font-style-asian="italic" style:font-style-complex="italic"/>
    </style:style>
    <style:style style:name="T67_47" style:family="text">
      <style:text-properties fo:font-style="italic" style:font-style-asian="italic" style:font-style-complex="italic"/>
    </style:style>
    <style:style style:name="T67_48" style:family="text">
      <style:text-properties fo:font-style="italic" style:font-style-asian="italic" style:font-style-complex="italic"/>
    </style:style>
    <style:style style:name="T67_49" style:family="text">
      <style:text-properties fo:font-style="italic" style:font-style-asian="italic" style:font-style-complex="italic"/>
    </style:style>
    <style:style style:name="T67_50" style:family="text">
      <style:text-properties fo:font-style="italic" style:font-style-asian="italic" style:font-style-complex="italic"/>
    </style:style>
    <style:style style:name="P68" style:family="paragraph" style:parent-style-name="Standard">
      <style:paragraph-properties fo:break-before="auto" style:writing-mode="lr-tb"/>
      <style:text-properties fo:font-size="14pt" style:font-size-asian="14pt" style:font-size-complex="14pt"/>
    </style:style>
    <style:style style:name="P69" style:family="paragraph" style:parent-style-name="Standard">
      <style:paragraph-properties fo:text-align="justify" fo:break-before="auto" style:writing-mode="lr-tb"/>
    </style:style>
    <style:style style:name="T69_1" style:family="text">
      <style:text-properties fo:color="#0000ff"/>
    </style:style>
    <style:style style:name="T69_2" style:family="text">
      <style:text-properties fo:color="#0000ff"/>
    </style:style>
    <style:style style:name="T69_3" style:family="text">
      <style:text-properties fo:color="#0000ff"/>
    </style:style>
    <style:style style:name="T69_4" style:family="text">
      <style:text-properties fo:color="#0000ff"/>
    </style:style>
    <style:style style:name="T69_5" style:family="text">
      <style:text-properties fo:color="#0000ff"/>
    </style:style>
    <style:style style:name="T69_6" style:family="text">
      <style:text-properties fo:color="#0000ff"/>
    </style:style>
    <style:style style:name="T69_7" style:family="text">
      <style:text-properties fo:color="#0000ff"/>
    </style:style>
    <style:style style:name="T69_8" style:family="text">
      <style:text-properties fo:color="#0000ff"/>
    </style:style>
    <style:style style:name="T69_9" style:family="text">
      <style:text-properties fo:color="#0000ff"/>
    </style:style>
    <style:style style:name="T69_10" style:family="text">
      <style:text-properties fo:color="#0000ff"/>
    </style:style>
    <style:style style:name="T69_11" style:family="text">
      <style:text-properties fo:color="#0000ff"/>
    </style:style>
    <style:style style:name="T69_12" style:family="text">
      <style:text-properties fo:color="#0000ff"/>
    </style:style>
    <style:style style:name="T69_13" style:family="text">
      <style:text-properties fo:color="#0000ff"/>
    </style:style>
    <style:style style:name="T69_14" style:family="text">
      <style:text-properties fo:color="#0000ff"/>
    </style:style>
    <style:style style:name="T69_15" style:family="text">
      <style:text-properties fo:color="#0000ff"/>
    </style:style>
    <style:style style:name="T69_16" style:family="text">
      <style:text-properties fo:color="#0000ff"/>
    </style:style>
    <style:style style:name="T69_17" style:family="text">
      <style:text-properties fo:color="#0000ff"/>
    </style:style>
    <style:style style:name="T69_18" style:family="text">
      <style:text-properties fo:color="#0000ff"/>
    </style:style>
    <style:style style:name="T69_19" style:family="text">
      <style:text-properties fo:color="#0000ff"/>
    </style:style>
    <style:style style:name="T69_20" style:family="text">
      <style:text-properties fo:color="#0000ff"/>
    </style:style>
    <style:style style:name="T69_21" style:family="text">
      <style:text-properties fo:color="#0000ff"/>
    </style:style>
    <style:style style:name="T69_22" style:family="text">
      <style:text-properties fo:color="#0000ff"/>
    </style:style>
    <style:style style:name="T69_23" style:family="text">
      <style:text-properties fo:color="#0000ff"/>
    </style:style>
    <style:style style:name="T69_24" style:family="text">
      <style:text-properties fo:color="#0000ff"/>
    </style:style>
    <style:style style:name="T69_25" style:family="text">
      <style:text-properties fo:color="#0000ff"/>
    </style:style>
    <style:style style:name="T69_26" style:family="text">
      <style:text-properties fo:color="#0000ff"/>
    </style:style>
    <style:style style:name="T69_27" style:family="text">
      <style:text-properties fo:color="#0000ff"/>
    </style:style>
    <style:style style:name="T69_28" style:family="text">
      <style:text-properties fo:color="#0000ff"/>
    </style:style>
    <style:style style:name="T69_29" style:family="text">
      <style:text-properties fo:color="#0000ff"/>
    </style:style>
    <style:style style:name="T69_30" style:family="text">
      <style:text-properties fo:color="#0000ff"/>
    </style:style>
    <style:style style:name="T69_31" style:family="text">
      <style:text-properties fo:color="#0000ff"/>
    </style:style>
    <style:style style:name="T69_32" style:family="text">
      <style:text-properties fo:color="#0000ff"/>
    </style:style>
    <style:style style:name="T69_33" style:family="text">
      <style:text-properties fo:color="#0000ff"/>
    </style:style>
    <style:style style:name="T69_34" style:family="text">
      <style:text-properties fo:color="#0000ff"/>
    </style:style>
    <style:style style:name="T69_35" style:family="text">
      <style:text-properties fo:color="#0000ff"/>
    </style:style>
    <style:style style:name="T69_36" style:family="text">
      <style:text-properties fo:color="#0000ff"/>
    </style:style>
    <style:style style:name="T69_37" style:family="text">
      <style:text-properties fo:color="#0000ff"/>
    </style:style>
    <style:style style:name="T69_38" style:family="text">
      <style:text-properties fo:color="#0000ff"/>
    </style:style>
    <style:style style:name="T69_39" style:family="text">
      <style:text-properties fo:color="#0000ff"/>
    </style:style>
    <style:style style:name="T69_40" style:family="text">
      <style:text-properties fo:color="#0000ff"/>
    </style:style>
    <style:style style:name="T69_41" style:family="text">
      <style:text-properties fo:color="#0000ff"/>
    </style:style>
    <style:style style:name="T69_42" style:family="text">
      <style:text-properties fo:color="#0000ff"/>
    </style:style>
    <style:style style:name="T69_43" style:family="text">
      <style:text-properties fo:color="#0000ff"/>
    </style:style>
    <style:style style:name="T69_44" style:family="text">
      <style:text-properties fo:color="#0000ff"/>
    </style:style>
    <style:style style:name="T69_45" style:family="text">
      <style:text-properties fo:color="#0000ff"/>
    </style:style>
    <style:style style:name="T69_46" style:family="text">
      <style:text-properties fo:color="#0000ff"/>
    </style:style>
    <style:style style:name="T69_47" style:family="text">
      <style:text-properties fo:color="#0000ff"/>
    </style:style>
    <style:style style:name="T69_48" style:family="text">
      <style:text-properties fo:color="#0000ff"/>
    </style:style>
    <style:style style:name="T69_49" style:family="text">
      <style:text-properties fo:color="#0000ff"/>
    </style:style>
    <style:style style:name="T69_50" style:family="text">
      <style:text-properties fo:color="#0000ff"/>
    </style:style>
    <style:style style:name="T69_51" style:family="text">
      <style:text-properties fo:color="#0000ff"/>
    </style:style>
    <style:style style:name="T69_52" style:family="text">
      <style:text-properties fo:color="#0000ff"/>
    </style:style>
    <style:style style:name="T69_53" style:family="text">
      <style:text-properties fo:color="#0000ff"/>
    </style:style>
    <style:style style:name="T69_54" style:family="text">
      <style:text-properties fo:color="#0000ff"/>
    </style:style>
    <style:style style:name="T69_55" style:family="text">
      <style:text-properties fo:color="#0000ff"/>
    </style:style>
    <style:style style:name="T69_56" style:family="text">
      <style:text-properties fo:color="#0000ff"/>
    </style:style>
    <style:style style:name="T69_57" style:family="text">
      <style:text-properties fo:color="#0000ff"/>
    </style:style>
    <style:style style:name="T69_58" style:family="text">
      <style:text-properties fo:color="#0000ff"/>
    </style:style>
    <style:style style:name="T69_59" style:family="text">
      <style:text-properties fo:color="#0000ff"/>
    </style:style>
    <style:style style:name="T69_60" style:family="text">
      <style:text-properties fo:color="#0000ff"/>
    </style:style>
    <style:style style:name="T69_61" style:family="text">
      <style:text-properties fo:color="#0000ff"/>
    </style:style>
    <style:style style:name="T69_62" style:family="text">
      <style:text-properties fo:color="#0000ff"/>
    </style:style>
    <style:style style:name="T69_63" style:family="text">
      <style:text-properties fo:color="#0000ff"/>
    </style:style>
    <style:style style:name="T69_64" style:family="text">
      <style:text-properties fo:color="#0000ff"/>
    </style:style>
    <style:style style:name="P70" style:family="paragraph" style:parent-style-name="Standard">
      <style:paragraph-properties fo:text-align="justify" fo:break-before="auto" style:writing-mode="lr-tb"/>
      <style:text-properties fo:color="#0000ff"/>
    </style:style>
    <style:style style:name="P71" style:family="paragraph" style:parent-style-name="Standard">
      <style:paragraph-properties fo:text-align="justify" fo:break-before="auto" style:writing-mode="lr-tb"/>
    </style:style>
    <style:style style:name="T71_1" style:family="text">
      <style:text-properties fo:color="#0000ff"/>
    </style:style>
    <style:style style:name="T71_2" style:family="text">
      <style:text-properties fo:color="#0000ff"/>
    </style:style>
    <style:style style:name="T71_3" style:family="text">
      <style:text-properties fo:color="#0000ff"/>
    </style:style>
    <style:style style:name="T71_4" style:family="text">
      <style:text-properties fo:color="#0000ff"/>
    </style:style>
    <style:style style:name="T71_5" style:family="text">
      <style:text-properties fo:color="#0000ff"/>
    </style:style>
    <style:style style:name="T71_6" style:family="text">
      <style:text-properties fo:color="#0000ff"/>
    </style:style>
    <style:style style:name="T71_7" style:family="text">
      <style:text-properties fo:color="#0000ff"/>
    </style:style>
    <style:style style:name="T71_8" style:family="text">
      <style:text-properties fo:color="#0000ff"/>
    </style:style>
    <style:style style:name="T71_9" style:family="text">
      <style:text-properties fo:color="#0000ff"/>
    </style:style>
    <style:style style:name="T71_10" style:family="text">
      <style:text-properties fo:color="#0000ff"/>
    </style:style>
    <style:style style:name="T71_11" style:family="text">
      <style:text-properties fo:color="#0000ff"/>
    </style:style>
    <style:style style:name="T71_12" style:family="text">
      <style:text-properties fo:color="#0000ff"/>
    </style:style>
    <style:style style:name="T71_13" style:family="text">
      <style:text-properties fo:color="#0000ff"/>
    </style:style>
    <style:style style:name="T71_14" style:family="text">
      <style:text-properties fo:color="#0000ff"/>
    </style:style>
    <style:style style:name="T71_15" style:family="text">
      <style:text-properties fo:color="#0000ff"/>
    </style:style>
    <style:style style:name="T71_16" style:family="text">
      <style:text-properties fo:color="#0000ff"/>
    </style:style>
    <style:style style:name="T71_17" style:family="text">
      <style:text-properties fo:color="#0000ff"/>
    </style:style>
    <style:style style:name="T71_18" style:family="text">
      <style:text-properties fo:color="#0000ff"/>
    </style:style>
    <style:style style:name="T71_19" style:family="text">
      <style:text-properties fo:color="#0000ff"/>
    </style:style>
    <style:style style:name="T71_20" style:family="text">
      <style:text-properties fo:color="#0000ff"/>
    </style:style>
    <style:style style:name="T71_21" style:family="text">
      <style:text-properties fo:color="#0000ff"/>
    </style:style>
    <style:style style:name="T71_22" style:family="text">
      <style:text-properties fo:color="#0000ff"/>
    </style:style>
    <style:style style:name="T71_23" style:family="text">
      <style:text-properties fo:color="#0000ff"/>
    </style:style>
    <style:style style:name="T71_24" style:family="text">
      <style:text-properties fo:color="#0000ff"/>
    </style:style>
    <style:style style:name="T71_25" style:family="text">
      <style:text-properties fo:color="#0000ff"/>
    </style:style>
    <style:style style:name="T71_26" style:family="text">
      <style:text-properties fo:color="#0000ff"/>
    </style:style>
    <style:style style:name="T71_27" style:family="text">
      <style:text-properties fo:color="#0000ff"/>
    </style:style>
    <style:style style:name="T71_28" style:family="text">
      <style:text-properties fo:color="#0000ff"/>
    </style:style>
    <style:style style:name="T71_29" style:family="text">
      <style:text-properties fo:color="#0000ff"/>
    </style:style>
    <style:style style:name="T71_30" style:family="text">
      <style:text-properties fo:color="#0000ff"/>
    </style:style>
    <style:style style:name="P72" style:family="paragraph" style:parent-style-name="Standard">
      <style:paragraph-properties fo:text-align="justify" fo:break-before="auto" style:writing-mode="lr-tb"/>
      <style:text-properties fo:color="#0000ff" fo:font-size="14pt" style:font-size-asian="14pt" style:font-size-complex="14pt" fo:font-weight="bold" style:font-weight-asian="bold" style:font-weight-complex="bold"/>
    </style:style>
    <style:style style:name="P73" style:family="paragraph" style:parent-style-name="Standard">
      <style:paragraph-properties fo:text-align="justify" fo:break-before="auto" style:writing-mode="lr-tb"/>
    </style:style>
    <style:style style:name="T73_1" style:family="text">
      <style:text-properties fo:color="#0000ff"/>
    </style:style>
    <style:style style:name="T73_2" style:family="text">
      <style:text-properties fo:color="#0000ff"/>
    </style:style>
    <style:style style:name="T73_3" style:family="text">
      <style:text-properties fo:color="#0000ff"/>
    </style:style>
    <style:style style:name="T73_4" style:family="text">
      <style:text-properties fo:color="#0000ff"/>
    </style:style>
    <style:style style:name="T73_5" style:family="text">
      <style:text-properties fo:color="#0000ff"/>
    </style:style>
    <style:style style:name="T73_6" style:family="text">
      <style:text-properties fo:color="#0000ff"/>
    </style:style>
    <style:style style:name="T73_7" style:family="text">
      <style:text-properties fo:color="#0000ff"/>
    </style:style>
    <style:style style:name="T73_8" style:family="text">
      <style:text-properties fo:color="#0000ff"/>
    </style:style>
    <style:style style:name="T73_9" style:family="text">
      <style:text-properties fo:color="#0000ff"/>
    </style:style>
    <style:style style:name="T73_10" style:family="text">
      <style:text-properties fo:color="#0000ff"/>
    </style:style>
    <style:style style:name="T73_11" style:family="text">
      <style:text-properties fo:color="#0000ff"/>
    </style:style>
    <style:style style:name="T73_12" style:family="text">
      <style:text-properties fo:color="#0000ff"/>
    </style:style>
    <style:style style:name="T73_13" style:family="text">
      <style:text-properties fo:color="#0000ff"/>
    </style:style>
    <style:style style:name="T73_14" style:family="text">
      <style:text-properties fo:color="#0000ff"/>
    </style:style>
    <style:style style:name="T73_15" style:family="text">
      <style:text-properties fo:color="#0000ff"/>
    </style:style>
    <style:style style:name="T73_16" style:family="text">
      <style:text-properties fo:color="#0000ff"/>
    </style:style>
    <style:style style:name="T73_17" style:family="text">
      <style:text-properties fo:color="#0000ff"/>
    </style:style>
    <style:style style:name="T73_18" style:family="text">
      <style:text-properties fo:color="#0000ff"/>
    </style:style>
    <style:style style:name="T73_19" style:family="text">
      <style:text-properties fo:color="#0000ff"/>
    </style:style>
    <style:style style:name="T73_20" style:family="text">
      <style:text-properties fo:color="#0000ff"/>
    </style:style>
    <style:style style:name="T73_21" style:family="text">
      <style:text-properties fo:color="#0000ff"/>
    </style:style>
    <style:style style:name="T73_22" style:family="text">
      <style:text-properties fo:color="#0000ff"/>
    </style:style>
    <style:style style:name="T73_23" style:family="text">
      <style:text-properties fo:color="#0000ff"/>
    </style:style>
    <style:style style:name="T73_24" style:family="text">
      <style:text-properties fo:color="#0000ff"/>
    </style:style>
    <style:style style:name="T73_25" style:family="text">
      <style:text-properties fo:color="#0000ff"/>
    </style:style>
    <style:style style:name="T73_26" style:family="text">
      <style:text-properties fo:color="#0000ff"/>
    </style:style>
    <style:style style:name="T73_27" style:family="text">
      <style:text-properties fo:color="#0000ff"/>
    </style:style>
    <style:style style:name="T73_28" style:family="text">
      <style:text-properties fo:color="#0000ff"/>
    </style:style>
    <style:style style:name="T73_29" style:family="text">
      <style:text-properties fo:color="#0000ff"/>
    </style:style>
    <style:style style:name="T73_30" style:family="text">
      <style:text-properties fo:color="#0000ff"/>
    </style:style>
    <style:style style:name="T73_31" style:family="text">
      <style:text-properties fo:color="#0000ff"/>
    </style:style>
    <style:style style:name="T73_32" style:family="text">
      <style:text-properties fo:color="#0000ff"/>
    </style:style>
    <style:style style:name="T73_33" style:family="text">
      <style:text-properties fo:color="#0000ff"/>
    </style:style>
    <style:style style:name="T73_34" style:family="text">
      <style:text-properties fo:color="#0000ff"/>
    </style:style>
    <style:style style:name="T73_35" style:family="text">
      <style:text-properties fo:color="#0000ff"/>
    </style:style>
    <style:style style:name="T73_36" style:family="text">
      <style:text-properties fo:color="#0000ff"/>
    </style:style>
    <style:style style:name="T73_37" style:family="text">
      <style:text-properties fo:color="#0000ff"/>
    </style:style>
    <style:style style:name="T73_38" style:family="text">
      <style:text-properties fo:color="#0000ff"/>
    </style:style>
    <style:style style:name="T73_39" style:family="text">
      <style:text-properties fo:color="#0000ff"/>
    </style:style>
    <style:style style:name="T73_40" style:family="text">
      <style:text-properties fo:color="#0000ff"/>
    </style:style>
    <style:style style:name="T73_41" style:family="text">
      <style:text-properties fo:color="#0000ff"/>
    </style:style>
    <style:style style:name="T73_42" style:family="text">
      <style:text-properties fo:color="#0000ff"/>
    </style:style>
    <style:style style:name="T73_43" style:family="text">
      <style:text-properties fo:color="#0000ff"/>
    </style:style>
    <style:style style:name="T73_44" style:family="text">
      <style:text-properties fo:color="#0000ff"/>
    </style:style>
    <style:style style:name="T73_45" style:family="text">
      <style:text-properties fo:color="#0000ff"/>
    </style:style>
    <style:style style:name="T73_46" style:family="text">
      <style:text-properties fo:color="#0000ff"/>
    </style:style>
    <style:style style:name="T73_47" style:family="text">
      <style:text-properties fo:color="#0000ff"/>
    </style:style>
    <style:style style:name="T73_48" style:family="text">
      <style:text-properties fo:color="#0000ff"/>
    </style:style>
    <style:style style:name="T73_49" style:family="text">
      <style:text-properties fo:color="#0000ff"/>
    </style:style>
    <style:style style:name="T73_50" style:family="text">
      <style:text-properties fo:color="#0000ff"/>
    </style:style>
    <style:style style:name="T73_51" style:family="text">
      <style:text-properties fo:color="#0000ff"/>
    </style:style>
    <style:style style:name="T73_52" style:family="text">
      <style:text-properties fo:color="#0000ff"/>
    </style:style>
    <style:style style:name="T73_53" style:family="text">
      <style:text-properties fo:color="#0000ff"/>
    </style:style>
    <style:style style:name="T73_54" style:family="text">
      <style:text-properties fo:color="#0000ff"/>
    </style:style>
    <style:style style:name="T73_55" style:family="text">
      <style:text-properties fo:color="#0000ff"/>
    </style:style>
    <style:style style:name="T73_56" style:family="text">
      <style:text-properties fo:color="#0000ff"/>
    </style:style>
    <style:style style:name="T73_57" style:family="text">
      <style:text-properties fo:color="#0000ff"/>
    </style:style>
    <style:style style:name="T73_58" style:family="text">
      <style:text-properties fo:color="#0000ff"/>
    </style:style>
    <style:style style:name="T73_59" style:family="text">
      <style:text-properties fo:color="#0000ff"/>
    </style:style>
    <style:style style:name="T73_60" style:family="text">
      <style:text-properties fo:color="#0000ff"/>
    </style:style>
    <style:style style:name="T73_61" style:family="text">
      <style:text-properties fo:color="#0000ff"/>
    </style:style>
    <style:style style:name="T73_62" style:family="text">
      <style:text-properties fo:color="#0000ff"/>
    </style:style>
    <style:style style:name="T73_63" style:family="text">
      <style:text-properties fo:color="#0000ff"/>
    </style:style>
    <style:style style:name="T73_64" style:family="text">
      <style:text-properties fo:color="#0000ff"/>
    </style:style>
    <style:style style:name="T73_65" style:family="text">
      <style:text-properties fo:color="#0000ff"/>
    </style:style>
    <style:style style:name="T73_66" style:family="text">
      <style:text-properties fo:color="#0000ff"/>
    </style:style>
    <style:style style:name="T73_67" style:family="text">
      <style:text-properties fo:color="#0000ff"/>
    </style:style>
    <style:style style:name="T73_68" style:family="text">
      <style:text-properties fo:color="#0000ff"/>
    </style:style>
    <style:style style:name="T73_69" style:family="text">
      <style:text-properties fo:color="#0000ff"/>
    </style:style>
    <style:style style:name="T73_70" style:family="text">
      <style:text-properties fo:color="#0000ff"/>
    </style:style>
    <style:style style:name="T73_71" style:family="text">
      <style:text-properties fo:color="#0000ff"/>
    </style:style>
    <style:style style:name="T73_72" style:family="text">
      <style:text-properties fo:color="#0000ff"/>
    </style:style>
    <style:style style:name="T73_73" style:family="text">
      <style:text-properties fo:color="#0000ff"/>
    </style:style>
    <style:style style:name="T73_74" style:family="text">
      <style:text-properties fo:color="#0000ff"/>
    </style:style>
    <style:style style:name="T73_75" style:family="text">
      <style:text-properties fo:color="#0000ff"/>
    </style:style>
    <style:style style:name="T73_76" style:family="text">
      <style:text-properties fo:color="#0000ff"/>
    </style:style>
    <style:style style:name="T73_77" style:family="text">
      <style:text-properties fo:color="#0000ff"/>
    </style:style>
    <style:style style:name="T73_78" style:family="text">
      <style:text-properties fo:color="#0000ff"/>
    </style:style>
    <style:style style:name="T73_79" style:family="text">
      <style:text-properties fo:color="#0000ff"/>
    </style:style>
    <style:style style:name="T73_80" style:family="text">
      <style:text-properties fo:color="#0000ff"/>
    </style:style>
    <style:style style:name="T73_81" style:family="text">
      <style:text-properties fo:color="#0000ff"/>
    </style:style>
    <style:style style:name="T73_82" style:family="text">
      <style:text-properties fo:color="#0000ff"/>
    </style:style>
    <style:style style:name="T73_83" style:family="text">
      <style:text-properties fo:color="#0000ff"/>
    </style:style>
    <style:style style:name="T73_84" style:family="text">
      <style:text-properties fo:color="#0000ff"/>
    </style:style>
    <style:style style:name="T73_85" style:family="text">
      <style:text-properties fo:color="#0000ff"/>
    </style:style>
    <style:style style:name="T73_86" style:family="text">
      <style:text-properties fo:color="#0000ff"/>
    </style:style>
    <style:style style:name="T73_87" style:family="text">
      <style:text-properties fo:color="#0000ff"/>
    </style:style>
    <style:style style:name="T73_88" style:family="text">
      <style:text-properties fo:color="#0000ff"/>
    </style:style>
    <style:style style:name="T73_89" style:family="text">
      <style:text-properties fo:color="#0000ff"/>
    </style:style>
    <style:style style:name="T73_90" style:family="text">
      <style:text-properties fo:color="#0000ff"/>
    </style:style>
    <style:style style:name="T73_91" style:family="text">
      <style:text-properties fo:color="#0000ff"/>
    </style:style>
    <style:style style:name="T73_92" style:family="text">
      <style:text-properties fo:color="#0000ff"/>
    </style:style>
    <style:style style:name="T73_93" style:family="text">
      <style:text-properties fo:color="#0000ff"/>
    </style:style>
    <style:style style:name="T73_94" style:family="text">
      <style:text-properties fo:color="#0000ff"/>
    </style:style>
    <style:style style:name="T73_95" style:family="text">
      <style:text-properties fo:color="#0000ff"/>
    </style:style>
    <style:style style:name="T73_96" style:family="text">
      <style:text-properties fo:color="#0000ff"/>
    </style:style>
    <style:style style:name="T73_97" style:family="text">
      <style:text-properties fo:color="#0000ff"/>
    </style:style>
    <style:style style:name="T73_98" style:family="text">
      <style:text-properties fo:color="#0000ff"/>
    </style:style>
    <style:style style:name="T73_99" style:family="text">
      <style:text-properties fo:color="#0000ff"/>
    </style:style>
    <style:style style:name="T73_100" style:family="text">
      <style:text-properties fo:color="#0000ff"/>
    </style:style>
    <style:style style:name="T73_101" style:family="text">
      <style:text-properties fo:color="#0000ff"/>
    </style:style>
    <style:style style:name="T73_102" style:family="text">
      <style:text-properties fo:color="#0000ff"/>
    </style:style>
    <style:style style:name="T73_103" style:family="text">
      <style:text-properties fo:color="#0000ff"/>
    </style:style>
    <style:style style:name="T73_104" style:family="text">
      <style:text-properties fo:color="#0000ff"/>
    </style:style>
    <style:style style:name="T73_105" style:family="text">
      <style:text-properties fo:color="#0000ff"/>
    </style:style>
    <style:style style:name="T73_106" style:family="text">
      <style:text-properties fo:color="#0000ff"/>
    </style:style>
    <style:style style:name="T73_107" style:family="text">
      <style:text-properties fo:color="#0000ff"/>
    </style:style>
    <style:style style:name="T73_108" style:family="text">
      <style:text-properties fo:color="#0000ff"/>
    </style:style>
    <style:style style:name="T73_109" style:family="text">
      <style:text-properties fo:color="#0000ff"/>
    </style:style>
    <style:style style:name="T73_110" style:family="text">
      <style:text-properties fo:color="#0000ff"/>
    </style:style>
    <style:style style:name="T73_111" style:family="text">
      <style:text-properties fo:color="#0000ff"/>
    </style:style>
    <style:style style:name="T73_112" style:family="text">
      <style:text-properties fo:color="#0000ff"/>
    </style:style>
    <style:style style:name="T73_113" style:family="text">
      <style:text-properties fo:color="#0000ff"/>
    </style:style>
    <style:style style:name="T73_114" style:family="text">
      <style:text-properties fo:color="#0000ff"/>
    </style:style>
    <style:style style:name="T73_115" style:family="text">
      <style:text-properties fo:color="#0000ff"/>
    </style:style>
    <style:style style:name="T73_116" style:family="text">
      <style:text-properties fo:color="#0000ff"/>
    </style:style>
    <style:style style:name="T73_117" style:family="text">
      <style:text-properties fo:color="#0000ff"/>
    </style:style>
    <style:style style:name="T73_118" style:family="text">
      <style:text-properties fo:color="#0000ff"/>
    </style:style>
    <style:style style:name="T73_119" style:family="text">
      <style:text-properties fo:color="#0000ff"/>
    </style:style>
    <style:style style:name="T73_120" style:family="text">
      <style:text-properties fo:color="#0000ff"/>
    </style:style>
    <style:style style:name="T73_121" style:family="text">
      <style:text-properties fo:color="#0000ff"/>
    </style:style>
    <style:style style:name="T73_122" style:family="text">
      <style:text-properties fo:color="#0000ff"/>
    </style:style>
    <style:style style:name="T73_123" style:family="text">
      <style:text-properties fo:color="#0000ff"/>
    </style:style>
    <style:style style:name="T73_124" style:family="text">
      <style:text-properties fo:color="#0000ff"/>
    </style:style>
    <style:style style:name="T73_125" style:family="text">
      <style:text-properties fo:color="#0000ff"/>
    </style:style>
    <style:style style:name="T73_126" style:family="text">
      <style:text-properties fo:color="#0000ff"/>
    </style:style>
    <style:style style:name="T73_127" style:family="text">
      <style:text-properties fo:color="#0000ff"/>
    </style:style>
    <style:style style:name="T73_128" style:family="text">
      <style:text-properties fo:color="#0000ff"/>
    </style:style>
    <style:style style:name="T73_129" style:family="text">
      <style:text-properties fo:color="#0000ff"/>
    </style:style>
    <style:style style:name="T73_130" style:family="text">
      <style:text-properties fo:color="#0000ff"/>
    </style:style>
    <style:style style:name="T73_131" style:family="text">
      <style:text-properties fo:color="#0000ff"/>
    </style:style>
    <style:style style:name="T73_132" style:family="text">
      <style:text-properties fo:color="#0000ff"/>
    </style:style>
    <style:style style:name="P74" style:family="paragraph" style:parent-style-name="Standard">
      <style:paragraph-properties fo:text-align="justify" fo:break-before="auto" style:writing-mode="lr-tb"/>
      <style:text-properties fo:color="#0000ff" fo:font-size="14pt" style:font-size-asian="14pt" style:font-size-complex="14pt" fo:font-weight="bold" style:font-weight-asian="bold" style:font-weight-complex="bold"/>
    </style:style>
    <style:style style:name="P75" style:family="paragraph" style:parent-style-name="Standard">
      <style:paragraph-properties fo:text-align="justify" fo:break-before="auto" style:writing-mode="lr-tb"/>
    </style:style>
    <style:style style:name="T75_1" style:family="text">
      <style:text-properties fo:color="#0000ff"/>
    </style:style>
    <style:style style:name="T75_2" style:family="text">
      <style:text-properties fo:color="#0000ff"/>
    </style:style>
    <style:style style:name="T75_3" style:family="text">
      <style:text-properties fo:color="#0000ff"/>
    </style:style>
    <style:style style:name="T75_4" style:family="text">
      <style:text-properties fo:color="#0000ff"/>
    </style:style>
    <style:style style:name="T75_5" style:family="text">
      <style:text-properties fo:color="#0000ff"/>
    </style:style>
    <style:style style:name="T75_6" style:family="text">
      <style:text-properties fo:color="#0000ff"/>
    </style:style>
    <style:style style:name="T75_7" style:family="text">
      <style:text-properties fo:color="#0000ff"/>
    </style:style>
    <style:style style:name="T75_8" style:family="text">
      <style:text-properties fo:color="#0000ff"/>
    </style:style>
    <style:style style:name="T75_9" style:family="text">
      <style:text-properties fo:color="#0000ff"/>
    </style:style>
    <style:style style:name="T75_10" style:family="text">
      <style:text-properties fo:color="#0000ff"/>
    </style:style>
    <style:style style:name="T75_11" style:family="text">
      <style:text-properties fo:color="#0000ff"/>
    </style:style>
    <style:style style:name="T75_12" style:family="text">
      <style:text-properties fo:color="#0000ff"/>
    </style:style>
    <style:style style:name="T75_13" style:family="text">
      <style:text-properties fo:color="#0000ff"/>
    </style:style>
    <style:style style:name="T75_14" style:family="text">
      <style:text-properties fo:color="#0000ff"/>
    </style:style>
    <style:style style:name="T75_15" style:family="text">
      <style:text-properties fo:color="#0000ff"/>
    </style:style>
    <style:style style:name="T75_16" style:family="text">
      <style:text-properties fo:color="#0000ff"/>
    </style:style>
    <style:style style:name="T75_17" style:family="text">
      <style:text-properties fo:color="#0000ff"/>
    </style:style>
    <style:style style:name="T75_18" style:family="text">
      <style:text-properties fo:color="#0000ff"/>
    </style:style>
    <style:style style:name="T75_19" style:family="text">
      <style:text-properties fo:color="#0000ff"/>
    </style:style>
    <style:style style:name="T75_20" style:family="text">
      <style:text-properties fo:color="#0000ff"/>
    </style:style>
    <style:style style:name="T75_21" style:family="text">
      <style:text-properties fo:color="#0000ff"/>
    </style:style>
    <style:style style:name="T75_22" style:family="text">
      <style:text-properties fo:color="#0000ff"/>
    </style:style>
    <style:style style:name="T75_23" style:family="text">
      <style:text-properties fo:color="#0000ff"/>
    </style:style>
    <style:style style:name="T75_24" style:family="text">
      <style:text-properties fo:color="#0000ff"/>
    </style:style>
    <style:style style:name="T75_25" style:family="text">
      <style:text-properties fo:color="#0000ff"/>
    </style:style>
    <style:style style:name="T75_26" style:family="text">
      <style:text-properties fo:color="#0000ff"/>
    </style:style>
    <style:style style:name="T75_27" style:family="text">
      <style:text-properties fo:color="#0000ff"/>
    </style:style>
    <style:style style:name="T75_28" style:family="text">
      <style:text-properties fo:color="#0000ff"/>
    </style:style>
    <style:style style:name="T75_29" style:family="text">
      <style:text-properties fo:color="#0000ff"/>
    </style:style>
    <style:style style:name="T75_30" style:family="text">
      <style:text-properties fo:color="#0000ff"/>
    </style:style>
    <style:style style:name="T75_31" style:family="text">
      <style:text-properties fo:color="#0000ff"/>
    </style:style>
    <style:style style:name="T75_32" style:family="text">
      <style:text-properties fo:color="#0000ff"/>
    </style:style>
    <style:style style:name="T75_33" style:family="text">
      <style:text-properties fo:color="#0000ff"/>
    </style:style>
    <style:style style:name="T75_34" style:family="text">
      <style:text-properties fo:color="#0000ff"/>
    </style:style>
    <style:style style:name="T75_35" style:family="text">
      <style:text-properties fo:color="#0000ff"/>
    </style:style>
    <style:style style:name="T75_36" style:family="text">
      <style:text-properties fo:color="#0000ff"/>
    </style:style>
    <style:style style:name="T75_37" style:family="text">
      <style:text-properties fo:color="#0000ff"/>
    </style:style>
    <style:style style:name="T75_38" style:family="text">
      <style:text-properties fo:color="#0000ff"/>
    </style:style>
    <style:style style:name="T75_39" style:family="text">
      <style:text-properties fo:color="#0000ff"/>
    </style:style>
    <style:style style:name="T75_40" style:family="text">
      <style:text-properties fo:color="#0000ff"/>
    </style:style>
    <style:style style:name="T75_41" style:family="text">
      <style:text-properties fo:color="#0000ff"/>
    </style:style>
    <style:style style:name="T75_42" style:family="text">
      <style:text-properties fo:color="#0000ff"/>
    </style:style>
    <style:style style:name="T75_43" style:family="text">
      <style:text-properties fo:color="#0000ff"/>
    </style:style>
    <style:style style:name="T75_44" style:family="text">
      <style:text-properties fo:color="#0000ff"/>
    </style:style>
    <style:style style:name="T75_45" style:family="text">
      <style:text-properties fo:color="#0000ff"/>
    </style:style>
    <style:style style:name="T75_46" style:family="text">
      <style:text-properties fo:color="#0000ff"/>
    </style:style>
    <style:style style:name="T75_47" style:family="text">
      <style:text-properties fo:color="#0000ff"/>
    </style:style>
    <style:style style:name="T75_48" style:family="text">
      <style:text-properties fo:color="#0000ff"/>
    </style:style>
    <style:style style:name="T75_49" style:family="text">
      <style:text-properties fo:color="#0000ff"/>
    </style:style>
    <style:style style:name="T75_50" style:family="text">
      <style:text-properties fo:color="#0000ff"/>
    </style:style>
    <style:style style:name="T75_51" style:family="text">
      <style:text-properties fo:color="#0000ff"/>
    </style:style>
    <style:style style:name="T75_52" style:family="text">
      <style:text-properties fo:color="#0000ff"/>
    </style:style>
    <style:style style:name="T75_53" style:family="text">
      <style:text-properties fo:color="#0000ff"/>
    </style:style>
    <style:style style:name="T75_54" style:family="text">
      <style:text-properties fo:color="#0000ff"/>
    </style:style>
    <style:style style:name="T75_55" style:family="text">
      <style:text-properties fo:color="#0000ff"/>
    </style:style>
    <style:style style:name="T75_56" style:family="text">
      <style:text-properties fo:color="#0000ff"/>
    </style:style>
    <style:style style:name="P76" style:family="paragraph" style:parent-style-name="Standard">
      <style:paragraph-properties fo:text-align="justify" fo:break-before="auto" style:writing-mode="lr-tb"/>
      <style:text-properties fo:color="#0000ff" fo:font-size="14pt" style:font-size-asian="14pt" style:font-size-complex="14pt" fo:font-weight="bold" style:font-weight-asian="bold" style:font-weight-complex="bold"/>
    </style:style>
    <style:style style:name="P77" style:family="paragraph" style:parent-style-name="Standard">
      <style:paragraph-properties fo:text-align="justify" fo:break-before="auto" style:writing-mode="lr-tb"/>
    </style:style>
    <style:style style:name="T77_1" style:family="text">
      <style:text-properties fo:color="#0000ff"/>
    </style:style>
    <style:style style:name="T77_2" style:family="text">
      <style:text-properties fo:color="#0000ff"/>
    </style:style>
    <style:style style:name="T77_3" style:family="text">
      <style:text-properties fo:color="#0000ff"/>
    </style:style>
    <style:style style:name="T77_4" style:family="text">
      <style:text-properties fo:color="#0000ff"/>
    </style:style>
    <style:style style:name="T77_5" style:family="text">
      <style:text-properties fo:color="#0000ff"/>
    </style:style>
    <style:style style:name="T77_6" style:family="text">
      <style:text-properties fo:color="#0000ff"/>
    </style:style>
    <style:style style:name="T77_7" style:family="text">
      <style:text-properties fo:color="#0000ff"/>
    </style:style>
    <style:style style:name="T77_8" style:family="text">
      <style:text-properties fo:color="#0000ff"/>
    </style:style>
    <style:style style:name="T77_9" style:family="text">
      <style:text-properties fo:color="#0000ff"/>
    </style:style>
    <style:style style:name="T77_10" style:family="text">
      <style:text-properties fo:color="#0000ff"/>
    </style:style>
    <style:style style:name="T77_11" style:family="text">
      <style:text-properties fo:color="#0000ff"/>
    </style:style>
    <style:style style:name="T77_12" style:family="text">
      <style:text-properties fo:color="#0000ff"/>
    </style:style>
    <style:style style:name="T77_13" style:family="text">
      <style:text-properties fo:color="#0000ff"/>
    </style:style>
    <style:style style:name="T77_14" style:family="text">
      <style:text-properties fo:color="#0000ff"/>
    </style:style>
    <style:style style:name="T77_15" style:family="text">
      <style:text-properties fo:color="#0000ff"/>
    </style:style>
    <style:style style:name="T77_16" style:family="text">
      <style:text-properties fo:color="#0000ff"/>
    </style:style>
    <style:style style:name="T77_17" style:family="text">
      <style:text-properties fo:color="#0000ff"/>
    </style:style>
    <style:style style:name="T77_18" style:family="text">
      <style:text-properties fo:color="#0000ff"/>
    </style:style>
    <style:style style:name="T77_19" style:family="text">
      <style:text-properties fo:color="#0000ff"/>
    </style:style>
    <style:style style:name="T77_20" style:family="text">
      <style:text-properties fo:color="#0000ff"/>
    </style:style>
    <style:style style:name="T77_21" style:family="text">
      <style:text-properties fo:color="#0000ff"/>
    </style:style>
    <style:style style:name="T77_22" style:family="text">
      <style:text-properties fo:color="#0000ff"/>
    </style:style>
    <style:style style:name="T77_23" style:family="text">
      <style:text-properties fo:color="#0000ff"/>
    </style:style>
    <style:style style:name="T77_24" style:family="text">
      <style:text-properties fo:color="#0000ff"/>
    </style:style>
    <style:style style:name="P78" style:family="paragraph" style:parent-style-name="Standard">
      <style:paragraph-properties fo:text-align="justify" fo:break-before="auto" style:writing-mode="lr-tb"/>
      <style:text-properties fo:color="#0000ff" fo:font-size="14pt" style:font-size-asian="14pt" style:font-size-complex="14pt" fo:font-weight="bold" style:font-weight-asian="bold" style:font-weight-complex="bold"/>
    </style:style>
    <style:style style:name="P79" style:family="paragraph" style:parent-style-name="Standard">
      <style:paragraph-properties fo:text-align="justify" fo:break-before="auto" style:writing-mode="lr-tb"/>
    </style:style>
    <style:style style:name="T79_1" style:family="text">
      <style:text-properties fo:color="#0000ff"/>
    </style:style>
    <style:style style:name="T79_2" style:family="text">
      <style:text-properties fo:color="#0000ff"/>
    </style:style>
    <style:style style:name="T79_3" style:family="text">
      <style:text-properties fo:color="#0000ff"/>
    </style:style>
    <style:style style:name="T79_4" style:family="text">
      <style:text-properties fo:color="#0000ff"/>
    </style:style>
    <style:style style:name="T79_5" style:family="text">
      <style:text-properties fo:color="#0000ff"/>
    </style:style>
    <style:style style:name="T79_6" style:family="text">
      <style:text-properties fo:color="#0000ff"/>
    </style:style>
    <style:style style:name="T79_7" style:family="text">
      <style:text-properties fo:color="#0000ff"/>
    </style:style>
    <style:style style:name="T79_8" style:family="text">
      <style:text-properties fo:color="#0000ff"/>
    </style:style>
    <style:style style:name="T79_9" style:family="text">
      <style:text-properties fo:color="#0000ff"/>
    </style:style>
    <style:style style:name="T79_10" style:family="text">
      <style:text-properties fo:color="#0000ff"/>
    </style:style>
    <style:style style:name="T79_11" style:family="text">
      <style:text-properties fo:color="#0000ff"/>
    </style:style>
    <style:style style:name="T79_12" style:family="text">
      <style:text-properties fo:color="#0000ff"/>
    </style:style>
    <style:style style:name="T79_13" style:family="text">
      <style:text-properties fo:color="#0000ff"/>
    </style:style>
    <style:style style:name="T79_14" style:family="text">
      <style:text-properties fo:color="#0000ff"/>
    </style:style>
    <style:style style:name="T79_15" style:family="text">
      <style:text-properties fo:color="#0000ff"/>
    </style:style>
    <style:style style:name="T79_16" style:family="text">
      <style:text-properties fo:color="#0000ff"/>
    </style:style>
    <style:style style:name="T79_17" style:family="text">
      <style:text-properties fo:color="#0000ff"/>
    </style:style>
    <style:style style:name="T79_18" style:family="text">
      <style:text-properties fo:color="#0000ff"/>
    </style:style>
    <style:style style:name="T79_19" style:family="text">
      <style:text-properties fo:color="#0000ff"/>
    </style:style>
    <style:style style:name="T79_20" style:family="text">
      <style:text-properties fo:color="#0000ff"/>
    </style:style>
    <style:style style:name="T79_21" style:family="text">
      <style:text-properties fo:color="#0000ff"/>
    </style:style>
    <style:style style:name="T79_22" style:family="text">
      <style:text-properties fo:color="#0000ff"/>
    </style:style>
    <style:style style:name="T79_23" style:family="text">
      <style:text-properties fo:color="#0000ff"/>
    </style:style>
    <style:style style:name="T79_24" style:family="text">
      <style:text-properties fo:color="#0000ff"/>
    </style:style>
    <style:style style:name="T79_25" style:family="text">
      <style:text-properties fo:color="#0000ff"/>
    </style:style>
    <style:style style:name="T79_26" style:family="text">
      <style:text-properties fo:color="#0000ff"/>
    </style:style>
    <style:style style:name="T79_27" style:family="text">
      <style:text-properties fo:color="#0000ff"/>
    </style:style>
    <style:style style:name="T79_28" style:family="text">
      <style:text-properties fo:color="#0000ff"/>
    </style:style>
    <style:style style:name="T79_29" style:family="text">
      <style:text-properties fo:color="#0000ff"/>
    </style:style>
    <style:style style:name="T79_30" style:family="text">
      <style:text-properties fo:color="#0000ff"/>
    </style:style>
    <style:style style:name="T79_31" style:family="text">
      <style:text-properties fo:color="#0000ff"/>
    </style:style>
    <style:style style:name="T79_32" style:family="text">
      <style:text-properties fo:color="#0000ff"/>
    </style:style>
    <style:style style:name="T79_33" style:family="text">
      <style:text-properties fo:color="#0000ff"/>
    </style:style>
    <style:style style:name="T79_34" style:family="text">
      <style:text-properties fo:color="#0000ff"/>
    </style:style>
    <style:style style:name="T79_35" style:family="text">
      <style:text-properties fo:color="#0000ff"/>
    </style:style>
    <style:style style:name="T79_36" style:family="text">
      <style:text-properties fo:color="#0000ff"/>
    </style:style>
    <style:style style:name="T79_37" style:family="text">
      <style:text-properties fo:color="#0000ff"/>
    </style:style>
    <style:style style:name="T79_38" style:family="text">
      <style:text-properties fo:color="#0000ff"/>
    </style:style>
    <style:style style:name="T79_39" style:family="text">
      <style:text-properties fo:color="#0000ff"/>
    </style:style>
    <style:style style:name="T79_40" style:family="text">
      <style:text-properties fo:color="#0000ff"/>
    </style:style>
    <style:style style:name="T79_41" style:family="text">
      <style:text-properties fo:color="#0000ff"/>
    </style:style>
    <style:style style:name="T79_42" style:family="text">
      <style:text-properties fo:color="#0000ff"/>
    </style:style>
    <style:style style:name="T79_43" style:family="text">
      <style:text-properties fo:color="#0000ff"/>
    </style:style>
    <style:style style:name="T79_44" style:family="text">
      <style:text-properties fo:color="#0000ff"/>
    </style:style>
    <style:style style:name="T79_45" style:family="text">
      <style:text-properties fo:color="#0000ff"/>
    </style:style>
    <style:style style:name="T79_46" style:family="text">
      <style:text-properties fo:color="#0000ff"/>
    </style:style>
    <style:style style:name="T79_47" style:family="text">
      <style:text-properties fo:color="#0000ff"/>
    </style:style>
    <style:style style:name="T79_48" style:family="text">
      <style:text-properties fo:color="#0000ff"/>
    </style:style>
    <style:style style:name="T79_49" style:family="text">
      <style:text-properties fo:color="#0000ff"/>
    </style:style>
    <style:style style:name="T79_50" style:family="text">
      <style:text-properties fo:color="#0000ff"/>
    </style:style>
    <style:style style:name="T79_51" style:family="text">
      <style:text-properties fo:color="#0000ff"/>
    </style:style>
    <style:style style:name="T79_52" style:family="text">
      <style:text-properties fo:color="#0000ff"/>
    </style:style>
    <style:style style:name="T79_53" style:family="text">
      <style:text-properties fo:color="#0000ff"/>
    </style:style>
    <style:style style:name="T79_54" style:family="text">
      <style:text-properties fo:color="#0000ff"/>
    </style:style>
    <style:style style:name="T79_55" style:family="text">
      <style:text-properties fo:color="#0000ff"/>
    </style:style>
    <style:style style:name="T79_56" style:family="text">
      <style:text-properties fo:color="#0000ff"/>
    </style:style>
    <style:style style:name="T79_57" style:family="text">
      <style:text-properties fo:color="#0000ff"/>
    </style:style>
    <style:style style:name="T79_58" style:family="text">
      <style:text-properties fo:color="#0000ff"/>
    </style:style>
    <style:style style:name="T79_59" style:family="text">
      <style:text-properties fo:color="#0000ff"/>
    </style:style>
    <style:style style:name="T79_60" style:family="text">
      <style:text-properties fo:color="#0000ff"/>
    </style:style>
    <style:style style:name="T79_61" style:family="text">
      <style:text-properties fo:color="#0000ff"/>
    </style:style>
    <style:style style:name="T79_62" style:family="text">
      <style:text-properties fo:color="#0000ff"/>
    </style:style>
    <style:style style:name="T79_63" style:family="text">
      <style:text-properties fo:color="#0000ff"/>
    </style:style>
    <style:style style:name="T79_64" style:family="text">
      <style:text-properties fo:color="#0000ff"/>
    </style:style>
    <style:style style:name="T79_65" style:family="text">
      <style:text-properties fo:color="#0000ff"/>
    </style:style>
    <style:style style:name="T79_66" style:family="text">
      <style:text-properties fo:color="#0000ff"/>
    </style:style>
    <style:style style:name="T79_67" style:family="text">
      <style:text-properties fo:color="#0000ff"/>
    </style:style>
    <style:style style:name="T79_68" style:family="text">
      <style:text-properties fo:color="#0000ff"/>
    </style:style>
    <style:style style:name="T79_69" style:family="text">
      <style:text-properties fo:color="#0000ff"/>
    </style:style>
    <style:style style:name="T79_70" style:family="text">
      <style:text-properties fo:color="#0000ff"/>
    </style:style>
    <style:style style:name="T79_71" style:family="text">
      <style:text-properties fo:color="#0000ff"/>
    </style:style>
    <style:style style:name="T79_72" style:family="text">
      <style:text-properties fo:color="#0000ff"/>
    </style:style>
    <style:style style:name="T79_73" style:family="text">
      <style:text-properties fo:color="#0000ff"/>
    </style:style>
    <style:style style:name="T79_74" style:family="text">
      <style:text-properties fo:color="#0000ff"/>
    </style:style>
    <style:style style:name="T79_75" style:family="text">
      <style:text-properties fo:color="#0000ff"/>
    </style:style>
    <style:style style:name="T79_76" style:family="text">
      <style:text-properties fo:color="#0000ff"/>
    </style:style>
    <style:style style:name="T79_77" style:family="text">
      <style:text-properties fo:color="#0000ff"/>
    </style:style>
    <style:style style:name="T79_78" style:family="text">
      <style:text-properties fo:color="#0000ff"/>
    </style:style>
    <style:style style:name="T79_79" style:family="text">
      <style:text-properties fo:color="#0000ff"/>
    </style:style>
    <style:style style:name="T79_80" style:family="text">
      <style:text-properties fo:color="#0000ff"/>
    </style:style>
    <style:style style:name="T79_81" style:family="text">
      <style:text-properties fo:color="#0000ff"/>
    </style:style>
    <style:style style:name="T79_82" style:family="text">
      <style:text-properties fo:color="#0000ff"/>
    </style:style>
    <style:style style:name="T79_83" style:family="text">
      <style:text-properties fo:color="#0000ff"/>
    </style:style>
    <style:style style:name="T79_84" style:family="text">
      <style:text-properties fo:color="#0000ff"/>
    </style:style>
    <style:style style:name="T79_85" style:family="text">
      <style:text-properties fo:color="#0000ff"/>
    </style:style>
    <style:style style:name="T79_86" style:family="text">
      <style:text-properties fo:color="#0000ff"/>
    </style:style>
    <style:style style:name="T79_87" style:family="text">
      <style:text-properties fo:color="#0000ff"/>
    </style:style>
    <style:style style:name="T79_88" style:family="text">
      <style:text-properties fo:color="#0000ff"/>
    </style:style>
    <style:style style:name="T79_89" style:family="text">
      <style:text-properties fo:color="#0000ff"/>
    </style:style>
    <style:style style:name="T79_90" style:family="text">
      <style:text-properties fo:color="#0000ff"/>
    </style:style>
    <style:style style:name="T79_91" style:family="text">
      <style:text-properties fo:color="#0000ff"/>
    </style:style>
    <style:style style:name="T79_92" style:family="text">
      <style:text-properties fo:color="#0000ff"/>
    </style:style>
    <style:style style:name="T79_93" style:family="text">
      <style:text-properties fo:color="#0000ff"/>
    </style:style>
    <style:style style:name="T79_94" style:family="text">
      <style:text-properties fo:color="#0000ff"/>
    </style:style>
    <style:style style:name="P80" style:family="paragraph" style:parent-style-name="Standard">
      <style:paragraph-properties fo:break-before="auto" style:writing-mode="lr-tb"/>
      <style:text-properties fo:font-size="14pt" style:font-size-asian="14pt" style:font-size-complex="14pt" fo:font-weight="bold" style:font-weight-asian="bold" style:font-weight-complex="bold"/>
    </style:style>
    <style:style style:name="P81" style:family="paragraph" style:parent-style-name="Standard">
      <style:paragraph-properties fo:break-before="auto" style:writing-mode="lr-tb"/>
      <style:text-properties fo:font-size="14pt" style:font-size-asian="14pt" style:font-size-complex="14pt" fo:font-weight="bold" style:font-weight-asian="bold" style:font-weight-complex="bold"/>
    </style:style>
    <style:style style:name="P82" style:family="paragraph" style:parent-style-name="Standard">
      <style:paragraph-properties fo:break-before="auto" fo:margin-top="0cm" fo:margin-bottom="0cm" style:writing-mode="lr-tb"/>
    </style:style>
    <style:style style:name="T82_1" style:family="text">
      <style:text-properties fo:font-size="14pt" style:font-size-asian="14pt" style:font-size-complex="14pt" fo:font-weight="bold" style:font-weight-asian="bold" style:font-weight-complex="bold"/>
    </style:style>
    <style:style style:name="T82_2" style:family="text">
      <style:text-properties fo:font-size="14pt" style:font-size-asian="14pt" style:font-size-complex="14pt" fo:font-weight="bold" style:font-weight-asian="bold" style:font-weight-complex="bold"/>
    </style:style>
    <style:style style:name="T82_3" style:family="text">
      <style:text-properties fo:font-size="14pt" style:font-size-asian="14pt" style:font-size-complex="14pt" fo:font-weight="bold" style:font-weight-asian="bold" style:font-weight-complex="bold"/>
    </style:style>
    <style:style style:name="T82_4" style:family="text">
      <style:text-properties fo:font-size="14pt" style:font-size-asian="14pt" style:font-size-complex="14pt" fo:font-weight="bold" style:font-weight-asian="bold" style:font-weight-complex="bold"/>
    </style:style>
    <style:style style:name="T82_5" style:family="text">
      <style:text-properties fo:font-size="14pt" style:font-size-asian="14pt" style:font-size-complex="14pt" fo:font-weight="bold" style:font-weight-asian="bold" style:font-weight-complex="bold"/>
    </style:style>
    <style:style style:name="T82_6" style:family="text">
      <style:text-properties fo:font-size="14pt" style:font-size-asian="14pt" style:font-size-complex="14pt" fo:font-weight="bold" style:font-weight-asian="bold" style:font-weight-complex="bold"/>
    </style:style>
    <style:style style:name="T82_7" style:family="text">
      <style:text-properties fo:font-size="14pt" style:font-size-asian="14pt" style:font-size-complex="14pt" fo:font-weight="bold" style:font-weight-asian="bold" style:font-weight-complex="bold"/>
    </style:style>
    <style:style style:name="T82_8" style:family="text">
      <style:text-properties fo:font-size="14pt" style:font-size-asian="14pt" style:font-size-complex="14pt" fo:font-weight="bold" style:font-weight-asian="bold" style:font-weight-complex="bold"/>
    </style:style>
    <style:style style:name="T82_9" style:family="text">
      <style:text-properties fo:font-size="14pt" style:font-size-asian="14pt" style:font-size-complex="14pt" fo:font-weight="bold" style:font-weight-asian="bold" style:font-weight-complex="bold"/>
    </style:style>
    <style:style style:name="T82_10" style:family="text">
      <style:text-properties fo:font-size="14pt" style:font-size-asian="14pt" style:font-size-complex="14pt" fo:font-weight="bold" style:font-weight-asian="bold" style:font-weight-complex="bold"/>
    </style:style>
    <style:style style:name="T82_11" style:family="text">
      <style:text-properties fo:font-size="14pt" style:font-size-asian="14pt" style:font-size-complex="14pt" fo:font-weight="bold" style:font-weight-asian="bold" style:font-weight-complex="bold"/>
    </style:style>
    <style:style style:name="T82_12" style:family="text">
      <style:text-properties fo:font-size="14pt" style:font-size-asian="14pt" style:font-size-complex="14pt" fo:font-weight="bold" style:font-weight-asian="bold" style:font-weight-complex="bold"/>
    </style:style>
    <style:style style:name="T82_13" style:family="text">
      <style:text-properties fo:font-size="14pt" style:font-size-asian="14pt" style:font-size-complex="14pt" fo:font-weight="bold" style:font-weight-asian="bold" style:font-weight-complex="bold"/>
    </style:style>
    <style:style style:name="T82_14" style:family="text">
      <style:text-properties fo:font-size="14pt" style:font-size-asian="14pt" style:font-size-complex="14pt" fo:font-weight="bold" style:font-weight-asian="bold" style:font-weight-complex="bold"/>
    </style:style>
    <style:style style:name="T82_15" style:family="text">
      <style:text-properties fo:font-size="14pt" style:font-size-asian="14pt" style:font-size-complex="14pt" fo:font-weight="bold" style:font-weight-asian="bold" style:font-weight-complex="bold"/>
    </style:style>
    <style:style style:name="T82_16" style:family="text">
      <style:text-properties fo:font-size="14pt" style:font-size-asian="14pt" style:font-size-complex="14pt" fo:font-weight="bold" style:font-weight-asian="bold" style:font-weight-complex="bold"/>
    </style:style>
    <style:style style:name="T82_17" style:family="text">
      <style:text-properties fo:font-size="14pt" style:font-size-asian="14pt" style:font-size-complex="14pt" fo:font-weight="bold" style:font-weight-asian="bold" style:font-weight-complex="bold"/>
    </style:style>
    <style:style style:name="T82_18" style:family="text">
      <style:text-properties fo:font-size="14pt" style:font-size-asian="14pt" style:font-size-complex="14pt" fo:font-weight="bold" style:font-weight-asian="bold" style:font-weight-complex="bold"/>
    </style:style>
    <style:style style:name="T82_19" style:family="text">
      <style:text-properties fo:font-size="14pt" style:font-size-asian="14pt" style:font-size-complex="14pt" fo:font-weight="bold" style:font-weight-asian="bold" style:font-weight-complex="bold"/>
    </style:style>
    <style:style style:name="T82_20" style:family="text">
      <style:text-properties fo:font-size="14pt" style:font-size-asian="14pt" style:font-size-complex="14pt" fo:font-weight="bold" style:font-weight-asian="bold" style:font-weight-complex="bold"/>
    </style:style>
    <style:style style:name="T82_21" style:family="text">
      <style:text-properties fo:font-size="14pt" style:font-size-asian="14pt" style:font-size-complex="14pt" fo:font-weight="bold" style:font-weight-asian="bold" style:font-weight-complex="bold"/>
    </style:style>
    <style:style style:name="T82_22" style:family="text">
      <style:text-properties fo:font-size="14pt" style:font-size-asian="14pt" style:font-size-complex="14pt" fo:font-weight="bold" style:font-weight-asian="bold" style:font-weight-complex="bold"/>
    </style:style>
    <style:style style:name="T82_23" style:family="text">
      <style:text-properties fo:font-size="14pt" style:font-size-asian="14pt" style:font-size-complex="14pt" fo:font-weight="bold" style:font-weight-asian="bold" style:font-weight-complex="bold"/>
    </style:style>
    <style:style style:name="T82_24" style:family="text">
      <style:text-properties fo:font-size="14pt" style:font-size-asian="14pt" style:font-size-complex="14pt" fo:font-weight="bold" style:font-weight-asian="bold" style:font-weight-complex="bold"/>
    </style:style>
    <style:style style:name="T82_25" style:family="text">
      <style:text-properties fo:font-size="14pt" style:font-size-asian="14pt" style:font-size-complex="14pt" fo:font-weight="bold" style:font-weight-asian="bold" style:font-weight-complex="bold"/>
    </style:style>
    <style:style style:name="T82_26" style:family="text">
      <style:text-properties fo:font-size="14pt" style:font-size-asian="14pt" style:font-size-complex="14pt" fo:font-weight="bold" style:font-weight-asian="bold" style:font-weight-complex="bold"/>
    </style:style>
    <style:style style:name="T82_27" style:family="text">
      <style:text-properties fo:font-size="14pt" style:font-size-asian="14pt" style:font-size-complex="14pt" fo:font-weight="bold" style:font-weight-asian="bold" style:font-weight-complex="bold"/>
    </style:style>
    <style:style style:name="T82_28" style:family="text">
      <style:text-properties fo:font-size="14pt" style:font-size-asian="14pt" style:font-size-complex="14pt" fo:font-weight="bold" style:font-weight-asian="bold" style:font-weight-complex="bold"/>
    </style:style>
    <style:style style:name="T82_29" style:family="text">
      <style:text-properties fo:font-size="14pt" style:font-size-asian="14pt" style:font-size-complex="14pt" fo:font-weight="bold" style:font-weight-asian="bold" style:font-weight-complex="bold"/>
    </style:style>
    <style:style style:name="T82_30" style:family="text">
      <style:text-properties fo:font-size="14pt" style:font-size-asian="14pt" style:font-size-complex="14pt" fo:font-weight="bold" style:font-weight-asian="bold" style:font-weight-complex="bold"/>
    </style:style>
    <style:style style:name="T82_31" style:family="text">
      <style:text-properties fo:font-size="14pt" style:font-size-asian="14pt" style:font-size-complex="14pt" fo:font-weight="bold" style:font-weight-asian="bold" style:font-weight-complex="bold"/>
    </style:style>
    <style:style style:name="T82_32" style:family="text">
      <style:text-properties fo:font-size="14pt" style:font-size-asian="14pt" style:font-size-complex="14pt" fo:font-weight="bold" style:font-weight-asian="bold" style:font-weight-complex="bold"/>
    </style:style>
    <style:style style:name="T82_33" style:family="text">
      <style:text-properties fo:font-size="14pt" style:font-size-asian="14pt" style:font-size-complex="14pt" fo:font-weight="bold" style:font-weight-asian="bold" style:font-weight-complex="bold"/>
    </style:style>
    <style:style style:name="T82_34" style:family="text">
      <style:text-properties fo:font-size="14pt" style:font-size-asian="14pt" style:font-size-complex="14pt" fo:font-weight="bold" style:font-weight-asian="bold" style:font-weight-complex="bold"/>
    </style:style>
    <style:style style:name="T82_35" style:family="text">
      <style:text-properties fo:font-size="14pt" style:font-size-asian="14pt" style:font-size-complex="14pt" fo:font-weight="bold" style:font-weight-asian="bold" style:font-weight-complex="bold"/>
    </style:style>
    <style:style style:name="T82_36" style:family="text">
      <style:text-properties fo:font-size="14pt" style:font-size-asian="14pt" style:font-size-complex="14pt" fo:font-weight="bold" style:font-weight-asian="bold" style:font-weight-complex="bold"/>
    </style:style>
    <style:style style:name="T82_37" style:family="text">
      <style:text-properties fo:font-size="14pt" style:font-size-asian="14pt" style:font-size-complex="14pt" fo:font-weight="bold" style:font-weight-asian="bold" style:font-weight-complex="bold"/>
    </style:style>
    <style:style style:name="T82_38" style:family="text">
      <style:text-properties fo:font-size="14pt" style:font-size-asian="14pt" style:font-size-complex="14pt" fo:font-weight="bold" style:font-weight-asian="bold" style:font-weight-complex="bold"/>
    </style:style>
    <style:style style:name="T82_39" style:family="text">
      <style:text-properties fo:font-size="14pt" style:font-size-asian="14pt" style:font-size-complex="14pt" fo:font-weight="bold" style:font-weight-asian="bold" style:font-weight-complex="bold"/>
    </style:style>
    <style:style style:name="T82_40" style:family="text">
      <style:text-properties fo:font-size="14pt" style:font-size-asian="14pt" style:font-size-complex="14pt" fo:font-weight="bold" style:font-weight-asian="bold" style:font-weight-complex="bold"/>
    </style:style>
    <style:style style:name="T82_41" style:family="text">
      <style:text-properties fo:font-size="14pt" style:font-size-asian="14pt" style:font-size-complex="14pt" fo:font-weight="bold" style:font-weight-asian="bold" style:font-weight-complex="bold"/>
    </style:style>
    <style:style style:name="T82_42" style:family="text">
      <style:text-properties fo:font-size="14pt" style:font-size-asian="14pt" style:font-size-complex="14pt" fo:font-weight="bold" style:font-weight-asian="bold" style:font-weight-complex="bold"/>
    </style:style>
    <style:style style:name="T82_43" style:family="text">
      <style:text-properties fo:font-size="14pt" style:font-size-asian="14pt" style:font-size-complex="14pt" fo:font-weight="bold" style:font-weight-asian="bold" style:font-weight-complex="bold"/>
    </style:style>
    <style:style style:name="T82_44" style:family="text">
      <style:text-properties fo:font-size="14pt" style:font-size-asian="14pt" style:font-size-complex="14pt" fo:font-weight="bold" style:font-weight-asian="bold" style:font-weight-complex="bold"/>
    </style:style>
    <style:style style:name="T82_45" style:family="text">
      <style:text-properties fo:font-size="14pt" style:font-size-asian="14pt" style:font-size-complex="14pt" fo:font-weight="bold" style:font-weight-asian="bold" style:font-weight-complex="bold"/>
    </style:style>
    <style:style style:name="T82_46" style:family="text">
      <style:text-properties fo:font-size="14pt" style:font-size-asian="14pt" style:font-size-complex="14pt" fo:font-weight="bold" style:font-weight-asian="bold" style:font-weight-complex="bold"/>
    </style:style>
    <style:style style:name="T82_47" style:family="text">
      <style:text-properties fo:font-size="14pt" style:font-size-asian="14pt" style:font-size-complex="14pt" fo:font-weight="bold" style:font-weight-asian="bold" style:font-weight-complex="bold"/>
    </style:style>
    <style:style style:name="T82_48" style:family="text">
      <style:text-properties fo:font-size="14pt" style:font-size-asian="14pt" style:font-size-complex="14pt" fo:font-weight="bold" style:font-weight-asian="bold" style:font-weight-complex="bold"/>
    </style:style>
    <style:style style:name="T82_49" style:family="text">
      <style:text-properties fo:font-size="14pt" style:font-size-asian="14pt" style:font-size-complex="14pt" fo:font-weight="bold" style:font-weight-asian="bold" style:font-weight-complex="bold"/>
    </style:style>
    <style:style style:name="T82_50" style:family="text">
      <style:text-properties fo:font-size="14pt" style:font-size-asian="14pt" style:font-size-complex="14pt" fo:font-weight="bold" style:font-weight-asian="bold" style:font-weight-complex="bold"/>
    </style:style>
    <style:style style:name="T82_51" style:family="text">
      <style:text-properties fo:font-size="14pt" style:font-size-asian="14pt" style:font-size-complex="14pt" fo:font-weight="bold" style:font-weight-asian="bold" style:font-weight-complex="bold"/>
    </style:style>
    <style:style style:name="T82_52" style:family="text">
      <style:text-properties fo:font-size="14pt" style:font-size-asian="14pt" style:font-size-complex="14pt" fo:font-weight="bold" style:font-weight-asian="bold" style:font-weight-complex="bold"/>
    </style:style>
    <style:style style:name="T82_53" style:family="text">
      <style:text-properties fo:font-size="14pt" style:font-size-asian="14pt" style:font-size-complex="14pt" fo:font-weight="bold" style:font-weight-asian="bold" style:font-weight-complex="bold"/>
    </style:style>
    <style:style style:name="T82_54" style:family="text">
      <style:text-properties fo:font-size="14pt" style:font-size-asian="14pt" style:font-size-complex="14pt" fo:font-weight="bold" style:font-weight-asian="bold" style:font-weight-complex="bold"/>
    </style:style>
    <style:style style:name="P83" style:family="paragraph" style:parent-style-name="Standard">
      <style:paragraph-properties fo:break-before="auto" style:writing-mode="lr-tb"/>
      <style:text-properties fo:font-size="14pt" style:font-size-asian="14pt" style:font-size-complex="14pt" fo:font-weight="bold" style:font-weight-asian="bold" style:font-weight-complex="bold"/>
    </style:style>
    <style:style style:name="P84" style:family="paragraph" style:parent-style-name="Standard">
      <style:paragraph-properties fo:break-before="auto" style:writing-mode="lr-tb"/>
    </style:style>
    <style:style style:name="T84_1" style:family="text">
      <style:text-properties fo:color="#0000ff"/>
    </style:style>
    <style:style style:name="T84_2" style:family="text">
      <style:text-properties fo:color="#0000ff"/>
    </style:style>
    <style:style style:name="T84_3" style:family="text">
      <style:text-properties fo:color="#0000ff"/>
    </style:style>
    <style:style style:name="T84_4" style:family="text">
      <style:text-properties fo:color="#0000ff"/>
    </style:style>
    <style:style style:name="T84_5" style:family="text">
      <style:text-properties fo:color="#0000ff"/>
    </style:style>
    <style:style style:name="T84_6" style:family="text">
      <style:text-properties fo:color="#0000ff"/>
    </style:style>
    <style:style style:name="T84_7" style:family="text">
      <style:text-properties fo:color="#0000ff"/>
    </style:style>
    <style:style style:name="T84_8" style:family="text">
      <style:text-properties fo:color="#0000ff"/>
    </style:style>
    <style:style style:name="T84_9" style:family="text">
      <style:text-properties fo:color="#0000ff"/>
    </style:style>
    <style:style style:name="T84_10" style:family="text">
      <style:text-properties fo:color="#0000ff"/>
    </style:style>
    <style:style style:name="T84_11" style:family="text">
      <style:text-properties fo:color="#0000ff"/>
    </style:style>
    <style:style style:name="T84_12" style:family="text">
      <style:text-properties fo:color="#0000ff"/>
    </style:style>
    <style:style style:name="T84_13" style:family="text">
      <style:text-properties fo:color="#0000ff"/>
    </style:style>
    <style:style style:name="T84_14" style:family="text">
      <style:text-properties fo:color="#0000ff"/>
    </style:style>
    <style:style style:name="T84_15" style:family="text">
      <style:text-properties fo:color="#0000ff"/>
    </style:style>
    <style:style style:name="T84_16" style:family="text">
      <style:text-properties fo:color="#0000ff"/>
    </style:style>
    <style:style style:name="T84_17" style:family="text">
      <style:text-properties fo:color="#0000ff"/>
    </style:style>
    <style:style style:name="T84_18" style:family="text">
      <style:text-properties fo:color="#0000ff"/>
    </style:style>
    <style:style style:name="T84_19" style:family="text">
      <style:text-properties fo:color="#0000ff"/>
    </style:style>
    <style:style style:name="T84_20" style:family="text">
      <style:text-properties fo:color="#0000ff"/>
    </style:style>
    <style:style style:name="T84_21" style:family="text">
      <style:text-properties fo:color="#0000ff"/>
    </style:style>
    <style:style style:name="T84_22" style:family="text">
      <style:text-properties fo:color="#0000ff"/>
    </style:style>
    <style:style style:name="T84_23" style:family="text">
      <style:text-properties fo:color="#0000ff"/>
    </style:style>
    <style:style style:name="T84_24" style:family="text">
      <style:text-properties fo:color="#0000ff"/>
    </style:style>
    <style:style style:name="T84_25" style:family="text">
      <style:text-properties fo:color="#0000ff"/>
    </style:style>
    <style:style style:name="T84_26" style:family="text">
      <style:text-properties fo:color="#0000ff"/>
    </style:style>
    <style:style style:name="T84_27" style:family="text">
      <style:text-properties fo:color="#0000ff"/>
    </style:style>
    <style:style style:name="T84_28" style:family="text">
      <style:text-properties fo:color="#0000ff"/>
    </style:style>
    <style:style style:name="T84_29" style:family="text">
      <style:text-properties fo:color="#0000ff"/>
    </style:style>
    <style:style style:name="T84_30" style:family="text">
      <style:text-properties fo:color="#0000ff"/>
    </style:style>
    <style:style style:name="T84_31" style:family="text">
      <style:text-properties fo:color="#0000ff"/>
    </style:style>
    <style:style style:name="T84_32" style:family="text">
      <style:text-properties fo:color="#0000ff"/>
    </style:style>
    <style:style style:name="T84_33" style:family="text">
      <style:text-properties fo:color="#0000ff"/>
    </style:style>
    <style:style style:name="T84_34" style:family="text">
      <style:text-properties fo:color="#0000ff"/>
    </style:style>
    <style:style style:name="T84_35" style:family="text">
      <style:text-properties fo:color="#0000ff"/>
    </style:style>
    <style:style style:name="T84_36" style:family="text">
      <style:text-properties fo:color="#0000ff"/>
    </style:style>
    <style:style style:name="T84_37" style:family="text">
      <style:text-properties fo:color="#0000ff"/>
    </style:style>
    <style:style style:name="T84_38" style:family="text">
      <style:text-properties fo:color="#0000ff"/>
    </style:style>
    <style:style style:name="T84_39" style:family="text">
      <style:text-properties fo:color="#0000ff"/>
    </style:style>
    <style:style style:name="T84_40" style:family="text">
      <style:text-properties fo:color="#0000ff"/>
    </style:style>
    <style:style style:name="T84_41" style:family="text">
      <style:text-properties fo:color="#0000ff"/>
    </style:style>
    <style:style style:name="T84_42" style:family="text">
      <style:text-properties fo:color="#0000ff"/>
    </style:style>
    <style:style style:name="T84_43" style:family="text">
      <style:text-properties fo:color="#0000ff"/>
    </style:style>
    <style:style style:name="T84_44" style:family="text">
      <style:text-properties fo:color="#0000ff"/>
    </style:style>
    <style:style style:name="T84_45" style:family="text">
      <style:text-properties fo:color="#0000ff"/>
    </style:style>
    <style:style style:name="T84_46" style:family="text">
      <style:text-properties fo:color="#0000ff"/>
    </style:style>
    <style:style style:name="T84_47" style:family="text">
      <style:text-properties fo:color="#0000ff"/>
    </style:style>
    <style:style style:name="T84_48" style:family="text">
      <style:text-properties fo:color="#0000ff"/>
    </style:style>
    <style:style style:name="P85" style:family="paragraph" style:parent-style-name="Standard">
      <style:paragraph-properties fo:break-before="auto" style:writing-mode="lr-tb"/>
      <style:text-properties fo:color="#0000ff"/>
    </style:style>
    <style:style style:name="P86" style:family="paragraph" style:parent-style-name="Standard">
      <style:paragraph-properties fo:break-before="auto" style:writing-mode="lr-tb"/>
      <style:text-properties fo:color="#0000ff"/>
    </style:style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10.663cm"/>
    </style:style>
    <style:style style:name="Column2" style:family="table-column">
      <style:table-column-properties style:column-width="3.201cm"/>
    </style:style>
    <style:style style:name="Column3" style:family="table-column">
      <style:table-column-properties style:column-width="2.646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7_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4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5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8_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9_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" style:family="table-row"/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0_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3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4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5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1_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2_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3_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3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4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5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6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7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8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9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0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2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3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4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5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6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7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8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9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0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2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3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4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5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6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7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8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9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30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3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32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33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34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35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36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37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38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39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40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4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42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43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44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45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46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47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48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49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50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5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52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53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54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55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4_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5_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6_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4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5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6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7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8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9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7_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8_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9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99_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3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4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5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6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7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8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9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0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2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3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4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5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6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7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8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9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0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2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3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4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5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6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7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8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9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30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3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32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0_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1_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2_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3_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4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5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6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7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8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9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0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2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3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4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5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6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7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8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9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0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2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3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4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5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6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7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8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9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0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2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3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4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5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6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7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8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9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40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4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42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43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44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45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46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47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4_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5_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6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106_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2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3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4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5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6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7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8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9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10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1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12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13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14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15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16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17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18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19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20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2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22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23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24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25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26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27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28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29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30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3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32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33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34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35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7_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3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4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5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6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7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8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9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0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2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3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4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5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6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7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8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19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0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2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3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4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5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6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7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8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9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30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3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32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33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34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35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8_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9_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0" style:family="paragraph" style:parent-style-name="Standard">
      <style:paragraph-properties fo:break-before="auto" style:writing-mode="lr-tb"/>
    </style:style>
    <style:style style:name="P111" style:family="paragraph" style:parent-style-name="Standard">
      <style:paragraph-properties fo:break-before="auto" style:writing-mode="lr-tb"/>
      <style:text-properties fo:font-size="14pt" style:font-size-asian="14pt" style:font-size-complex="14pt" fo:font-weight="bold" style:font-weight-asian="bold" style:font-weight-complex="bold"/>
    </style:style>
    <style:style style:name="P112" style:family="paragraph" style:parent-style-name="Standard">
      <style:paragraph-properties fo:break-before="auto" style:writing-mode="lr-tb"/>
      <style:text-properties fo:font-size="14pt" style:font-size-asian="14pt" style:font-size-complex="14pt" fo:font-weight="bold" style:font-weight-asian="bold" style:font-weight-complex="bold"/>
    </style:style>
    <style:style style:name="P113" style:family="paragraph" style:parent-style-name="Standard">
      <style:paragraph-properties fo:break-before="auto" fo:margin-top="0cm" fo:margin-bottom="0cm" style:writing-mode="lr-tb"/>
    </style:style>
    <style:style style:name="T113_1" style:family="text">
      <style:text-properties fo:font-size="14pt" style:font-size-asian="14pt" style:font-size-complex="14pt" fo:font-weight="bold" style:font-weight-asian="bold" style:font-weight-complex="bold"/>
    </style:style>
    <style:style style:name="T113_2" style:family="text">
      <style:text-properties fo:font-size="14pt" style:font-size-asian="14pt" style:font-size-complex="14pt" fo:font-weight="bold" style:font-weight-asian="bold" style:font-weight-complex="bold"/>
    </style:style>
    <style:style style:name="T113_3" style:family="text">
      <style:text-properties fo:font-size="14pt" style:font-size-asian="14pt" style:font-size-complex="14pt" fo:font-weight="bold" style:font-weight-asian="bold" style:font-weight-complex="bold"/>
    </style:style>
    <style:style style:name="T113_4" style:family="text">
      <style:text-properties fo:font-size="14pt" style:font-size-asian="14pt" style:font-size-complex="14pt" fo:font-weight="bold" style:font-weight-asian="bold" style:font-weight-complex="bold"/>
    </style:style>
    <style:style style:name="T113_5" style:family="text">
      <style:text-properties fo:font-size="14pt" style:font-size-asian="14pt" style:font-size-complex="14pt" fo:font-weight="bold" style:font-weight-asian="bold" style:font-weight-complex="bold"/>
    </style:style>
    <style:style style:name="T113_6" style:family="text">
      <style:text-properties fo:font-size="14pt" style:font-size-asian="14pt" style:font-size-complex="14pt" fo:font-weight="bold" style:font-weight-asian="bold" style:font-weight-complex="bold"/>
    </style:style>
    <style:style style:name="T113_7" style:family="text">
      <style:text-properties fo:font-size="14pt" style:font-size-asian="14pt" style:font-size-complex="14pt" fo:font-weight="bold" style:font-weight-asian="bold" style:font-weight-complex="bold"/>
    </style:style>
    <style:style style:name="T113_8" style:family="text">
      <style:text-properties fo:font-size="14pt" style:font-size-asian="14pt" style:font-size-complex="14pt" fo:font-weight="bold" style:font-weight-asian="bold" style:font-weight-complex="bold"/>
    </style:style>
    <style:style style:name="T113_9" style:family="text">
      <style:text-properties fo:font-size="14pt" style:font-size-asian="14pt" style:font-size-complex="14pt" fo:font-weight="bold" style:font-weight-asian="bold" style:font-weight-complex="bold"/>
    </style:style>
    <style:style style:name="T113_10" style:family="text">
      <style:text-properties fo:font-size="14pt" style:font-size-asian="14pt" style:font-size-complex="14pt" fo:font-weight="bold" style:font-weight-asian="bold" style:font-weight-complex="bold"/>
    </style:style>
    <style:style style:name="T113_11" style:family="text">
      <style:text-properties fo:font-size="14pt" style:font-size-asian="14pt" style:font-size-complex="14pt" fo:font-weight="bold" style:font-weight-asian="bold" style:font-weight-complex="bold"/>
    </style:style>
    <style:style style:name="T113_12" style:family="text">
      <style:text-properties fo:font-size="14pt" style:font-size-asian="14pt" style:font-size-complex="14pt" fo:font-weight="bold" style:font-weight-asian="bold" style:font-weight-complex="bold"/>
    </style:style>
    <style:style style:name="T113_13" style:family="text">
      <style:text-properties fo:font-size="14pt" style:font-size-asian="14pt" style:font-size-complex="14pt" fo:font-weight="bold" style:font-weight-asian="bold" style:font-weight-complex="bold"/>
    </style:style>
    <style:style style:name="T113_14" style:family="text">
      <style:text-properties fo:font-size="14pt" style:font-size-asian="14pt" style:font-size-complex="14pt" fo:font-weight="bold" style:font-weight-asian="bold" style:font-weight-complex="bold"/>
    </style:style>
    <style:style style:name="T113_15" style:family="text">
      <style:text-properties fo:font-size="14pt" style:font-size-asian="14pt" style:font-size-complex="14pt" fo:font-weight="bold" style:font-weight-asian="bold" style:font-weight-complex="bold"/>
    </style:style>
    <style:style style:name="T113_16" style:family="text">
      <style:text-properties fo:font-size="14pt" style:font-size-asian="14pt" style:font-size-complex="14pt" fo:font-weight="bold" style:font-weight-asian="bold" style:font-weight-complex="bold"/>
    </style:style>
    <style:style style:name="T113_17" style:family="text">
      <style:text-properties fo:font-size="14pt" style:font-size-asian="14pt" style:font-size-complex="14pt" fo:font-weight="bold" style:font-weight-asian="bold" style:font-weight-complex="bold"/>
    </style:style>
    <style:style style:name="T113_18" style:family="text">
      <style:text-properties fo:font-size="14pt" style:font-size-asian="14pt" style:font-size-complex="14pt" fo:font-weight="bold" style:font-weight-asian="bold" style:font-weight-complex="bold"/>
    </style:style>
    <style:style style:name="T113_19" style:family="text">
      <style:text-properties fo:font-size="14pt" style:font-size-asian="14pt" style:font-size-complex="14pt" fo:font-weight="bold" style:font-weight-asian="bold" style:font-weight-complex="bold"/>
    </style:style>
    <style:style style:name="T113_20" style:family="text">
      <style:text-properties fo:font-size="14pt" style:font-size-asian="14pt" style:font-size-complex="14pt" fo:font-weight="bold" style:font-weight-asian="bold" style:font-weight-complex="bold"/>
    </style:style>
    <style:style style:name="T113_21" style:family="text">
      <style:text-properties fo:font-size="14pt" style:font-size-asian="14pt" style:font-size-complex="14pt" fo:font-weight="bold" style:font-weight-asian="bold" style:font-weight-complex="bold"/>
    </style:style>
    <style:style style:name="T113_22" style:family="text">
      <style:text-properties fo:font-size="14pt" style:font-size-asian="14pt" style:font-size-complex="14pt" fo:font-weight="bold" style:font-weight-asian="bold" style:font-weight-complex="bold"/>
    </style:style>
    <style:style style:name="P114" style:family="paragraph" style:parent-style-name="Standard">
      <style:paragraph-properties fo:break-before="auto" style:writing-mode="lr-tb"/>
      <style:text-properties fo:font-size="14pt" style:font-size-asian="14pt" style:font-size-complex="14pt" fo:font-weight="bold" style:font-weight-asian="bold" style:font-weight-complex="bold"/>
    </style:style>
    <style:style style:name="P115" style:family="paragraph" style:parent-style-name="Standard">
      <style:paragraph-properties fo:break-before="auto" fo:text-indent="1.27cm" style:writing-mode="lr-tb"/>
    </style:style>
    <style:style style:name="T115_1" style:family="text">
      <style:text-properties fo:font-style="italic" style:font-style-asian="italic" style:font-style-complex="italic"/>
    </style:style>
    <style:style style:name="T115_2" style:family="text">
      <style:text-properties fo:font-style="italic" style:font-style-asian="italic" style:font-style-complex="italic"/>
    </style:style>
    <style:style style:name="T115_3" style:family="text">
      <style:text-properties fo:font-style="italic" style:font-style-asian="italic" style:font-style-complex="italic"/>
    </style:style>
    <style:style style:name="T115_4" style:family="text">
      <style:text-properties fo:font-style="italic" style:font-style-asian="italic" style:font-style-complex="italic"/>
    </style:style>
    <style:style style:name="T115_5" style:family="text">
      <style:text-properties fo:font-style="italic" style:font-style-asian="italic" style:font-style-complex="italic"/>
    </style:style>
    <style:style style:name="T115_6" style:family="text">
      <style:text-properties fo:font-style="italic" style:font-style-asian="italic" style:font-style-complex="italic"/>
    </style:style>
    <style:style style:name="T115_7" style:family="text">
      <style:text-properties fo:font-style="italic" style:font-style-asian="italic" style:font-style-complex="italic"/>
    </style:style>
    <style:style style:name="T115_8" style:family="text">
      <style:text-properties fo:font-style="italic" style:font-style-asian="italic" style:font-style-complex="italic"/>
    </style:style>
    <style:style style:name="T115_9" style:family="text">
      <style:text-properties fo:font-style="italic" style:font-style-asian="italic" style:font-style-complex="italic"/>
    </style:style>
    <style:style style:name="T115_10" style:family="text">
      <style:text-properties fo:font-style="italic" style:font-style-asian="italic" style:font-style-complex="italic"/>
    </style:style>
    <style:style style:name="T115_11" style:family="text">
      <style:text-properties fo:font-style="italic" style:font-style-asian="italic" style:font-style-complex="italic"/>
    </style:style>
    <style:style style:name="T115_12" style:family="text">
      <style:text-properties fo:font-style="italic" style:font-style-asian="italic" style:font-style-complex="italic"/>
    </style:style>
    <style:style style:name="T115_13" style:family="text">
      <style:text-properties fo:font-style="italic" style:font-style-asian="italic" style:font-style-complex="italic"/>
    </style:style>
    <style:style style:name="T115_14" style:family="text">
      <style:text-properties fo:font-style="italic" style:font-style-asian="italic" style:font-style-complex="italic"/>
    </style:style>
    <style:style style:name="T115_15" style:family="text">
      <style:text-properties fo:font-style="italic" style:font-style-asian="italic" style:font-style-complex="italic"/>
    </style:style>
    <style:style style:name="T115_16" style:family="text">
      <style:text-properties fo:font-style="italic" style:font-style-asian="italic" style:font-style-complex="italic"/>
    </style:style>
    <style:style style:name="T115_17" style:family="text">
      <style:text-properties fo:font-style="italic" style:font-style-asian="italic" style:font-style-complex="italic"/>
    </style:style>
    <style:style style:name="T115_18" style:family="text">
      <style:text-properties fo:font-style="italic" style:font-style-asian="italic" style:font-style-complex="italic"/>
    </style:style>
    <style:style style:name="T115_19" style:family="text">
      <style:text-properties fo:font-style="italic" style:font-style-asian="italic" style:font-style-complex="italic"/>
    </style:style>
    <style:style style:name="T115_20" style:family="text">
      <style:text-properties fo:font-style="italic" style:font-style-asian="italic" style:font-style-complex="italic"/>
    </style:style>
    <style:style style:name="T115_21" style:family="text">
      <style:text-properties fo:font-style="italic" style:font-style-asian="italic" style:font-style-complex="italic"/>
    </style:style>
    <style:style style:name="T115_22" style:family="text">
      <style:text-properties fo:font-style="italic" style:font-style-asian="italic" style:font-style-complex="italic"/>
    </style:style>
    <style:style style:name="T115_23" style:family="text">
      <style:text-properties fo:font-style="italic" style:font-style-asian="italic" style:font-style-complex="italic"/>
    </style:style>
    <style:style style:name="T115_24" style:family="text">
      <style:text-properties fo:font-style="italic" style:font-style-asian="italic" style:font-style-complex="italic"/>
    </style:style>
    <style:style style:name="T115_25" style:family="text">
      <style:text-properties fo:font-style="italic" style:font-style-asian="italic" style:font-style-complex="italic"/>
    </style:style>
    <style:style style:name="T115_26" style:family="text">
      <style:text-properties fo:font-style="italic" style:font-style-asian="italic" style:font-style-complex="italic"/>
    </style:style>
    <style:style style:name="T115_27" style:family="text">
      <style:text-properties fo:font-style="italic" style:font-style-asian="italic" style:font-style-complex="italic"/>
    </style:style>
    <style:style style:name="T115_28" style:family="text">
      <style:text-properties fo:font-style="italic" style:font-style-asian="italic" style:font-style-complex="italic"/>
    </style:style>
    <style:style style:name="T115_29" style:family="text">
      <style:text-properties fo:font-style="italic" style:font-style-asian="italic" style:font-style-complex="italic"/>
    </style:style>
    <style:style style:name="T115_30" style:family="text">
      <style:text-properties fo:font-style="italic" style:font-style-asian="italic" style:font-style-complex="italic"/>
    </style:style>
    <style:style style:name="T115_31" style:family="text">
      <style:text-properties fo:font-style="italic" style:font-style-asian="italic" style:font-style-complex="italic"/>
    </style:style>
    <style:style style:name="T115_32" style:family="text">
      <style:text-properties fo:font-style="italic" style:font-style-asian="italic" style:font-style-complex="italic"/>
    </style:style>
    <style:style style:name="T115_33" style:family="text">
      <style:text-properties fo:font-style="italic" style:font-style-asian="italic" style:font-style-complex="italic"/>
    </style:style>
    <style:style style:name="T115_34" style:family="text">
      <style:text-properties fo:font-style="italic" style:font-style-asian="italic" style:font-style-complex="italic"/>
    </style:style>
    <style:style style:name="P116" style:family="paragraph" style:parent-style-name="Standard">
      <style:paragraph-properties fo:break-before="auto" fo:text-indent="1.27cm" style:writing-mode="lr-tb"/>
      <style:text-properties fo:font-style="italic" style:font-style-asian="italic" style:font-style-complex="italic"/>
    </style:style>
    <style:style style:name="P117" style:family="paragraph" style:parent-style-name="Standard">
      <style:paragraph-properties fo:break-before="auto" fo:text-indent="1.27cm" style:writing-mode="lr-tb"/>
    </style:style>
    <style:style style:name="T117_1" style:family="text">
      <style:text-properties fo:font-style="italic" style:font-style-asian="italic" style:font-style-complex="italic"/>
    </style:style>
    <style:style style:name="T117_2" style:family="text">
      <style:text-properties fo:font-style="italic" style:font-style-asian="italic" style:font-style-complex="italic"/>
    </style:style>
    <style:style style:name="T117_3" style:family="text">
      <style:text-properties fo:font-style="italic" style:font-style-asian="italic" style:font-style-complex="italic"/>
    </style:style>
    <style:style style:name="T117_4" style:family="text">
      <style:text-properties fo:font-style="italic" style:font-style-asian="italic" style:font-style-complex="italic"/>
    </style:style>
    <style:style style:name="T117_5" style:family="text">
      <style:text-properties fo:font-style="italic" style:font-style-asian="italic" style:font-style-complex="italic"/>
    </style:style>
    <style:style style:name="T117_6" style:family="text">
      <style:text-properties fo:font-style="italic" style:font-style-asian="italic" style:font-style-complex="italic"/>
    </style:style>
    <style:style style:name="T117_7" style:family="text">
      <style:text-properties fo:font-style="italic" style:font-style-asian="italic" style:font-style-complex="italic"/>
    </style:style>
    <style:style style:name="T117_8" style:family="text">
      <style:text-properties fo:font-style="italic" style:font-style-asian="italic" style:font-style-complex="italic"/>
    </style:style>
    <style:style style:name="T117_9" style:family="text">
      <style:text-properties fo:font-style="italic" style:font-style-asian="italic" style:font-style-complex="italic"/>
    </style:style>
    <style:style style:name="T117_10" style:family="text">
      <style:text-properties fo:font-style="italic" style:font-style-asian="italic" style:font-style-complex="italic"/>
    </style:style>
    <style:style style:name="T117_11" style:family="text">
      <style:text-properties fo:font-style="italic" style:font-style-asian="italic" style:font-style-complex="italic"/>
    </style:style>
    <style:style style:name="T117_12" style:family="text">
      <style:text-properties fo:font-style="italic" style:font-style-asian="italic" style:font-style-complex="italic"/>
    </style:style>
    <style:style style:name="T117_13" style:family="text">
      <style:text-properties fo:font-style="italic" style:font-style-asian="italic" style:font-style-complex="italic"/>
    </style:style>
    <style:style style:name="T117_14" style:family="text">
      <style:text-properties fo:font-style="italic" style:font-style-asian="italic" style:font-style-complex="italic"/>
    </style:style>
    <style:style style:name="T117_15" style:family="text">
      <style:text-properties fo:font-style="italic" style:font-style-asian="italic" style:font-style-complex="italic"/>
    </style:style>
    <style:style style:name="T117_16" style:family="text">
      <style:text-properties fo:font-style="italic" style:font-style-asian="italic" style:font-style-complex="italic"/>
    </style:style>
    <style:style style:name="T117_17" style:family="text">
      <style:text-properties fo:font-style="italic" style:font-style-asian="italic" style:font-style-complex="italic"/>
    </style:style>
    <style:style style:name="T117_18" style:family="text">
      <style:text-properties fo:font-style="italic" style:font-style-asian="italic" style:font-style-complex="italic"/>
    </style:style>
    <style:style style:name="P118" style:family="paragraph" style:parent-style-name="Standard">
      <style:paragraph-properties fo:break-before="auto" fo:text-indent="1.27cm" style:writing-mode="lr-tb"/>
      <style:text-properties fo:font-style="italic" style:font-style-asian="italic" style:font-style-complex="italic"/>
    </style:style>
    <style:style style:name="P119" style:family="paragraph" style:parent-style-name="Standard">
      <style:paragraph-properties fo:text-align="justify" fo:break-before="auto" style:writing-mode="lr-tb"/>
    </style:style>
    <style:style style:name="T119_1" style:family="text">
      <style:text-properties fo:color="#0000ff" fo:font-size="14pt" style:font-size-asian="14pt" style:font-size-complex="14pt" style:text-underline-style="solid" style:text-underline-color="font-color"/>
    </style:style>
    <style:style style:name="T119_2" style:family="text">
      <style:text-properties fo:color="#0000ff" fo:font-size="14pt" style:font-size-asian="14pt" style:font-size-complex="14pt" style:text-underline-style="solid" style:text-underline-color="font-color"/>
    </style:style>
    <style:style style:name="T119_3" style:family="text">
      <style:text-properties fo:color="#0000ff" fo:font-size="14pt" style:font-size-asian="14pt" style:font-size-complex="14pt" fo:font-weight="bold" style:font-weight-asian="bold" style:font-weight-complex="bold"/>
    </style:style>
    <style:style style:name="P120" style:family="paragraph" style:parent-style-name="Standard">
      <style:paragraph-properties fo:text-align="justify" fo:break-before="auto" style:writing-mode="lr-tb"/>
    </style:style>
    <style:style style:name="T120_1" style:family="text">
      <style:text-properties fo:color="#0000ff"/>
    </style:style>
    <style:style style:name="T120_2" style:family="text">
      <style:text-properties fo:color="#0000ff"/>
    </style:style>
    <style:style style:name="T120_3" style:family="text">
      <style:text-properties fo:color="#0000ff"/>
    </style:style>
    <style:style style:name="T120_4" style:family="text">
      <style:text-properties fo:color="#0000ff"/>
    </style:style>
    <style:style style:name="T120_5" style:family="text">
      <style:text-properties fo:color="#0000ff"/>
    </style:style>
    <style:style style:name="T120_6" style:family="text">
      <style:text-properties fo:color="#0000ff"/>
    </style:style>
    <style:style style:name="T120_7" style:family="text">
      <style:text-properties fo:color="#0000ff"/>
    </style:style>
    <style:style style:name="T120_8" style:family="text">
      <style:text-properties fo:color="#0000ff"/>
    </style:style>
    <style:style style:name="T120_9" style:family="text">
      <style:text-properties fo:color="#0000ff"/>
    </style:style>
    <style:style style:name="T120_10" style:family="text">
      <style:text-properties fo:color="#0000ff"/>
    </style:style>
    <style:style style:name="T120_11" style:family="text">
      <style:text-properties fo:color="#0000ff"/>
    </style:style>
    <style:style style:name="T120_12" style:family="text">
      <style:text-properties fo:color="#0000ff"/>
    </style:style>
    <style:style style:name="T120_13" style:family="text">
      <style:text-properties fo:color="#0000ff"/>
    </style:style>
    <style:style style:name="T120_14" style:family="text">
      <style:text-properties fo:color="#0000ff"/>
    </style:style>
    <style:style style:name="P121" style:family="paragraph" style:parent-style-name="Standard">
      <style:paragraph-properties fo:text-align="justify" fo:break-before="auto" style:writing-mode="lr-tb"/>
      <style:text-properties fo:color="#0000ff"/>
    </style:style>
    <style:style style:name="P122" style:family="paragraph" style:parent-style-name="Standard">
      <style:paragraph-properties fo:text-align="justify" fo:break-before="auto" style:writing-mode="lr-tb"/>
    </style:style>
    <style:style style:name="T122_1" style:family="text">
      <style:text-properties fo:color="#0000ff"/>
    </style:style>
    <style:style style:name="T122_2" style:family="text">
      <style:text-properties fo:color="#0000ff"/>
    </style:style>
    <style:style style:name="T122_3" style:family="text">
      <style:text-properties fo:color="#0000ff"/>
    </style:style>
    <style:style style:name="T122_4" style:family="text">
      <style:text-properties fo:color="#0000ff"/>
    </style:style>
    <style:style style:name="T122_5" style:family="text">
      <style:text-properties fo:color="#0000ff"/>
    </style:style>
    <style:style style:name="T122_6" style:family="text">
      <style:text-properties fo:color="#0000ff"/>
    </style:style>
    <style:style style:name="T122_7" style:family="text">
      <style:text-properties fo:color="#0000ff"/>
    </style:style>
    <style:style style:name="T122_8" style:family="text">
      <style:text-properties fo:color="#0000ff"/>
    </style:style>
    <style:style style:name="T122_9" style:family="text">
      <style:text-properties fo:color="#0000ff"/>
    </style:style>
    <style:style style:name="T122_10" style:family="text">
      <style:text-properties fo:color="#0000ff"/>
    </style:style>
    <style:style style:name="T122_11" style:family="text">
      <style:text-properties fo:color="#0000ff"/>
    </style:style>
    <style:style style:name="T122_12" style:family="text">
      <style:text-properties fo:color="#0000ff"/>
    </style:style>
    <style:style style:name="T122_13" style:family="text">
      <style:text-properties fo:color="#0000ff"/>
    </style:style>
    <style:style style:name="T122_14" style:family="text">
      <style:text-properties fo:color="#0000ff"/>
    </style:style>
    <style:style style:name="T122_15" style:family="text">
      <style:text-properties fo:color="#0000ff"/>
    </style:style>
    <style:style style:name="T122_16" style:family="text">
      <style:text-properties fo:color="#0000ff"/>
    </style:style>
    <style:style style:name="T122_17" style:family="text">
      <style:text-properties fo:color="#0000ff"/>
    </style:style>
    <style:style style:name="T122_18" style:family="text">
      <style:text-properties fo:color="#0000ff"/>
    </style:style>
    <style:style style:name="T122_19" style:family="text">
      <style:text-properties fo:color="#0000ff"/>
    </style:style>
    <style:style style:name="T122_20" style:family="text">
      <style:text-properties fo:color="#0000ff"/>
    </style:style>
    <style:style style:name="T122_21" style:family="text">
      <style:text-properties fo:color="#0000ff"/>
    </style:style>
    <style:style style:name="T122_22" style:family="text">
      <style:text-properties fo:color="#0000ff"/>
    </style:style>
    <style:style style:name="T122_23" style:family="text">
      <style:text-properties fo:color="#0000ff"/>
    </style:style>
    <style:style style:name="T122_24" style:family="text">
      <style:text-properties fo:color="#0000ff"/>
    </style:style>
    <style:style style:name="T122_25" style:family="text">
      <style:text-properties fo:color="#0000ff"/>
    </style:style>
    <style:style style:name="T122_26" style:family="text">
      <style:text-properties fo:color="#0000ff"/>
    </style:style>
    <style:style style:name="T122_27" style:family="text">
      <style:text-properties fo:color="#0000ff"/>
    </style:style>
    <style:style style:name="T122_28" style:family="text">
      <style:text-properties fo:color="#0000ff"/>
    </style:style>
    <style:style style:name="T122_29" style:family="text">
      <style:text-properties fo:color="#0000ff"/>
    </style:style>
    <style:style style:name="T122_30" style:family="text">
      <style:text-properties fo:color="#0000ff"/>
    </style:style>
    <style:style style:name="T122_31" style:family="text">
      <style:text-properties fo:color="#0000ff"/>
    </style:style>
    <style:style style:name="T122_32" style:family="text">
      <style:text-properties fo:color="#0000ff"/>
    </style:style>
    <style:style style:name="T122_33" style:family="text">
      <style:text-properties fo:color="#0000ff"/>
    </style:style>
    <style:style style:name="T122_34" style:family="text">
      <style:text-properties fo:color="#0000ff"/>
    </style:style>
    <style:style style:name="T122_35" style:family="text">
      <style:text-properties fo:color="#0000ff"/>
    </style:style>
    <style:style style:name="T122_36" style:family="text">
      <style:text-properties fo:color="#0000ff"/>
    </style:style>
    <style:style style:name="T122_37" style:family="text">
      <style:text-properties fo:color="#0000ff"/>
    </style:style>
    <style:style style:name="T122_38" style:family="text">
      <style:text-properties fo:color="#0000ff"/>
    </style:style>
    <style:style style:name="T122_39" style:family="text">
      <style:text-properties fo:color="#0000ff"/>
    </style:style>
    <style:style style:name="T122_40" style:family="text">
      <style:text-properties fo:color="#0000ff"/>
    </style:style>
    <style:style style:name="T122_41" style:family="text">
      <style:text-properties fo:color="#0000ff"/>
    </style:style>
    <style:style style:name="T122_42" style:family="text">
      <style:text-properties fo:color="#0000ff"/>
    </style:style>
    <style:style style:name="T122_43" style:family="text">
      <style:text-properties fo:color="#0000ff"/>
    </style:style>
    <style:style style:name="T122_44" style:family="text">
      <style:text-properties fo:color="#0000ff"/>
    </style:style>
    <style:style style:name="T122_45" style:family="text">
      <style:text-properties fo:color="#0000ff"/>
    </style:style>
    <style:style style:name="T122_46" style:family="text">
      <style:text-properties fo:color="#0000ff"/>
    </style:style>
    <style:style style:name="T122_47" style:family="text">
      <style:text-properties fo:color="#0000ff"/>
    </style:style>
    <style:style style:name="T122_48" style:family="text">
      <style:text-properties fo:color="#0000ff"/>
    </style:style>
    <style:style style:name="T122_49" style:family="text">
      <style:text-properties fo:color="#0000ff"/>
    </style:style>
    <style:style style:name="T122_50" style:family="text">
      <style:text-properties fo:color="#0000ff"/>
    </style:style>
    <style:style style:name="T122_51" style:family="text">
      <style:text-properties fo:color="#0000ff"/>
    </style:style>
    <style:style style:name="T122_52" style:family="text">
      <style:text-properties fo:color="#0000ff"/>
    </style:style>
    <style:style style:name="T122_53" style:family="text">
      <style:text-properties fo:color="#0000ff"/>
    </style:style>
    <style:style style:name="T122_54" style:family="text">
      <style:text-properties fo:color="#0000ff"/>
    </style:style>
    <style:style style:name="T122_55" style:family="text">
      <style:text-properties fo:color="#0000ff"/>
    </style:style>
    <style:style style:name="T122_56" style:family="text">
      <style:text-properties fo:color="#0000ff"/>
    </style:style>
    <style:style style:name="T122_57" style:family="text">
      <style:text-properties fo:color="#0000ff"/>
    </style:style>
    <style:style style:name="T122_58" style:family="text">
      <style:text-properties fo:color="#0000ff"/>
    </style:style>
    <style:style style:name="T122_59" style:family="text">
      <style:text-properties fo:color="#0000ff"/>
    </style:style>
    <style:style style:name="T122_60" style:family="text">
      <style:text-properties fo:color="#0000ff"/>
    </style:style>
    <style:style style:name="T122_61" style:family="text">
      <style:text-properties fo:color="#0000ff"/>
    </style:style>
    <style:style style:name="T122_62" style:family="text">
      <style:text-properties fo:color="#0000ff"/>
    </style:style>
    <style:style style:name="T122_63" style:family="text">
      <style:text-properties fo:color="#0000ff"/>
    </style:style>
    <style:style style:name="T122_64" style:family="text">
      <style:text-properties fo:color="#0000ff"/>
    </style:style>
    <style:style style:name="T122_65" style:family="text">
      <style:text-properties fo:color="#0000ff"/>
    </style:style>
    <style:style style:name="T122_66" style:family="text">
      <style:text-properties fo:color="#0000ff"/>
    </style:style>
    <style:style style:name="T122_67" style:family="text">
      <style:text-properties fo:color="#0000ff"/>
    </style:style>
    <style:style style:name="T122_68" style:family="text">
      <style:text-properties fo:color="#0000ff"/>
    </style:style>
    <style:style style:name="T122_69" style:family="text">
      <style:text-properties fo:color="#0000ff"/>
    </style:style>
    <style:style style:name="T122_70" style:family="text">
      <style:text-properties fo:color="#0000ff"/>
    </style:style>
    <style:style style:name="T122_71" style:family="text">
      <style:text-properties fo:color="#0000ff"/>
    </style:style>
    <style:style style:name="T122_72" style:family="text">
      <style:text-properties fo:color="#0000ff"/>
    </style:style>
    <style:style style:name="T122_73" style:family="text">
      <style:text-properties fo:color="#0000ff"/>
    </style:style>
    <style:style style:name="T122_74" style:family="text">
      <style:text-properties fo:color="#0000ff"/>
    </style:style>
    <style:style style:name="T122_75" style:family="text">
      <style:text-properties fo:color="#0000ff"/>
    </style:style>
    <style:style style:name="T122_76" style:family="text">
      <style:text-properties fo:color="#0000ff"/>
    </style:style>
    <style:style style:name="T122_77" style:family="text">
      <style:text-properties fo:color="#0000ff"/>
    </style:style>
    <style:style style:name="T122_78" style:family="text">
      <style:text-properties fo:color="#0000ff"/>
    </style:style>
    <style:style style:name="T122_79" style:family="text">
      <style:text-properties fo:color="#0000ff"/>
    </style:style>
    <style:style style:name="T122_80" style:family="text">
      <style:text-properties fo:color="#0000ff"/>
    </style:style>
    <style:style style:name="T122_81" style:family="text">
      <style:text-properties fo:color="#0000ff"/>
    </style:style>
    <style:style style:name="T122_82" style:family="text">
      <style:text-properties fo:color="#0000ff"/>
    </style:style>
    <style:style style:name="T122_83" style:family="text">
      <style:text-properties fo:color="#0000ff"/>
    </style:style>
    <style:style style:name="T122_84" style:family="text">
      <style:text-properties fo:color="#0000ff"/>
    </style:style>
    <style:style style:name="T122_85" style:family="text">
      <style:text-properties fo:color="#0000ff"/>
    </style:style>
    <style:style style:name="T122_86" style:family="text">
      <style:text-properties fo:color="#0000ff"/>
    </style:style>
    <style:style style:name="T122_87" style:family="text">
      <style:text-properties fo:color="#0000ff"/>
    </style:style>
    <style:style style:name="T122_88" style:family="text">
      <style:text-properties fo:color="#0000ff"/>
    </style:style>
    <style:style style:name="T122_89" style:family="text">
      <style:text-properties fo:color="#0000ff"/>
    </style:style>
    <style:style style:name="T122_90" style:family="text">
      <style:text-properties fo:color="#0000ff"/>
    </style:style>
    <style:style style:name="T122_91" style:family="text">
      <style:text-properties fo:color="#0000ff"/>
    </style:style>
    <style:style style:name="T122_92" style:family="text">
      <style:text-properties fo:color="#0000ff"/>
    </style:style>
    <style:style style:name="T122_93" style:family="text">
      <style:text-properties fo:color="#0000ff"/>
    </style:style>
    <style:style style:name="T122_94" style:family="text">
      <style:text-properties fo:color="#0000ff"/>
    </style:style>
    <style:style style:name="T122_95" style:family="text">
      <style:text-properties fo:color="#0000ff"/>
    </style:style>
    <style:style style:name="T122_96" style:family="text">
      <style:text-properties fo:color="#0000ff"/>
    </style:style>
    <style:style style:name="T122_97" style:family="text">
      <style:text-properties fo:color="#0000ff"/>
    </style:style>
    <style:style style:name="T122_98" style:family="text">
      <style:text-properties fo:color="#0000ff"/>
    </style:style>
    <style:style style:name="T122_99" style:family="text">
      <style:text-properties fo:color="#0000ff"/>
    </style:style>
    <style:style style:name="T122_100" style:family="text">
      <style:text-properties fo:color="#0000ff"/>
    </style:style>
    <style:style style:name="T122_101" style:family="text">
      <style:text-properties fo:color="#0000ff"/>
    </style:style>
    <style:style style:name="T122_102" style:family="text">
      <style:text-properties fo:color="#0000ff"/>
    </style:style>
    <style:style style:name="T122_103" style:family="text">
      <style:text-properties fo:color="#0000ff"/>
    </style:style>
    <style:style style:name="T122_104" style:family="text">
      <style:text-properties fo:color="#0000ff"/>
    </style:style>
    <style:style style:name="T122_105" style:family="text">
      <style:text-properties fo:color="#0000ff"/>
    </style:style>
    <style:style style:name="T122_106" style:family="text">
      <style:text-properties fo:color="#0000ff"/>
    </style:style>
    <style:style style:name="T122_107" style:family="text">
      <style:text-properties fo:color="#0000ff"/>
    </style:style>
    <style:style style:name="T122_108" style:family="text">
      <style:text-properties fo:color="#0000ff"/>
    </style:style>
    <style:style style:name="T122_109" style:family="text">
      <style:text-properties fo:color="#0000ff"/>
    </style:style>
    <style:style style:name="T122_110" style:family="text">
      <style:text-properties fo:color="#0000ff"/>
    </style:style>
    <style:style style:name="T122_111" style:family="text">
      <style:text-properties fo:color="#0000ff"/>
    </style:style>
    <style:style style:name="T122_112" style:family="text">
      <style:text-properties fo:color="#0000ff"/>
    </style:style>
    <style:style style:name="T122_113" style:family="text">
      <style:text-properties fo:color="#0000ff"/>
    </style:style>
    <style:style style:name="T122_114" style:family="text">
      <style:text-properties fo:color="#0000ff"/>
    </style:style>
    <style:style style:name="T122_115" style:family="text">
      <style:text-properties fo:color="#0000ff"/>
    </style:style>
    <style:style style:name="T122_116" style:family="text">
      <style:text-properties fo:color="#0000ff"/>
    </style:style>
    <style:style style:name="T122_117" style:family="text">
      <style:text-properties fo:color="#0000ff"/>
    </style:style>
    <style:style style:name="T122_118" style:family="text">
      <style:text-properties fo:color="#0000ff"/>
    </style:style>
    <style:style style:name="T122_119" style:family="text">
      <style:text-properties fo:color="#0000ff"/>
    </style:style>
    <style:style style:name="T122_120" style:family="text">
      <style:text-properties fo:color="#0000ff"/>
    </style:style>
    <style:style style:name="T122_121" style:family="text">
      <style:text-properties fo:color="#0000ff"/>
    </style:style>
    <style:style style:name="T122_122" style:family="text">
      <style:text-properties fo:color="#0000ff"/>
    </style:style>
    <style:style style:name="T122_123" style:family="text">
      <style:text-properties fo:color="#0000ff"/>
    </style:style>
    <style:style style:name="T122_124" style:family="text">
      <style:text-properties fo:color="#0000ff"/>
    </style:style>
    <style:style style:name="T122_125" style:family="text">
      <style:text-properties fo:color="#0000ff"/>
    </style:style>
    <style:style style:name="T122_126" style:family="text">
      <style:text-properties fo:color="#0000ff"/>
    </style:style>
    <style:style style:name="T122_127" style:family="text">
      <style:text-properties fo:color="#0000ff"/>
    </style:style>
    <style:style style:name="T122_128" style:family="text">
      <style:text-properties fo:color="#0000ff"/>
    </style:style>
    <style:style style:name="T122_129" style:family="text">
      <style:text-properties fo:color="#0000ff"/>
    </style:style>
    <style:style style:name="T122_130" style:family="text">
      <style:text-properties fo:color="#0000ff"/>
    </style:style>
    <style:style style:name="T122_131" style:family="text">
      <style:text-properties fo:color="#0000ff"/>
    </style:style>
    <style:style style:name="T122_132" style:family="text">
      <style:text-properties fo:color="#0000ff"/>
    </style:style>
    <style:style style:name="T122_133" style:family="text">
      <style:text-properties fo:color="#0000ff"/>
    </style:style>
    <style:style style:name="T122_134" style:family="text">
      <style:text-properties fo:color="#0000ff"/>
    </style:style>
    <style:style style:name="T122_135" style:family="text">
      <style:text-properties fo:color="#0000ff"/>
    </style:style>
    <style:style style:name="T122_136" style:family="text">
      <style:text-properties fo:color="#0000ff"/>
    </style:style>
    <style:style style:name="T122_137" style:family="text">
      <style:text-properties fo:color="#0000ff"/>
    </style:style>
    <style:style style:name="T122_138" style:family="text">
      <style:text-properties fo:color="#0000ff"/>
    </style:style>
    <style:style style:name="T122_139" style:family="text">
      <style:text-properties fo:color="#0000ff"/>
    </style:style>
    <style:style style:name="T122_140" style:family="text">
      <style:text-properties fo:color="#0000ff"/>
    </style:style>
    <style:style style:name="T122_141" style:family="text">
      <style:text-properties fo:color="#0000ff"/>
    </style:style>
    <style:style style:name="T122_142" style:family="text">
      <style:text-properties fo:color="#0000ff"/>
    </style:style>
    <style:style style:name="T122_143" style:family="text">
      <style:text-properties fo:color="#0000ff"/>
    </style:style>
    <style:style style:name="T122_144" style:family="text">
      <style:text-properties fo:color="#0000ff"/>
    </style:style>
    <style:style style:name="T122_145" style:family="text">
      <style:text-properties fo:color="#0000ff"/>
    </style:style>
    <style:style style:name="T122_146" style:family="text">
      <style:text-properties fo:color="#0000ff"/>
    </style:style>
    <style:style style:name="T122_147" style:family="text">
      <style:text-properties fo:color="#0000ff"/>
    </style:style>
    <style:style style:name="T122_148" style:family="text">
      <style:text-properties fo:color="#0000ff"/>
    </style:style>
    <style:style style:name="T122_149" style:family="text">
      <style:text-properties fo:color="#0000ff"/>
    </style:style>
    <style:style style:name="T122_150" style:family="text">
      <style:text-properties fo:color="#0000ff"/>
    </style:style>
    <style:style style:name="T122_151" style:family="text">
      <style:text-properties fo:color="#0000ff"/>
    </style:style>
    <style:style style:name="T122_152" style:family="text">
      <style:text-properties fo:color="#0000ff"/>
    </style:style>
    <style:style style:name="T122_153" style:family="text">
      <style:text-properties fo:color="#0000ff"/>
    </style:style>
    <style:style style:name="T122_154" style:family="text">
      <style:text-properties fo:color="#0000ff"/>
    </style:style>
    <style:style style:name="T122_155" style:family="text">
      <style:text-properties fo:color="#0000ff"/>
    </style:style>
    <style:style style:name="T122_156" style:family="text">
      <style:text-properties fo:color="#0000ff"/>
    </style:style>
    <style:style style:name="T122_157" style:family="text">
      <style:text-properties fo:color="#0000ff"/>
    </style:style>
    <style:style style:name="T122_158" style:family="text">
      <style:text-properties fo:color="#0000ff"/>
    </style:style>
    <style:style style:name="T122_159" style:family="text">
      <style:text-properties fo:color="#0000ff"/>
    </style:style>
    <style:style style:name="T122_160" style:family="text">
      <style:text-properties fo:color="#0000ff"/>
    </style:style>
    <style:style style:name="P123" style:family="paragraph" style:parent-style-name="Standard">
      <style:paragraph-properties fo:text-align="justify" fo:break-before="auto" style:writing-mode="lr-tb"/>
      <style:text-properties fo:color="#0000ff"/>
    </style:style>
    <style:style style:name="P124" style:family="paragraph" style:parent-style-name="Standard">
      <style:paragraph-properties fo:text-align="justify" fo:break-before="auto" style:writing-mode="lr-tb"/>
    </style:style>
    <style:style style:name="T124_1" style:family="text">
      <style:text-properties fo:color="#0000ff"/>
    </style:style>
    <style:style style:name="T124_2" style:family="text">
      <style:text-properties fo:color="#0000ff"/>
    </style:style>
    <style:style style:name="T124_3" style:family="text">
      <style:text-properties fo:color="#0000ff"/>
    </style:style>
    <style:style style:name="T124_4" style:family="text">
      <style:text-properties fo:color="#0000ff"/>
    </style:style>
    <style:style style:name="T124_5" style:family="text">
      <style:text-properties fo:color="#0000ff"/>
    </style:style>
    <style:style style:name="T124_6" style:family="text">
      <style:text-properties fo:color="#0000ff"/>
    </style:style>
    <style:style style:name="T124_7" style:family="text">
      <style:text-properties fo:color="#0000ff"/>
    </style:style>
    <style:style style:name="T124_8" style:family="text">
      <style:text-properties fo:color="#0000ff"/>
    </style:style>
    <style:style style:name="T124_9" style:family="text">
      <style:text-properties fo:color="#0000ff"/>
    </style:style>
    <style:style style:name="T124_10" style:family="text">
      <style:text-properties fo:color="#0000ff"/>
    </style:style>
    <style:style style:name="T124_11" style:family="text">
      <style:text-properties fo:color="#0000ff"/>
    </style:style>
    <style:style style:name="T124_12" style:family="text">
      <style:text-properties fo:color="#0000ff"/>
    </style:style>
    <style:style style:name="T124_13" style:family="text">
      <style:text-properties fo:color="#0000ff"/>
    </style:style>
    <style:style style:name="T124_14" style:family="text">
      <style:text-properties fo:color="#0000ff"/>
    </style:style>
    <style:style style:name="T124_15" style:family="text">
      <style:text-properties fo:color="#0000ff"/>
    </style:style>
    <style:style style:name="T124_16" style:family="text">
      <style:text-properties fo:color="#0000ff"/>
    </style:style>
    <style:style style:name="T124_17" style:family="text">
      <style:text-properties fo:color="#0000ff"/>
    </style:style>
    <style:style style:name="T124_18" style:family="text">
      <style:text-properties fo:color="#0000ff"/>
    </style:style>
    <style:style style:name="T124_19" style:family="text">
      <style:text-properties fo:color="#0000ff"/>
    </style:style>
    <style:style style:name="T124_20" style:family="text">
      <style:text-properties fo:color="#0000ff"/>
    </style:style>
    <style:style style:name="T124_21" style:family="text">
      <style:text-properties fo:color="#0000ff"/>
    </style:style>
    <style:style style:name="T124_22" style:family="text">
      <style:text-properties fo:color="#0000ff"/>
    </style:style>
    <style:style style:name="T124_23" style:family="text">
      <style:text-properties fo:color="#0000ff"/>
    </style:style>
    <style:style style:name="T124_24" style:family="text">
      <style:text-properties fo:color="#0000ff"/>
    </style:style>
    <style:style style:name="T124_25" style:family="text">
      <style:text-properties fo:color="#0000ff"/>
    </style:style>
    <style:style style:name="T124_26" style:family="text">
      <style:text-properties fo:color="#0000ff"/>
    </style:style>
    <style:style style:name="T124_27" style:family="text">
      <style:text-properties fo:color="#0000ff"/>
    </style:style>
    <style:style style:name="T124_28" style:family="text">
      <style:text-properties fo:color="#0000ff"/>
    </style:style>
    <style:style style:name="T124_29" style:family="text">
      <style:text-properties fo:color="#0000ff"/>
    </style:style>
    <style:style style:name="T124_30" style:family="text">
      <style:text-properties fo:color="#0000ff"/>
    </style:style>
    <style:style style:name="T124_31" style:family="text">
      <style:text-properties fo:color="#0000ff"/>
    </style:style>
    <style:style style:name="T124_32" style:family="text">
      <style:text-properties fo:color="#0000ff"/>
    </style:style>
    <style:style style:name="P125" style:family="paragraph" style:parent-style-name="Standard">
      <style:paragraph-properties fo:text-align="justify" fo:break-before="auto" style:writing-mode="lr-tb"/>
      <style:text-properties fo:color="#0000ff"/>
    </style:style>
    <style:style style:name="P126" style:family="paragraph" style:parent-style-name="Standard">
      <style:paragraph-properties fo:text-align="justify" fo:break-before="auto" style:writing-mode="lr-tb"/>
    </style:style>
    <style:style style:name="T126_1" style:family="text">
      <style:text-properties fo:color="#0000ff"/>
    </style:style>
    <style:style style:name="T126_2" style:family="text">
      <style:text-properties fo:color="#0000ff"/>
    </style:style>
    <style:style style:name="T126_3" style:family="text">
      <style:text-properties fo:color="#0000ff"/>
    </style:style>
    <style:style style:name="T126_4" style:family="text">
      <style:text-properties fo:color="#0000ff"/>
    </style:style>
    <style:style style:name="T126_5" style:family="text">
      <style:text-properties fo:color="#0000ff"/>
    </style:style>
    <style:style style:name="T126_6" style:family="text">
      <style:text-properties fo:color="#0000ff"/>
    </style:style>
    <style:style style:name="T126_7" style:family="text">
      <style:text-properties fo:color="#0000ff"/>
    </style:style>
    <style:style style:name="T126_8" style:family="text">
      <style:text-properties fo:color="#0000ff"/>
    </style:style>
    <style:style style:name="T126_9" style:family="text">
      <style:text-properties fo:color="#0000ff"/>
    </style:style>
    <style:style style:name="T126_10" style:family="text">
      <style:text-properties fo:color="#0000ff"/>
    </style:style>
    <style:style style:name="T126_11" style:family="text">
      <style:text-properties fo:color="#0000ff"/>
    </style:style>
    <style:style style:name="T126_12" style:family="text">
      <style:text-properties fo:color="#0000ff"/>
    </style:style>
    <style:style style:name="T126_13" style:family="text">
      <style:text-properties fo:color="#0000ff"/>
    </style:style>
    <style:style style:name="T126_14" style:family="text">
      <style:text-properties fo:color="#0000ff"/>
    </style:style>
    <style:style style:name="T126_15" style:family="text">
      <style:text-properties fo:color="#0000ff"/>
    </style:style>
    <style:style style:name="T126_16" style:family="text">
      <style:text-properties fo:color="#0000ff"/>
    </style:style>
    <style:style style:name="T126_17" style:family="text">
      <style:text-properties fo:color="#0000ff"/>
    </style:style>
    <style:style style:name="T126_18" style:family="text">
      <style:text-properties fo:color="#0000ff"/>
    </style:style>
    <style:style style:name="T126_19" style:family="text">
      <style:text-properties fo:color="#0000ff"/>
    </style:style>
    <style:style style:name="T126_20" style:family="text">
      <style:text-properties fo:color="#0000ff"/>
    </style:style>
    <style:style style:name="T126_21" style:family="text">
      <style:text-properties fo:color="#0000ff"/>
    </style:style>
    <style:style style:name="T126_22" style:family="text">
      <style:text-properties fo:color="#0000ff"/>
    </style:style>
    <style:style style:name="T126_23" style:family="text">
      <style:text-properties fo:color="#0000ff"/>
    </style:style>
    <style:style style:name="T126_24" style:family="text">
      <style:text-properties fo:color="#0000ff"/>
    </style:style>
    <style:style style:name="T126_25" style:family="text">
      <style:text-properties fo:color="#0000ff"/>
    </style:style>
    <style:style style:name="T126_26" style:family="text">
      <style:text-properties fo:color="#0000ff"/>
    </style:style>
    <style:style style:name="T126_27" style:family="text">
      <style:text-properties fo:color="#0000ff"/>
    </style:style>
    <style:style style:name="T126_28" style:family="text">
      <style:text-properties fo:color="#0000ff"/>
    </style:style>
    <style:style style:name="T126_29" style:family="text">
      <style:text-properties fo:color="#0000ff"/>
    </style:style>
    <style:style style:name="T126_30" style:family="text">
      <style:text-properties fo:color="#0000ff"/>
    </style:style>
    <style:style style:name="T126_31" style:family="text">
      <style:text-properties fo:color="#0000ff"/>
    </style:style>
    <style:style style:name="T126_32" style:family="text">
      <style:text-properties fo:color="#0000ff"/>
    </style:style>
    <style:style style:name="T126_33" style:family="text">
      <style:text-properties fo:color="#0000ff"/>
    </style:style>
    <style:style style:name="T126_34" style:family="text">
      <style:text-properties fo:color="#0000ff"/>
    </style:style>
    <style:style style:name="T126_35" style:family="text">
      <style:text-properties fo:color="#0000ff"/>
    </style:style>
    <style:style style:name="T126_36" style:family="text">
      <style:text-properties fo:color="#0000ff"/>
    </style:style>
    <style:style style:name="T126_37" style:family="text">
      <style:text-properties fo:color="#0000ff"/>
    </style:style>
    <style:style style:name="T126_38" style:family="text">
      <style:text-properties fo:color="#0000ff"/>
    </style:style>
    <style:style style:name="T126_39" style:family="text">
      <style:text-properties fo:color="#0000ff"/>
    </style:style>
    <style:style style:name="T126_40" style:family="text">
      <style:text-properties fo:color="#0000ff"/>
    </style:style>
    <style:style style:name="T126_41" style:family="text">
      <style:text-properties fo:color="#0000ff"/>
    </style:style>
    <style:style style:name="T126_42" style:family="text">
      <style:text-properties fo:color="#0000ff"/>
    </style:style>
    <style:style style:name="T126_43" style:family="text">
      <style:text-properties fo:color="#0000ff"/>
    </style:style>
    <style:style style:name="T126_44" style:family="text">
      <style:text-properties fo:color="#0000ff"/>
    </style:style>
    <style:style style:name="T126_45" style:family="text">
      <style:text-properties fo:color="#0000ff"/>
    </style:style>
    <style:style style:name="T126_46" style:family="text">
      <style:text-properties fo:color="#0000ff"/>
    </style:style>
    <style:style style:name="T126_47" style:family="text">
      <style:text-properties fo:color="#0000ff"/>
    </style:style>
    <style:style style:name="T126_48" style:family="text">
      <style:text-properties fo:color="#0000ff"/>
    </style:style>
    <style:style style:name="T126_49" style:family="text">
      <style:text-properties fo:color="#0000ff"/>
    </style:style>
    <style:style style:name="T126_50" style:family="text">
      <style:text-properties fo:color="#0000ff"/>
    </style:style>
    <style:style style:name="T126_51" style:family="text">
      <style:text-properties fo:color="#0000ff"/>
    </style:style>
    <style:style style:name="T126_52" style:family="text">
      <style:text-properties fo:color="#0000ff"/>
    </style:style>
    <style:style style:name="T126_53" style:family="text">
      <style:text-properties fo:color="#0000ff"/>
    </style:style>
    <style:style style:name="T126_54" style:family="text">
      <style:text-properties fo:color="#0000ff"/>
    </style:style>
    <style:style style:name="T126_55" style:family="text">
      <style:text-properties fo:color="#0000ff"/>
    </style:style>
    <style:style style:name="T126_56" style:family="text">
      <style:text-properties fo:color="#0000ff"/>
    </style:style>
    <style:style style:name="T126_57" style:family="text">
      <style:text-properties fo:color="#0000ff"/>
    </style:style>
    <style:style style:name="T126_58" style:family="text">
      <style:text-properties fo:color="#0000ff"/>
    </style:style>
    <style:style style:name="T126_59" style:family="text">
      <style:text-properties fo:color="#0000ff"/>
    </style:style>
    <style:style style:name="T126_60" style:family="text">
      <style:text-properties fo:color="#0000ff"/>
    </style:style>
    <style:style style:name="T126_61" style:family="text">
      <style:text-properties fo:color="#0000ff"/>
    </style:style>
    <style:style style:name="T126_62" style:family="text">
      <style:text-properties fo:color="#0000ff"/>
    </style:style>
    <style:style style:name="T126_63" style:family="text">
      <style:text-properties fo:color="#0000ff"/>
    </style:style>
    <style:style style:name="T126_64" style:family="text">
      <style:text-properties fo:color="#0000ff"/>
    </style:style>
    <style:style style:name="T126_65" style:family="text">
      <style:text-properties fo:color="#0000ff"/>
    </style:style>
    <style:style style:name="T126_66" style:family="text">
      <style:text-properties fo:color="#0000ff"/>
    </style:style>
    <style:style style:name="T126_67" style:family="text">
      <style:text-properties fo:color="#0000ff"/>
    </style:style>
    <style:style style:name="T126_68" style:family="text">
      <style:text-properties fo:color="#0000ff"/>
    </style:style>
    <style:style style:name="T126_69" style:family="text">
      <style:text-properties fo:color="#0000ff"/>
    </style:style>
    <style:style style:name="T126_70" style:family="text">
      <style:text-properties fo:color="#0000ff"/>
    </style:style>
    <style:style style:name="T126_71" style:family="text">
      <style:text-properties fo:color="#0000ff"/>
    </style:style>
    <style:style style:name="T126_72" style:family="text">
      <style:text-properties fo:color="#0000ff"/>
    </style:style>
    <style:style style:name="T126_73" style:family="text">
      <style:text-properties fo:color="#0000ff"/>
    </style:style>
    <style:style style:name="T126_74" style:family="text">
      <style:text-properties fo:color="#0000ff"/>
    </style:style>
    <style:style style:name="T126_75" style:family="text">
      <style:text-properties fo:color="#0000ff"/>
    </style:style>
    <style:style style:name="T126_76" style:family="text">
      <style:text-properties fo:color="#0000ff"/>
    </style:style>
    <style:style style:name="T126_77" style:family="text">
      <style:text-properties fo:color="#0000ff"/>
    </style:style>
    <style:style style:name="T126_78" style:family="text">
      <style:text-properties fo:color="#0000ff"/>
    </style:style>
    <style:style style:name="T126_79" style:family="text">
      <style:text-properties fo:color="#0000ff"/>
    </style:style>
    <style:style style:name="T126_80" style:family="text">
      <style:text-properties fo:color="#0000ff"/>
    </style:style>
    <style:style style:name="T126_81" style:family="text">
      <style:text-properties fo:color="#0000ff"/>
    </style:style>
    <style:style style:name="T126_82" style:family="text">
      <style:text-properties fo:color="#0000ff"/>
    </style:style>
    <style:style style:name="T126_83" style:family="text">
      <style:text-properties fo:color="#0000ff"/>
    </style:style>
    <style:style style:name="T126_84" style:family="text">
      <style:text-properties fo:color="#0000ff"/>
    </style:style>
    <style:style style:name="T126_85" style:family="text">
      <style:text-properties fo:color="#0000ff"/>
    </style:style>
    <style:style style:name="T126_86" style:family="text">
      <style:text-properties fo:color="#0000ff"/>
    </style:style>
    <style:style style:name="T126_87" style:family="text">
      <style:text-properties fo:color="#0000ff"/>
    </style:style>
    <style:style style:name="T126_88" style:family="text">
      <style:text-properties fo:color="#0000ff"/>
    </style:style>
    <style:style style:name="T126_89" style:family="text">
      <style:text-properties fo:color="#0000ff"/>
    </style:style>
    <style:style style:name="T126_90" style:family="text">
      <style:text-properties fo:color="#0000ff"/>
    </style:style>
    <style:style style:name="T126_91" style:family="text">
      <style:text-properties fo:color="#0000ff"/>
    </style:style>
    <style:style style:name="T126_92" style:family="text">
      <style:text-properties fo:color="#0000ff"/>
    </style:style>
    <style:style style:name="T126_93" style:family="text">
      <style:text-properties fo:color="#0000ff"/>
    </style:style>
    <style:style style:name="T126_94" style:family="text">
      <style:text-properties fo:color="#0000ff"/>
    </style:style>
    <style:style style:name="P127" style:family="paragraph" style:parent-style-name="Standard">
      <style:paragraph-properties fo:text-align="justify" fo:break-before="auto" style:writing-mode="lr-tb"/>
    </style:style>
    <style:style style:name="T127_1" style:family="text">
      <style:text-properties fo:color="#0000ff"/>
    </style:style>
    <style:style style:name="P128" style:family="paragraph" style:parent-style-name="Standard">
      <style:paragraph-properties fo:text-align="justify" fo:break-before="auto" style:writing-mode="lr-tb"/>
    </style:style>
    <style:style style:name="T128_1" style:family="text">
      <style:text-properties fo:color="#0000ff" fo:font-weight="bold" style:font-weight-asian="bold" style:font-weight-complex="bold" style:text-underline-style="solid" style:text-underline-color="font-color"/>
    </style:style>
    <style:style style:name="T128_2" style:family="text">
      <style:text-properties fo:color="#0000ff" fo:font-weight="bold" style:font-weight-asian="bold" style:font-weight-complex="bold" style:text-underline-style="solid" style:text-underline-color="font-color"/>
    </style:style>
    <style:style style:name="T128_3" style:family="text">
      <style:text-properties fo:color="#0000ff" fo:font-weight="bold" style:font-weight-asian="bold" style:font-weight-complex="bold" style:text-underline-style="solid" style:text-underline-color="font-color"/>
    </style:style>
    <style:style style:name="T128_4" style:family="text">
      <style:text-properties fo:color="#0000ff" fo:font-weight="bold" style:font-weight-asian="bold" style:font-weight-complex="bold" style:text-underline-style="solid" style:text-underline-color="font-color"/>
    </style:style>
    <style:style style:name="T128_5" style:family="text">
      <style:text-properties fo:color="#0000ff" fo:font-weight="bold" style:font-weight-asian="bold" style:font-weight-complex="bold" style:text-underline-style="solid" style:text-underline-color="font-color"/>
    </style:style>
    <style:style style:name="T128_6" style:family="text">
      <style:text-properties fo:color="#0000ff" fo:font-weight="bold" style:font-weight-asian="bold" style:font-weight-complex="bold" style:text-underline-style="solid" style:text-underline-color="font-color"/>
    </style:style>
    <style:style style:name="P129" style:family="paragraph" style:parent-style-name="Standard">
      <style:paragraph-properties fo:text-align="justify" fo:break-before="auto" style:writing-mode="lr-tb"/>
    </style:style>
    <style:style style:name="T129_1" style:family="text">
      <style:text-properties fo:color="#0000ff"/>
    </style:style>
    <style:style style:name="T129_2" style:family="text">
      <style:text-properties fo:color="#0000ff"/>
    </style:style>
    <style:style style:name="T129_3" style:family="text">
      <style:text-properties fo:color="#0000ff"/>
    </style:style>
    <style:style style:name="T129_4" style:family="text">
      <style:text-properties fo:color="#0000ff"/>
    </style:style>
    <style:style style:name="T129_5" style:family="text">
      <style:text-properties fo:color="#0000ff"/>
    </style:style>
    <style:style style:name="T129_6" style:family="text">
      <style:text-properties fo:color="#0000ff"/>
    </style:style>
    <style:style style:name="T129_7" style:family="text">
      <style:text-properties fo:color="#0000ff"/>
    </style:style>
    <style:style style:name="T129_8" style:family="text">
      <style:text-properties fo:color="#0000ff"/>
    </style:style>
    <style:style style:name="T129_9" style:family="text">
      <style:text-properties fo:color="#0000ff"/>
    </style:style>
    <style:style style:name="T129_10" style:family="text">
      <style:text-properties fo:color="#0000ff"/>
    </style:style>
    <style:style style:name="T129_11" style:family="text">
      <style:text-properties fo:color="#0000ff"/>
    </style:style>
    <style:style style:name="T129_12" style:family="text">
      <style:text-properties fo:color="#0000ff"/>
    </style:style>
    <style:style style:name="T129_13" style:family="text">
      <style:text-properties fo:color="#0000ff"/>
    </style:style>
    <style:style style:name="T129_14" style:family="text">
      <style:text-properties fo:color="#0000ff"/>
    </style:style>
    <style:style style:name="T129_15" style:family="text">
      <style:text-properties fo:color="#0000ff"/>
    </style:style>
    <style:style style:name="T129_16" style:family="text">
      <style:text-properties fo:color="#0000ff"/>
    </style:style>
    <style:style style:name="T129_17" style:family="text">
      <style:text-properties fo:color="#0000ff"/>
    </style:style>
    <style:style style:name="T129_18" style:family="text">
      <style:text-properties fo:color="#0000ff"/>
    </style:style>
    <style:style style:name="T129_19" style:family="text">
      <style:text-properties fo:color="#0000ff"/>
    </style:style>
    <style:style style:name="T129_20" style:family="text">
      <style:text-properties fo:color="#0000ff"/>
    </style:style>
    <style:style style:name="T129_21" style:family="text">
      <style:text-properties fo:color="#0000ff"/>
    </style:style>
    <style:style style:name="P130" style:family="paragraph" style:parent-style-name="Standard">
      <style:paragraph-properties fo:text-align="justify" fo:break-before="auto" style:writing-mode="lr-tb"/>
      <style:text-properties fo:color="#0000ff"/>
    </style:style>
    <style:style style:name="P131" style:family="paragraph" style:parent-style-name="Standard">
      <style:paragraph-properties fo:text-align="justify" fo:break-before="auto" style:writing-mode="lr-tb"/>
    </style:style>
    <style:style style:name="T131_1" style:family="text">
      <style:text-properties fo:color="#0000ff"/>
    </style:style>
    <style:style style:name="T131_2" style:family="text">
      <style:text-properties fo:color="#0000ff"/>
    </style:style>
    <style:style style:name="T131_3" style:family="text">
      <style:text-properties fo:color="#0000ff"/>
    </style:style>
    <style:style style:name="T131_4" style:family="text">
      <style:text-properties fo:color="#0000ff"/>
    </style:style>
    <style:style style:name="T131_5" style:family="text">
      <style:text-properties fo:color="#0000ff"/>
    </style:style>
    <style:style style:name="T131_6" style:family="text">
      <style:text-properties fo:color="#0000ff"/>
    </style:style>
    <style:style style:name="T131_7" style:family="text">
      <style:text-properties fo:color="#0000ff"/>
    </style:style>
    <style:style style:name="T131_8" style:family="text">
      <style:text-properties fo:color="#0000ff"/>
    </style:style>
    <style:style style:name="T131_9" style:family="text">
      <style:text-properties fo:color="#0000ff"/>
    </style:style>
    <style:style style:name="T131_10" style:family="text">
      <style:text-properties fo:color="#0000ff"/>
    </style:style>
    <style:style style:name="T131_11" style:family="text">
      <style:text-properties fo:color="#0000ff"/>
    </style:style>
    <style:style style:name="T131_12" style:family="text">
      <style:text-properties fo:color="#0000ff"/>
    </style:style>
    <style:style style:name="T131_13" style:family="text">
      <style:text-properties fo:color="#0000ff"/>
    </style:style>
    <style:style style:name="T131_14" style:family="text">
      <style:text-properties fo:color="#0000ff"/>
    </style:style>
    <style:style style:name="T131_15" style:family="text">
      <style:text-properties fo:color="#0000ff"/>
    </style:style>
    <style:style style:name="T131_16" style:family="text">
      <style:text-properties fo:color="#0000ff"/>
    </style:style>
    <style:style style:name="T131_17" style:family="text">
      <style:text-properties fo:color="#0000ff"/>
    </style:style>
    <style:style style:name="T131_18" style:family="text">
      <style:text-properties fo:color="#0000ff"/>
    </style:style>
    <style:style style:name="T131_19" style:family="text">
      <style:text-properties fo:color="#0000ff"/>
    </style:style>
    <style:style style:name="T131_20" style:family="text">
      <style:text-properties fo:color="#0000ff"/>
    </style:style>
    <style:style style:name="T131_21" style:family="text">
      <style:text-properties fo:color="#0000ff"/>
    </style:style>
    <style:style style:name="T131_22" style:family="text">
      <style:text-properties fo:color="#0000ff"/>
    </style:style>
    <style:style style:name="P132" style:family="paragraph" style:parent-style-name="Standard">
      <style:paragraph-properties fo:text-align="justify" fo:break-before="auto" style:writing-mode="lr-tb"/>
      <style:text-properties fo:color="#0000ff"/>
    </style:style>
    <style:style style:name="P133" style:family="paragraph" style:parent-style-name="Standard">
      <style:paragraph-properties fo:text-align="justify" fo:break-before="auto" style:writing-mode="lr-tb"/>
    </style:style>
    <style:style style:name="T133_1" style:family="text">
      <style:text-properties fo:color="#0000ff"/>
    </style:style>
    <style:style style:name="T133_2" style:family="text">
      <style:text-properties fo:color="#0000ff"/>
    </style:style>
    <style:style style:name="T133_3" style:family="text">
      <style:text-properties fo:color="#0000ff"/>
    </style:style>
    <style:style style:name="T133_4" style:family="text">
      <style:text-properties fo:color="#0000ff"/>
    </style:style>
    <style:style style:name="T133_5" style:family="text">
      <style:text-properties fo:color="#0000ff"/>
    </style:style>
    <style:style style:name="T133_6" style:family="text">
      <style:text-properties fo:color="#0000ff"/>
    </style:style>
    <style:style style:name="T133_7" style:family="text">
      <style:text-properties fo:color="#0000ff"/>
    </style:style>
    <style:style style:name="T133_8" style:family="text">
      <style:text-properties fo:color="#0000ff"/>
    </style:style>
    <style:style style:name="T133_9" style:family="text">
      <style:text-properties fo:color="#0000ff"/>
    </style:style>
    <style:style style:name="T133_10" style:family="text">
      <style:text-properties fo:color="#0000ff"/>
    </style:style>
    <style:style style:name="T133_11" style:family="text">
      <style:text-properties fo:color="#0000ff"/>
    </style:style>
    <style:style style:name="T133_12" style:family="text">
      <style:text-properties fo:color="#0000ff"/>
    </style:style>
    <style:style style:name="T133_13" style:family="text">
      <style:text-properties fo:color="#0000ff"/>
    </style:style>
    <style:style style:name="T133_14" style:family="text">
      <style:text-properties fo:color="#0000ff"/>
    </style:style>
    <style:style style:name="T133_15" style:family="text">
      <style:text-properties fo:color="#0000ff"/>
    </style:style>
    <style:style style:name="T133_16" style:family="text">
      <style:text-properties fo:color="#0000ff"/>
    </style:style>
    <style:style style:name="T133_17" style:family="text">
      <style:text-properties fo:color="#0000ff"/>
    </style:style>
    <style:style style:name="T133_18" style:family="text">
      <style:text-properties fo:color="#0000ff"/>
    </style:style>
    <style:style style:name="T133_19" style:family="text">
      <style:text-properties fo:color="#0000ff"/>
    </style:style>
    <style:style style:name="T133_20" style:family="text">
      <style:text-properties fo:color="#0000ff"/>
    </style:style>
    <style:style style:name="T133_21" style:family="text">
      <style:text-properties fo:color="#0000ff"/>
    </style:style>
    <style:style style:name="T133_22" style:family="text">
      <style:text-properties fo:color="#0000ff"/>
    </style:style>
    <style:style style:name="T133_23" style:family="text">
      <style:text-properties fo:color="#0000ff"/>
    </style:style>
    <style:style style:name="T133_24" style:family="text">
      <style:text-properties fo:color="#0000ff"/>
    </style:style>
    <style:style style:name="T133_25" style:family="text">
      <style:text-properties fo:color="#0000ff"/>
    </style:style>
    <style:style style:name="T133_26" style:family="text">
      <style:text-properties fo:color="#0000ff"/>
    </style:style>
    <style:style style:name="T133_27" style:family="text">
      <style:text-properties fo:color="#0000ff"/>
    </style:style>
    <style:style style:name="T133_28" style:family="text">
      <style:text-properties fo:color="#0000ff"/>
    </style:style>
    <style:style style:name="T133_29" style:family="text">
      <style:text-properties fo:color="#0000ff"/>
    </style:style>
    <style:style style:name="T133_30" style:family="text">
      <style:text-properties fo:color="#0000ff"/>
    </style:style>
    <style:style style:name="T133_31" style:family="text">
      <style:text-properties fo:color="#0000ff"/>
    </style:style>
    <style:style style:name="T133_32" style:family="text">
      <style:text-properties fo:color="#0000ff"/>
    </style:style>
    <style:style style:name="T133_33" style:family="text">
      <style:text-properties fo:color="#0000ff"/>
    </style:style>
    <style:style style:name="T133_34" style:family="text">
      <style:text-properties fo:color="#0000ff"/>
    </style:style>
    <style:style style:name="T133_35" style:family="text">
      <style:text-properties fo:color="#0000ff"/>
    </style:style>
    <style:style style:name="T133_36" style:family="text">
      <style:text-properties fo:color="#0000ff"/>
    </style:style>
    <style:style style:name="T133_37" style:family="text">
      <style:text-properties fo:color="#0000ff"/>
    </style:style>
    <style:style style:name="P134" style:family="paragraph" style:parent-style-name="Standard">
      <style:paragraph-properties fo:text-align="justify" fo:break-before="auto" style:writing-mode="lr-tb"/>
      <style:text-properties fo:color="#0000ff"/>
    </style:style>
    <style:style style:name="P135" style:family="paragraph" style:parent-style-name="Standard">
      <style:paragraph-properties fo:text-align="justify" fo:break-before="auto" style:writing-mode="lr-tb"/>
    </style:style>
    <style:style style:name="T135_1" style:family="text">
      <style:text-properties fo:color="#0000ff"/>
    </style:style>
    <style:style style:name="T135_2" style:family="text">
      <style:text-properties fo:color="#0000ff"/>
    </style:style>
    <style:style style:name="T135_3" style:family="text">
      <style:text-properties fo:color="#0000ff"/>
    </style:style>
    <style:style style:name="T135_4" style:family="text">
      <style:text-properties fo:color="#0000ff"/>
    </style:style>
    <style:style style:name="T135_5" style:family="text">
      <style:text-properties fo:color="#0000ff"/>
    </style:style>
    <style:style style:name="T135_6" style:family="text">
      <style:text-properties fo:color="#0000ff"/>
    </style:style>
    <style:style style:name="T135_7" style:family="text">
      <style:text-properties fo:color="#0000ff"/>
    </style:style>
    <style:style style:name="T135_8" style:family="text">
      <style:text-properties fo:color="#0000ff"/>
    </style:style>
    <style:style style:name="T135_9" style:family="text">
      <style:text-properties fo:color="#0000ff"/>
    </style:style>
    <style:style style:name="T135_10" style:family="text">
      <style:text-properties fo:color="#0000ff"/>
    </style:style>
    <style:style style:name="T135_11" style:family="text">
      <style:text-properties fo:color="#0000ff"/>
    </style:style>
    <style:style style:name="T135_12" style:family="text">
      <style:text-properties fo:color="#0000ff"/>
    </style:style>
    <style:style style:name="T135_13" style:family="text">
      <style:text-properties fo:color="#0000ff"/>
    </style:style>
    <style:style style:name="T135_14" style:family="text">
      <style:text-properties fo:color="#0000ff"/>
    </style:style>
    <style:style style:name="T135_15" style:family="text">
      <style:text-properties fo:color="#0000ff"/>
    </style:style>
    <style:style style:name="T135_16" style:family="text">
      <style:text-properties fo:color="#0000ff"/>
    </style:style>
    <style:style style:name="T135_17" style:family="text">
      <style:text-properties fo:color="#0000ff"/>
    </style:style>
    <style:style style:name="T135_18" style:family="text">
      <style:text-properties fo:color="#0000ff"/>
    </style:style>
    <style:style style:name="T135_19" style:family="text">
      <style:text-properties fo:color="#0000ff"/>
    </style:style>
    <style:style style:name="T135_20" style:family="text">
      <style:text-properties fo:color="#0000ff"/>
    </style:style>
    <style:style style:name="T135_21" style:family="text">
      <style:text-properties fo:color="#0000ff"/>
    </style:style>
    <style:style style:name="T135_22" style:family="text">
      <style:text-properties fo:color="#0000ff"/>
    </style:style>
    <style:style style:name="T135_23" style:family="text">
      <style:text-properties fo:color="#0000ff"/>
    </style:style>
    <style:style style:name="T135_24" style:family="text">
      <style:text-properties fo:color="#0000ff"/>
    </style:style>
    <style:style style:name="T135_25" style:family="text">
      <style:text-properties fo:color="#0000ff"/>
    </style:style>
    <style:style style:name="T135_26" style:family="text">
      <style:text-properties fo:color="#0000ff"/>
    </style:style>
    <style:style style:name="T135_27" style:family="text">
      <style:text-properties fo:color="#0000ff"/>
    </style:style>
    <style:style style:name="T135_28" style:family="text">
      <style:text-properties fo:color="#0000ff"/>
    </style:style>
    <style:style style:name="T135_29" style:family="text">
      <style:text-properties fo:color="#0000ff"/>
    </style:style>
    <style:style style:name="T135_30" style:family="text">
      <style:text-properties fo:color="#0000ff"/>
    </style:style>
    <style:style style:name="T135_31" style:family="text">
      <style:text-properties fo:color="#0000ff"/>
    </style:style>
    <style:style style:name="T135_32" style:family="text">
      <style:text-properties fo:color="#0000ff"/>
    </style:style>
    <style:style style:name="T135_33" style:family="text">
      <style:text-properties fo:color="#0000ff"/>
    </style:style>
    <style:style style:name="T135_34" style:family="text">
      <style:text-properties fo:color="#0000ff"/>
    </style:style>
    <style:style style:name="T135_35" style:family="text">
      <style:text-properties fo:color="#0000ff"/>
    </style:style>
    <style:style style:name="T135_36" style:family="text">
      <style:text-properties fo:color="#0000ff"/>
    </style:style>
    <style:style style:name="T135_37" style:family="text">
      <style:text-properties fo:color="#0000ff"/>
    </style:style>
    <style:style style:name="T135_38" style:family="text">
      <style:text-properties fo:color="#0000ff"/>
    </style:style>
    <style:style style:name="T135_39" style:family="text">
      <style:text-properties fo:color="#0000ff"/>
    </style:style>
    <style:style style:name="T135_40" style:family="text">
      <style:text-properties fo:color="#0000ff"/>
    </style:style>
    <style:style style:name="T135_41" style:family="text">
      <style:text-properties fo:color="#0000ff"/>
    </style:style>
    <style:style style:name="T135_42" style:family="text">
      <style:text-properties fo:color="#0000ff"/>
    </style:style>
    <style:style style:name="T135_43" style:family="text">
      <style:text-properties fo:color="#0000ff"/>
    </style:style>
    <style:style style:name="T135_44" style:family="text">
      <style:text-properties fo:color="#0000ff"/>
    </style:style>
    <style:style style:name="T135_45" style:family="text">
      <style:text-properties fo:color="#0000ff"/>
    </style:style>
    <style:style style:name="T135_46" style:family="text">
      <style:text-properties fo:color="#0000ff"/>
    </style:style>
    <style:style style:name="T135_47" style:family="text">
      <style:text-properties fo:color="#0000ff"/>
    </style:style>
    <style:style style:name="T135_48" style:family="text">
      <style:text-properties fo:color="#0000ff"/>
    </style:style>
    <style:style style:name="T135_49" style:family="text">
      <style:text-properties fo:color="#0000ff"/>
    </style:style>
    <style:style style:name="T135_50" style:family="text">
      <style:text-properties fo:color="#0000ff"/>
    </style:style>
    <style:style style:name="T135_51" style:family="text">
      <style:text-properties fo:color="#0000ff"/>
    </style:style>
    <style:style style:name="T135_52" style:family="text">
      <style:text-properties fo:color="#0000ff"/>
    </style:style>
    <style:style style:name="T135_53" style:family="text">
      <style:text-properties fo:color="#0000ff"/>
    </style:style>
    <style:style style:name="T135_54" style:family="text">
      <style:text-properties fo:color="#0000ff"/>
    </style:style>
    <style:style style:name="T135_55" style:family="text">
      <style:text-properties fo:color="#0000ff"/>
    </style:style>
    <style:style style:name="P136" style:family="paragraph" style:parent-style-name="Standard">
      <style:paragraph-properties fo:break-before="auto" fo:text-indent="0cm" fo:margin-left="0cm" style:writing-mode="lr-tb"/>
      <style:text-properties fo:font-style="italic" style:font-style-asian="italic" style:font-style-complex="italic"/>
    </style:style>
    <style:style style:name="P137" style:family="paragraph" style:parent-style-name="Standard">
      <style:paragraph-properties fo:break-before="auto" fo:text-indent="0cm" fo:margin-left="0cm" style:writing-mode="lr-tb"/>
      <style:text-properties fo:font-style="italic" style:font-style-asian="italic" style:font-style-complex="italic"/>
    </style:style>
    <style:style style:name="P138" style:family="paragraph" style:parent-style-name="Standard">
      <style:paragraph-properties fo:break-before="auto" style:writing-mode="lr-tb"/>
      <style:text-properties fo:font-size="14pt" style:font-size-asian="14pt" style:font-size-complex="14pt" fo:font-weight="bold" style:font-weight-asian="bold" style:font-weight-complex="bold"/>
    </style:style>
    <style:style style:name="P139" style:family="paragraph" style:parent-style-name="Standard">
      <style:paragraph-properties fo:break-before="auto" fo:margin-top="0cm" fo:margin-bottom="0cm" style:writing-mode="lr-tb"/>
    </style:style>
    <style:style style:name="T139_1" style:family="text">
      <style:text-properties fo:font-size="14pt" style:font-size-asian="14pt" style:font-size-complex="14pt" fo:font-weight="bold" style:font-weight-asian="bold" style:font-weight-complex="bold"/>
    </style:style>
    <style:style style:name="T139_2" style:family="text">
      <style:text-properties fo:font-size="14pt" style:font-size-asian="14pt" style:font-size-complex="14pt" fo:font-weight="bold" style:font-weight-asian="bold" style:font-weight-complex="bold"/>
    </style:style>
    <style:style style:name="T139_3" style:family="text">
      <style:text-properties fo:font-size="14pt" style:font-size-asian="14pt" style:font-size-complex="14pt" fo:font-weight="bold" style:font-weight-asian="bold" style:font-weight-complex="bold"/>
    </style:style>
    <style:style style:name="T139_4" style:family="text">
      <style:text-properties fo:font-size="14pt" style:font-size-asian="14pt" style:font-size-complex="14pt" fo:font-weight="bold" style:font-weight-asian="bold" style:font-weight-complex="bold"/>
    </style:style>
    <style:style style:name="T139_5" style:family="text">
      <style:text-properties fo:font-size="14pt" style:font-size-asian="14pt" style:font-size-complex="14pt" fo:font-weight="bold" style:font-weight-asian="bold" style:font-weight-complex="bold"/>
    </style:style>
    <style:style style:name="T139_6" style:family="text">
      <style:text-properties fo:font-size="14pt" style:font-size-asian="14pt" style:font-size-complex="14pt" fo:font-weight="bold" style:font-weight-asian="bold" style:font-weight-complex="bold"/>
    </style:style>
    <style:style style:name="T139_7" style:family="text">
      <style:text-properties fo:font-size="14pt" style:font-size-asian="14pt" style:font-size-complex="14pt" fo:font-weight="bold" style:font-weight-asian="bold" style:font-weight-complex="bold"/>
    </style:style>
    <style:style style:name="T139_8" style:family="text">
      <style:text-properties fo:font-size="14pt" style:font-size-asian="14pt" style:font-size-complex="14pt" fo:font-weight="bold" style:font-weight-asian="bold" style:font-weight-complex="bold"/>
    </style:style>
    <style:style style:name="T139_9" style:family="text">
      <style:text-properties fo:font-size="14pt" style:font-size-asian="14pt" style:font-size-complex="14pt" fo:font-weight="bold" style:font-weight-asian="bold" style:font-weight-complex="bold"/>
    </style:style>
    <style:style style:name="T139_10" style:family="text">
      <style:text-properties fo:font-size="14pt" style:font-size-asian="14pt" style:font-size-complex="14pt" fo:font-weight="bold" style:font-weight-asian="bold" style:font-weight-complex="bold"/>
    </style:style>
    <style:style style:name="T139_11" style:family="text">
      <style:text-properties fo:font-size="14pt" style:font-size-asian="14pt" style:font-size-complex="14pt" fo:font-weight="bold" style:font-weight-asian="bold" style:font-weight-complex="bold"/>
    </style:style>
    <style:style style:name="T139_12" style:family="text">
      <style:text-properties fo:font-size="14pt" style:font-size-asian="14pt" style:font-size-complex="14pt" fo:font-weight="bold" style:font-weight-asian="bold" style:font-weight-complex="bold"/>
    </style:style>
    <style:style style:name="T139_13" style:family="text">
      <style:text-properties fo:font-size="14pt" style:font-size-asian="14pt" style:font-size-complex="14pt" fo:font-weight="bold" style:font-weight-asian="bold" style:font-weight-complex="bold"/>
    </style:style>
    <style:style style:name="T139_14" style:family="text">
      <style:text-properties fo:font-size="14pt" style:font-size-asian="14pt" style:font-size-complex="14pt" fo:font-weight="bold" style:font-weight-asian="bold" style:font-weight-complex="bold"/>
    </style:style>
    <style:style style:name="T139_15" style:family="text">
      <style:text-properties fo:font-size="14pt" style:font-size-asian="14pt" style:font-size-complex="14pt" fo:font-weight="bold" style:font-weight-asian="bold" style:font-weight-complex="bold"/>
    </style:style>
    <style:style style:name="T139_16" style:family="text">
      <style:text-properties fo:font-size="14pt" style:font-size-asian="14pt" style:font-size-complex="14pt" fo:font-weight="bold" style:font-weight-asian="bold" style:font-weight-complex="bold"/>
    </style:style>
    <style:style style:name="T139_17" style:family="text">
      <style:text-properties fo:font-size="14pt" style:font-size-asian="14pt" style:font-size-complex="14pt" fo:font-weight="bold" style:font-weight-asian="bold" style:font-weight-complex="bold"/>
    </style:style>
    <style:style style:name="T139_18" style:family="text">
      <style:text-properties fo:font-size="14pt" style:font-size-asian="14pt" style:font-size-complex="14pt" fo:font-weight="bold" style:font-weight-asian="bold" style:font-weight-complex="bold"/>
    </style:style>
    <style:style style:name="T139_19" style:family="text">
      <style:text-properties fo:font-size="14pt" style:font-size-asian="14pt" style:font-size-complex="14pt" fo:font-weight="bold" style:font-weight-asian="bold" style:font-weight-complex="bold"/>
    </style:style>
    <style:style style:name="T139_20" style:family="text">
      <style:text-properties fo:font-size="14pt" style:font-size-asian="14pt" style:font-size-complex="14pt" fo:font-weight="bold" style:font-weight-asian="bold" style:font-weight-complex="bold"/>
    </style:style>
    <style:style style:name="T139_21" style:family="text">
      <style:text-properties fo:font-size="14pt" style:font-size-asian="14pt" style:font-size-complex="14pt" fo:font-weight="bold" style:font-weight-asian="bold" style:font-weight-complex="bold"/>
    </style:style>
    <style:style style:name="T139_22" style:family="text">
      <style:text-properties fo:font-size="14pt" style:font-size-asian="14pt" style:font-size-complex="14pt" fo:font-weight="bold" style:font-weight-asian="bold" style:font-weight-complex="bold"/>
    </style:style>
    <style:style style:name="T139_23" style:family="text">
      <style:text-properties fo:font-size="14pt" style:font-size-asian="14pt" style:font-size-complex="14pt" fo:font-weight="bold" style:font-weight-asian="bold" style:font-weight-complex="bold"/>
    </style:style>
    <style:style style:name="T139_24" style:family="text">
      <style:text-properties fo:font-size="14pt" style:font-size-asian="14pt" style:font-size-complex="14pt" fo:font-weight="bold" style:font-weight-asian="bold" style:font-weight-complex="bold"/>
    </style:style>
    <style:style style:name="T139_25" style:family="text">
      <style:text-properties fo:font-size="14pt" style:font-size-asian="14pt" style:font-size-complex="14pt" fo:font-weight="bold" style:font-weight-asian="bold" style:font-weight-complex="bold"/>
    </style:style>
    <style:style style:name="T139_26" style:family="text">
      <style:text-properties fo:font-size="14pt" style:font-size-asian="14pt" style:font-size-complex="14pt" fo:font-weight="bold" style:font-weight-asian="bold" style:font-weight-complex="bold"/>
    </style:style>
    <style:style style:name="T139_27" style:family="text">
      <style:text-properties fo:font-size="14pt" style:font-size-asian="14pt" style:font-size-complex="14pt" fo:font-weight="bold" style:font-weight-asian="bold" style:font-weight-complex="bold"/>
    </style:style>
    <style:style style:name="T139_28" style:family="text">
      <style:text-properties fo:font-size="14pt" style:font-size-asian="14pt" style:font-size-complex="14pt" fo:font-weight="bold" style:font-weight-asian="bold" style:font-weight-complex="bold"/>
    </style:style>
    <style:style style:name="T139_29" style:family="text">
      <style:text-properties fo:font-size="14pt" style:font-size-asian="14pt" style:font-size-complex="14pt" fo:font-weight="bold" style:font-weight-asian="bold" style:font-weight-complex="bold"/>
    </style:style>
    <style:style style:name="T139_30" style:family="text">
      <style:text-properties fo:font-size="14pt" style:font-size-asian="14pt" style:font-size-complex="14pt" fo:font-weight="bold" style:font-weight-asian="bold" style:font-weight-complex="bold"/>
    </style:style>
    <style:style style:name="T139_31" style:family="text">
      <style:text-properties fo:font-size="14pt" style:font-size-asian="14pt" style:font-size-complex="14pt" fo:font-weight="bold" style:font-weight-asian="bold" style:font-weight-complex="bold"/>
    </style:style>
    <style:style style:name="T139_32" style:family="text">
      <style:text-properties fo:font-size="14pt" style:font-size-asian="14pt" style:font-size-complex="14pt" fo:font-weight="bold" style:font-weight-asian="bold" style:font-weight-complex="bold"/>
    </style:style>
    <style:style style:name="P140" style:family="paragraph" style:parent-style-name="Standard">
      <style:paragraph-properties fo:break-before="auto" style:writing-mode="lr-tb"/>
      <style:text-properties fo:font-size="14pt" style:font-size-asian="14pt" style:font-size-complex="14pt" fo:font-weight="bold" style:font-weight-asian="bold" style:font-weight-complex="bold"/>
    </style:style>
    <style:style style:name="P141" style:family="paragraph" style:parent-style-name="Standard">
      <style:paragraph-properties fo:break-before="auto" fo:margin-top="0cm" fo:margin-bottom="0cm" style:writing-mode="lr-tb"/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T141_5" style:family="text"/>
    <style:style style:name="T141_6" style:family="text"/>
    <style:style style:name="T141_7" style:family="text">
      <style:text-properties fo:font-style="italic" style:font-style-asian="italic" style:font-style-complex="italic"/>
    </style:style>
    <style:style style:name="T141_8" style:family="text">
      <style:text-properties fo:font-style="italic" style:font-style-asian="italic" style:font-style-complex="italic"/>
    </style:style>
    <style:style style:name="T141_9" style:family="text">
      <style:text-properties fo:font-style="italic" style:font-style-asian="italic" style:font-style-complex="italic"/>
    </style:style>
    <style:style style:name="T141_10" style:family="text">
      <style:text-properties fo:font-style="italic" style:font-style-asian="italic" style:font-style-complex="italic"/>
    </style:style>
    <style:style style:name="T141_11" style:family="text">
      <style:text-properties fo:font-style="italic" style:font-style-asian="italic" style:font-style-complex="italic"/>
    </style:style>
    <style:style style:name="T141_12" style:family="text">
      <style:text-properties fo:font-style="italic" style:font-style-asian="italic" style:font-style-complex="italic"/>
    </style:style>
    <style:style style:name="T141_13" style:family="text">
      <style:text-properties fo:font-style="italic" style:font-style-asian="italic" style:font-style-complex="italic"/>
    </style:style>
    <style:style style:name="T141_14" style:family="text">
      <style:text-properties fo:font-style="italic" style:font-style-asian="italic" style:font-style-complex="italic"/>
    </style:style>
    <style:style style:name="T141_15" style:family="text">
      <style:text-properties fo:font-style="italic" style:font-style-asian="italic" style:font-style-complex="italic"/>
    </style:style>
    <style:style style:name="T141_16" style:family="text">
      <style:text-properties fo:font-style="italic" style:font-style-asian="italic" style:font-style-complex="italic"/>
    </style:style>
    <style:style style:name="T141_17" style:family="text">
      <style:text-properties fo:font-style="italic" style:font-style-asian="italic" style:font-style-complex="italic"/>
    </style:style>
    <style:style style:name="T141_18" style:family="text">
      <style:text-properties fo:font-style="italic" style:font-style-asian="italic" style:font-style-complex="italic"/>
    </style:style>
    <style:style style:name="T141_19" style:family="text">
      <style:text-properties fo:font-style="italic" style:font-style-asian="italic" style:font-style-complex="italic"/>
    </style:style>
    <style:style style:name="T141_20" style:family="text">
      <style:text-properties fo:font-style="italic" style:font-style-asian="italic" style:font-style-complex="italic"/>
    </style:style>
    <style:style style:name="T141_21" style:family="text">
      <style:text-properties fo:font-style="italic" style:font-style-asian="italic" style:font-style-complex="italic"/>
    </style:style>
    <style:style style:name="T141_22" style:family="text">
      <style:text-properties fo:font-style="italic" style:font-style-asian="italic" style:font-style-complex="italic"/>
    </style:style>
    <style:style style:name="T141_23" style:family="text">
      <style:text-properties fo:font-style="italic" style:font-style-asian="italic" style:font-style-complex="italic"/>
    </style:style>
    <style:style style:name="T141_24" style:family="text">
      <style:text-properties fo:font-style="italic" style:font-style-asian="italic" style:font-style-complex="italic"/>
    </style:style>
    <style:style style:name="T141_25" style:family="text">
      <style:text-properties fo:font-style="italic" style:font-style-asian="italic" style:font-style-complex="italic"/>
    </style:style>
    <style:style style:name="T141_26" style:family="text">
      <style:text-properties fo:font-style="italic" style:font-style-asian="italic" style:font-style-complex="italic"/>
    </style:style>
    <style:style style:name="T141_27" style:family="text">
      <style:text-properties fo:font-style="italic" style:font-style-asian="italic" style:font-style-complex="italic"/>
    </style:style>
    <style:style style:name="T141_28" style:family="text">
      <style:text-properties fo:font-style="italic" style:font-style-asian="italic" style:font-style-complex="italic"/>
    </style:style>
    <style:style style:name="T141_29" style:family="text">
      <style:text-properties fo:font-style="italic" style:font-style-asian="italic" style:font-style-complex="italic"/>
    </style:style>
    <style:style style:name="T141_30" style:family="text">
      <style:text-properties fo:font-style="italic" style:font-style-asian="italic" style:font-style-complex="italic"/>
    </style:style>
    <style:style style:name="T141_31" style:family="text">
      <style:text-properties fo:font-style="italic" style:font-style-asian="italic" style:font-style-complex="italic"/>
    </style:style>
    <style:style style:name="T141_32" style:family="text">
      <style:text-properties fo:font-style="italic" style:font-style-asian="italic" style:font-style-complex="italic"/>
    </style:style>
    <style:style style:name="P142" style:family="paragraph" style:parent-style-name="Standard">
      <style:paragraph-properties fo:break-before="auto" style:writing-mode="lr-tb"/>
    </style:style>
    <style:style style:name="T142_1" style:family="text"/>
    <style:style style:name="P143" style:family="paragraph" style:parent-style-name="Standard">
      <style:paragraph-properties fo:text-align="justify" fo:break-before="auto" style:writing-mode="lr-tb"/>
    </style:style>
    <style:style style:name="T143_1" style:family="text">
      <style:text-properties fo:color="#0000ff" fo:font-weight="bold" style:font-weight-asian="bold" style:font-weight-complex="bold" style:text-underline-style="solid" style:text-underline-color="font-color"/>
    </style:style>
    <style:style style:name="T143_2" style:family="text">
      <style:text-properties fo:color="#0000ff" fo:font-weight="bold" style:font-weight-asian="bold" style:font-weight-complex="bold" style:text-underline-style="solid" style:text-underline-color="font-color"/>
    </style:style>
    <style:style style:name="T143_3" style:family="text">
      <style:text-properties fo:color="#0000ff" fo:font-weight="bold" style:font-weight-asian="bold" style:font-weight-complex="bold" style:text-underline-style="solid" style:text-underline-color="font-color"/>
    </style:style>
    <style:style style:name="T143_4" style:family="text">
      <style:text-properties fo:color="#0000ff" fo:font-weight="bold" style:font-weight-asian="bold" style:font-weight-complex="bold" style:text-underline-style="solid" style:text-underline-color="font-color"/>
    </style:style>
    <style:style style:name="T143_5" style:family="text">
      <style:text-properties fo:color="#0000ff" fo:font-weight="bold" style:font-weight-asian="bold" style:font-weight-complex="bold" style:text-underline-style="solid" style:text-underline-color="font-color"/>
    </style:style>
    <style:style style:name="T143_6" style:family="text">
      <style:text-properties fo:color="#0000ff" fo:font-weight="bold" style:font-weight-asian="bold" style:font-weight-complex="bold" style:text-underline-style="solid" style:text-underline-color="font-color"/>
    </style:style>
    <style:style style:name="T143_7" style:family="text">
      <style:text-properties fo:color="#0000ff" fo:font-weight="bold" style:font-weight-asian="bold" style:font-weight-complex="bold" style:text-underline-style="solid" style:text-underline-color="font-color"/>
    </style:style>
    <style:style style:name="P144" style:family="paragraph" style:parent-style-name="Standard">
      <style:paragraph-properties fo:text-align="justify" fo:break-before="auto" style:writing-mode="lr-tb"/>
    </style:style>
    <style:style style:name="T144_1" style:family="text">
      <style:text-properties fo:color="#0000ff"/>
    </style:style>
    <style:style style:name="T144_2" style:family="text">
      <style:text-properties fo:color="#0000ff"/>
    </style:style>
    <style:style style:name="T144_3" style:family="text">
      <style:text-properties fo:color="#0000ff"/>
    </style:style>
    <style:style style:name="T144_4" style:family="text">
      <style:text-properties fo:color="#0000ff"/>
    </style:style>
    <style:style style:name="T144_5" style:family="text">
      <style:text-properties fo:color="#0000ff"/>
    </style:style>
    <style:style style:name="T144_6" style:family="text">
      <style:text-properties fo:color="#0000ff"/>
    </style:style>
    <style:style style:name="T144_7" style:family="text">
      <style:text-properties fo:color="#0000ff"/>
    </style:style>
    <style:style style:name="T144_8" style:family="text">
      <style:text-properties fo:color="#0000ff"/>
    </style:style>
    <style:style style:name="T144_9" style:family="text">
      <style:text-properties fo:color="#0000ff"/>
    </style:style>
    <style:style style:name="T144_10" style:family="text">
      <style:text-properties fo:color="#0000ff"/>
    </style:style>
    <style:style style:name="T144_11" style:family="text">
      <style:text-properties fo:color="#0000ff"/>
    </style:style>
    <style:style style:name="T144_12" style:family="text">
      <style:text-properties fo:color="#0000ff"/>
    </style:style>
    <style:style style:name="T144_13" style:family="text">
      <style:text-properties fo:color="#0000ff"/>
    </style:style>
    <style:style style:name="T144_14" style:family="text">
      <style:text-properties fo:color="#0000ff"/>
    </style:style>
    <style:style style:name="T144_15" style:family="text">
      <style:text-properties fo:color="#0000ff"/>
    </style:style>
    <style:style style:name="T144_16" style:family="text">
      <style:text-properties fo:color="#0000ff"/>
    </style:style>
    <style:style style:name="T144_17" style:family="text">
      <style:text-properties fo:color="#0000ff"/>
    </style:style>
    <style:style style:name="T144_18" style:family="text">
      <style:text-properties fo:color="#0000ff"/>
    </style:style>
    <style:style style:name="T144_19" style:family="text">
      <style:text-properties fo:color="#0000ff"/>
    </style:style>
    <style:style style:name="T144_20" style:family="text">
      <style:text-properties fo:color="#0000ff"/>
    </style:style>
    <style:style style:name="P145" style:family="paragraph" style:parent-style-name="Standard">
      <style:paragraph-properties fo:text-align="justify" fo:break-before="auto" style:writing-mode="lr-tb"/>
      <style:text-properties fo:color="#0000ff"/>
    </style:style>
    <style:style style:name="P146" style:family="paragraph" style:parent-style-name="Standard">
      <style:paragraph-properties fo:text-align="justify" fo:break-before="auto" style:writing-mode="lr-tb"/>
    </style:style>
    <style:style style:name="T146_1" style:family="text">
      <style:text-properties fo:color="#0000ff"/>
    </style:style>
    <style:style style:name="T146_2" style:family="text">
      <style:text-properties fo:color="#0000ff"/>
    </style:style>
    <style:style style:name="T146_3" style:family="text">
      <style:text-properties fo:color="#0000ff"/>
    </style:style>
    <style:style style:name="T146_4" style:family="text">
      <style:text-properties fo:color="#0000ff"/>
    </style:style>
    <style:style style:name="T146_5" style:family="text">
      <style:text-properties fo:color="#0000ff"/>
    </style:style>
    <style:style style:name="T146_6" style:family="text">
      <style:text-properties fo:color="#0000ff"/>
    </style:style>
    <style:style style:name="T146_7" style:family="text">
      <style:text-properties fo:color="#0000ff"/>
    </style:style>
    <style:style style:name="T146_8" style:family="text">
      <style:text-properties fo:color="#0000ff"/>
    </style:style>
    <style:style style:name="T146_9" style:family="text">
      <style:text-properties fo:color="#0000ff"/>
    </style:style>
    <style:style style:name="T146_10" style:family="text">
      <style:text-properties fo:color="#0000ff"/>
    </style:style>
    <style:style style:name="T146_11" style:family="text">
      <style:text-properties fo:color="#0000ff"/>
    </style:style>
    <style:style style:name="T146_12" style:family="text">
      <style:text-properties fo:color="#0000ff"/>
    </style:style>
    <style:style style:name="T146_13" style:family="text">
      <style:text-properties fo:color="#0000ff"/>
    </style:style>
    <style:style style:name="T146_14" style:family="text">
      <style:text-properties fo:color="#0000ff"/>
    </style:style>
    <style:style style:name="T146_15" style:family="text">
      <style:text-properties fo:color="#0000ff"/>
    </style:style>
    <style:style style:name="T146_16" style:family="text">
      <style:text-properties fo:color="#0000ff"/>
    </style:style>
    <style:style style:name="T146_17" style:family="text">
      <style:text-properties fo:color="#0000ff"/>
    </style:style>
    <style:style style:name="T146_18" style:family="text">
      <style:text-properties fo:color="#0000ff"/>
    </style:style>
    <style:style style:name="T146_19" style:family="text">
      <style:text-properties fo:color="#0000ff"/>
    </style:style>
    <style:style style:name="T146_20" style:family="text">
      <style:text-properties fo:color="#0000ff"/>
    </style:style>
    <style:style style:name="T146_21" style:family="text">
      <style:text-properties fo:color="#0000ff"/>
    </style:style>
    <style:style style:name="T146_22" style:family="text">
      <style:text-properties fo:color="#0000ff"/>
    </style:style>
    <style:style style:name="T146_23" style:family="text">
      <style:text-properties fo:color="#0000ff"/>
    </style:style>
    <style:style style:name="T146_24" style:family="text">
      <style:text-properties fo:color="#0000ff"/>
    </style:style>
    <style:style style:name="T146_25" style:family="text">
      <style:text-properties fo:color="#0000ff"/>
    </style:style>
    <style:style style:name="T146_26" style:family="text">
      <style:text-properties fo:color="#0000ff"/>
    </style:style>
    <style:style style:name="T146_27" style:family="text">
      <style:text-properties fo:color="#0000ff"/>
    </style:style>
    <style:style style:name="T146_28" style:family="text">
      <style:text-properties fo:color="#0000ff"/>
    </style:style>
    <style:style style:name="T146_29" style:family="text">
      <style:text-properties fo:color="#0000ff"/>
    </style:style>
    <style:style style:name="T146_30" style:family="text">
      <style:text-properties fo:color="#0000ff"/>
    </style:style>
    <style:style style:name="T146_31" style:family="text">
      <style:text-properties fo:color="#0000ff"/>
    </style:style>
    <style:style style:name="T146_32" style:family="text">
      <style:text-properties fo:color="#0000ff"/>
    </style:style>
    <style:style style:name="T146_33" style:family="text">
      <style:text-properties fo:color="#0000ff"/>
    </style:style>
    <style:style style:name="T146_34" style:family="text">
      <style:text-properties fo:color="#0000ff"/>
    </style:style>
    <style:style style:name="T146_35" style:family="text">
      <style:text-properties fo:color="#0000ff"/>
    </style:style>
    <style:style style:name="T146_36" style:family="text">
      <style:text-properties fo:color="#0000ff"/>
    </style:style>
    <style:style style:name="T146_37" style:family="text">
      <style:text-properties fo:color="#0000ff"/>
    </style:style>
    <style:style style:name="T146_38" style:family="text">
      <style:text-properties fo:color="#0000ff"/>
    </style:style>
    <style:style style:name="T146_39" style:family="text">
      <style:text-properties fo:color="#0000ff"/>
    </style:style>
    <style:style style:name="T146_40" style:family="text">
      <style:text-properties fo:color="#0000ff"/>
    </style:style>
    <style:style style:name="T146_41" style:family="text">
      <style:text-properties fo:color="#0000ff"/>
    </style:style>
    <style:style style:name="T146_42" style:family="text">
      <style:text-properties fo:color="#0000ff"/>
    </style:style>
    <style:style style:name="T146_43" style:family="text">
      <style:text-properties fo:color="#0000ff"/>
    </style:style>
    <style:style style:name="T146_44" style:family="text">
      <style:text-properties fo:color="#0000ff"/>
    </style:style>
    <style:style style:name="T146_45" style:family="text">
      <style:text-properties fo:color="#0000ff"/>
    </style:style>
    <style:style style:name="T146_46" style:family="text">
      <style:text-properties fo:color="#0000ff"/>
    </style:style>
    <style:style style:name="T146_47" style:family="text">
      <style:text-properties fo:color="#0000ff"/>
    </style:style>
    <style:style style:name="T146_48" style:family="text">
      <style:text-properties fo:color="#0000ff"/>
    </style:style>
    <style:style style:name="T146_49" style:family="text">
      <style:text-properties fo:color="#0000ff"/>
    </style:style>
    <style:style style:name="T146_50" style:family="text">
      <style:text-properties fo:color="#0000ff"/>
    </style:style>
    <style:style style:name="T146_51" style:family="text">
      <style:text-properties fo:color="#0000ff"/>
    </style:style>
    <style:style style:name="T146_52" style:family="text">
      <style:text-properties fo:color="#0000ff"/>
    </style:style>
    <style:style style:name="T146_53" style:family="text">
      <style:text-properties fo:color="#0000ff"/>
    </style:style>
    <style:style style:name="T146_54" style:family="text">
      <style:text-properties fo:color="#0000ff"/>
    </style:style>
    <style:style style:name="T146_55" style:family="text">
      <style:text-properties fo:color="#0000ff"/>
    </style:style>
    <style:style style:name="T146_56" style:family="text">
      <style:text-properties fo:color="#0000ff"/>
    </style:style>
    <style:style style:name="T146_57" style:family="text">
      <style:text-properties fo:color="#0000ff"/>
    </style:style>
    <style:style style:name="T146_58" style:family="text">
      <style:text-properties fo:color="#0000ff"/>
    </style:style>
    <style:style style:name="T146_59" style:family="text">
      <style:text-properties fo:color="#0000ff"/>
    </style:style>
    <style:style style:name="T146_60" style:family="text">
      <style:text-properties fo:color="#0000ff"/>
    </style:style>
    <style:style style:name="T146_61" style:family="text">
      <style:text-properties fo:color="#0000ff"/>
    </style:style>
    <style:style style:name="T146_62" style:family="text">
      <style:text-properties fo:color="#0000ff"/>
    </style:style>
    <style:style style:name="T146_63" style:family="text">
      <style:text-properties fo:color="#0000ff"/>
    </style:style>
    <style:style style:name="T146_64" style:family="text">
      <style:text-properties fo:color="#0000ff"/>
    </style:style>
    <style:style style:name="T146_65" style:family="text">
      <style:text-properties fo:color="#0000ff"/>
    </style:style>
    <style:style style:name="T146_66" style:family="text">
      <style:text-properties fo:color="#0000ff"/>
    </style:style>
    <style:style style:name="T146_67" style:family="text">
      <style:text-properties fo:color="#0000ff"/>
    </style:style>
    <style:style style:name="T146_68" style:family="text">
      <style:text-properties fo:color="#0000ff"/>
    </style:style>
    <style:style style:name="T146_69" style:family="text">
      <style:text-properties fo:color="#0000ff"/>
    </style:style>
    <style:style style:name="T146_70" style:family="text">
      <style:text-properties fo:color="#0000ff"/>
    </style:style>
    <style:style style:name="T146_71" style:family="text">
      <style:text-properties fo:color="#0000ff"/>
    </style:style>
    <style:style style:name="T146_72" style:family="text">
      <style:text-properties fo:color="#0000ff"/>
    </style:style>
    <style:style style:name="T146_73" style:family="text">
      <style:text-properties fo:color="#0000ff"/>
    </style:style>
    <style:style style:name="T146_74" style:family="text">
      <style:text-properties fo:color="#0000ff"/>
    </style:style>
    <style:style style:name="T146_75" style:family="text">
      <style:text-properties fo:color="#0000ff"/>
    </style:style>
    <style:style style:name="T146_76" style:family="text">
      <style:text-properties fo:color="#0000ff"/>
    </style:style>
    <style:style style:name="T146_77" style:family="text">
      <style:text-properties fo:color="#0000ff"/>
    </style:style>
    <style:style style:name="T146_78" style:family="text">
      <style:text-properties fo:color="#0000ff"/>
    </style:style>
    <style:style style:name="T146_79" style:family="text">
      <style:text-properties fo:color="#0000ff"/>
    </style:style>
    <style:style style:name="T146_80" style:family="text">
      <style:text-properties fo:color="#0000ff"/>
    </style:style>
    <style:style style:name="T146_81" style:family="text">
      <style:text-properties fo:color="#0000ff"/>
    </style:style>
    <style:style style:name="T146_82" style:family="text">
      <style:text-properties fo:color="#0000ff"/>
    </style:style>
    <style:style style:name="T146_83" style:family="text">
      <style:text-properties fo:color="#0000ff"/>
    </style:style>
    <style:style style:name="T146_84" style:family="text">
      <style:text-properties fo:color="#0000ff"/>
    </style:style>
    <style:style style:name="T146_85" style:family="text">
      <style:text-properties fo:color="#0000ff"/>
    </style:style>
    <style:style style:name="T146_86" style:family="text">
      <style:text-properties fo:color="#0000ff"/>
    </style:style>
    <style:style style:name="T146_87" style:family="text">
      <style:text-properties fo:color="#0000ff"/>
    </style:style>
    <style:style style:name="T146_88" style:family="text">
      <style:text-properties fo:color="#0000ff"/>
    </style:style>
    <style:style style:name="T146_89" style:family="text">
      <style:text-properties fo:color="#0000ff"/>
    </style:style>
    <style:style style:name="T146_90" style:family="text">
      <style:text-properties fo:color="#0000ff"/>
    </style:style>
    <style:style style:name="T146_91" style:family="text">
      <style:text-properties fo:color="#0000ff"/>
    </style:style>
    <style:style style:name="T146_92" style:family="text">
      <style:text-properties fo:color="#0000ff"/>
    </style:style>
    <style:style style:name="T146_93" style:family="text">
      <style:text-properties fo:color="#0000ff"/>
    </style:style>
    <style:style style:name="T146_94" style:family="text">
      <style:text-properties fo:color="#0000ff"/>
    </style:style>
    <style:style style:name="T146_95" style:family="text">
      <style:text-properties fo:color="#0000ff"/>
    </style:style>
    <style:style style:name="T146_96" style:family="text">
      <style:text-properties fo:color="#0000ff"/>
    </style:style>
    <style:style style:name="P147" style:family="paragraph" style:parent-style-name="Standard">
      <style:paragraph-properties fo:text-align="justify" fo:break-before="auto" style:writing-mode="lr-tb"/>
    </style:style>
    <style:style style:name="T147_1" style:family="text">
      <style:text-properties fo:color="#0000ff"/>
    </style:style>
    <style:style style:name="P148" style:family="paragraph" style:parent-style-name="Standard">
      <style:paragraph-properties fo:text-align="justify" fo:break-before="auto" style:writing-mode="lr-tb"/>
    </style:style>
    <style:style style:name="T148_1" style:family="text">
      <style:text-properties fo:color="#0000ff"/>
    </style:style>
    <style:style style:name="T148_2" style:family="text">
      <style:text-properties fo:color="#0000ff"/>
    </style:style>
    <style:style style:name="T148_3" style:family="text">
      <style:text-properties fo:color="#0000ff"/>
    </style:style>
    <style:style style:name="T148_4" style:family="text">
      <style:text-properties fo:color="#0000ff"/>
    </style:style>
    <style:style style:name="T148_5" style:family="text">
      <style:text-properties fo:color="#0000ff"/>
    </style:style>
    <style:style style:name="T148_6" style:family="text">
      <style:text-properties fo:color="#0000ff"/>
    </style:style>
    <style:style style:name="T148_7" style:family="text">
      <style:text-properties fo:color="#0000ff"/>
    </style:style>
    <style:style style:name="T148_8" style:family="text">
      <style:text-properties fo:color="#0000ff"/>
    </style:style>
    <style:style style:name="T148_9" style:family="text">
      <style:text-properties fo:color="#0000ff"/>
    </style:style>
    <style:style style:name="T148_10" style:family="text">
      <style:text-properties fo:color="#0000ff"/>
    </style:style>
    <style:style style:name="T148_11" style:family="text">
      <style:text-properties fo:color="#0000ff"/>
    </style:style>
    <style:style style:name="T148_12" style:family="text">
      <style:text-properties fo:color="#0000ff"/>
    </style:style>
    <style:style style:name="T148_13" style:family="text">
      <style:text-properties fo:color="#0000ff"/>
    </style:style>
    <style:style style:name="T148_14" style:family="text">
      <style:text-properties fo:color="#0000ff"/>
    </style:style>
    <style:style style:name="T148_15" style:family="text">
      <style:text-properties fo:color="#0000ff"/>
    </style:style>
    <style:style style:name="T148_16" style:family="text">
      <style:text-properties fo:color="#0000ff"/>
    </style:style>
    <style:style style:name="T148_17" style:family="text">
      <style:text-properties fo:color="#0000ff"/>
    </style:style>
    <style:style style:name="T148_18" style:family="text">
      <style:text-properties fo:color="#0000ff"/>
    </style:style>
    <style:style style:name="T148_19" style:family="text">
      <style:text-properties fo:color="#0000ff"/>
    </style:style>
    <style:style style:name="T148_20" style:family="text">
      <style:text-properties fo:color="#0000ff"/>
    </style:style>
    <style:style style:name="T148_21" style:family="text">
      <style:text-properties fo:color="#0000ff"/>
    </style:style>
    <style:style style:name="T148_22" style:family="text">
      <style:text-properties fo:color="#0000ff"/>
    </style:style>
    <style:style style:name="T148_23" style:family="text">
      <style:text-properties fo:color="#0000ff"/>
    </style:style>
    <style:style style:name="P149" style:family="paragraph" style:parent-style-name="Standard">
      <style:paragraph-properties fo:text-align="justify" fo:break-before="auto" style:writing-mode="lr-tb"/>
      <style:text-properties fo:color="#0000ff"/>
    </style:style>
    <style:style style:name="P150" style:family="paragraph" style:parent-style-name="Standard">
      <style:paragraph-properties fo:text-align="justify" fo:break-before="auto" style:writing-mode="lr-tb"/>
    </style:style>
    <style:style style:name="T150_1" style:family="text">
      <style:text-properties fo:color="#0000ff"/>
    </style:style>
    <style:style style:name="T150_2" style:family="text">
      <style:text-properties fo:color="#0000ff"/>
    </style:style>
    <style:style style:name="T150_3" style:family="text">
      <style:text-properties fo:color="#0000ff"/>
    </style:style>
    <style:style style:name="T150_4" style:family="text">
      <style:text-properties fo:color="#0000ff"/>
    </style:style>
    <style:style style:name="T150_5" style:family="text">
      <style:text-properties fo:color="#0000ff"/>
    </style:style>
    <style:style style:name="T150_6" style:family="text">
      <style:text-properties fo:color="#0000ff"/>
    </style:style>
    <style:style style:name="T150_7" style:family="text">
      <style:text-properties fo:color="#0000ff"/>
    </style:style>
    <style:style style:name="T150_8" style:family="text">
      <style:text-properties fo:color="#0000ff"/>
    </style:style>
    <style:style style:name="T150_9" style:family="text">
      <style:text-properties fo:color="#0000ff"/>
    </style:style>
    <style:style style:name="T150_10" style:family="text">
      <style:text-properties fo:color="#0000ff"/>
    </style:style>
    <style:style style:name="T150_11" style:family="text">
      <style:text-properties fo:color="#0000ff"/>
    </style:style>
    <style:style style:name="T150_12" style:family="text">
      <style:text-properties fo:color="#0000ff"/>
    </style:style>
    <style:style style:name="T150_13" style:family="text">
      <style:text-properties fo:color="#0000ff"/>
    </style:style>
    <style:style style:name="T150_14" style:family="text">
      <style:text-properties fo:color="#0000ff"/>
    </style:style>
    <style:style style:name="T150_15" style:family="text">
      <style:text-properties fo:color="#0000ff"/>
    </style:style>
    <style:style style:name="T150_16" style:family="text">
      <style:text-properties fo:color="#0000ff"/>
    </style:style>
    <style:style style:name="T150_17" style:family="text">
      <style:text-properties fo:color="#0000ff"/>
    </style:style>
    <style:style style:name="T150_18" style:family="text">
      <style:text-properties fo:color="#0000ff"/>
    </style:style>
    <style:style style:name="T150_19" style:family="text">
      <style:text-properties fo:color="#0000ff"/>
    </style:style>
    <style:style style:name="T150_20" style:family="text">
      <style:text-properties fo:color="#0000ff"/>
    </style:style>
    <style:style style:name="T150_21" style:family="text">
      <style:text-properties fo:color="#0000ff"/>
    </style:style>
    <style:style style:name="T150_22" style:family="text">
      <style:text-properties fo:color="#0000ff"/>
    </style:style>
    <style:style style:name="T150_23" style:family="text">
      <style:text-properties fo:color="#0000ff"/>
    </style:style>
    <style:style style:name="T150_24" style:family="text">
      <style:text-properties fo:color="#0000ff"/>
    </style:style>
    <style:style style:name="T150_25" style:family="text">
      <style:text-properties fo:color="#0000ff"/>
    </style:style>
    <style:style style:name="T150_26" style:family="text">
      <style:text-properties fo:color="#0000ff"/>
    </style:style>
    <style:style style:name="T150_27" style:family="text">
      <style:text-properties fo:color="#0000ff"/>
    </style:style>
    <style:style style:name="T150_28" style:family="text">
      <style:text-properties fo:color="#0000ff"/>
    </style:style>
    <style:style style:name="T150_29" style:family="text">
      <style:text-properties fo:color="#0000ff"/>
    </style:style>
    <style:style style:name="T150_30" style:family="text">
      <style:text-properties fo:color="#0000ff"/>
    </style:style>
    <style:style style:name="T150_31" style:family="text">
      <style:text-properties fo:color="#0000ff"/>
    </style:style>
    <style:style style:name="T150_32" style:family="text">
      <style:text-properties fo:color="#0000ff"/>
    </style:style>
    <style:style style:name="T150_33" style:family="text">
      <style:text-properties fo:color="#0000ff"/>
    </style:style>
    <style:style style:name="T150_34" style:family="text">
      <style:text-properties fo:color="#0000ff"/>
    </style:style>
    <style:style style:name="T150_35" style:family="text">
      <style:text-properties fo:color="#0000ff"/>
    </style:style>
    <style:style style:name="T150_36" style:family="text">
      <style:text-properties fo:color="#0000ff"/>
    </style:style>
    <style:style style:name="T150_37" style:family="text">
      <style:text-properties fo:color="#0000ff"/>
    </style:style>
    <style:style style:name="T150_38" style:family="text">
      <style:text-properties fo:color="#0000ff"/>
    </style:style>
    <style:style style:name="T150_39" style:family="text">
      <style:text-properties fo:color="#0000ff"/>
    </style:style>
    <style:style style:name="T150_40" style:family="text">
      <style:text-properties fo:color="#0000ff"/>
    </style:style>
    <style:style style:name="T150_41" style:family="text">
      <style:text-properties fo:color="#0000ff"/>
    </style:style>
    <style:style style:name="T150_42" style:family="text">
      <style:text-properties fo:color="#0000ff"/>
    </style:style>
    <style:style style:name="T150_43" style:family="text">
      <style:text-properties fo:color="#0000ff"/>
    </style:style>
    <style:style style:name="T150_44" style:family="text">
      <style:text-properties fo:color="#0000ff"/>
    </style:style>
    <style:style style:name="T150_45" style:family="text">
      <style:text-properties fo:color="#0000ff"/>
    </style:style>
    <style:style style:name="T150_46" style:family="text">
      <style:text-properties fo:color="#0000ff"/>
    </style:style>
    <style:style style:name="T150_47" style:family="text">
      <style:text-properties fo:color="#0000ff"/>
    </style:style>
    <style:style style:name="T150_48" style:family="text">
      <style:text-properties fo:color="#0000ff"/>
    </style:style>
    <style:style style:name="T150_49" style:family="text">
      <style:text-properties fo:color="#0000ff"/>
    </style:style>
    <style:style style:name="T150_50" style:family="text">
      <style:text-properties fo:color="#0000ff"/>
    </style:style>
    <style:style style:name="T150_51" style:family="text">
      <style:text-properties fo:color="#0000ff"/>
    </style:style>
    <style:style style:name="T150_52" style:family="text">
      <style:text-properties fo:color="#0000ff"/>
    </style:style>
    <style:style style:name="T150_53" style:family="text">
      <style:text-properties fo:color="#0000ff"/>
    </style:style>
    <style:style style:name="T150_54" style:family="text">
      <style:text-properties fo:color="#0000ff"/>
    </style:style>
    <style:style style:name="T150_55" style:family="text">
      <style:text-properties fo:color="#0000ff"/>
    </style:style>
    <style:style style:name="T150_56" style:family="text">
      <style:text-properties fo:color="#0000ff"/>
    </style:style>
    <style:style style:name="T150_57" style:family="text">
      <style:text-properties fo:color="#0000ff"/>
    </style:style>
    <style:style style:name="T150_58" style:family="text">
      <style:text-properties fo:color="#0000ff"/>
    </style:style>
    <style:style style:name="T150_59" style:family="text">
      <style:text-properties fo:color="#0000ff"/>
    </style:style>
    <style:style style:name="T150_60" style:family="text">
      <style:text-properties fo:color="#0000ff"/>
    </style:style>
    <style:style style:name="T150_61" style:family="text">
      <style:text-properties fo:color="#0000ff"/>
    </style:style>
    <style:style style:name="T150_62" style:family="text">
      <style:text-properties fo:color="#0000ff"/>
    </style:style>
    <style:style style:name="T150_63" style:family="text">
      <style:text-properties fo:color="#0000ff"/>
    </style:style>
    <style:style style:name="T150_64" style:family="text">
      <style:text-properties fo:color="#0000ff"/>
    </style:style>
    <style:style style:name="T150_65" style:family="text">
      <style:text-properties fo:color="#0000ff"/>
    </style:style>
    <style:style style:name="T150_66" style:family="text">
      <style:text-properties fo:color="#0000ff"/>
    </style:style>
    <style:style style:name="T150_67" style:family="text">
      <style:text-properties fo:color="#0000ff"/>
    </style:style>
    <style:style style:name="T150_68" style:family="text">
      <style:text-properties fo:color="#0000ff"/>
    </style:style>
    <style:style style:name="T150_69" style:family="text">
      <style:text-properties fo:color="#0000ff"/>
    </style:style>
    <style:style style:name="T150_70" style:family="text">
      <style:text-properties fo:color="#0000ff"/>
    </style:style>
    <style:style style:name="T150_71" style:family="text">
      <style:text-properties fo:color="#0000ff"/>
    </style:style>
    <style:style style:name="T150_72" style:family="text">
      <style:text-properties fo:color="#0000ff"/>
    </style:style>
    <style:style style:name="T150_73" style:family="text">
      <style:text-properties fo:color="#0000ff"/>
    </style:style>
    <style:style style:name="T150_74" style:family="text">
      <style:text-properties fo:color="#0000ff"/>
    </style:style>
    <style:style style:name="T150_75" style:family="text">
      <style:text-properties fo:color="#0000ff"/>
    </style:style>
    <style:style style:name="T150_76" style:family="text">
      <style:text-properties fo:color="#0000ff"/>
    </style:style>
    <style:style style:name="T150_77" style:family="text">
      <style:text-properties fo:color="#0000ff"/>
    </style:style>
    <style:style style:name="T150_78" style:family="text">
      <style:text-properties fo:color="#0000ff"/>
    </style:style>
    <style:style style:name="T150_79" style:family="text">
      <style:text-properties fo:color="#0000ff"/>
    </style:style>
    <style:style style:name="T150_80" style:family="text">
      <style:text-properties fo:color="#0000ff"/>
    </style:style>
    <style:style style:name="T150_81" style:family="text">
      <style:text-properties fo:color="#0000ff"/>
    </style:style>
    <style:style style:name="T150_82" style:family="text">
      <style:text-properties fo:color="#0000ff"/>
    </style:style>
    <style:style style:name="T150_83" style:family="text">
      <style:text-properties fo:color="#0000ff"/>
    </style:style>
    <style:style style:name="T150_84" style:family="text">
      <style:text-properties fo:color="#0000ff"/>
    </style:style>
    <style:style style:name="T150_85" style:family="text">
      <style:text-properties fo:color="#0000ff"/>
    </style:style>
    <style:style style:name="T150_86" style:family="text">
      <style:text-properties fo:color="#0000ff"/>
    </style:style>
    <style:style style:name="T150_87" style:family="text">
      <style:text-properties fo:color="#0000ff"/>
    </style:style>
    <style:style style:name="T150_88" style:family="text">
      <style:text-properties fo:color="#0000ff"/>
    </style:style>
    <style:style style:name="T150_89" style:family="text">
      <style:text-properties fo:color="#0000ff"/>
    </style:style>
    <style:style style:name="T150_90" style:family="text">
      <style:text-properties fo:color="#0000ff"/>
    </style:style>
    <style:style style:name="T150_91" style:family="text">
      <style:text-properties fo:color="#0000ff"/>
    </style:style>
    <style:style style:name="T150_92" style:family="text">
      <style:text-properties fo:color="#0000ff"/>
    </style:style>
    <style:style style:name="T150_93" style:family="text">
      <style:text-properties fo:color="#0000ff"/>
    </style:style>
    <style:style style:name="T150_94" style:family="text">
      <style:text-properties fo:color="#0000ff"/>
    </style:style>
    <style:style style:name="T150_95" style:family="text">
      <style:text-properties fo:color="#0000ff"/>
    </style:style>
    <style:style style:name="T150_96" style:family="text">
      <style:text-properties fo:color="#0000ff"/>
    </style:style>
    <style:style style:name="T150_97" style:family="text">
      <style:text-properties fo:color="#0000ff"/>
    </style:style>
    <style:style style:name="T150_98" style:family="text">
      <style:text-properties fo:color="#0000ff"/>
    </style:style>
    <style:style style:name="T150_99" style:family="text">
      <style:text-properties fo:color="#0000ff"/>
    </style:style>
    <style:style style:name="T150_100" style:family="text">
      <style:text-properties fo:color="#0000ff"/>
    </style:style>
    <style:style style:name="T150_101" style:family="text">
      <style:text-properties fo:color="#0000ff"/>
    </style:style>
    <style:style style:name="T150_102" style:family="text">
      <style:text-properties fo:color="#0000ff"/>
    </style:style>
    <style:style style:name="T150_103" style:family="text">
      <style:text-properties fo:color="#0000ff"/>
    </style:style>
    <style:style style:name="T150_104" style:family="text">
      <style:text-properties fo:color="#0000ff"/>
    </style:style>
    <style:style style:name="T150_105" style:family="text">
      <style:text-properties fo:color="#0000ff"/>
    </style:style>
    <style:style style:name="T150_106" style:family="text">
      <style:text-properties fo:color="#0000ff"/>
    </style:style>
    <style:style style:name="T150_107" style:family="text">
      <style:text-properties fo:color="#0000ff"/>
    </style:style>
    <style:style style:name="T150_108" style:family="text">
      <style:text-properties fo:color="#0000ff"/>
    </style:style>
    <style:style style:name="T150_109" style:family="text">
      <style:text-properties fo:color="#0000ff"/>
    </style:style>
    <style:style style:name="T150_110" style:family="text">
      <style:text-properties fo:color="#0000ff"/>
    </style:style>
    <style:style style:name="P151" style:family="paragraph" style:parent-style-name="Standard">
      <style:paragraph-properties fo:text-align="justify" fo:break-before="auto" style:writing-mode="lr-tb"/>
      <style:text-properties fo:color="#0000ff"/>
    </style:style>
    <style:style style:name="P152" style:family="paragraph" style:parent-style-name="Standard">
      <style:paragraph-properties fo:text-align="justify" fo:break-before="auto" style:writing-mode="lr-tb"/>
    </style:style>
    <style:style style:name="T152_1" style:family="text">
      <style:text-properties fo:color="#0000ff"/>
    </style:style>
    <style:style style:name="T152_2" style:family="text">
      <style:text-properties fo:color="#0000ff"/>
    </style:style>
    <style:style style:name="T152_3" style:family="text">
      <style:text-properties fo:color="#0000ff"/>
    </style:style>
    <style:style style:name="T152_4" style:family="text">
      <style:text-properties fo:color="#0000ff"/>
    </style:style>
    <style:style style:name="T152_5" style:family="text">
      <style:text-properties fo:color="#0000ff"/>
    </style:style>
    <style:style style:name="T152_6" style:family="text">
      <style:text-properties fo:color="#0000ff"/>
    </style:style>
    <style:style style:name="T152_7" style:family="text">
      <style:text-properties fo:color="#0000ff"/>
    </style:style>
    <style:style style:name="T152_8" style:family="text">
      <style:text-properties fo:color="#0000ff"/>
    </style:style>
    <style:style style:name="T152_9" style:family="text">
      <style:text-properties fo:color="#0000ff"/>
    </style:style>
    <style:style style:name="T152_10" style:family="text">
      <style:text-properties fo:color="#0000ff"/>
    </style:style>
    <style:style style:name="T152_11" style:family="text">
      <style:text-properties fo:color="#0000ff"/>
    </style:style>
    <style:style style:name="T152_12" style:family="text">
      <style:text-properties fo:color="#0000ff"/>
    </style:style>
    <style:style style:name="T152_13" style:family="text">
      <style:text-properties fo:color="#0000ff"/>
    </style:style>
    <style:style style:name="T152_14" style:family="text">
      <style:text-properties fo:color="#0000ff"/>
    </style:style>
    <style:style style:name="T152_15" style:family="text">
      <style:text-properties fo:color="#0000ff"/>
    </style:style>
    <style:style style:name="T152_16" style:family="text">
      <style:text-properties fo:color="#0000ff"/>
    </style:style>
    <style:style style:name="T152_17" style:family="text">
      <style:text-properties fo:color="#0000ff"/>
    </style:style>
    <style:style style:name="T152_18" style:family="text">
      <style:text-properties fo:color="#0000ff"/>
    </style:style>
    <style:style style:name="T152_19" style:family="text">
      <style:text-properties fo:color="#0000ff"/>
    </style:style>
    <style:style style:name="T152_20" style:family="text">
      <style:text-properties fo:color="#0000ff"/>
    </style:style>
    <style:style style:name="T152_21" style:family="text">
      <style:text-properties fo:color="#0000ff"/>
    </style:style>
    <style:style style:name="T152_22" style:family="text">
      <style:text-properties fo:color="#0000ff"/>
    </style:style>
    <style:style style:name="T152_23" style:family="text">
      <style:text-properties fo:color="#0000ff"/>
    </style:style>
    <style:style style:name="T152_24" style:family="text">
      <style:text-properties fo:color="#0000ff"/>
    </style:style>
    <style:style style:name="T152_25" style:family="text">
      <style:text-properties fo:color="#0000ff"/>
    </style:style>
    <style:style style:name="T152_26" style:family="text">
      <style:text-properties fo:color="#0000ff"/>
    </style:style>
    <style:style style:name="T152_27" style:family="text">
      <style:text-properties fo:color="#0000ff"/>
    </style:style>
    <style:style style:name="T152_28" style:family="text">
      <style:text-properties fo:color="#0000ff"/>
    </style:style>
    <style:style style:name="T152_29" style:family="text">
      <style:text-properties fo:color="#0000ff"/>
    </style:style>
    <style:style style:name="T152_30" style:family="text">
      <style:text-properties fo:color="#0000ff"/>
    </style:style>
    <style:style style:name="T152_31" style:family="text">
      <style:text-properties fo:color="#0000ff"/>
    </style:style>
    <style:style style:name="T152_32" style:family="text">
      <style:text-properties fo:color="#0000ff"/>
    </style:style>
    <style:style style:name="T152_33" style:family="text">
      <style:text-properties fo:color="#0000ff"/>
    </style:style>
    <style:style style:name="T152_34" style:family="text">
      <style:text-properties fo:color="#0000ff"/>
    </style:style>
    <style:style style:name="T152_35" style:family="text">
      <style:text-properties fo:color="#0000ff"/>
    </style:style>
    <style:style style:name="T152_36" style:family="text">
      <style:text-properties fo:color="#0000ff"/>
    </style:style>
    <style:style style:name="T152_37" style:family="text">
      <style:text-properties fo:color="#0000ff"/>
    </style:style>
    <style:style style:name="T152_38" style:family="text">
      <style:text-properties fo:color="#0000ff"/>
    </style:style>
    <style:style style:name="T152_39" style:family="text">
      <style:text-properties fo:color="#0000ff"/>
    </style:style>
    <style:style style:name="T152_40" style:family="text">
      <style:text-properties fo:color="#0000ff"/>
    </style:style>
    <style:style style:name="T152_41" style:family="text">
      <style:text-properties fo:color="#0000ff"/>
    </style:style>
    <style:style style:name="T152_42" style:family="text">
      <style:text-properties fo:color="#0000ff"/>
    </style:style>
    <style:style style:name="P153" style:family="paragraph" style:parent-style-name="Standard">
      <style:paragraph-properties fo:text-align="justify" fo:break-before="auto" style:writing-mode="lr-tb"/>
      <style:text-properties fo:color="#0000ff"/>
    </style:style>
    <style:style style:name="P154" style:family="paragraph" style:parent-style-name="Standard">
      <style:paragraph-properties fo:text-align="justify" fo:break-before="auto" style:writing-mode="lr-tb"/>
    </style:style>
    <style:style style:name="T154_1" style:family="text">
      <style:text-properties fo:color="#0000ff"/>
    </style:style>
    <style:style style:name="T154_2" style:family="text">
      <style:text-properties fo:color="#0000ff"/>
    </style:style>
    <style:style style:name="T154_3" style:family="text">
      <style:text-properties fo:color="#0000ff"/>
    </style:style>
    <style:style style:name="T154_4" style:family="text">
      <style:text-properties fo:color="#0000ff"/>
    </style:style>
    <style:style style:name="T154_5" style:family="text">
      <style:text-properties fo:color="#0000ff"/>
    </style:style>
    <style:style style:name="T154_6" style:family="text">
      <style:text-properties fo:color="#0000ff"/>
    </style:style>
    <style:style style:name="T154_7" style:family="text">
      <style:text-properties fo:color="#0000ff"/>
    </style:style>
    <style:style style:name="T154_8" style:family="text">
      <style:text-properties fo:color="#0000ff"/>
    </style:style>
    <style:style style:name="T154_9" style:family="text">
      <style:text-properties fo:color="#0000ff"/>
    </style:style>
    <style:style style:name="T154_10" style:family="text">
      <style:text-properties fo:color="#0000ff"/>
    </style:style>
    <style:style style:name="T154_11" style:family="text">
      <style:text-properties fo:color="#0000ff"/>
    </style:style>
    <style:style style:name="T154_12" style:family="text">
      <style:text-properties fo:color="#0000ff"/>
    </style:style>
    <style:style style:name="T154_13" style:family="text">
      <style:text-properties fo:color="#0000ff"/>
    </style:style>
    <style:style style:name="T154_14" style:family="text">
      <style:text-properties fo:color="#0000ff"/>
    </style:style>
    <style:style style:name="T154_15" style:family="text">
      <style:text-properties fo:color="#0000ff"/>
    </style:style>
    <style:style style:name="T154_16" style:family="text">
      <style:text-properties fo:color="#0000ff"/>
    </style:style>
    <style:style style:name="T154_17" style:family="text">
      <style:text-properties fo:color="#0000ff"/>
    </style:style>
    <style:style style:name="T154_18" style:family="text">
      <style:text-properties fo:color="#0000ff"/>
    </style:style>
    <style:style style:name="T154_19" style:family="text">
      <style:text-properties fo:color="#0000ff"/>
    </style:style>
    <style:style style:name="T154_20" style:family="text">
      <style:text-properties fo:color="#0000ff"/>
    </style:style>
    <style:style style:name="T154_21" style:family="text">
      <style:text-properties fo:color="#0000ff"/>
    </style:style>
    <style:style style:name="T154_22" style:family="text">
      <style:text-properties fo:color="#0000ff"/>
    </style:style>
    <style:style style:name="T154_23" style:family="text">
      <style:text-properties fo:color="#0000ff"/>
    </style:style>
    <style:style style:name="T154_24" style:family="text">
      <style:text-properties fo:color="#0000ff"/>
    </style:style>
    <style:style style:name="T154_25" style:family="text">
      <style:text-properties fo:color="#0000ff"/>
    </style:style>
    <style:style style:name="T154_26" style:family="text">
      <style:text-properties fo:color="#0000ff"/>
    </style:style>
    <style:style style:name="T154_27" style:family="text">
      <style:text-properties fo:color="#0000ff"/>
    </style:style>
    <style:style style:name="T154_28" style:family="text">
      <style:text-properties fo:color="#0000ff"/>
    </style:style>
    <style:style style:name="T154_29" style:family="text">
      <style:text-properties fo:color="#0000ff"/>
    </style:style>
    <style:style style:name="T154_30" style:family="text">
      <style:text-properties fo:color="#0000ff"/>
    </style:style>
    <style:style style:name="T154_31" style:family="text">
      <style:text-properties fo:color="#0000ff"/>
    </style:style>
    <style:style style:name="T154_32" style:family="text">
      <style:text-properties fo:color="#0000ff"/>
    </style:style>
    <style:style style:name="T154_33" style:family="text">
      <style:text-properties fo:color="#0000ff"/>
    </style:style>
    <style:style style:name="T154_34" style:family="text">
      <style:text-properties fo:color="#0000ff"/>
    </style:style>
    <style:style style:name="T154_35" style:family="text">
      <style:text-properties fo:color="#0000ff"/>
    </style:style>
    <style:style style:name="T154_36" style:family="text">
      <style:text-properties fo:color="#0000ff"/>
    </style:style>
    <style:style style:name="T154_37" style:family="text">
      <style:text-properties fo:color="#0000ff"/>
    </style:style>
    <style:style style:name="T154_38" style:family="text">
      <style:text-properties fo:color="#0000ff"/>
    </style:style>
    <style:style style:name="T154_39" style:family="text">
      <style:text-properties fo:color="#0000ff"/>
    </style:style>
    <style:style style:name="T154_40" style:family="text">
      <style:text-properties fo:color="#0000ff"/>
    </style:style>
    <style:style style:name="T154_41" style:family="text">
      <style:text-properties fo:color="#0000ff"/>
    </style:style>
    <style:style style:name="T154_42" style:family="text">
      <style:text-properties fo:color="#0000ff"/>
    </style:style>
    <style:style style:name="T154_43" style:family="text">
      <style:text-properties fo:color="#0000ff"/>
    </style:style>
    <style:style style:name="T154_44" style:family="text">
      <style:text-properties fo:color="#0000ff"/>
    </style:style>
    <style:style style:name="T154_45" style:family="text">
      <style:text-properties fo:color="#0000ff"/>
    </style:style>
    <style:style style:name="T154_46" style:family="text">
      <style:text-properties fo:color="#0000ff"/>
    </style:style>
    <style:style style:name="T154_47" style:family="text">
      <style:text-properties fo:color="#0000ff"/>
    </style:style>
    <style:style style:name="T154_48" style:family="text">
      <style:text-properties fo:color="#0000ff"/>
    </style:style>
    <style:style style:name="T154_49" style:family="text">
      <style:text-properties fo:color="#0000ff"/>
    </style:style>
    <style:style style:name="T154_50" style:family="text">
      <style:text-properties fo:color="#0000ff"/>
    </style:style>
    <style:style style:name="T154_51" style:family="text">
      <style:text-properties fo:color="#0000ff"/>
    </style:style>
    <style:style style:name="T154_52" style:family="text">
      <style:text-properties fo:color="#0000ff"/>
    </style:style>
    <style:style style:name="T154_53" style:family="text">
      <style:text-properties fo:color="#0000ff"/>
    </style:style>
    <style:style style:name="T154_54" style:family="text">
      <style:text-properties fo:color="#0000ff"/>
    </style:style>
    <style:style style:name="T154_55" style:family="text">
      <style:text-properties fo:color="#0000ff"/>
    </style:style>
    <style:style style:name="T154_56" style:family="text">
      <style:text-properties fo:color="#0000ff"/>
    </style:style>
    <style:style style:name="P155" style:family="paragraph" style:parent-style-name="Standard">
      <style:paragraph-properties fo:text-align="justify" fo:break-before="auto" style:writing-mode="lr-tb"/>
      <style:text-properties fo:color="#0000ff"/>
    </style:style>
    <style:style style:name="P156" style:family="paragraph" style:parent-style-name="Standard">
      <style:paragraph-properties fo:text-align="justify" fo:break-before="auto" style:writing-mode="lr-tb"/>
    </style:style>
    <style:style style:name="T156_1" style:family="text">
      <style:text-properties fo:color="#0000ff"/>
    </style:style>
    <style:style style:name="T156_2" style:family="text">
      <style:text-properties fo:color="#0000ff"/>
    </style:style>
    <style:style style:name="T156_3" style:family="text">
      <style:text-properties fo:color="#0000ff"/>
    </style:style>
    <style:style style:name="T156_4" style:family="text">
      <style:text-properties fo:color="#0000ff"/>
    </style:style>
    <style:style style:name="T156_5" style:family="text">
      <style:text-properties fo:color="#0000ff"/>
    </style:style>
    <style:style style:name="T156_6" style:family="text">
      <style:text-properties fo:color="#0000ff"/>
    </style:style>
    <style:style style:name="T156_7" style:family="text">
      <style:text-properties fo:color="#0000ff"/>
    </style:style>
    <style:style style:name="T156_8" style:family="text">
      <style:text-properties fo:color="#0000ff"/>
    </style:style>
    <style:style style:name="T156_9" style:family="text">
      <style:text-properties fo:color="#0000ff"/>
    </style:style>
    <style:style style:name="T156_10" style:family="text">
      <style:text-properties fo:color="#0000ff"/>
    </style:style>
    <style:style style:name="T156_11" style:family="text">
      <style:text-properties fo:color="#0000ff"/>
    </style:style>
    <style:style style:name="T156_12" style:family="text">
      <style:text-properties fo:color="#0000ff"/>
    </style:style>
    <style:style style:name="T156_13" style:family="text">
      <style:text-properties fo:color="#0000ff"/>
    </style:style>
    <style:style style:name="T156_14" style:family="text">
      <style:text-properties fo:color="#0000ff"/>
    </style:style>
    <style:style style:name="T156_15" style:family="text">
      <style:text-properties fo:color="#0000ff"/>
    </style:style>
    <style:style style:name="T156_16" style:family="text">
      <style:text-properties fo:color="#0000ff"/>
    </style:style>
    <style:style style:name="T156_17" style:family="text">
      <style:text-properties fo:color="#0000ff"/>
    </style:style>
    <style:style style:name="T156_18" style:family="text">
      <style:text-properties fo:color="#0000ff"/>
    </style:style>
    <style:style style:name="T156_19" style:family="text">
      <style:text-properties fo:color="#0000ff"/>
    </style:style>
    <style:style style:name="T156_20" style:family="text">
      <style:text-properties fo:color="#0000ff"/>
    </style:style>
    <style:style style:name="T156_21" style:family="text">
      <style:text-properties fo:color="#0000ff"/>
    </style:style>
    <style:style style:name="T156_22" style:family="text">
      <style:text-properties fo:color="#0000ff"/>
    </style:style>
    <style:style style:name="T156_23" style:family="text">
      <style:text-properties fo:color="#0000ff"/>
    </style:style>
    <style:style style:name="T156_24" style:family="text">
      <style:text-properties fo:color="#0000ff"/>
    </style:style>
    <style:style style:name="T156_25" style:family="text">
      <style:text-properties fo:color="#0000ff"/>
    </style:style>
    <style:style style:name="T156_26" style:family="text">
      <style:text-properties fo:color="#0000ff"/>
    </style:style>
    <style:style style:name="T156_27" style:family="text">
      <style:text-properties fo:color="#0000ff"/>
    </style:style>
    <style:style style:name="T156_28" style:family="text">
      <style:text-properties fo:color="#0000ff"/>
    </style:style>
    <style:style style:name="T156_29" style:family="text">
      <style:text-properties fo:color="#0000ff"/>
    </style:style>
    <style:style style:name="T156_30" style:family="text">
      <style:text-properties fo:color="#0000ff"/>
    </style:style>
    <style:style style:name="T156_31" style:family="text">
      <style:text-properties fo:color="#0000ff"/>
    </style:style>
    <style:style style:name="T156_32" style:family="text">
      <style:text-properties fo:color="#0000ff"/>
    </style:style>
    <style:style style:name="T156_33" style:family="text">
      <style:text-properties fo:color="#0000ff"/>
    </style:style>
    <style:style style:name="T156_34" style:family="text">
      <style:text-properties fo:color="#0000ff"/>
    </style:style>
    <style:style style:name="T156_35" style:family="text">
      <style:text-properties fo:color="#0000ff"/>
    </style:style>
    <style:style style:name="T156_36" style:family="text">
      <style:text-properties fo:color="#0000ff"/>
    </style:style>
    <style:style style:name="T156_37" style:family="text">
      <style:text-properties fo:color="#0000ff"/>
    </style:style>
    <style:style style:name="T156_38" style:family="text">
      <style:text-properties fo:color="#0000ff"/>
    </style:style>
    <style:style style:name="T156_39" style:family="text">
      <style:text-properties fo:color="#0000ff"/>
    </style:style>
    <style:style style:name="T156_40" style:family="text">
      <style:text-properties fo:color="#0000ff"/>
    </style:style>
    <style:style style:name="T156_41" style:family="text">
      <style:text-properties fo:color="#0000ff"/>
    </style:style>
    <style:style style:name="T156_42" style:family="text">
      <style:text-properties fo:color="#0000ff"/>
    </style:style>
    <style:style style:name="T156_43" style:family="text">
      <style:text-properties fo:color="#0000ff"/>
    </style:style>
    <style:style style:name="P157" style:family="paragraph" style:parent-style-name="Standard">
      <style:paragraph-properties fo:break-before="auto" style:writing-mode="lr-tb"/>
      <style:text-properties fo:font-style="italic" style:font-style-asian="italic" style:font-style-complex="italic"/>
    </style:style>
    <style:style style:name="P158" style:family="paragraph" style:parent-style-name="Standard">
      <style:paragraph-properties fo:break-before="auto" style:writing-mode="lr-tb"/>
      <style:text-properties fo:font-size="12pt" style:font-size-asian="12pt" style:font-size-complex="12pt"/>
    </style:style>
    <style:style style:name="P159" style:family="paragraph" style:parent-style-name="Standard">
      <style:paragraph-properties fo:break-before="auto" style:writing-mode="lr-tb"/>
    </style:style>
    <style:style style:name="T159_1" style:family="text">
      <style:text-properties fo:font-size="14pt" style:font-size-asian="14pt" style:font-size-complex="14pt" fo:font-weight="bold" style:font-weight-asian="bold" style:font-weight-complex="bold"/>
    </style:style>
    <style:style style:name="P16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60_1" style:family="text">
      <style:text-properties fo:font-size="14pt" style:font-size-asian="14pt" style:font-size-complex="14pt" fo:font-weight="bold" style:font-weight-asian="bold" style:font-weight-complex="bold"/>
    </style:style>
    <style:style style:name="T160_2" style:family="text">
      <style:text-properties fo:font-size="14pt" style:font-size-asian="14pt" style:font-size-complex="14pt" fo:font-weight="bold" style:font-weight-asian="bold" style:font-weight-complex="bold"/>
    </style:style>
    <style:style style:name="T160_3" style:family="text">
      <style:text-properties fo:font-size="14pt" style:font-size-asian="14pt" style:font-size-complex="14pt" fo:font-weight="bold" style:font-weight-asian="bold" style:font-weight-complex="bold"/>
    </style:style>
    <style:style style:name="T160_4" style:family="text">
      <style:text-properties fo:font-size="14pt" style:font-size-asian="14pt" style:font-size-complex="14pt" fo:font-weight="bold" style:font-weight-asian="bold" style:font-weight-complex="bold"/>
    </style:style>
    <style:style style:name="T160_5" style:family="text">
      <style:text-properties fo:font-size="14pt" style:font-size-asian="14pt" style:font-size-complex="14pt" fo:font-weight="bold" style:font-weight-asian="bold" style:font-weight-complex="bold"/>
    </style:style>
    <style:style style:name="T160_6" style:family="text">
      <style:text-properties fo:font-size="14pt" style:font-size-asian="14pt" style:font-size-complex="14pt" fo:font-weight="bold" style:font-weight-asian="bold" style:font-weight-complex="bold"/>
    </style:style>
    <style:style style:name="T160_7" style:family="text">
      <style:text-properties fo:font-size="14pt" style:font-size-asian="14pt" style:font-size-complex="14pt" fo:font-weight="bold" style:font-weight-asian="bold" style:font-weight-complex="bold"/>
    </style:style>
    <style:style style:name="T160_8" style:family="text">
      <style:text-properties fo:font-size="14pt" style:font-size-asian="14pt" style:font-size-complex="14pt" fo:font-weight="bold" style:font-weight-asian="bold" style:font-weight-complex="bold"/>
    </style:style>
    <style:style style:name="T160_9" style:family="text">
      <style:text-properties fo:font-size="14pt" style:font-size-asian="14pt" style:font-size-complex="14pt" fo:font-weight="bold" style:font-weight-asian="bold" style:font-weight-complex="bold"/>
    </style:style>
    <style:style style:name="T160_10" style:family="text">
      <style:text-properties fo:font-size="14pt" style:font-size-asian="14pt" style:font-size-complex="14pt" fo:font-weight="bold" style:font-weight-asian="bold" style:font-weight-complex="bold"/>
    </style:style>
    <style:style style:name="T160_11" style:family="text">
      <style:text-properties fo:font-size="14pt" style:font-size-asian="14pt" style:font-size-complex="14pt" fo:font-weight="bold" style:font-weight-asian="bold" style:font-weight-complex="bold"/>
    </style:style>
    <style:style style:name="T160_12" style:family="text">
      <style:text-properties fo:font-size="14pt" style:font-size-asian="14pt" style:font-size-complex="14pt" fo:font-weight="bold" style:font-weight-asian="bold" style:font-weight-complex="bold"/>
    </style:style>
    <style:style style:name="T160_13" style:family="text">
      <style:text-properties fo:font-size="14pt" style:font-size-asian="14pt" style:font-size-complex="14pt" fo:font-weight="bold" style:font-weight-asian="bold" style:font-weight-complex="bold"/>
    </style:style>
    <style:style style:name="T160_14" style:family="text">
      <style:text-properties fo:font-size="14pt" style:font-size-asian="14pt" style:font-size-complex="14pt" fo:font-weight="bold" style:font-weight-asian="bold" style:font-weight-complex="bold"/>
    </style:style>
    <style:style style:name="T160_15" style:family="text">
      <style:text-properties fo:font-size="14pt" style:font-size-asian="14pt" style:font-size-complex="14pt" fo:font-weight="bold" style:font-weight-asian="bold" style:font-weight-complex="bold"/>
    </style:style>
    <style:style style:name="T160_16" style:family="text">
      <style:text-properties fo:font-size="14pt" style:font-size-asian="14pt" style:font-size-complex="14pt" fo:font-weight="bold" style:font-weight-asian="bold" style:font-weight-complex="bold"/>
    </style:style>
    <style:style style:name="T160_17" style:family="text">
      <style:text-properties fo:font-size="14pt" style:font-size-asian="14pt" style:font-size-complex="14pt" fo:font-weight="bold" style:font-weight-asian="bold" style:font-weight-complex="bold"/>
    </style:style>
    <style:style style:name="T160_18" style:family="text">
      <style:text-properties fo:font-size="14pt" style:font-size-asian="14pt" style:font-size-complex="14pt" fo:font-weight="bold" style:font-weight-asian="bold" style:font-weight-complex="bold"/>
    </style:style>
    <style:style style:name="T160_19" style:family="text">
      <style:text-properties fo:font-size="14pt" style:font-size-asian="14pt" style:font-size-complex="14pt" fo:font-weight="bold" style:font-weight-asian="bold" style:font-weight-complex="bold"/>
    </style:style>
    <style:style style:name="P161" style:family="paragraph" style:parent-style-name="Standard">
      <style:paragraph-properties fo:break-before="auto" fo:margin-top="0cm" style:writing-mode="lr-tb"/>
    </style:style>
    <style:style style:name="T161_1" style:family="text">
      <style:text-properties fo:font-weight="bold" style:font-weight-asian="bold" style:font-weight-complex="bold"/>
    </style:style>
    <style:style style:name="T161_2" style:family="text">
      <style:text-properties fo:color="#6aa84f" fo:font-weight="bold" style:font-weight-asian="bold" style:font-weight-complex="bold"/>
    </style:style>
    <style:style style:name="T161_3" style:family="text">
      <style:text-properties fo:font-weight="bold" style:font-weight-asian="bold" style:font-weight-complex="bold"/>
    </style:style>
    <style:style style:name="T161_4" style:family="text">
      <style:text-properties fo:font-weight="bold" style:font-weight-asian="bold" style:font-weight-complex="bold"/>
    </style:style>
    <style:style style:name="T161_5" style:family="text">
      <style:text-properties fo:font-weight="bold" style:font-weight-asian="bold" style:font-weight-complex="bold"/>
    </style:style>
    <style:style style:name="T161_6" style:family="text">
      <style:text-properties fo:font-weight="bold" style:font-weight-asian="bold" style:font-weight-complex="bold"/>
    </style:style>
    <style:style style:name="T161_7" style:family="text">
      <style:text-properties fo:font-weight="bold" style:font-weight-asian="bold" style:font-weight-complex="bold"/>
    </style:style>
    <style:style style:name="T161_8" style:family="text">
      <style:text-properties fo:font-weight="bold" style:font-weight-asian="bold" style:font-weight-complex="bold"/>
    </style:style>
    <style:style style:name="T161_9" style:family="text">
      <style:text-properties fo:font-weight="bold" style:font-weight-asian="bold" style:font-weight-complex="bold"/>
    </style:style>
    <style:style style:name="T161_10" style:family="text">
      <style:text-properties fo:font-weight="bold" style:font-weight-asian="bold" style:font-weight-complex="bold"/>
    </style:style>
    <style:style style:name="P162" style:family="paragraph" style:parent-style-name="Standard">
      <style:paragraph-properties fo:break-before="auto" fo:margin-top="0cm" style:writing-mode="lr-tb"/>
    </style:style>
    <style:style style:name="T162_1" style:family="text"/>
    <style:style style:name="T162_2" style:family="text"/>
    <style:style style:name="T162_3" style:family="text"/>
    <style:style style:name="T162_4" style:family="text"/>
    <style:style style:name="T162_5" style:family="text"/>
    <style:style style:name="T162_6" style:family="text"/>
    <style:style style:name="T162_7" style:family="text"/>
    <style:style style:name="T162_8" style:family="text"/>
    <style:style style:name="T162_9" style:family="text"/>
    <style:style style:name="T162_10" style:family="text"/>
    <style:style style:name="T162_11" style:family="text"/>
    <style:style style:name="T162_12" style:family="text"/>
    <style:style style:name="T162_13" style:family="text"/>
    <style:style style:name="T162_14" style:family="text"/>
    <style:style style:name="T162_15" style:family="text"/>
    <style:style style:name="T162_16" style:family="text"/>
    <style:style style:name="P163" style:family="paragraph" style:parent-style-name="Standard">
      <style:paragraph-properties fo:break-before="auto" fo:margin-top="0cm" style:writing-mode="lr-tb"/>
    </style:style>
    <style:style style:name="T163_1" style:family="text"/>
    <style:style style:name="T163_2" style:family="text"/>
    <style:style style:name="T163_3" style:family="text"/>
    <style:style style:name="T163_4" style:family="text"/>
    <style:style style:name="T163_5" style:family="text"/>
    <style:style style:name="T163_6" style:family="text"/>
    <style:style style:name="T163_7" style:family="text"/>
    <style:style style:name="T163_8" style:family="text"/>
    <style:style style:name="T163_9" style:family="text"/>
    <style:style style:name="T163_10" style:family="text"/>
    <style:style style:name="T163_11" style:family="text"/>
    <style:style style:name="T163_12" style:family="text"/>
    <style:style style:name="T163_13" style:family="text"/>
    <style:style style:name="T163_14" style:family="text"/>
    <style:style style:name="T163_15" style:family="text"/>
    <style:style style:name="T163_16" style:family="text"/>
    <style:style style:name="P164" style:family="paragraph" style:parent-style-name="Standard">
      <style:paragraph-properties fo:break-before="auto" fo:margin-top="0cm" style:writing-mode="lr-tb"/>
    </style:style>
    <style:style style:name="T164_1" style:family="text"/>
    <style:style style:name="T164_2" style:family="text"/>
    <style:style style:name="T164_3" style:family="text"/>
    <style:style style:name="T164_4" style:family="text"/>
    <style:style style:name="T164_5" style:family="text"/>
    <style:style style:name="T164_6" style:family="text"/>
    <style:style style:name="T164_7" style:family="text"/>
    <style:style style:name="T164_8" style:family="text"/>
    <style:style style:name="T164_9" style:family="text"/>
    <style:style style:name="T164_10" style:family="text"/>
    <style:style style:name="T164_11" style:family="text"/>
    <style:style style:name="T164_12" style:family="text"/>
    <style:style style:name="T164_13" style:family="text"/>
    <style:style style:name="T164_14" style:family="text"/>
    <style:style style:name="P165" style:family="paragraph" style:parent-style-name="Standard">
      <style:paragraph-properties fo:break-before="auto" fo:margin-top="0cm" fo:margin-bottom="0cm" style:writing-mode="lr-tb"/>
    </style:style>
    <style:style style:name="T165_1" style:family="text"/>
    <style:style style:name="T165_2" style:family="text"/>
    <style:style style:name="T165_3" style:family="text"/>
    <style:style style:name="T165_4" style:family="text"/>
    <style:style style:name="T165_5" style:family="text"/>
    <style:style style:name="T165_6" style:family="text"/>
    <style:style style:name="T165_7" style:family="text"/>
    <style:style style:name="T165_8" style:family="text"/>
    <style:style style:name="T165_9" style:family="text"/>
    <style:style style:name="T165_10" style:family="text"/>
    <style:style style:name="T165_11" style:family="text"/>
    <style:style style:name="T165_12" style:family="text"/>
    <style:style style:name="T165_13" style:family="text"/>
    <style:style style:name="T165_14" style:family="text"/>
    <style:style style:name="T165_15" style:family="text"/>
    <style:style style:name="T165_16" style:family="text"/>
    <style:style style:name="T165_17" style:family="text"/>
    <style:style style:name="T165_18" style:family="text"/>
    <style:style style:name="T165_19" style:family="text"/>
    <style:style style:name="T165_20" style:family="text"/>
    <style:style style:name="T165_21" style:family="text"/>
    <style:style style:name="T165_22" style:family="text"/>
    <style:style style:name="T165_23" style:family="text"/>
    <style:style style:name="T165_24" style:family="text"/>
    <style:style style:name="T165_25" style:family="text"/>
    <style:style style:name="T165_26" style:family="text"/>
    <style:style style:name="T165_27" style:family="text"/>
    <style:style style:name="T165_28" style:family="text"/>
    <style:style style:name="T165_29" style:family="text"/>
    <style:style style:name="T165_30" style:family="text"/>
    <style:style style:name="T165_31" style:family="text"/>
    <style:style style:name="T165_32" style:family="text"/>
    <style:style style:name="P166" style:family="paragraph" style:parent-style-name="Standard">
      <style:paragraph-properties fo:break-before="auto" fo:text-indent="0cm" fo:margin-left="1.27cm" style:writing-mode="lr-tb"/>
    </style:style>
    <style:style style:name="P167" style:family="paragraph" style:parent-style-name="Standard">
      <style:paragraph-properties fo:break-before="auto" fo:margin-top="0cm" fo:margin-bottom="0cm" style:writing-mode="lr-tb"/>
    </style:style>
    <style:style style:name="T167_1" style:family="text"/>
    <style:style style:name="T167_2" style:family="text"/>
    <style:style style:name="T167_3" style:family="text"/>
    <style:style style:name="T167_4" style:family="text"/>
    <style:style style:name="T167_5" style:family="text"/>
    <style:style style:name="T167_6" style:family="text"/>
    <style:style style:name="T167_7" style:family="text"/>
    <style:style style:name="T167_8" style:family="text"/>
    <style:style style:name="T167_9" style:family="text"/>
    <style:style style:name="T167_10" style:family="text"/>
    <style:style style:name="T167_11" style:family="text"/>
    <style:style style:name="T167_12" style:family="text"/>
    <style:style style:name="T167_13" style:family="text">
      <style:text-properties fo:font-weight="bold" style:font-weight-asian="bold" style:font-weight-complex="bold"/>
    </style:style>
    <style:style style:name="T167_14" style:family="text">
      <style:text-properties fo:font-weight="bold" style:font-weight-asian="bold" style:font-weight-complex="bold"/>
    </style:style>
    <style:style style:name="T167_15" style:family="text">
      <style:text-properties fo:font-weight="bold" style:font-weight-asian="bold" style:font-weight-complex="bold"/>
    </style:style>
    <style:style style:name="T167_16" style:family="text">
      <style:text-properties fo:font-weight="bold" style:font-weight-asian="bold" style:font-weight-complex="bold"/>
    </style:style>
    <style:style style:name="T167_17" style:family="text">
      <style:text-properties fo:font-weight="bold" style:font-weight-asian="bold" style:font-weight-complex="bold"/>
    </style:style>
    <style:style style:name="T167_18" style:family="text">
      <style:text-properties fo:font-weight="bold" style:font-weight-asian="bold" style:font-weight-complex="bold"/>
    </style:style>
    <style:style style:name="T167_19" style:family="text">
      <style:text-properties fo:font-weight="bold" style:font-weight-asian="bold" style:font-weight-complex="bold"/>
    </style:style>
    <style:style style:name="T167_20" style:family="text">
      <style:text-properties fo:font-weight="bold" style:font-weight-asian="bold" style:font-weight-complex="bold"/>
    </style:style>
    <style:style style:name="T167_21" style:family="text">
      <style:text-properties fo:font-weight="bold" style:font-weight-asian="bold" style:font-weight-complex="bold"/>
    </style:style>
    <style:style style:name="T167_22" style:family="text">
      <style:text-properties fo:font-weight="bold" style:font-weight-asian="bold" style:font-weight-complex="bold"/>
    </style:style>
    <style:style style:name="T167_23" style:family="text">
      <style:text-properties fo:font-weight="bold" style:font-weight-asian="bold" style:font-weight-complex="bold"/>
    </style:style>
    <style:style style:name="P168" style:family="paragraph" style:parent-style-name="Standard">
      <style:paragraph-properties fo:break-before="auto" style:writing-mode="lr-tb"/>
    </style:style>
    <style:style style:name="T168_1" style:family="text">
      <style:text-properties fo:color="#0000ff" fo:font-weight="bold" style:font-weight-asian="bold" style:font-weight-complex="bold"/>
    </style:style>
    <style:style style:name="T168_2" style:family="text">
      <style:text-properties fo:color="#0000ff" fo:font-weight="bold" style:font-weight-asian="bold" style:font-weight-complex="bold"/>
    </style:style>
    <style:style style:name="T168_3" style:family="text">
      <style:text-properties fo:color="#0000ff" fo:font-weight="bold" style:font-weight-asian="bold" style:font-weight-complex="bold"/>
    </style:style>
    <style:style style:name="T168_4" style:family="text">
      <style:text-properties fo:color="#0000ff" fo:font-weight="bold" style:font-weight-asian="bold" style:font-weight-complex="bold"/>
    </style:style>
    <style:style style:name="T168_5" style:family="text">
      <style:text-properties fo:color="#0000ff" fo:font-weight="bold" style:font-weight-asian="bold" style:font-weight-complex="bold"/>
    </style:style>
    <style:style style:name="T168_6" style:family="text">
      <style:text-properties fo:color="#0000ff" fo:font-weight="bold" style:font-weight-asian="bold" style:font-weight-complex="bold"/>
    </style:style>
    <style:style style:name="T168_7" style:family="text">
      <style:text-properties fo:color="#0000ff" fo:font-weight="bold" style:font-weight-asian="bold" style:font-weight-complex="bold"/>
    </style:style>
    <style:style style:name="T168_8" style:family="text">
      <style:text-properties fo:color="#0000ff" fo:font-weight="bold" style:font-weight-asian="bold" style:font-weight-complex="bold"/>
    </style:style>
    <style:style style:name="T168_9" style:family="text">
      <style:text-properties fo:color="#0000ff" fo:font-weight="bold" style:font-weight-asian="bold" style:font-weight-complex="bold"/>
    </style:style>
    <style:style style:name="T168_10" style:family="text">
      <style:text-properties fo:color="#0000ff" fo:font-weight="bold" style:font-weight-asian="bold" style:font-weight-complex="bold"/>
    </style:style>
    <style:style style:name="T168_11" style:family="text">
      <style:text-properties fo:color="#0000ff" fo:font-weight="bold" style:font-weight-asian="bold" style:font-weight-complex="bold"/>
    </style:style>
    <style:style style:name="T168_12" style:family="text">
      <style:text-properties fo:color="#0000ff" fo:font-weight="bold" style:font-weight-asian="bold" style:font-weight-complex="bold"/>
    </style:style>
    <style:style style:name="T168_13" style:family="text">
      <style:text-properties fo:color="#0000ff" fo:font-weight="bold" style:font-weight-asian="bold" style:font-weight-complex="bold"/>
    </style:style>
    <style:style style:name="T168_14" style:family="text">
      <style:text-properties fo:color="#0000ff" fo:font-weight="bold" style:font-weight-asian="bold" style:font-weight-complex="bold"/>
    </style:style>
    <style:style style:name="T168_15" style:family="text">
      <style:text-properties fo:color="#0000ff" fo:font-weight="bold" style:font-weight-asian="bold" style:font-weight-complex="bold"/>
    </style:style>
    <style:style style:name="T168_16" style:family="text">
      <style:text-properties fo:color="#0000ff" fo:font-weight="bold" style:font-weight-asian="bold" style:font-weight-complex="bold"/>
    </style:style>
    <style:style style:name="T168_17" style:family="text">
      <style:text-properties fo:color="#0000ff" fo:font-weight="bold" style:font-weight-asian="bold" style:font-weight-complex="bold"/>
    </style:style>
    <style:style style:name="T168_18" style:family="text">
      <style:text-properties fo:color="#0000ff" fo:font-weight="bold" style:font-weight-asian="bold" style:font-weight-complex="bold"/>
    </style:style>
    <style:style style:name="T168_19" style:family="text">
      <style:text-properties fo:color="#0000ff" fo:font-weight="bold" style:font-weight-asian="bold" style:font-weight-complex="bold"/>
    </style:style>
    <style:style style:name="T168_20" style:family="text">
      <style:text-properties fo:color="#0000ff" fo:font-weight="bold" style:font-weight-asian="bold" style:font-weight-complex="bold"/>
    </style:style>
    <style:style style:name="T168_21" style:family="text">
      <style:text-properties fo:color="#0000ff" fo:font-weight="bold" style:font-weight-asian="bold" style:font-weight-complex="bold"/>
    </style:style>
    <style:style style:name="T168_22" style:family="text">
      <style:text-properties fo:color="#0000ff" fo:font-weight="bold" style:font-weight-asian="bold" style:font-weight-complex="bold"/>
    </style:style>
    <style:style style:name="T168_23" style:family="text">
      <style:text-properties fo:color="#0000ff" fo:font-weight="bold" style:font-weight-asian="bold" style:font-weight-complex="bold"/>
    </style:style>
    <style:style style:name="T168_24" style:family="text">
      <style:text-properties fo:color="#0000ff" fo:font-weight="bold" style:font-weight-asian="bold" style:font-weight-complex="bold"/>
    </style:style>
    <style:style style:name="T168_25" style:family="text">
      <style:text-properties fo:color="#0000ff" fo:font-weight="bold" style:font-weight-asian="bold" style:font-weight-complex="bold"/>
    </style:style>
    <style:style style:name="T168_26" style:family="text">
      <style:text-properties fo:color="#0000ff" fo:font-weight="bold" style:font-weight-asian="bold" style:font-weight-complex="bold"/>
    </style:style>
    <style:style style:name="T168_27" style:family="text">
      <style:text-properties fo:color="#0000ff" fo:font-weight="bold" style:font-weight-asian="bold" style:font-weight-complex="bold"/>
    </style:style>
    <style:style style:name="T168_28" style:family="text">
      <style:text-properties fo:color="#0000ff" fo:font-weight="bold" style:font-weight-asian="bold" style:font-weight-complex="bold"/>
    </style:style>
    <style:style style:name="T168_29" style:family="text">
      <style:text-properties fo:color="#0000ff" fo:font-weight="bold" style:font-weight-asian="bold" style:font-weight-complex="bold"/>
    </style:style>
    <style:style style:name="T168_30" style:family="text">
      <style:text-properties fo:color="#0000ff" fo:font-weight="bold" style:font-weight-asian="bold" style:font-weight-complex="bold"/>
    </style:style>
    <style:style style:name="T168_31" style:family="text">
      <style:text-properties fo:color="#0000ff" fo:font-weight="bold" style:font-weight-asian="bold" style:font-weight-complex="bold"/>
    </style:style>
    <style:style style:name="T168_32" style:family="text">
      <style:text-properties fo:color="#0000ff" fo:font-weight="bold" style:font-weight-asian="bold" style:font-weight-complex="bold"/>
    </style:style>
    <style:style style:name="T168_33" style:family="text">
      <style:text-properties fo:color="#0000ff" fo:font-weight="bold" style:font-weight-asian="bold" style:font-weight-complex="bold"/>
    </style:style>
    <style:style style:name="T168_34" style:family="text">
      <style:text-properties fo:color="#0000ff" fo:font-weight="bold" style:font-weight-asian="bold" style:font-weight-complex="bold"/>
    </style:style>
    <style:style style:name="T168_35" style:family="text">
      <style:text-properties fo:color="#0000ff" fo:font-weight="bold" style:font-weight-asian="bold" style:font-weight-complex="bold"/>
    </style:style>
    <style:style style:name="T168_36" style:family="text">
      <style:text-properties fo:color="#0000ff" fo:font-weight="bold" style:font-weight-asian="bold" style:font-weight-complex="bold"/>
    </style:style>
    <style:style style:name="T168_37" style:family="text">
      <style:text-properties fo:color="#0000ff" fo:font-weight="bold" style:font-weight-asian="bold" style:font-weight-complex="bold"/>
    </style:style>
    <style:style style:name="T168_38" style:family="text">
      <style:text-properties fo:color="#0000ff" fo:font-weight="bold" style:font-weight-asian="bold" style:font-weight-complex="bold"/>
    </style:style>
    <style:style style:name="P169" style:family="paragraph" style:parent-style-name="Standard">
      <style:paragraph-properties fo:break-before="auto" style:writing-mode="lr-tb"/>
      <style:text-properties fo:color="#0000ff" fo:font-weight="bold" style:font-weight-asian="bold" style:font-weight-complex="bold"/>
    </style:style>
    <style:style style:name="P170" style:family="paragraph" style:parent-style-name="Standard">
      <style:paragraph-properties fo:break-before="auto" style:writing-mode="lr-tb"/>
      <style:text-properties fo:color="#0000ff"/>
    </style:style>
    <style:style style:name="Table2" style:family="table">
      <style:table-properties table:align="left" style:width="16.51cm" fo:margin-left="0.176cm"/>
    </style:style>
    <style:style style:name="Column4" style:family="table-column">
      <style:table-column-properties style:column-width="2.589cm"/>
    </style:style>
    <style:style style:name="Column5" style:family="table-column">
      <style:table-column-properties style:column-width="6.987cm"/>
    </style:style>
    <style:style style:name="Column6" style:family="table-column">
      <style:table-column-properties style:column-width="6.934cm"/>
    </style:style>
    <style:style style:name="Row8" style:family="table-row"/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72_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2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3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4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5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6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7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8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9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0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2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3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4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5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6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7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73_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2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3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4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5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6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7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25" style:family="table-cell">
      <style:table-cell-properties fo:background-color="#f3f3f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74_1" style:family="text">
      <style:text-properties fo:background-color="#f3f3f3"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2" style:family="text">
      <style:text-properties fo:background-color="#f3f3f3"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3" style:family="text">
      <style:text-properties fo:background-color="#f3f3f3"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4" style:family="text">
      <style:text-properties fo:background-color="#f3f3f3"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" style:family="table-cell">
      <style:table-cell-properties fo:background-color="#f3f3f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" style:family="table-cell">
      <style:table-cell-properties fo:background-color="#f3f3f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77_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78_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2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3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4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5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6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7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8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79_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2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3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4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5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6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7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8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9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0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2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3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80_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2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3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4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5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6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7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8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9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10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1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12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13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14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15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16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17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18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19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20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81_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2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3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4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5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6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7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8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9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10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1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12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13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14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15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16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17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18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19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20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2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22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23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24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25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26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27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28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29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30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3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32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33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34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35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36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37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38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39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40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4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42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43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44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45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46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47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48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49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50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5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52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53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82_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2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3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4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5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6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7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8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9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10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1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12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13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14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15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16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17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18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19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20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2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22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23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24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84_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2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3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4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5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6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7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8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9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10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1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12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13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14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15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" style:family="table-row"/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85_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86_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2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3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4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5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6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7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8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9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10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1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12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13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14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15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16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17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18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6_19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87_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2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3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4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5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6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7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8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9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10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88_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2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3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4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5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6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7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8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9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10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1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12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13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14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15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16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17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18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19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20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2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22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23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24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8_25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90_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2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3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4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5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6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7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8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9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10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1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12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13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14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" style:family="table-row"/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91_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2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3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92_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2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3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4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5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6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7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8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9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10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1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12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13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14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15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16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17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18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19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20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2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22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23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24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25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26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27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28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29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30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3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32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33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34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35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36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37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38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39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40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4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42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43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94_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2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3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4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5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6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7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8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9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10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1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12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13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14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15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16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17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96_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2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3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4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5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6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7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97_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2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3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4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5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6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7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8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9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10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1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12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13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14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15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16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17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18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7_19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99_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2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3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4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5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6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7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8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9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10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1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12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13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14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15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16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17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01_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1_2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1_3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1_4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1_5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1_6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1_7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3" style:family="table-row"/>
    <style:style style:name="Cell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02_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2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2_3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03_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2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3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4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5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6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7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8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9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10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1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12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13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14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15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16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17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18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19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20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2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22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23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24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25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26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27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28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29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30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3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32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33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34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35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36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37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38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39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40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4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42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43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44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04_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2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3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4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5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6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7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8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4_9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4" style:family="table-row"/>
    <style:style style:name="Cell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05_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06_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2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3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4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5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6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7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8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9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10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1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12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13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14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6_15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07_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2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3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4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5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6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7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8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08_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2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3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4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5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6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7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8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9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10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1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12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13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14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15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16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09_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2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3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4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5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6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7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8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9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10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1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12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13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14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15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16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17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18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19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20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2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22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5" style:family="table-row"/>
    <style:style style:name="Cell43" style:family="table-cell">
      <style:table-cell-properties fo:background-color="#f3f3f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10_1" style:family="text">
      <style:text-properties fo:background-color="#f3f3f3"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2" style:family="text">
      <style:text-properties fo:background-color="#f3f3f3"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3" style:family="text">
      <style:text-properties fo:background-color="#f3f3f3"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4" style:family="text">
      <style:text-properties fo:background-color="#f3f3f3"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5" style:family="text">
      <style:text-properties fo:background-color="#f3f3f3"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6" style:family="text">
      <style:text-properties fo:background-color="#f3f3f3"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4" style:family="table-cell">
      <style:table-cell-properties fo:background-color="#f3f3f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5" style:family="table-cell">
      <style:table-cell-properties fo:background-color="#f3f3f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6" style:family="table-row"/>
    <style:style style:name="Cell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13_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14_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15_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7" style:family="table-row"/>
    <style:style style:name="Cell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16_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2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6_3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17_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18_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8" style:family="table-row"/>
    <style:style style:name="Cell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19_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20_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21_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2" style:family="paragraph" style:parent-style-name="Standard">
      <style:paragraph-properties fo:break-before="auto" style:writing-mode="lr-tb"/>
    </style:style>
    <style:style style:name="P223" style:family="paragraph" style:parent-style-name="Standard">
      <style:paragraph-properties fo:break-before="auto" style:writing-mode="lr-tb"/>
      <style:text-properties fo:color="#6aa84f"/>
    </style:style>
    <style:style style:name="P224" style:family="paragraph" style:parent-style-name="Standard">
      <style:paragraph-properties fo:break-before="auto" fo:margin-top="0cm" style:writing-mode="lr-tb"/>
    </style:style>
    <style:style style:name="T224_1" style:family="text"/>
    <style:style style:name="T224_2" style:family="text"/>
    <style:style style:name="T224_3" style:family="text"/>
    <style:style style:name="T224_4" style:family="text"/>
    <style:style style:name="T224_5" style:family="text"/>
    <style:style style:name="T224_6" style:family="text"/>
    <style:style style:name="T224_7" style:family="text"/>
    <style:style style:name="T224_8" style:family="text"/>
    <style:style style:name="T224_9" style:family="text"/>
    <style:style style:name="T224_10" style:family="text"/>
    <style:style style:name="T224_11" style:family="text"/>
    <style:style style:name="T224_12" style:family="text"/>
    <style:style style:name="P225" style:family="paragraph" style:parent-style-name="Standard">
      <style:paragraph-properties fo:break-before="auto" fo:margin-top="0cm" fo:margin-bottom="0cm" style:writing-mode="lr-tb"/>
    </style:style>
    <style:style style:name="T225_1" style:family="text"/>
    <style:style style:name="T225_2" style:family="text"/>
    <style:style style:name="T225_3" style:family="text"/>
    <style:style style:name="T225_4" style:family="text"/>
    <style:style style:name="T225_5" style:family="text"/>
    <style:style style:name="T225_6" style:family="text"/>
    <style:style style:name="T225_7" style:family="text"/>
    <style:style style:name="T225_8" style:family="text"/>
    <style:style style:name="T225_9" style:family="text"/>
    <style:style style:name="T225_10" style:family="text"/>
    <style:style style:name="T225_11" style:family="text"/>
    <style:style style:name="T225_12" style:family="text"/>
    <style:style style:name="T225_13" style:family="text"/>
    <style:style style:name="T225_14" style:family="text"/>
    <style:style style:name="T225_15" style:family="text"/>
    <style:style style:name="T225_16" style:family="text"/>
    <style:style style:name="T225_17" style:family="text"/>
    <style:style style:name="T225_18" style:family="text"/>
    <style:style style:name="T225_19" style:family="text"/>
    <style:style style:name="T225_20" style:family="text"/>
    <style:style style:name="T225_21" style:family="text"/>
    <style:style style:name="T225_22" style:family="text"/>
    <style:style style:name="T225_23" style:family="text"/>
    <style:style style:name="T225_24" style:family="text"/>
    <style:style style:name="T225_25" style:family="text"/>
    <style:style style:name="P226" style:family="paragraph" style:parent-style-name="Standard">
      <style:paragraph-properties fo:break-before="auto" style:writing-mode="lr-tb"/>
      <style:text-properties fo:font-size="14pt" style:font-size-asian="14pt" style:font-size-complex="14pt" fo:font-weight="bold" style:font-weight-asian="bold" style:font-weight-complex="bold"/>
    </style:style>
    <style:style style:name="P227" style:family="paragraph" style:parent-style-name="Standard">
      <style:paragraph-properties fo:text-align="justify" fo:break-before="auto" style:writing-mode="lr-tb"/>
    </style:style>
    <style:style style:name="T227_1" style:family="text">
      <style:text-properties fo:color="#0000ff" fo:font-size="14pt" style:font-size-asian="14pt" style:font-size-complex="14pt" fo:font-weight="bold" style:font-weight-asian="bold" style:font-weight-complex="bold"/>
    </style:style>
    <style:style style:name="T227_2" style:family="text">
      <style:text-properties fo:color="#0000ff" fo:font-size="14pt" style:font-size-asian="14pt" style:font-size-complex="14pt" fo:font-weight="bold" style:font-weight-asian="bold" style:font-weight-complex="bold"/>
    </style:style>
    <style:style style:name="P228" style:family="paragraph" style:parent-style-name="Standard">
      <style:paragraph-properties fo:text-align="justify" fo:break-before="auto" style:writing-mode="lr-tb"/>
      <style:text-properties fo:color="#0000ff" fo:font-size="14pt" style:font-size-asian="14pt" style:font-size-complex="14pt" fo:font-weight="bold" style:font-weight-asian="bold" style:font-weight-complex="bold"/>
    </style:style>
    <style:style style:name="P229" style:family="paragraph" style:parent-style-name="Standard">
      <style:paragraph-properties fo:text-align="justify" fo:break-before="auto" style:writing-mode="lr-tb"/>
    </style:style>
    <style:style style:name="T229_1" style:family="text">
      <style:text-properties fo:color="#0000ff"/>
    </style:style>
    <style:style style:name="T229_2" style:family="text">
      <style:text-properties fo:color="#0000ff"/>
    </style:style>
    <style:style style:name="T229_3" style:family="text">
      <style:text-properties fo:color="#0000ff"/>
    </style:style>
    <style:style style:name="T229_4" style:family="text">
      <style:text-properties fo:color="#0000ff"/>
    </style:style>
    <style:style style:name="T229_5" style:family="text">
      <style:text-properties fo:color="#0000ff"/>
    </style:style>
    <style:style style:name="T229_6" style:family="text">
      <style:text-properties fo:color="#0000ff"/>
    </style:style>
    <style:style style:name="T229_7" style:family="text">
      <style:text-properties fo:color="#0000ff"/>
    </style:style>
    <style:style style:name="T229_8" style:family="text">
      <style:text-properties fo:color="#0000ff"/>
    </style:style>
    <style:style style:name="T229_9" style:family="text">
      <style:text-properties fo:color="#0000ff"/>
    </style:style>
    <style:style style:name="T229_10" style:family="text">
      <style:text-properties fo:color="#0000ff"/>
    </style:style>
    <style:style style:name="T229_11" style:family="text">
      <style:text-properties fo:color="#0000ff"/>
    </style:style>
    <style:style style:name="T229_12" style:family="text">
      <style:text-properties fo:color="#0000ff"/>
    </style:style>
    <style:style style:name="T229_13" style:family="text">
      <style:text-properties fo:color="#0000ff"/>
    </style:style>
    <style:style style:name="T229_14" style:family="text">
      <style:text-properties fo:color="#0000ff"/>
    </style:style>
    <style:style style:name="T229_15" style:family="text">
      <style:text-properties fo:color="#0000ff"/>
    </style:style>
    <style:style style:name="T229_16" style:family="text">
      <style:text-properties fo:color="#0000ff"/>
    </style:style>
    <style:style style:name="T229_17" style:family="text">
      <style:text-properties fo:color="#0000ff"/>
    </style:style>
    <style:style style:name="T229_18" style:family="text">
      <style:text-properties fo:color="#0000ff"/>
    </style:style>
    <style:style style:name="T229_19" style:family="text">
      <style:text-properties fo:color="#0000ff"/>
    </style:style>
    <style:style style:name="T229_20" style:family="text">
      <style:text-properties fo:color="#0000ff"/>
    </style:style>
    <style:style style:name="T229_21" style:family="text">
      <style:text-properties fo:color="#0000ff"/>
    </style:style>
    <style:style style:name="T229_22" style:family="text">
      <style:text-properties fo:color="#0000ff"/>
    </style:style>
    <style:style style:name="T229_23" style:family="text">
      <style:text-properties fo:color="#0000ff"/>
    </style:style>
    <style:style style:name="T229_24" style:family="text">
      <style:text-properties fo:color="#0000ff"/>
    </style:style>
    <style:style style:name="T229_25" style:family="text">
      <style:text-properties fo:color="#0000ff"/>
    </style:style>
    <style:style style:name="T229_26" style:family="text">
      <style:text-properties fo:color="#0000ff"/>
    </style:style>
    <style:style style:name="T229_27" style:family="text">
      <style:text-properties fo:color="#0000ff"/>
    </style:style>
    <style:style style:name="T229_28" style:family="text">
      <style:text-properties fo:color="#0000ff"/>
    </style:style>
    <style:style style:name="T229_29" style:family="text">
      <style:text-properties fo:color="#0000ff"/>
    </style:style>
    <style:style style:name="T229_30" style:family="text">
      <style:text-properties fo:color="#0000ff"/>
    </style:style>
    <style:style style:name="T229_31" style:family="text">
      <style:text-properties fo:color="#0000ff"/>
    </style:style>
    <style:style style:name="T229_32" style:family="text">
      <style:text-properties fo:color="#0000ff"/>
    </style:style>
    <style:style style:name="T229_33" style:family="text">
      <style:text-properties fo:color="#0000ff"/>
    </style:style>
    <style:style style:name="T229_34" style:family="text">
      <style:text-properties fo:color="#0000ff"/>
    </style:style>
    <style:style style:name="T229_35" style:family="text">
      <style:text-properties fo:color="#0000ff"/>
    </style:style>
    <style:style style:name="T229_36" style:family="text">
      <style:text-properties fo:color="#0000ff"/>
    </style:style>
    <style:style style:name="T229_37" style:family="text">
      <style:text-properties fo:color="#0000ff"/>
    </style:style>
    <style:style style:name="T229_38" style:family="text">
      <style:text-properties fo:color="#0000ff"/>
    </style:style>
    <style:style style:name="T229_39" style:family="text">
      <style:text-properties fo:color="#0000ff"/>
    </style:style>
    <style:style style:name="T229_40" style:family="text">
      <style:text-properties fo:color="#0000ff"/>
    </style:style>
    <style:style style:name="T229_41" style:family="text">
      <style:text-properties fo:color="#0000ff"/>
    </style:style>
    <style:style style:name="T229_42" style:family="text">
      <style:text-properties fo:color="#0000ff"/>
    </style:style>
    <style:style style:name="T229_43" style:family="text">
      <style:text-properties fo:color="#0000ff"/>
    </style:style>
    <style:style style:name="T229_44" style:family="text">
      <style:text-properties fo:color="#0000ff"/>
    </style:style>
    <style:style style:name="T229_45" style:family="text">
      <style:text-properties fo:color="#0000ff"/>
    </style:style>
    <style:style style:name="T229_46" style:family="text">
      <style:text-properties fo:color="#0000ff"/>
    </style:style>
    <style:style style:name="T229_47" style:family="text">
      <style:text-properties fo:color="#0000ff"/>
    </style:style>
    <style:style style:name="T229_48" style:family="text">
      <style:text-properties fo:color="#0000ff"/>
    </style:style>
    <style:style style:name="T229_49" style:family="text">
      <style:text-properties fo:color="#0000ff"/>
    </style:style>
    <style:style style:name="T229_50" style:family="text">
      <style:text-properties fo:color="#0000ff"/>
    </style:style>
    <style:style style:name="T229_51" style:family="text">
      <style:text-properties fo:color="#0000ff"/>
    </style:style>
    <style:style style:name="T229_52" style:family="text">
      <style:text-properties fo:color="#0000ff"/>
    </style:style>
    <style:style style:name="T229_53" style:family="text">
      <style:text-properties fo:color="#0000ff"/>
    </style:style>
    <style:style style:name="T229_54" style:family="text">
      <style:text-properties fo:color="#0000ff"/>
    </style:style>
    <style:style style:name="T229_55" style:family="text">
      <style:text-properties fo:color="#0000ff"/>
    </style:style>
    <style:style style:name="T229_56" style:family="text">
      <style:text-properties fo:color="#0000ff"/>
    </style:style>
    <style:style style:name="P230" style:family="paragraph" style:parent-style-name="Standard">
      <style:paragraph-properties fo:text-align="justify" fo:break-before="auto" style:writing-mode="lr-tb"/>
      <style:text-properties fo:color="#0000ff"/>
    </style:style>
    <style:style style:name="P231" style:family="paragraph" style:parent-style-name="Standard">
      <style:paragraph-properties fo:text-align="justify" fo:break-before="auto" style:writing-mode="lr-tb"/>
    </style:style>
    <style:style style:name="T231_1" style:family="text">
      <style:text-properties fo:color="#0000ff"/>
    </style:style>
    <style:style style:name="T231_2" style:family="text">
      <style:text-properties fo:color="#0000ff"/>
    </style:style>
    <style:style style:name="T231_3" style:family="text">
      <style:text-properties fo:color="#0000ff"/>
    </style:style>
    <style:style style:name="T231_4" style:family="text">
      <style:text-properties fo:color="#0000ff"/>
    </style:style>
    <style:style style:name="T231_5" style:family="text">
      <style:text-properties fo:color="#0000ff"/>
    </style:style>
    <style:style style:name="T231_6" style:family="text">
      <style:text-properties fo:color="#0000ff"/>
    </style:style>
    <style:style style:name="T231_7" style:family="text">
      <style:text-properties fo:color="#0000ff"/>
    </style:style>
    <style:style style:name="T231_8" style:family="text">
      <style:text-properties fo:color="#0000ff"/>
    </style:style>
    <style:style style:name="T231_9" style:family="text">
      <style:text-properties fo:color="#0000ff"/>
    </style:style>
    <style:style style:name="T231_10" style:family="text">
      <style:text-properties fo:color="#0000ff"/>
    </style:style>
    <style:style style:name="T231_11" style:family="text">
      <style:text-properties fo:color="#0000ff"/>
    </style:style>
    <style:style style:name="T231_12" style:family="text">
      <style:text-properties fo:color="#0000ff"/>
    </style:style>
    <style:style style:name="T231_13" style:family="text">
      <style:text-properties fo:color="#0000ff"/>
    </style:style>
    <style:style style:name="T231_14" style:family="text">
      <style:text-properties fo:color="#0000ff"/>
    </style:style>
    <style:style style:name="T231_15" style:family="text">
      <style:text-properties fo:color="#0000ff"/>
    </style:style>
    <style:style style:name="T231_16" style:family="text">
      <style:text-properties fo:color="#0000ff"/>
    </style:style>
    <style:style style:name="T231_17" style:family="text">
      <style:text-properties fo:color="#0000ff"/>
    </style:style>
    <style:style style:name="T231_18" style:family="text">
      <style:text-properties fo:color="#0000ff"/>
    </style:style>
    <style:style style:name="T231_19" style:family="text">
      <style:text-properties fo:color="#0000ff"/>
    </style:style>
    <style:style style:name="T231_20" style:family="text">
      <style:text-properties fo:color="#0000ff"/>
    </style:style>
    <style:style style:name="T231_21" style:family="text">
      <style:text-properties fo:color="#0000ff"/>
    </style:style>
    <style:style style:name="T231_22" style:family="text">
      <style:text-properties fo:color="#0000ff"/>
    </style:style>
    <style:style style:name="T231_23" style:family="text">
      <style:text-properties fo:color="#0000ff"/>
    </style:style>
    <style:style style:name="T231_24" style:family="text">
      <style:text-properties fo:color="#0000ff"/>
    </style:style>
    <style:style style:name="T231_25" style:family="text">
      <style:text-properties fo:color="#0000ff"/>
    </style:style>
    <style:style style:name="T231_26" style:family="text">
      <style:text-properties fo:color="#0000ff"/>
    </style:style>
    <style:style style:name="T231_27" style:family="text">
      <style:text-properties fo:color="#0000ff"/>
    </style:style>
    <style:style style:name="T231_28" style:family="text">
      <style:text-properties fo:color="#0000ff"/>
    </style:style>
    <style:style style:name="T231_29" style:family="text">
      <style:text-properties fo:color="#0000ff"/>
    </style:style>
    <style:style style:name="T231_30" style:family="text">
      <style:text-properties fo:color="#0000ff"/>
    </style:style>
    <style:style style:name="T231_31" style:family="text">
      <style:text-properties fo:color="#0000ff"/>
    </style:style>
    <style:style style:name="T231_32" style:family="text">
      <style:text-properties fo:color="#0000ff"/>
    </style:style>
    <style:style style:name="T231_33" style:family="text">
      <style:text-properties fo:color="#0000ff"/>
    </style:style>
    <style:style style:name="T231_34" style:family="text">
      <style:text-properties fo:color="#0000ff"/>
    </style:style>
    <style:style style:name="T231_35" style:family="text">
      <style:text-properties fo:color="#0000ff"/>
    </style:style>
    <style:style style:name="T231_36" style:family="text">
      <style:text-properties fo:color="#0000ff"/>
    </style:style>
    <style:style style:name="T231_37" style:family="text">
      <style:text-properties fo:color="#0000ff"/>
    </style:style>
    <style:style style:name="T231_38" style:family="text">
      <style:text-properties fo:color="#0000ff"/>
    </style:style>
    <style:style style:name="T231_39" style:family="text">
      <style:text-properties fo:color="#0000ff"/>
    </style:style>
    <style:style style:name="T231_40" style:family="text">
      <style:text-properties fo:color="#0000ff"/>
    </style:style>
    <style:style style:name="T231_41" style:family="text">
      <style:text-properties fo:color="#0000ff"/>
    </style:style>
    <style:style style:name="T231_42" style:family="text">
      <style:text-properties fo:color="#0000ff"/>
    </style:style>
    <style:style style:name="T231_43" style:family="text">
      <style:text-properties fo:color="#0000ff"/>
    </style:style>
    <style:style style:name="T231_44" style:family="text">
      <style:text-properties fo:color="#0000ff"/>
    </style:style>
    <style:style style:name="T231_45" style:family="text">
      <style:text-properties fo:color="#0000ff"/>
    </style:style>
    <style:style style:name="T231_46" style:family="text">
      <style:text-properties fo:color="#0000ff"/>
    </style:style>
    <style:style style:name="T231_47" style:family="text">
      <style:text-properties fo:color="#0000ff"/>
    </style:style>
    <style:style style:name="T231_48" style:family="text">
      <style:text-properties fo:color="#0000ff"/>
    </style:style>
    <style:style style:name="T231_49" style:family="text">
      <style:text-properties fo:color="#0000ff"/>
    </style:style>
    <style:style style:name="T231_50" style:family="text">
      <style:text-properties fo:color="#0000ff"/>
    </style:style>
    <style:style style:name="T231_51" style:family="text">
      <style:text-properties fo:color="#0000ff"/>
    </style:style>
    <style:style style:name="T231_52" style:family="text">
      <style:text-properties fo:color="#0000ff"/>
    </style:style>
    <style:style style:name="T231_53" style:family="text">
      <style:text-properties fo:color="#0000ff"/>
    </style:style>
    <style:style style:name="T231_54" style:family="text">
      <style:text-properties fo:color="#0000ff"/>
    </style:style>
    <style:style style:name="T231_55" style:family="text">
      <style:text-properties fo:color="#0000ff"/>
    </style:style>
    <style:style style:name="T231_56" style:family="text">
      <style:text-properties fo:color="#0000ff"/>
    </style:style>
    <style:style style:name="T231_57" style:family="text">
      <style:text-properties fo:color="#0000ff"/>
    </style:style>
    <style:style style:name="T231_58" style:family="text">
      <style:text-properties fo:color="#0000ff"/>
    </style:style>
    <style:style style:name="T231_59" style:family="text">
      <style:text-properties fo:color="#0000ff"/>
    </style:style>
    <style:style style:name="T231_60" style:family="text">
      <style:text-properties fo:color="#0000ff"/>
    </style:style>
    <style:style style:name="T231_61" style:family="text">
      <style:text-properties fo:color="#0000ff"/>
    </style:style>
    <style:style style:name="T231_62" style:family="text">
      <style:text-properties fo:color="#0000ff"/>
    </style:style>
    <style:style style:name="T231_63" style:family="text">
      <style:text-properties fo:color="#0000ff"/>
    </style:style>
    <style:style style:name="T231_64" style:family="text">
      <style:text-properties fo:color="#0000ff"/>
    </style:style>
    <style:style style:name="T231_65" style:family="text">
      <style:text-properties fo:color="#0000ff"/>
    </style:style>
    <style:style style:name="T231_66" style:family="text">
      <style:text-properties fo:color="#0000ff"/>
    </style:style>
    <style:style style:name="T231_67" style:family="text">
      <style:text-properties fo:color="#0000ff"/>
    </style:style>
    <style:style style:name="T231_68" style:family="text">
      <style:text-properties fo:color="#0000ff"/>
    </style:style>
    <style:style style:name="T231_69" style:family="text">
      <style:text-properties fo:color="#0000ff"/>
    </style:style>
    <style:style style:name="T231_70" style:family="text">
      <style:text-properties fo:color="#0000ff"/>
    </style:style>
    <style:style style:name="T231_71" style:family="text">
      <style:text-properties fo:color="#0000ff"/>
    </style:style>
    <style:style style:name="T231_72" style:family="text">
      <style:text-properties fo:color="#0000ff"/>
    </style:style>
    <style:style style:name="T231_73" style:family="text">
      <style:text-properties fo:color="#0000ff"/>
    </style:style>
    <style:style style:name="T231_74" style:family="text">
      <style:text-properties fo:color="#0000ff"/>
    </style:style>
    <style:style style:name="T231_75" style:family="text">
      <style:text-properties fo:color="#0000ff"/>
    </style:style>
    <style:style style:name="T231_76" style:family="text">
      <style:text-properties fo:color="#0000ff"/>
    </style:style>
    <style:style style:name="T231_77" style:family="text">
      <style:text-properties fo:color="#0000ff"/>
    </style:style>
    <style:style style:name="T231_78" style:family="text">
      <style:text-properties fo:color="#0000ff"/>
    </style:style>
    <style:style style:name="T231_79" style:family="text">
      <style:text-properties fo:color="#0000ff"/>
    </style:style>
    <style:style style:name="T231_80" style:family="text">
      <style:text-properties fo:color="#0000ff"/>
    </style:style>
    <style:style style:name="T231_81" style:family="text">
      <style:text-properties fo:color="#0000ff"/>
    </style:style>
    <style:style style:name="T231_82" style:family="text">
      <style:text-properties fo:color="#0000ff"/>
    </style:style>
    <style:style style:name="T231_83" style:family="text">
      <style:text-properties fo:color="#0000ff"/>
    </style:style>
    <style:style style:name="T231_84" style:family="text">
      <style:text-properties fo:color="#0000ff"/>
    </style:style>
    <style:style style:name="P232" style:family="paragraph" style:parent-style-name="Standard">
      <style:paragraph-properties fo:text-align="justify" fo:break-before="auto" style:writing-mode="lr-tb"/>
      <style:text-properties fo:color="#0000ff"/>
    </style:style>
    <style:style style:name="P233" style:family="paragraph" style:parent-style-name="Standard">
      <style:paragraph-properties fo:text-align="justify" fo:break-before="auto" style:writing-mode="lr-tb"/>
    </style:style>
    <style:style style:name="T233_1" style:family="text">
      <style:text-properties fo:color="#0000ff"/>
    </style:style>
    <style:style style:name="T233_2" style:family="text">
      <style:text-properties fo:color="#0000ff"/>
    </style:style>
    <style:style style:name="T233_3" style:family="text">
      <style:text-properties fo:color="#0000ff"/>
    </style:style>
    <style:style style:name="T233_4" style:family="text">
      <style:text-properties fo:color="#0000ff"/>
    </style:style>
    <style:style style:name="T233_5" style:family="text">
      <style:text-properties fo:color="#0000ff"/>
    </style:style>
    <style:style style:name="T233_6" style:family="text">
      <style:text-properties fo:color="#0000ff"/>
    </style:style>
    <style:style style:name="T233_7" style:family="text">
      <style:text-properties fo:color="#0000ff"/>
    </style:style>
    <style:style style:name="T233_8" style:family="text">
      <style:text-properties fo:color="#0000ff"/>
    </style:style>
    <style:style style:name="T233_9" style:family="text">
      <style:text-properties fo:color="#0000ff"/>
    </style:style>
    <style:style style:name="T233_10" style:family="text">
      <style:text-properties fo:color="#0000ff"/>
    </style:style>
    <style:style style:name="T233_11" style:family="text">
      <style:text-properties fo:color="#0000ff"/>
    </style:style>
    <style:style style:name="T233_12" style:family="text">
      <style:text-properties fo:color="#0000ff"/>
    </style:style>
    <style:style style:name="T233_13" style:family="text">
      <style:text-properties fo:color="#0000ff"/>
    </style:style>
    <style:style style:name="T233_14" style:family="text">
      <style:text-properties fo:color="#0000ff"/>
    </style:style>
    <style:style style:name="T233_15" style:family="text">
      <style:text-properties fo:color="#0000ff"/>
    </style:style>
    <style:style style:name="T233_16" style:family="text">
      <style:text-properties fo:color="#0000ff"/>
    </style:style>
    <style:style style:name="T233_17" style:family="text">
      <style:text-properties fo:color="#0000ff"/>
    </style:style>
    <style:style style:name="T233_18" style:family="text">
      <style:text-properties fo:color="#0000ff"/>
    </style:style>
    <style:style style:name="T233_19" style:family="text">
      <style:text-properties fo:color="#0000ff"/>
    </style:style>
    <style:style style:name="T233_20" style:family="text">
      <style:text-properties fo:color="#0000ff"/>
    </style:style>
    <style:style style:name="T233_21" style:family="text">
      <style:text-properties fo:color="#0000ff"/>
    </style:style>
    <style:style style:name="T233_22" style:family="text">
      <style:text-properties fo:color="#0000ff"/>
    </style:style>
    <style:style style:name="T233_23" style:family="text">
      <style:text-properties fo:color="#0000ff"/>
    </style:style>
    <style:style style:name="T233_24" style:family="text">
      <style:text-properties fo:color="#0000ff"/>
    </style:style>
    <style:style style:name="T233_25" style:family="text">
      <style:text-properties fo:color="#0000ff"/>
    </style:style>
    <style:style style:name="T233_26" style:family="text">
      <style:text-properties fo:color="#0000ff"/>
    </style:style>
    <style:style style:name="T233_27" style:family="text">
      <style:text-properties fo:color="#0000ff"/>
    </style:style>
    <style:style style:name="T233_28" style:family="text">
      <style:text-properties fo:color="#0000ff"/>
    </style:style>
    <style:style style:name="T233_29" style:family="text">
      <style:text-properties fo:color="#0000ff"/>
    </style:style>
    <style:style style:name="T233_30" style:family="text">
      <style:text-properties fo:color="#0000ff"/>
    </style:style>
    <style:style style:name="T233_31" style:family="text">
      <style:text-properties fo:color="#0000ff"/>
    </style:style>
    <style:style style:name="T233_32" style:family="text">
      <style:text-properties fo:color="#0000ff"/>
    </style:style>
    <style:style style:name="T233_33" style:family="text">
      <style:text-properties fo:color="#0000ff"/>
    </style:style>
    <style:style style:name="T233_34" style:family="text">
      <style:text-properties fo:color="#0000ff"/>
    </style:style>
    <style:style style:name="T233_35" style:family="text">
      <style:text-properties fo:color="#0000ff"/>
    </style:style>
    <style:style style:name="T233_36" style:family="text">
      <style:text-properties fo:color="#0000ff"/>
    </style:style>
    <style:style style:name="T233_37" style:family="text">
      <style:text-properties fo:color="#0000ff"/>
    </style:style>
    <style:style style:name="T233_38" style:family="text">
      <style:text-properties fo:color="#0000ff"/>
    </style:style>
    <style:style style:name="T233_39" style:family="text">
      <style:text-properties fo:color="#0000ff"/>
    </style:style>
    <style:style style:name="T233_40" style:family="text">
      <style:text-properties fo:color="#0000ff"/>
    </style:style>
    <style:style style:name="T233_41" style:family="text">
      <style:text-properties fo:color="#0000ff"/>
    </style:style>
    <style:style style:name="T233_42" style:family="text">
      <style:text-properties fo:color="#0000ff"/>
    </style:style>
    <style:style style:name="P234" style:family="paragraph" style:parent-style-name="Standard">
      <style:paragraph-properties fo:text-align="justify" fo:break-before="auto" style:writing-mode="lr-tb"/>
      <style:text-properties fo:color="#0000ff"/>
    </style:style>
    <style:style style:name="P235" style:family="paragraph" style:parent-style-name="Standard">
      <style:paragraph-properties fo:text-align="justify" fo:break-before="auto" style:writing-mode="lr-tb"/>
    </style:style>
    <style:style style:name="T235_1" style:family="text">
      <style:text-properties fo:color="#0000ff"/>
    </style:style>
    <style:style style:name="P236" style:family="paragraph" style:parent-style-name="Standard">
      <style:paragraph-properties fo:text-align="justify" fo:break-before="auto" style:writing-mode="lr-tb"/>
    </style:style>
    <style:style style:name="T236_1" style:family="text">
      <style:text-properties fo:color="#0000ff" fo:font-weight="bold" style:font-weight-asian="bold" style:font-weight-complex="bold" style:text-underline-style="solid" style:text-underline-color="font-color"/>
    </style:style>
    <style:style style:name="T236_2" style:family="text">
      <style:text-properties fo:color="#0000ff" fo:font-weight="bold" style:font-weight-asian="bold" style:font-weight-complex="bold" style:text-underline-style="solid" style:text-underline-color="font-color"/>
    </style:style>
    <style:style style:name="T236_3" style:family="text">
      <style:text-properties fo:color="#0000ff" fo:font-weight="bold" style:font-weight-asian="bold" style:font-weight-complex="bold" style:text-underline-style="solid" style:text-underline-color="font-color"/>
    </style:style>
    <style:style style:name="T236_4" style:family="text">
      <style:text-properties fo:color="#0000ff" fo:font-weight="bold" style:font-weight-asian="bold" style:font-weight-complex="bold" style:text-underline-style="solid" style:text-underline-color="font-color"/>
    </style:style>
    <style:style style:name="T236_5" style:family="text">
      <style:text-properties fo:color="#0000ff" fo:font-weight="bold" style:font-weight-asian="bold" style:font-weight-complex="bold" style:text-underline-style="solid" style:text-underline-color="font-color"/>
    </style:style>
    <style:style style:name="T236_6" style:family="text">
      <style:text-properties fo:color="#0000ff" fo:font-weight="bold" style:font-weight-asian="bold" style:font-weight-complex="bold" style:text-underline-style="solid" style:text-underline-color="font-color"/>
    </style:style>
    <style:style style:name="T236_7" style:family="text">
      <style:text-properties fo:color="#0000ff" fo:font-weight="bold" style:font-weight-asian="bold" style:font-weight-complex="bold" style:text-underline-style="solid" style:text-underline-color="font-color"/>
    </style:style>
    <style:style style:name="T236_8" style:family="text">
      <style:text-properties fo:color="#0000ff" fo:font-weight="bold" style:font-weight-asian="bold" style:font-weight-complex="bold" style:text-underline-style="solid" style:text-underline-color="font-color"/>
    </style:style>
    <style:style style:name="P237" style:family="paragraph" style:parent-style-name="Standard">
      <style:paragraph-properties fo:text-align="justify" fo:break-before="auto" style:writing-mode="lr-tb"/>
      <style:text-properties fo:color="#0000ff" fo:font-weight="bold" style:font-weight-asian="bold" style:font-weight-complex="bold" style:text-underline-style="solid" style:text-underline-color="font-color"/>
    </style:style>
    <style:style style:name="P238" style:family="paragraph" style:parent-style-name="Standard">
      <style:paragraph-properties fo:text-align="justify" fo:break-before="auto" style:writing-mode="lr-tb"/>
    </style:style>
    <style:style style:name="T238_1" style:family="text">
      <style:text-properties fo:color="#0000ff"/>
    </style:style>
    <style:style style:name="T238_2" style:family="text">
      <style:text-properties fo:color="#0000ff"/>
    </style:style>
    <style:style style:name="T238_3" style:family="text">
      <style:text-properties fo:color="#0000ff"/>
    </style:style>
    <style:style style:name="T238_4" style:family="text">
      <style:text-properties fo:color="#0000ff"/>
    </style:style>
    <style:style style:name="T238_5" style:family="text">
      <style:text-properties fo:color="#0000ff"/>
    </style:style>
    <style:style style:name="T238_6" style:family="text">
      <style:text-properties fo:color="#0000ff"/>
    </style:style>
    <style:style style:name="T238_7" style:family="text">
      <style:text-properties fo:color="#0000ff"/>
    </style:style>
    <style:style style:name="T238_8" style:family="text">
      <style:text-properties fo:color="#0000ff"/>
    </style:style>
    <style:style style:name="T238_9" style:family="text">
      <style:text-properties fo:color="#0000ff"/>
    </style:style>
    <style:style style:name="T238_10" style:family="text">
      <style:text-properties fo:color="#0000ff"/>
    </style:style>
    <style:style style:name="T238_11" style:family="text">
      <style:text-properties fo:color="#0000ff"/>
    </style:style>
    <style:style style:name="T238_12" style:family="text">
      <style:text-properties fo:color="#0000ff"/>
    </style:style>
    <style:style style:name="T238_13" style:family="text">
      <style:text-properties fo:color="#0000ff"/>
    </style:style>
    <style:style style:name="T238_14" style:family="text">
      <style:text-properties fo:color="#0000ff"/>
    </style:style>
    <style:style style:name="T238_15" style:family="text">
      <style:text-properties fo:color="#0000ff"/>
    </style:style>
    <style:style style:name="T238_16" style:family="text">
      <style:text-properties fo:color="#0000ff"/>
    </style:style>
    <style:style style:name="T238_17" style:family="text">
      <style:text-properties fo:color="#0000ff"/>
    </style:style>
    <style:style style:name="T238_18" style:family="text">
      <style:text-properties fo:color="#0000ff"/>
    </style:style>
    <style:style style:name="T238_19" style:family="text">
      <style:text-properties fo:color="#0000ff"/>
    </style:style>
    <style:style style:name="T238_20" style:family="text">
      <style:text-properties fo:color="#0000ff"/>
    </style:style>
    <style:style style:name="T238_21" style:family="text">
      <style:text-properties fo:color="#0000ff"/>
    </style:style>
    <style:style style:name="T238_22" style:family="text">
      <style:text-properties fo:color="#0000ff"/>
    </style:style>
    <style:style style:name="T238_23" style:family="text">
      <style:text-properties fo:color="#0000ff"/>
    </style:style>
    <style:style style:name="T238_24" style:family="text">
      <style:text-properties fo:color="#0000ff"/>
    </style:style>
    <style:style style:name="T238_25" style:family="text">
      <style:text-properties fo:color="#0000ff"/>
    </style:style>
    <style:style style:name="T238_26" style:family="text">
      <style:text-properties fo:color="#0000ff"/>
    </style:style>
    <style:style style:name="T238_27" style:family="text">
      <style:text-properties fo:color="#0000ff"/>
    </style:style>
    <style:style style:name="T238_28" style:family="text">
      <style:text-properties fo:color="#0000ff"/>
    </style:style>
    <style:style style:name="T238_29" style:family="text">
      <style:text-properties fo:color="#0000ff"/>
    </style:style>
    <style:style style:name="T238_30" style:family="text">
      <style:text-properties fo:color="#0000ff"/>
    </style:style>
    <style:style style:name="T238_31" style:family="text">
      <style:text-properties fo:color="#0000ff"/>
    </style:style>
    <style:style style:name="T238_32" style:family="text">
      <style:text-properties fo:color="#0000ff"/>
    </style:style>
    <style:style style:name="T238_33" style:family="text">
      <style:text-properties fo:color="#0000ff"/>
    </style:style>
    <style:style style:name="T238_34" style:family="text">
      <style:text-properties fo:color="#0000ff"/>
    </style:style>
    <style:style style:name="T238_35" style:family="text">
      <style:text-properties fo:color="#0000ff"/>
    </style:style>
    <style:style style:name="T238_36" style:family="text">
      <style:text-properties fo:color="#0000ff"/>
    </style:style>
    <style:style style:name="T238_37" style:family="text">
      <style:text-properties fo:color="#0000ff"/>
    </style:style>
    <style:style style:name="T238_38" style:family="text">
      <style:text-properties fo:color="#0000ff"/>
    </style:style>
    <style:style style:name="T238_39" style:family="text">
      <style:text-properties fo:color="#0000ff"/>
    </style:style>
    <style:style style:name="T238_40" style:family="text">
      <style:text-properties fo:color="#0000ff"/>
    </style:style>
    <style:style style:name="T238_41" style:family="text">
      <style:text-properties fo:color="#0000ff"/>
    </style:style>
    <style:style style:name="T238_42" style:family="text">
      <style:text-properties fo:color="#0000ff"/>
    </style:style>
    <style:style style:name="T238_43" style:family="text">
      <style:text-properties fo:color="#0000ff"/>
    </style:style>
    <style:style style:name="T238_44" style:family="text">
      <style:text-properties fo:color="#0000ff"/>
    </style:style>
    <style:style style:name="T238_45" style:family="text">
      <style:text-properties fo:color="#0000ff"/>
    </style:style>
    <style:style style:name="T238_46" style:family="text">
      <style:text-properties fo:color="#0000ff"/>
    </style:style>
    <style:style style:name="T238_47" style:family="text">
      <style:text-properties fo:color="#0000ff"/>
    </style:style>
    <style:style style:name="T238_48" style:family="text">
      <style:text-properties fo:color="#0000ff"/>
    </style:style>
    <style:style style:name="T238_49" style:family="text">
      <style:text-properties fo:color="#0000ff"/>
    </style:style>
    <style:style style:name="T238_50" style:family="text">
      <style:text-properties fo:color="#0000ff"/>
    </style:style>
    <style:style style:name="T238_51" style:family="text">
      <style:text-properties fo:color="#0000ff"/>
    </style:style>
    <style:style style:name="T238_52" style:family="text">
      <style:text-properties fo:color="#0000ff"/>
    </style:style>
    <style:style style:name="T238_53" style:family="text">
      <style:text-properties fo:color="#0000ff"/>
    </style:style>
    <style:style style:name="T238_54" style:family="text">
      <style:text-properties fo:color="#0000ff"/>
    </style:style>
    <style:style style:name="T238_55" style:family="text">
      <style:text-properties fo:color="#0000ff"/>
    </style:style>
    <style:style style:name="T238_56" style:family="text">
      <style:text-properties fo:color="#0000ff"/>
    </style:style>
    <style:style style:name="T238_57" style:family="text">
      <style:text-properties fo:color="#0000ff"/>
    </style:style>
    <style:style style:name="P239" style:family="paragraph" style:parent-style-name="Standard">
      <style:paragraph-properties fo:text-align="justify" fo:break-before="auto" style:writing-mode="lr-tb"/>
      <style:text-properties fo:color="#0000ff"/>
    </style:style>
    <style:style style:name="P240" style:family="paragraph" style:parent-style-name="Standard">
      <style:paragraph-properties fo:text-align="justify" fo:break-before="auto" style:writing-mode="lr-tb"/>
    </style:style>
    <style:style style:name="T240_1" style:family="text">
      <style:text-properties fo:color="#0000ff"/>
    </style:style>
    <style:style style:name="T240_2" style:family="text">
      <style:text-properties fo:color="#0000ff"/>
    </style:style>
    <style:style style:name="T240_3" style:family="text">
      <style:text-properties fo:color="#0000ff"/>
    </style:style>
    <style:style style:name="T240_4" style:family="text">
      <style:text-properties fo:color="#0000ff"/>
    </style:style>
    <style:style style:name="T240_5" style:family="text">
      <style:text-properties fo:color="#0000ff"/>
    </style:style>
    <style:style style:name="T240_6" style:family="text">
      <style:text-properties fo:color="#0000ff"/>
    </style:style>
    <style:style style:name="T240_7" style:family="text">
      <style:text-properties fo:color="#0000ff"/>
    </style:style>
    <style:style style:name="T240_8" style:family="text">
      <style:text-properties fo:color="#0000ff"/>
    </style:style>
    <style:style style:name="T240_9" style:family="text">
      <style:text-properties fo:color="#0000ff"/>
    </style:style>
    <style:style style:name="T240_10" style:family="text">
      <style:text-properties fo:color="#0000ff"/>
    </style:style>
    <style:style style:name="T240_11" style:family="text">
      <style:text-properties fo:color="#0000ff"/>
    </style:style>
    <style:style style:name="T240_12" style:family="text">
      <style:text-properties fo:color="#0000ff"/>
    </style:style>
    <style:style style:name="T240_13" style:family="text">
      <style:text-properties fo:color="#0000ff"/>
    </style:style>
    <style:style style:name="T240_14" style:family="text">
      <style:text-properties fo:color="#0000ff"/>
    </style:style>
    <style:style style:name="T240_15" style:family="text">
      <style:text-properties fo:color="#0000ff"/>
    </style:style>
    <style:style style:name="T240_16" style:family="text">
      <style:text-properties fo:color="#0000ff"/>
    </style:style>
    <style:style style:name="T240_17" style:family="text">
      <style:text-properties fo:color="#0000ff"/>
    </style:style>
    <style:style style:name="T240_18" style:family="text">
      <style:text-properties fo:color="#0000ff"/>
    </style:style>
    <style:style style:name="P241" style:family="paragraph" style:parent-style-name="Standard">
      <style:paragraph-properties fo:text-align="justify" fo:break-before="auto" style:writing-mode="lr-tb"/>
      <style:text-properties fo:color="#0000ff"/>
    </style:style>
    <style:style style:name="P242" style:family="paragraph" style:parent-style-name="Standard">
      <style:paragraph-properties fo:text-align="justify" fo:break-before="auto" style:writing-mode="lr-tb"/>
    </style:style>
    <style:style style:name="T242_1" style:family="text">
      <style:text-properties fo:color="#0000ff"/>
    </style:style>
    <style:style style:name="T242_2" style:family="text">
      <style:text-properties fo:color="#0000ff"/>
    </style:style>
    <style:style style:name="T242_3" style:family="text">
      <style:text-properties fo:color="#0000ff"/>
    </style:style>
    <style:style style:name="T242_4" style:family="text">
      <style:text-properties fo:color="#0000ff"/>
    </style:style>
    <style:style style:name="T242_5" style:family="text">
      <style:text-properties fo:color="#0000ff"/>
    </style:style>
    <style:style style:name="T242_6" style:family="text">
      <style:text-properties fo:color="#0000ff"/>
    </style:style>
    <style:style style:name="T242_7" style:family="text">
      <style:text-properties fo:color="#0000ff"/>
    </style:style>
    <style:style style:name="T242_8" style:family="text">
      <style:text-properties fo:color="#0000ff"/>
    </style:style>
    <style:style style:name="T242_9" style:family="text">
      <style:text-properties fo:color="#0000ff"/>
    </style:style>
    <style:style style:name="T242_10" style:family="text">
      <style:text-properties fo:color="#0000ff"/>
    </style:style>
    <style:style style:name="T242_11" style:family="text">
      <style:text-properties fo:color="#0000ff"/>
    </style:style>
    <style:style style:name="T242_12" style:family="text">
      <style:text-properties fo:color="#0000ff"/>
    </style:style>
    <style:style style:name="T242_13" style:family="text">
      <style:text-properties fo:color="#0000ff"/>
    </style:style>
    <style:style style:name="T242_14" style:family="text">
      <style:text-properties fo:color="#0000ff"/>
    </style:style>
    <style:style style:name="T242_15" style:family="text">
      <style:text-properties fo:color="#0000ff"/>
    </style:style>
    <style:style style:name="T242_16" style:family="text">
      <style:text-properties fo:color="#0000ff"/>
    </style:style>
    <style:style style:name="T242_17" style:family="text">
      <style:text-properties fo:color="#0000ff"/>
    </style:style>
    <style:style style:name="T242_18" style:family="text">
      <style:text-properties fo:color="#0000ff"/>
    </style:style>
    <style:style style:name="T242_19" style:family="text">
      <style:text-properties fo:color="#0000ff"/>
    </style:style>
    <style:style style:name="T242_20" style:family="text">
      <style:text-properties fo:color="#0000ff"/>
    </style:style>
    <style:style style:name="T242_21" style:family="text">
      <style:text-properties fo:color="#0000ff"/>
    </style:style>
    <style:style style:name="T242_22" style:family="text">
      <style:text-properties fo:color="#0000ff"/>
    </style:style>
    <style:style style:name="T242_23" style:family="text">
      <style:text-properties fo:color="#0000ff"/>
    </style:style>
    <style:style style:name="T242_24" style:family="text">
      <style:text-properties fo:color="#0000ff"/>
    </style:style>
    <style:style style:name="T242_25" style:family="text">
      <style:text-properties fo:color="#0000ff"/>
    </style:style>
    <style:style style:name="T242_26" style:family="text">
      <style:text-properties fo:color="#0000ff"/>
    </style:style>
    <style:style style:name="T242_27" style:family="text">
      <style:text-properties fo:color="#0000ff"/>
    </style:style>
    <style:style style:name="T242_28" style:family="text">
      <style:text-properties fo:color="#0000ff"/>
    </style:style>
    <style:style style:name="T242_29" style:family="text">
      <style:text-properties fo:color="#0000ff"/>
    </style:style>
    <style:style style:name="T242_30" style:family="text">
      <style:text-properties fo:color="#0000ff"/>
    </style:style>
    <style:style style:name="T242_31" style:family="text">
      <style:text-properties fo:color="#0000ff"/>
    </style:style>
    <style:style style:name="T242_32" style:family="text">
      <style:text-properties fo:color="#0000ff"/>
    </style:style>
    <style:style style:name="T242_33" style:family="text">
      <style:text-properties fo:color="#0000ff"/>
    </style:style>
    <style:style style:name="T242_34" style:family="text">
      <style:text-properties fo:color="#0000ff"/>
    </style:style>
    <style:style style:name="T242_35" style:family="text">
      <style:text-properties fo:color="#0000ff"/>
    </style:style>
    <style:style style:name="T242_36" style:family="text">
      <style:text-properties fo:color="#0000ff"/>
    </style:style>
    <style:style style:name="T242_37" style:family="text">
      <style:text-properties fo:color="#0000ff"/>
    </style:style>
    <style:style style:name="T242_38" style:family="text">
      <style:text-properties fo:color="#0000ff"/>
    </style:style>
    <style:style style:name="T242_39" style:family="text">
      <style:text-properties fo:color="#0000ff"/>
    </style:style>
    <style:style style:name="T242_40" style:family="text">
      <style:text-properties fo:color="#0000ff"/>
    </style:style>
    <style:style style:name="T242_41" style:family="text">
      <style:text-properties fo:color="#0000ff"/>
    </style:style>
    <style:style style:name="T242_42" style:family="text">
      <style:text-properties fo:color="#0000ff"/>
    </style:style>
    <style:style style:name="T242_43" style:family="text">
      <style:text-properties fo:color="#0000ff"/>
    </style:style>
    <style:style style:name="T242_44" style:family="text">
      <style:text-properties fo:color="#0000ff"/>
    </style:style>
    <style:style style:name="T242_45" style:family="text">
      <style:text-properties fo:color="#0000ff"/>
    </style:style>
    <style:style style:name="T242_46" style:family="text">
      <style:text-properties fo:color="#0000ff"/>
    </style:style>
    <style:style style:name="T242_47" style:family="text">
      <style:text-properties fo:color="#0000ff"/>
    </style:style>
    <style:style style:name="T242_48" style:family="text">
      <style:text-properties fo:color="#0000ff"/>
    </style:style>
    <style:style style:name="T242_49" style:family="text">
      <style:text-properties fo:color="#0000ff"/>
    </style:style>
    <style:style style:name="T242_50" style:family="text">
      <style:text-properties fo:color="#0000ff"/>
    </style:style>
    <style:style style:name="T242_51" style:family="text">
      <style:text-properties fo:color="#0000ff"/>
    </style:style>
    <style:style style:name="T242_52" style:family="text">
      <style:text-properties fo:color="#0000ff"/>
    </style:style>
    <style:style style:name="T242_53" style:family="text">
      <style:text-properties fo:color="#0000ff"/>
    </style:style>
    <style:style style:name="P243" style:family="paragraph" style:parent-style-name="Standard">
      <style:paragraph-properties fo:text-align="justify" fo:break-before="auto" style:writing-mode="lr-tb"/>
      <style:text-properties fo:color="#0000ff"/>
    </style:style>
    <style:style style:name="P244" style:family="paragraph" style:parent-style-name="Standard">
      <style:paragraph-properties fo:text-align="justify" fo:break-before="auto" style:writing-mode="lr-tb"/>
    </style:style>
    <style:style style:name="T244_1" style:family="text">
      <style:text-properties fo:color="#0000ff" fo:font-weight="bold" style:font-weight-asian="bold" style:font-weight-complex="bold" style:text-underline-style="solid" style:text-underline-color="font-color"/>
    </style:style>
    <style:style style:name="T244_2" style:family="text">
      <style:text-properties fo:color="#0000ff" fo:font-weight="bold" style:font-weight-asian="bold" style:font-weight-complex="bold" style:text-underline-style="solid" style:text-underline-color="font-color"/>
    </style:style>
    <style:style style:name="T244_3" style:family="text">
      <style:text-properties fo:color="#0000ff" fo:font-weight="bold" style:font-weight-asian="bold" style:font-weight-complex="bold" style:text-underline-style="solid" style:text-underline-color="font-color"/>
    </style:style>
    <style:style style:name="T244_4" style:family="text">
      <style:text-properties fo:color="#0000ff" fo:font-weight="bold" style:font-weight-asian="bold" style:font-weight-complex="bold" style:text-underline-style="solid" style:text-underline-color="font-color"/>
    </style:style>
    <style:style style:name="T244_5" style:family="text">
      <style:text-properties fo:color="#0000ff" fo:font-weight="bold" style:font-weight-asian="bold" style:font-weight-complex="bold" style:text-underline-style="solid" style:text-underline-color="font-color"/>
    </style:style>
    <style:style style:name="T244_6" style:family="text">
      <style:text-properties fo:color="#0000ff" fo:font-weight="bold" style:font-weight-asian="bold" style:font-weight-complex="bold" style:text-underline-style="solid" style:text-underline-color="font-color"/>
    </style:style>
    <style:style style:name="T244_7" style:family="text">
      <style:text-properties fo:color="#0000ff" fo:font-weight="bold" style:font-weight-asian="bold" style:font-weight-complex="bold" style:text-underline-style="solid" style:text-underline-color="font-color"/>
    </style:style>
    <style:style style:name="T244_8" style:family="text">
      <style:text-properties fo:color="#0000ff" fo:font-weight="bold" style:font-weight-asian="bold" style:font-weight-complex="bold" style:text-underline-style="solid" style:text-underline-color="font-color"/>
    </style:style>
    <style:style style:name="T244_9" style:family="text">
      <style:text-properties fo:color="#0000ff" fo:font-weight="bold" style:font-weight-asian="bold" style:font-weight-complex="bold" style:text-underline-style="solid" style:text-underline-color="font-color"/>
    </style:style>
    <style:style style:name="T244_10" style:family="text">
      <style:text-properties fo:color="#0000ff" fo:font-weight="bold" style:font-weight-asian="bold" style:font-weight-complex="bold" style:text-underline-style="solid" style:text-underline-color="font-color"/>
    </style:style>
    <style:style style:name="T244_11" style:family="text">
      <style:text-properties fo:color="#0000ff" fo:font-weight="bold" style:font-weight-asian="bold" style:font-weight-complex="bold" style:text-underline-style="solid" style:text-underline-color="font-color"/>
    </style:style>
    <style:style style:name="T244_12" style:family="text">
      <style:text-properties fo:color="#0000ff" fo:font-weight="bold" style:font-weight-asian="bold" style:font-weight-complex="bold" style:text-underline-style="solid" style:text-underline-color="font-color"/>
    </style:style>
    <style:style style:name="T244_13" style:family="text">
      <style:text-properties fo:color="#0000ff" fo:font-weight="bold" style:font-weight-asian="bold" style:font-weight-complex="bold" style:text-underline-style="solid" style:text-underline-color="font-color"/>
    </style:style>
    <style:style style:name="T244_14" style:family="text">
      <style:text-properties fo:color="#0000ff" fo:font-weight="bold" style:font-weight-asian="bold" style:font-weight-complex="bold" style:text-underline-style="solid" style:text-underline-color="font-color"/>
    </style:style>
    <style:style style:name="T244_15" style:family="text">
      <style:text-properties fo:color="#0000ff" fo:font-weight="bold" style:font-weight-asian="bold" style:font-weight-complex="bold" style:text-underline-style="solid" style:text-underline-color="font-color"/>
    </style:style>
    <style:style style:name="T244_16" style:family="text">
      <style:text-properties fo:color="#0000ff" fo:font-weight="bold" style:font-weight-asian="bold" style:font-weight-complex="bold" style:text-underline-style="solid" style:text-underline-color="font-color"/>
    </style:style>
    <style:style style:name="T244_17" style:family="text">
      <style:text-properties fo:color="#0000ff" fo:font-weight="bold" style:font-weight-asian="bold" style:font-weight-complex="bold" style:text-underline-style="solid" style:text-underline-color="font-color"/>
    </style:style>
    <style:style style:name="T244_18" style:family="text">
      <style:text-properties fo:color="#0000ff" fo:font-weight="bold" style:font-weight-asian="bold" style:font-weight-complex="bold" style:text-underline-style="solid" style:text-underline-color="font-color"/>
    </style:style>
    <style:style style:name="T244_19" style:family="text">
      <style:text-properties fo:color="#0000ff" fo:font-weight="bold" style:font-weight-asian="bold" style:font-weight-complex="bold" style:text-underline-style="solid" style:text-underline-color="font-color"/>
    </style:style>
    <style:style style:name="T244_20" style:family="text">
      <style:text-properties fo:color="#0000ff" fo:font-weight="bold" style:font-weight-asian="bold" style:font-weight-complex="bold" style:text-underline-style="solid" style:text-underline-color="font-color"/>
    </style:style>
    <style:style style:name="T244_21" style:family="text">
      <style:text-properties fo:color="#0000ff" fo:font-weight="bold" style:font-weight-asian="bold" style:font-weight-complex="bold" style:text-underline-style="solid" style:text-underline-color="font-color"/>
    </style:style>
    <style:style style:name="T244_22" style:family="text">
      <style:text-properties fo:color="#0000ff" fo:font-weight="bold" style:font-weight-asian="bold" style:font-weight-complex="bold" style:text-underline-style="solid" style:text-underline-color="font-color"/>
    </style:style>
    <style:style style:name="T244_23" style:family="text">
      <style:text-properties fo:color="#0000ff" fo:font-weight="bold" style:font-weight-asian="bold" style:font-weight-complex="bold" style:text-underline-style="solid" style:text-underline-color="font-color"/>
    </style:style>
    <style:style style:name="T244_24" style:family="text">
      <style:text-properties fo:color="#0000ff" fo:font-weight="bold" style:font-weight-asian="bold" style:font-weight-complex="bold" style:text-underline-style="solid" style:text-underline-color="font-color"/>
    </style:style>
    <style:style style:name="T244_25" style:family="text">
      <style:text-properties fo:color="#0000ff" fo:font-weight="bold" style:font-weight-asian="bold" style:font-weight-complex="bold" style:text-underline-style="solid" style:text-underline-color="font-color"/>
    </style:style>
    <style:style style:name="T244_26" style:family="text">
      <style:text-properties fo:color="#0000ff" fo:font-weight="bold" style:font-weight-asian="bold" style:font-weight-complex="bold" style:text-underline-style="solid" style:text-underline-color="font-color"/>
    </style:style>
    <style:style style:name="T244_27" style:family="text">
      <style:text-properties fo:color="#0000ff" fo:font-weight="bold" style:font-weight-asian="bold" style:font-weight-complex="bold" style:text-underline-style="solid" style:text-underline-color="font-color"/>
    </style:style>
    <style:style style:name="T244_28" style:family="text">
      <style:text-properties fo:color="#0000ff" fo:font-weight="bold" style:font-weight-asian="bold" style:font-weight-complex="bold" style:text-underline-style="solid" style:text-underline-color="font-color"/>
    </style:style>
    <style:style style:name="T244_29" style:family="text">
      <style:text-properties fo:color="#0000ff" fo:font-weight="bold" style:font-weight-asian="bold" style:font-weight-complex="bold" style:text-underline-style="solid" style:text-underline-color="font-color"/>
    </style:style>
    <style:style style:name="T244_30" style:family="text">
      <style:text-properties fo:color="#0000ff" fo:font-weight="bold" style:font-weight-asian="bold" style:font-weight-complex="bold" style:text-underline-style="solid" style:text-underline-color="font-color"/>
    </style:style>
    <style:style style:name="T244_31" style:family="text">
      <style:text-properties fo:color="#0000ff" fo:font-weight="bold" style:font-weight-asian="bold" style:font-weight-complex="bold" style:text-underline-style="solid" style:text-underline-color="font-color"/>
    </style:style>
    <style:style style:name="T244_32" style:family="text">
      <style:text-properties fo:color="#0000ff" fo:font-weight="bold" style:font-weight-asian="bold" style:font-weight-complex="bold" style:text-underline-style="solid" style:text-underline-color="font-color"/>
    </style:style>
    <style:style style:name="T244_33" style:family="text">
      <style:text-properties fo:color="#0000ff" fo:font-weight="bold" style:font-weight-asian="bold" style:font-weight-complex="bold" style:text-underline-style="solid" style:text-underline-color="font-color"/>
    </style:style>
    <style:style style:name="T244_34" style:family="text">
      <style:text-properties fo:color="#0000ff" fo:font-weight="bold" style:font-weight-asian="bold" style:font-weight-complex="bold" style:text-underline-style="solid" style:text-underline-color="font-color"/>
    </style:style>
    <style:style style:name="T244_35" style:family="text">
      <style:text-properties fo:color="#0000ff" fo:font-weight="bold" style:font-weight-asian="bold" style:font-weight-complex="bold" style:text-underline-style="solid" style:text-underline-color="font-color"/>
    </style:style>
    <style:style style:name="T244_36" style:family="text">
      <style:text-properties fo:color="#0000ff" fo:font-weight="bold" style:font-weight-asian="bold" style:font-weight-complex="bold" style:text-underline-style="solid" style:text-underline-color="font-color"/>
    </style:style>
    <style:style style:name="T244_37" style:family="text">
      <style:text-properties fo:color="#0000ff" fo:font-weight="bold" style:font-weight-asian="bold" style:font-weight-complex="bold" style:text-underline-style="solid" style:text-underline-color="font-color"/>
    </style:style>
    <style:style style:name="T244_38" style:family="text">
      <style:text-properties fo:color="#0000ff" fo:font-weight="bold" style:font-weight-asian="bold" style:font-weight-complex="bold" style:text-underline-style="solid" style:text-underline-color="font-color"/>
    </style:style>
    <style:style style:name="T244_39" style:family="text">
      <style:text-properties fo:color="#0000ff" fo:font-weight="bold" style:font-weight-asian="bold" style:font-weight-complex="bold" style:text-underline-style="solid" style:text-underline-color="font-color"/>
    </style:style>
    <style:style style:name="T244_40" style:family="text">
      <style:text-properties fo:color="#0000ff" fo:font-weight="bold" style:font-weight-asian="bold" style:font-weight-complex="bold" style:text-underline-style="solid" style:text-underline-color="font-color"/>
    </style:style>
    <style:style style:name="T244_41" style:family="text">
      <style:text-properties fo:color="#0000ff" fo:font-weight="bold" style:font-weight-asian="bold" style:font-weight-complex="bold" style:text-underline-style="solid" style:text-underline-color="font-color"/>
    </style:style>
    <style:style style:name="T244_42" style:family="text">
      <style:text-properties fo:color="#0000ff" fo:font-weight="bold" style:font-weight-asian="bold" style:font-weight-complex="bold" style:text-underline-style="solid" style:text-underline-color="font-color"/>
    </style:style>
    <style:style style:name="T244_43" style:family="text">
      <style:text-properties fo:color="#0000ff" fo:font-weight="bold" style:font-weight-asian="bold" style:font-weight-complex="bold" style:text-underline-style="solid" style:text-underline-color="font-color"/>
    </style:style>
    <style:style style:name="T244_44" style:family="text">
      <style:text-properties fo:color="#0000ff" fo:font-weight="bold" style:font-weight-asian="bold" style:font-weight-complex="bold" style:text-underline-style="solid" style:text-underline-color="font-color"/>
    </style:style>
    <style:style style:name="T244_45" style:family="text">
      <style:text-properties fo:color="#0000ff" fo:font-weight="bold" style:font-weight-asian="bold" style:font-weight-complex="bold" style:text-underline-style="solid" style:text-underline-color="font-color"/>
    </style:style>
    <style:style style:name="T244_46" style:family="text">
      <style:text-properties fo:color="#0000ff" fo:font-weight="bold" style:font-weight-asian="bold" style:font-weight-complex="bold" style:text-underline-style="solid" style:text-underline-color="font-color"/>
    </style:style>
    <style:style style:name="T244_47" style:family="text">
      <style:text-properties fo:color="#0000ff" fo:font-weight="bold" style:font-weight-asian="bold" style:font-weight-complex="bold" style:text-underline-style="solid" style:text-underline-color="font-color"/>
    </style:style>
    <style:style style:name="T244_48" style:family="text">
      <style:text-properties fo:color="#0000ff" fo:font-weight="bold" style:font-weight-asian="bold" style:font-weight-complex="bold" style:text-underline-style="solid" style:text-underline-color="font-color"/>
    </style:style>
    <style:style style:name="T244_49" style:family="text">
      <style:text-properties fo:color="#0000ff" fo:font-weight="bold" style:font-weight-asian="bold" style:font-weight-complex="bold" style:text-underline-style="solid" style:text-underline-color="font-color"/>
    </style:style>
    <style:style style:name="T244_50" style:family="text">
      <style:text-properties fo:color="#0000ff" fo:font-weight="bold" style:font-weight-asian="bold" style:font-weight-complex="bold" style:text-underline-style="solid" style:text-underline-color="font-color"/>
    </style:style>
    <style:style style:name="T244_51" style:family="text">
      <style:text-properties fo:color="#0000ff" fo:font-weight="bold" style:font-weight-asian="bold" style:font-weight-complex="bold" style:text-underline-style="solid" style:text-underline-color="font-color"/>
    </style:style>
    <style:style style:name="T244_52" style:family="text">
      <style:text-properties fo:color="#0000ff" fo:font-weight="bold" style:font-weight-asian="bold" style:font-weight-complex="bold" style:text-underline-style="solid" style:text-underline-color="font-color"/>
    </style:style>
    <style:style style:name="T244_53" style:family="text">
      <style:text-properties fo:color="#0000ff" fo:font-weight="bold" style:font-weight-asian="bold" style:font-weight-complex="bold" style:text-underline-style="solid" style:text-underline-color="font-color"/>
    </style:style>
    <style:style style:name="T244_54" style:family="text">
      <style:text-properties fo:color="#0000ff" fo:font-weight="bold" style:font-weight-asian="bold" style:font-weight-complex="bold" style:text-underline-style="solid" style:text-underline-color="font-color"/>
    </style:style>
    <style:style style:name="T244_55" style:family="text">
      <style:text-properties fo:color="#0000ff" fo:font-weight="bold" style:font-weight-asian="bold" style:font-weight-complex="bold" style:text-underline-style="solid" style:text-underline-color="font-color"/>
    </style:style>
    <style:style style:name="T244_56" style:family="text">
      <style:text-properties fo:color="#0000ff" fo:font-weight="bold" style:font-weight-asian="bold" style:font-weight-complex="bold" style:text-underline-style="solid" style:text-underline-color="font-color"/>
    </style:style>
    <style:style style:name="T244_57" style:family="text">
      <style:text-properties fo:color="#0000ff" fo:font-weight="bold" style:font-weight-asian="bold" style:font-weight-complex="bold" style:text-underline-style="solid" style:text-underline-color="font-color"/>
    </style:style>
    <style:style style:name="T244_58" style:family="text">
      <style:text-properties fo:color="#0000ff" fo:font-weight="bold" style:font-weight-asian="bold" style:font-weight-complex="bold" style:text-underline-style="solid" style:text-underline-color="font-color"/>
    </style:style>
    <style:style style:name="P245" style:family="paragraph" style:parent-style-name="Standard">
      <style:paragraph-properties fo:text-align="justify" fo:break-before="auto" style:writing-mode="lr-tb"/>
      <style:text-properties fo:color="#0000ff"/>
    </style:style>
    <style:style style:name="P246" style:family="paragraph" style:parent-style-name="Standard">
      <style:paragraph-properties fo:text-align="justify" fo:break-before="auto" style:writing-mode="lr-tb"/>
    </style:style>
    <style:style style:name="T246_1" style:family="text">
      <style:text-properties fo:color="#0000ff"/>
    </style:style>
    <style:style style:name="T246_2" style:family="text">
      <style:text-properties fo:color="#0000ff"/>
    </style:style>
    <style:style style:name="T246_3" style:family="text">
      <style:text-properties fo:color="#0000ff"/>
    </style:style>
    <style:style style:name="T246_4" style:family="text">
      <style:text-properties fo:color="#0000ff"/>
    </style:style>
    <style:style style:name="T246_5" style:family="text">
      <style:text-properties fo:color="#0000ff"/>
    </style:style>
    <style:style style:name="T246_6" style:family="text">
      <style:text-properties fo:color="#0000ff"/>
    </style:style>
    <style:style style:name="T246_7" style:family="text">
      <style:text-properties fo:color="#0000ff"/>
    </style:style>
    <style:style style:name="T246_8" style:family="text">
      <style:text-properties fo:color="#0000ff"/>
    </style:style>
    <style:style style:name="T246_9" style:family="text">
      <style:text-properties fo:color="#0000ff"/>
    </style:style>
    <style:style style:name="T246_10" style:family="text">
      <style:text-properties fo:color="#0000ff"/>
    </style:style>
    <style:style style:name="T246_11" style:family="text">
      <style:text-properties fo:color="#0000ff"/>
    </style:style>
    <style:style style:name="T246_12" style:family="text">
      <style:text-properties fo:color="#0000ff"/>
    </style:style>
    <style:style style:name="T246_13" style:family="text">
      <style:text-properties fo:color="#0000ff"/>
    </style:style>
    <style:style style:name="T246_14" style:family="text">
      <style:text-properties fo:color="#0000ff"/>
    </style:style>
    <style:style style:name="T246_15" style:family="text">
      <style:text-properties fo:color="#0000ff"/>
    </style:style>
    <style:style style:name="T246_16" style:family="text">
      <style:text-properties fo:color="#0000ff"/>
    </style:style>
    <style:style style:name="T246_17" style:family="text">
      <style:text-properties fo:color="#0000ff"/>
    </style:style>
    <style:style style:name="T246_18" style:family="text">
      <style:text-properties fo:color="#0000ff"/>
    </style:style>
    <style:style style:name="T246_19" style:family="text">
      <style:text-properties fo:color="#0000ff"/>
    </style:style>
    <style:style style:name="T246_20" style:family="text">
      <style:text-properties fo:color="#0000ff"/>
    </style:style>
    <style:style style:name="T246_21" style:family="text">
      <style:text-properties fo:color="#0000ff"/>
    </style:style>
    <style:style style:name="T246_22" style:family="text">
      <style:text-properties fo:color="#0000ff"/>
    </style:style>
    <style:style style:name="T246_23" style:family="text">
      <style:text-properties fo:color="#0000ff"/>
    </style:style>
    <style:style style:name="T246_24" style:family="text">
      <style:text-properties fo:color="#0000ff"/>
    </style:style>
    <style:style style:name="T246_25" style:family="text">
      <style:text-properties fo:color="#0000ff"/>
    </style:style>
    <style:style style:name="T246_26" style:family="text">
      <style:text-properties fo:color="#0000ff"/>
    </style:style>
    <style:style style:name="T246_27" style:family="text">
      <style:text-properties fo:color="#0000ff"/>
    </style:style>
    <style:style style:name="T246_28" style:family="text">
      <style:text-properties fo:color="#0000ff"/>
    </style:style>
    <style:style style:name="T246_29" style:family="text">
      <style:text-properties fo:color="#0000ff"/>
    </style:style>
    <style:style style:name="P247" style:family="paragraph" style:parent-style-name="Standard">
      <style:paragraph-properties fo:text-align="justify" fo:break-before="auto" style:writing-mode="lr-tb"/>
    </style:style>
    <style:style style:name="T247_1" style:family="text">
      <style:text-properties fo:color="#0000ff"/>
    </style:style>
    <style:style style:name="T247_2" style:family="text">
      <style:text-properties fo:color="#0000ff"/>
    </style:style>
    <style:style style:name="T247_3" style:family="text">
      <style:text-properties fo:color="#0000ff"/>
    </style:style>
    <style:style style:name="T247_4" style:family="text">
      <style:text-properties fo:color="#0000ff"/>
    </style:style>
    <style:style style:name="T247_5" style:family="text">
      <style:text-properties fo:color="#0000ff"/>
    </style:style>
    <style:style style:name="T247_6" style:family="text">
      <style:text-properties fo:color="#0000ff"/>
    </style:style>
    <style:style style:name="T247_7" style:family="text">
      <style:text-properties fo:color="#0000ff"/>
    </style:style>
    <style:style style:name="T247_8" style:family="text">
      <style:text-properties fo:color="#0000ff"/>
    </style:style>
    <style:style style:name="T247_9" style:family="text">
      <style:text-properties fo:color="#0000ff"/>
    </style:style>
    <style:style style:name="T247_10" style:family="text">
      <style:text-properties fo:color="#0000ff"/>
    </style:style>
    <style:style style:name="T247_11" style:family="text">
      <style:text-properties fo:color="#0000ff"/>
    </style:style>
    <style:style style:name="T247_12" style:family="text">
      <style:text-properties fo:color="#0000ff"/>
    </style:style>
    <style:style style:name="T247_13" style:family="text">
      <style:text-properties fo:color="#0000ff"/>
    </style:style>
    <style:style style:name="T247_14" style:family="text">
      <style:text-properties fo:color="#0000ff"/>
    </style:style>
    <style:style style:name="T247_15" style:family="text">
      <style:text-properties fo:color="#0000ff"/>
    </style:style>
    <style:style style:name="T247_16" style:family="text">
      <style:text-properties fo:color="#0000ff"/>
    </style:style>
    <style:style style:name="T247_17" style:family="text">
      <style:text-properties fo:color="#0000ff"/>
    </style:style>
    <style:style style:name="T247_18" style:family="text">
      <style:text-properties fo:color="#0000ff"/>
    </style:style>
    <style:style style:name="T247_19" style:family="text">
      <style:text-properties fo:color="#0000ff"/>
    </style:style>
    <style:style style:name="T247_20" style:family="text">
      <style:text-properties fo:color="#0000ff"/>
    </style:style>
    <style:style style:name="T247_21" style:family="text">
      <style:text-properties fo:color="#0000ff"/>
    </style:style>
    <style:style style:name="T247_22" style:family="text">
      <style:text-properties fo:color="#0000ff"/>
    </style:style>
    <style:style style:name="T247_23" style:family="text">
      <style:text-properties fo:color="#0000ff"/>
    </style:style>
    <style:style style:name="T247_24" style:family="text">
      <style:text-properties fo:color="#0000ff"/>
    </style:style>
    <style:style style:name="T247_25" style:family="text">
      <style:text-properties fo:color="#0000ff"/>
    </style:style>
    <style:style style:name="T247_26" style:family="text">
      <style:text-properties fo:color="#0000ff"/>
    </style:style>
    <style:style style:name="T247_27" style:family="text">
      <style:text-properties fo:color="#0000ff"/>
    </style:style>
    <style:style style:name="T247_28" style:family="text">
      <style:text-properties fo:color="#0000ff"/>
    </style:style>
    <style:style style:name="T247_29" style:family="text">
      <style:text-properties fo:color="#0000ff"/>
    </style:style>
    <style:style style:name="T247_30" style:family="text">
      <style:text-properties fo:color="#0000ff"/>
    </style:style>
    <style:style style:name="T247_31" style:family="text">
      <style:text-properties fo:color="#0000ff"/>
    </style:style>
    <style:style style:name="T247_32" style:family="text">
      <style:text-properties fo:color="#0000ff"/>
    </style:style>
    <style:style style:name="T247_33" style:family="text">
      <style:text-properties fo:color="#0000ff"/>
    </style:style>
    <style:style style:name="T247_34" style:family="text">
      <style:text-properties fo:color="#0000ff"/>
    </style:style>
    <style:style style:name="T247_35" style:family="text">
      <style:text-properties fo:color="#0000ff"/>
    </style:style>
    <style:style style:name="T247_36" style:family="text">
      <style:text-properties fo:color="#0000ff"/>
    </style:style>
    <style:style style:name="T247_37" style:family="text">
      <style:text-properties fo:color="#0000ff"/>
    </style:style>
    <style:style style:name="T247_38" style:family="text">
      <style:text-properties fo:color="#0000ff"/>
    </style:style>
    <style:style style:name="T247_39" style:family="text">
      <style:text-properties fo:color="#0000ff"/>
    </style:style>
    <style:style style:name="T247_40" style:family="text">
      <style:text-properties fo:color="#0000ff"/>
    </style:style>
    <style:style style:name="T247_41" style:family="text">
      <style:text-properties fo:color="#0000ff"/>
    </style:style>
    <style:style style:name="T247_42" style:family="text">
      <style:text-properties fo:color="#0000ff"/>
    </style:style>
    <style:style style:name="T247_43" style:family="text">
      <style:text-properties fo:color="#0000ff"/>
    </style:style>
    <style:style style:name="P248" style:family="paragraph" style:parent-style-name="Standard">
      <style:paragraph-properties fo:text-align="justify" fo:break-before="auto" style:writing-mode="lr-tb"/>
    </style:style>
    <style:style style:name="T248_1" style:family="text">
      <style:text-properties fo:color="#0000ff"/>
    </style:style>
    <style:style style:name="T248_2" style:family="text">
      <style:text-properties fo:color="#0000ff"/>
    </style:style>
    <style:style style:name="T248_3" style:family="text">
      <style:text-properties fo:color="#0000ff"/>
    </style:style>
    <style:style style:name="T248_4" style:family="text">
      <style:text-properties fo:color="#0000ff"/>
    </style:style>
    <style:style style:name="T248_5" style:family="text">
      <style:text-properties fo:color="#0000ff"/>
    </style:style>
    <style:style style:name="T248_6" style:family="text">
      <style:text-properties fo:color="#0000ff"/>
    </style:style>
    <style:style style:name="T248_7" style:family="text">
      <style:text-properties fo:color="#0000ff"/>
    </style:style>
    <style:style style:name="T248_8" style:family="text">
      <style:text-properties fo:color="#0000ff"/>
    </style:style>
    <style:style style:name="T248_9" style:family="text">
      <style:text-properties fo:color="#0000ff"/>
    </style:style>
    <style:style style:name="T248_10" style:family="text">
      <style:text-properties fo:color="#0000ff"/>
    </style:style>
    <style:style style:name="T248_11" style:family="text">
      <style:text-properties fo:color="#0000ff"/>
    </style:style>
    <style:style style:name="T248_12" style:family="text">
      <style:text-properties fo:color="#0000ff"/>
    </style:style>
    <style:style style:name="T248_13" style:family="text">
      <style:text-properties fo:color="#0000ff"/>
    </style:style>
    <style:style style:name="T248_14" style:family="text">
      <style:text-properties fo:color="#0000ff"/>
    </style:style>
    <style:style style:name="T248_15" style:family="text">
      <style:text-properties fo:color="#0000ff"/>
    </style:style>
    <style:style style:name="T248_16" style:family="text">
      <style:text-properties fo:color="#0000ff"/>
    </style:style>
    <style:style style:name="T248_17" style:family="text">
      <style:text-properties fo:color="#0000ff"/>
    </style:style>
    <style:style style:name="T248_18" style:family="text">
      <style:text-properties fo:color="#0000ff"/>
    </style:style>
    <style:style style:name="T248_19" style:family="text">
      <style:text-properties fo:color="#0000ff"/>
    </style:style>
    <style:style style:name="T248_20" style:family="text">
      <style:text-properties fo:color="#0000ff"/>
    </style:style>
    <style:style style:name="T248_21" style:family="text">
      <style:text-properties fo:color="#0000ff"/>
    </style:style>
    <style:style style:name="T248_22" style:family="text">
      <style:text-properties fo:color="#0000ff"/>
    </style:style>
    <style:style style:name="T248_23" style:family="text">
      <style:text-properties fo:color="#0000ff"/>
    </style:style>
    <style:style style:name="T248_24" style:family="text">
      <style:text-properties fo:color="#0000ff"/>
    </style:style>
    <style:style style:name="T248_25" style:family="text">
      <style:text-properties fo:color="#0000ff"/>
    </style:style>
    <style:style style:name="T248_26" style:family="text">
      <style:text-properties fo:color="#0000ff"/>
    </style:style>
    <style:style style:name="T248_27" style:family="text">
      <style:text-properties fo:color="#0000ff"/>
    </style:style>
    <style:style style:name="T248_28" style:family="text">
      <style:text-properties fo:color="#0000ff"/>
    </style:style>
    <style:style style:name="T248_29" style:family="text">
      <style:text-properties fo:color="#0000ff"/>
    </style:style>
    <style:style style:name="T248_30" style:family="text">
      <style:text-properties fo:color="#0000ff"/>
    </style:style>
    <style:style style:name="T248_31" style:family="text">
      <style:text-properties fo:color="#0000ff"/>
    </style:style>
    <style:style style:name="T248_32" style:family="text">
      <style:text-properties fo:color="#0000ff"/>
    </style:style>
    <style:style style:name="T248_33" style:family="text">
      <style:text-properties fo:color="#0000ff"/>
    </style:style>
    <style:style style:name="T248_34" style:family="text">
      <style:text-properties fo:color="#0000ff"/>
    </style:style>
    <style:style style:name="P249" style:family="paragraph" style:parent-style-name="Standard">
      <style:paragraph-properties fo:text-align="justify" fo:break-before="auto" style:writing-mode="lr-tb"/>
    </style:style>
    <style:style style:name="T249_1" style:family="text">
      <style:text-properties fo:color="#0000ff"/>
    </style:style>
    <style:style style:name="T249_2" style:family="text">
      <style:text-properties fo:color="#0000ff"/>
    </style:style>
    <style:style style:name="T249_3" style:family="text">
      <style:text-properties fo:color="#0000ff"/>
    </style:style>
    <style:style style:name="T249_4" style:family="text">
      <style:text-properties fo:color="#0000ff"/>
    </style:style>
    <style:style style:name="T249_5" style:family="text">
      <style:text-properties fo:color="#0000ff"/>
    </style:style>
    <style:style style:name="T249_6" style:family="text">
      <style:text-properties fo:color="#0000ff"/>
    </style:style>
    <style:style style:name="T249_7" style:family="text">
      <style:text-properties fo:color="#0000ff"/>
    </style:style>
    <style:style style:name="T249_8" style:family="text">
      <style:text-properties fo:color="#0000ff"/>
    </style:style>
    <style:style style:name="T249_9" style:family="text">
      <style:text-properties fo:color="#0000ff"/>
    </style:style>
    <style:style style:name="T249_10" style:family="text">
      <style:text-properties fo:color="#0000ff"/>
    </style:style>
    <style:style style:name="T249_11" style:family="text">
      <style:text-properties fo:color="#0000ff"/>
    </style:style>
    <style:style style:name="T249_12" style:family="text">
      <style:text-properties fo:color="#0000ff"/>
    </style:style>
    <style:style style:name="T249_13" style:family="text">
      <style:text-properties fo:color="#0000ff"/>
    </style:style>
    <style:style style:name="T249_14" style:family="text">
      <style:text-properties fo:color="#0000ff"/>
    </style:style>
    <style:style style:name="T249_15" style:family="text">
      <style:text-properties fo:color="#0000ff"/>
    </style:style>
    <style:style style:name="T249_16" style:family="text">
      <style:text-properties fo:color="#0000ff"/>
    </style:style>
    <style:style style:name="T249_17" style:family="text">
      <style:text-properties fo:color="#0000ff"/>
    </style:style>
    <style:style style:name="T249_18" style:family="text">
      <style:text-properties fo:color="#0000ff"/>
    </style:style>
    <style:style style:name="T249_19" style:family="text">
      <style:text-properties fo:color="#0000ff"/>
    </style:style>
    <style:style style:name="T249_20" style:family="text">
      <style:text-properties fo:color="#0000ff"/>
    </style:style>
    <style:style style:name="T249_21" style:family="text">
      <style:text-properties fo:color="#0000ff"/>
    </style:style>
    <style:style style:name="T249_22" style:family="text">
      <style:text-properties fo:color="#0000ff"/>
    </style:style>
    <style:style style:name="T249_23" style:family="text">
      <style:text-properties fo:color="#0000ff"/>
    </style:style>
    <style:style style:name="T249_24" style:family="text">
      <style:text-properties fo:color="#0000ff"/>
    </style:style>
    <style:style style:name="T249_25" style:family="text">
      <style:text-properties fo:color="#0000ff"/>
    </style:style>
    <style:style style:name="T249_26" style:family="text">
      <style:text-properties fo:color="#0000ff"/>
    </style:style>
    <style:style style:name="T249_27" style:family="text">
      <style:text-properties fo:color="#0000ff"/>
    </style:style>
    <style:style style:name="T249_28" style:family="text">
      <style:text-properties fo:color="#0000ff"/>
    </style:style>
    <style:style style:name="T249_29" style:family="text">
      <style:text-properties fo:color="#0000ff"/>
    </style:style>
    <style:style style:name="T249_30" style:family="text">
      <style:text-properties fo:color="#0000ff"/>
    </style:style>
    <style:style style:name="T249_31" style:family="text">
      <style:text-properties fo:color="#0000ff"/>
    </style:style>
    <style:style style:name="T249_32" style:family="text">
      <style:text-properties fo:color="#0000ff"/>
    </style:style>
    <style:style style:name="T249_33" style:family="text">
      <style:text-properties fo:color="#0000ff"/>
    </style:style>
    <style:style style:name="T249_34" style:family="text">
      <style:text-properties fo:color="#0000ff"/>
    </style:style>
    <style:style style:name="T249_35" style:family="text">
      <style:text-properties fo:color="#0000ff"/>
    </style:style>
    <style:style style:name="T249_36" style:family="text">
      <style:text-properties fo:color="#0000ff"/>
    </style:style>
    <style:style style:name="T249_37" style:family="text">
      <style:text-properties fo:color="#0000ff"/>
    </style:style>
    <style:style style:name="T249_38" style:family="text">
      <style:text-properties fo:color="#0000ff"/>
    </style:style>
    <style:style style:name="T249_39" style:family="text">
      <style:text-properties fo:color="#0000ff"/>
    </style:style>
    <style:style style:name="T249_40" style:family="text">
      <style:text-properties fo:color="#0000ff"/>
    </style:style>
    <style:style style:name="T249_41" style:family="text">
      <style:text-properties fo:color="#0000ff"/>
    </style:style>
    <style:style style:name="T249_42" style:family="text">
      <style:text-properties fo:color="#0000ff"/>
    </style:style>
    <style:style style:name="T249_43" style:family="text">
      <style:text-properties fo:color="#0000ff"/>
    </style:style>
    <style:style style:name="T249_44" style:family="text">
      <style:text-properties fo:color="#0000ff"/>
    </style:style>
    <style:style style:name="T249_45" style:family="text">
      <style:text-properties fo:color="#0000ff"/>
    </style:style>
    <style:style style:name="T249_46" style:family="text">
      <style:text-properties fo:color="#0000ff"/>
    </style:style>
    <style:style style:name="T249_47" style:family="text">
      <style:text-properties fo:color="#0000ff"/>
    </style:style>
    <style:style style:name="T249_48" style:family="text">
      <style:text-properties fo:color="#0000ff"/>
    </style:style>
    <style:style style:name="T249_49" style:family="text">
      <style:text-properties fo:color="#0000ff"/>
    </style:style>
    <style:style style:name="T249_50" style:family="text">
      <style:text-properties fo:color="#0000ff"/>
    </style:style>
    <style:style style:name="T249_51" style:family="text">
      <style:text-properties fo:color="#0000ff"/>
    </style:style>
    <style:style style:name="T249_52" style:family="text">
      <style:text-properties fo:color="#0000ff"/>
    </style:style>
    <style:style style:name="T249_53" style:family="text">
      <style:text-properties fo:color="#0000ff"/>
    </style:style>
    <style:style style:name="T249_54" style:family="text">
      <style:text-properties fo:color="#0000ff"/>
    </style:style>
    <style:style style:name="T249_55" style:family="text">
      <style:text-properties fo:color="#0000ff"/>
    </style:style>
    <style:style style:name="T249_56" style:family="text">
      <style:text-properties fo:color="#0000ff"/>
    </style:style>
    <style:style style:name="T249_57" style:family="text">
      <style:text-properties fo:color="#0000ff"/>
    </style:style>
    <style:style style:name="T249_58" style:family="text">
      <style:text-properties fo:color="#0000ff"/>
    </style:style>
    <style:style style:name="T249_59" style:family="text">
      <style:text-properties fo:color="#0000ff"/>
    </style:style>
    <style:style style:name="T249_60" style:family="text">
      <style:text-properties fo:color="#0000ff"/>
    </style:style>
    <style:style style:name="T249_61" style:family="text">
      <style:text-properties fo:color="#0000ff"/>
    </style:style>
    <style:style style:name="T249_62" style:family="text">
      <style:text-properties fo:color="#0000ff"/>
    </style:style>
    <style:style style:name="T249_63" style:family="text">
      <style:text-properties fo:color="#0000ff"/>
    </style:style>
    <style:style style:name="T249_64" style:family="text">
      <style:text-properties fo:color="#0000ff"/>
    </style:style>
    <style:style style:name="T249_65" style:family="text">
      <style:text-properties fo:color="#0000ff"/>
    </style:style>
    <style:style style:name="T249_66" style:family="text">
      <style:text-properties fo:color="#0000ff"/>
    </style:style>
    <style:style style:name="T249_67" style:family="text">
      <style:text-properties fo:color="#0000ff"/>
    </style:style>
    <style:style style:name="T249_68" style:family="text">
      <style:text-properties fo:color="#0000ff"/>
    </style:style>
    <style:style style:name="T249_69" style:family="text">
      <style:text-properties fo:color="#0000ff"/>
    </style:style>
    <style:style style:name="T249_70" style:family="text">
      <style:text-properties fo:color="#0000ff"/>
    </style:style>
    <style:style style:name="T249_71" style:family="text">
      <style:text-properties fo:color="#0000ff"/>
    </style:style>
    <style:style style:name="T249_72" style:family="text">
      <style:text-properties fo:color="#0000ff"/>
    </style:style>
    <style:style style:name="T249_73" style:family="text">
      <style:text-properties fo:color="#0000ff"/>
    </style:style>
    <style:style style:name="T249_74" style:family="text">
      <style:text-properties fo:color="#0000ff"/>
    </style:style>
    <style:style style:name="T249_75" style:family="text">
      <style:text-properties fo:color="#0000ff"/>
    </style:style>
    <style:style style:name="T249_76" style:family="text">
      <style:text-properties fo:color="#0000ff"/>
    </style:style>
    <style:style style:name="T249_77" style:family="text">
      <style:text-properties fo:color="#0000ff"/>
    </style:style>
    <style:style style:name="T249_78" style:family="text">
      <style:text-properties fo:color="#0000ff"/>
    </style:style>
    <style:style style:name="T249_79" style:family="text">
      <style:text-properties fo:color="#0000ff"/>
    </style:style>
    <style:style style:name="T249_80" style:family="text">
      <style:text-properties fo:color="#0000ff"/>
    </style:style>
    <style:style style:name="T249_81" style:family="text">
      <style:text-properties fo:color="#0000ff"/>
    </style:style>
    <style:style style:name="T249_82" style:family="text">
      <style:text-properties fo:color="#0000ff"/>
    </style:style>
    <style:style style:name="T249_83" style:family="text">
      <style:text-properties fo:color="#0000ff"/>
    </style:style>
    <style:style style:name="T249_84" style:family="text">
      <style:text-properties fo:color="#0000ff"/>
    </style:style>
    <style:style style:name="T249_85" style:family="text">
      <style:text-properties fo:color="#0000ff"/>
    </style:style>
    <style:style style:name="T249_86" style:family="text">
      <style:text-properties fo:color="#0000ff"/>
    </style:style>
    <style:style style:name="T249_87" style:family="text">
      <style:text-properties fo:color="#0000ff"/>
    </style:style>
    <style:style style:name="T249_88" style:family="text">
      <style:text-properties fo:color="#0000ff"/>
    </style:style>
    <style:style style:name="T249_89" style:family="text">
      <style:text-properties fo:color="#0000ff"/>
    </style:style>
    <style:style style:name="T249_90" style:family="text">
      <style:text-properties fo:color="#0000ff"/>
    </style:style>
    <style:style style:name="T249_91" style:family="text">
      <style:text-properties fo:color="#0000ff"/>
    </style:style>
    <style:style style:name="T249_92" style:family="text">
      <style:text-properties fo:color="#0000ff"/>
    </style:style>
    <style:style style:name="T249_93" style:family="text">
      <style:text-properties fo:color="#0000ff"/>
    </style:style>
    <style:style style:name="T249_94" style:family="text">
      <style:text-properties fo:color="#0000ff"/>
    </style:style>
    <style:style style:name="T249_95" style:family="text">
      <style:text-properties fo:color="#0000ff"/>
    </style:style>
    <style:style style:name="T249_96" style:family="text">
      <style:text-properties fo:color="#0000ff"/>
    </style:style>
    <style:style style:name="T249_97" style:family="text">
      <style:text-properties fo:color="#0000ff"/>
    </style:style>
    <style:style style:name="T249_98" style:family="text">
      <style:text-properties fo:color="#0000ff"/>
    </style:style>
    <style:style style:name="T249_99" style:family="text">
      <style:text-properties fo:color="#0000ff"/>
    </style:style>
    <style:style style:name="T249_100" style:family="text">
      <style:text-properties fo:color="#0000ff"/>
    </style:style>
    <style:style style:name="T249_101" style:family="text">
      <style:text-properties fo:color="#0000ff"/>
    </style:style>
    <style:style style:name="T249_102" style:family="text">
      <style:text-properties fo:color="#0000ff"/>
    </style:style>
    <style:style style:name="T249_103" style:family="text">
      <style:text-properties fo:color="#0000ff"/>
    </style:style>
    <style:style style:name="T249_104" style:family="text">
      <style:text-properties fo:color="#0000ff"/>
    </style:style>
    <style:style style:name="T249_105" style:family="text">
      <style:text-properties fo:color="#0000ff"/>
    </style:style>
    <style:style style:name="T249_106" style:family="text">
      <style:text-properties fo:color="#0000ff"/>
    </style:style>
    <style:style style:name="T249_107" style:family="text">
      <style:text-properties fo:color="#0000ff"/>
    </style:style>
    <style:style style:name="T249_108" style:family="text">
      <style:text-properties fo:color="#0000ff"/>
    </style:style>
    <style:style style:name="T249_109" style:family="text">
      <style:text-properties fo:color="#0000ff"/>
    </style:style>
    <style:style style:name="T249_110" style:family="text">
      <style:text-properties fo:color="#0000ff"/>
    </style:style>
    <style:style style:name="T249_111" style:family="text">
      <style:text-properties fo:color="#0000ff"/>
    </style:style>
    <style:style style:name="T249_112" style:family="text">
      <style:text-properties fo:color="#0000ff"/>
    </style:style>
    <style:style style:name="T249_113" style:family="text">
      <style:text-properties fo:color="#0000ff"/>
    </style:style>
    <style:style style:name="T249_114" style:family="text">
      <style:text-properties fo:color="#0000ff"/>
    </style:style>
    <style:style style:name="T249_115" style:family="text">
      <style:text-properties fo:color="#0000ff"/>
    </style:style>
    <style:style style:name="T249_116" style:family="text">
      <style:text-properties fo:color="#0000ff"/>
    </style:style>
    <style:style style:name="T249_117" style:family="text">
      <style:text-properties fo:color="#0000ff"/>
    </style:style>
    <style:style style:name="T249_118" style:family="text">
      <style:text-properties fo:color="#0000ff"/>
    </style:style>
    <style:style style:name="T249_119" style:family="text">
      <style:text-properties fo:color="#0000ff"/>
    </style:style>
    <style:style style:name="T249_120" style:family="text">
      <style:text-properties fo:color="#0000ff"/>
    </style:style>
    <style:style style:name="T249_121" style:family="text">
      <style:text-properties fo:color="#0000ff"/>
    </style:style>
    <style:style style:name="T249_122" style:family="text">
      <style:text-properties fo:color="#0000ff"/>
    </style:style>
    <style:style style:name="T249_123" style:family="text">
      <style:text-properties fo:color="#0000ff"/>
    </style:style>
    <style:style style:name="T249_124" style:family="text">
      <style:text-properties fo:color="#0000ff"/>
    </style:style>
    <style:style style:name="T249_125" style:family="text">
      <style:text-properties fo:color="#0000ff"/>
    </style:style>
    <style:style style:name="T249_126" style:family="text">
      <style:text-properties fo:color="#0000ff"/>
    </style:style>
    <style:style style:name="T249_127" style:family="text">
      <style:text-properties fo:color="#0000ff"/>
    </style:style>
    <style:style style:name="T249_128" style:family="text">
      <style:text-properties fo:color="#0000ff"/>
    </style:style>
    <style:style style:name="T249_129" style:family="text">
      <style:text-properties fo:color="#0000ff"/>
    </style:style>
    <style:style style:name="T249_130" style:family="text">
      <style:text-properties fo:color="#0000ff"/>
    </style:style>
    <style:style style:name="T249_131" style:family="text">
      <style:text-properties fo:color="#0000ff"/>
    </style:style>
    <style:style style:name="T249_132" style:family="text">
      <style:text-properties fo:color="#0000ff"/>
    </style:style>
    <style:style style:name="T249_133" style:family="text">
      <style:text-properties fo:color="#0000ff"/>
    </style:style>
    <style:style style:name="T249_134" style:family="text">
      <style:text-properties fo:color="#0000ff"/>
    </style:style>
    <style:style style:name="T249_135" style:family="text">
      <style:text-properties fo:color="#0000ff"/>
    </style:style>
    <style:style style:name="T249_136" style:family="text">
      <style:text-properties fo:color="#0000ff"/>
    </style:style>
    <style:style style:name="T249_137" style:family="text">
      <style:text-properties fo:color="#0000ff"/>
    </style:style>
    <style:style style:name="T249_138" style:family="text">
      <style:text-properties fo:color="#0000ff"/>
    </style:style>
    <style:style style:name="T249_139" style:family="text">
      <style:text-properties fo:color="#0000ff"/>
    </style:style>
    <style:style style:name="T249_140" style:family="text">
      <style:text-properties fo:color="#0000ff"/>
    </style:style>
    <style:style style:name="T249_141" style:family="text">
      <style:text-properties fo:color="#0000ff"/>
    </style:style>
    <style:style style:name="T249_142" style:family="text">
      <style:text-properties fo:color="#0000ff"/>
    </style:style>
    <style:style style:name="T249_143" style:family="text">
      <style:text-properties fo:color="#0000ff"/>
    </style:style>
    <style:style style:name="T249_144" style:family="text">
      <style:text-properties fo:color="#0000ff"/>
    </style:style>
    <style:style style:name="T249_145" style:family="text">
      <style:text-properties fo:color="#0000ff"/>
    </style:style>
    <style:style style:name="T249_146" style:family="text">
      <style:text-properties fo:color="#0000ff"/>
    </style:style>
    <style:style style:name="T249_147" style:family="text">
      <style:text-properties fo:color="#0000ff"/>
    </style:style>
    <style:style style:name="T249_148" style:family="text">
      <style:text-properties fo:color="#0000ff"/>
    </style:style>
    <style:style style:name="T249_149" style:family="text">
      <style:text-properties fo:color="#0000ff"/>
    </style:style>
    <style:style style:name="T249_150" style:family="text">
      <style:text-properties fo:color="#0000ff"/>
    </style:style>
    <style:style style:name="T249_151" style:family="text">
      <style:text-properties fo:color="#0000ff"/>
    </style:style>
    <style:style style:name="T249_152" style:family="text">
      <style:text-properties fo:color="#0000ff"/>
    </style:style>
    <style:style style:name="T249_153" style:family="text">
      <style:text-properties fo:color="#0000ff"/>
    </style:style>
    <style:style style:name="T249_154" style:family="text">
      <style:text-properties fo:color="#0000ff"/>
    </style:style>
    <style:style style:name="P250" style:family="paragraph" style:parent-style-name="Standard">
      <style:paragraph-properties fo:text-align="justify" fo:break-before="auto" style:writing-mode="lr-tb"/>
    </style:style>
    <style:style style:name="T250_1" style:family="text">
      <style:text-properties fo:color="#0000ff"/>
    </style:style>
    <style:style style:name="T250_2" style:family="text">
      <style:text-properties fo:color="#0000ff"/>
    </style:style>
    <style:style style:name="T250_3" style:family="text">
      <style:text-properties fo:color="#0000ff"/>
    </style:style>
    <style:style style:name="T250_4" style:family="text">
      <style:text-properties fo:color="#0000ff"/>
    </style:style>
    <style:style style:name="T250_5" style:family="text">
      <style:text-properties fo:color="#0000ff"/>
    </style:style>
    <style:style style:name="T250_6" style:family="text">
      <style:text-properties fo:color="#0000ff"/>
    </style:style>
    <style:style style:name="T250_7" style:family="text">
      <style:text-properties fo:color="#0000ff"/>
    </style:style>
    <style:style style:name="T250_8" style:family="text">
      <style:text-properties fo:color="#0000ff"/>
    </style:style>
    <style:style style:name="T250_9" style:family="text">
      <style:text-properties fo:color="#0000ff"/>
    </style:style>
    <style:style style:name="T250_10" style:family="text">
      <style:text-properties fo:color="#0000ff"/>
    </style:style>
    <style:style style:name="T250_11" style:family="text">
      <style:text-properties fo:color="#0000ff"/>
    </style:style>
    <style:style style:name="T250_12" style:family="text">
      <style:text-properties fo:color="#0000ff"/>
    </style:style>
    <style:style style:name="T250_13" style:family="text">
      <style:text-properties fo:color="#0000ff"/>
    </style:style>
    <style:style style:name="T250_14" style:family="text">
      <style:text-properties fo:color="#0000ff"/>
    </style:style>
    <style:style style:name="T250_15" style:family="text">
      <style:text-properties fo:color="#0000ff"/>
    </style:style>
    <style:style style:name="T250_16" style:family="text">
      <style:text-properties fo:color="#0000ff"/>
    </style:style>
    <style:style style:name="T250_17" style:family="text">
      <style:text-properties fo:color="#0000ff"/>
    </style:style>
    <style:style style:name="T250_18" style:family="text">
      <style:text-properties fo:color="#0000ff"/>
    </style:style>
    <style:style style:name="T250_19" style:family="text">
      <style:text-properties fo:color="#0000ff"/>
    </style:style>
    <style:style style:name="T250_20" style:family="text">
      <style:text-properties fo:color="#0000ff"/>
    </style:style>
    <style:style style:name="T250_21" style:family="text">
      <style:text-properties fo:color="#0000ff"/>
    </style:style>
    <style:style style:name="T250_22" style:family="text">
      <style:text-properties fo:color="#0000ff"/>
    </style:style>
    <style:style style:name="T250_23" style:family="text">
      <style:text-properties fo:color="#0000ff"/>
    </style:style>
    <style:style style:name="T250_24" style:family="text">
      <style:text-properties fo:color="#0000ff"/>
    </style:style>
    <style:style style:name="P251" style:family="paragraph" style:parent-style-name="Standard">
      <style:paragraph-properties fo:text-align="justify" fo:break-before="auto" style:writing-mode="lr-tb"/>
    </style:style>
    <style:style style:name="T251_1" style:family="text">
      <style:text-properties fo:color="#0000ff"/>
    </style:style>
    <style:style style:name="T251_2" style:family="text">
      <style:text-properties fo:color="#0000ff"/>
    </style:style>
    <style:style style:name="T251_3" style:family="text">
      <style:text-properties fo:color="#0000ff"/>
    </style:style>
    <style:style style:name="T251_4" style:family="text">
      <style:text-properties fo:color="#0000ff"/>
    </style:style>
    <style:style style:name="T251_5" style:family="text">
      <style:text-properties fo:color="#0000ff"/>
    </style:style>
    <style:style style:name="T251_6" style:family="text">
      <style:text-properties fo:color="#0000ff"/>
    </style:style>
    <style:style style:name="T251_7" style:family="text">
      <style:text-properties fo:color="#0000ff"/>
    </style:style>
    <style:style style:name="T251_8" style:family="text">
      <style:text-properties fo:color="#0000ff"/>
    </style:style>
    <style:style style:name="T251_9" style:family="text">
      <style:text-properties fo:color="#0000ff"/>
    </style:style>
    <style:style style:name="T251_10" style:family="text">
      <style:text-properties fo:color="#0000ff"/>
    </style:style>
    <style:style style:name="T251_11" style:family="text">
      <style:text-properties fo:color="#0000ff"/>
    </style:style>
    <style:style style:name="T251_12" style:family="text">
      <style:text-properties fo:color="#0000ff"/>
    </style:style>
    <style:style style:name="T251_13" style:family="text">
      <style:text-properties fo:color="#0000ff"/>
    </style:style>
    <style:style style:name="T251_14" style:family="text">
      <style:text-properties fo:color="#0000ff"/>
    </style:style>
    <style:style style:name="T251_15" style:family="text">
      <style:text-properties fo:color="#0000ff"/>
    </style:style>
    <style:style style:name="T251_16" style:family="text">
      <style:text-properties fo:color="#0000ff"/>
    </style:style>
    <style:style style:name="T251_17" style:family="text">
      <style:text-properties fo:color="#0000ff"/>
    </style:style>
    <style:style style:name="T251_18" style:family="text">
      <style:text-properties fo:color="#0000ff"/>
    </style:style>
    <style:style style:name="T251_19" style:family="text">
      <style:text-properties fo:color="#0000ff"/>
    </style:style>
    <style:style style:name="T251_20" style:family="text">
      <style:text-properties fo:color="#0000ff"/>
    </style:style>
    <style:style style:name="T251_21" style:family="text">
      <style:text-properties fo:color="#0000ff"/>
    </style:style>
    <style:style style:name="T251_22" style:family="text">
      <style:text-properties fo:color="#0000ff"/>
    </style:style>
    <style:style style:name="T251_23" style:family="text">
      <style:text-properties fo:color="#0000ff"/>
    </style:style>
    <style:style style:name="T251_24" style:family="text">
      <style:text-properties fo:color="#0000ff"/>
    </style:style>
    <style:style style:name="T251_25" style:family="text">
      <style:text-properties fo:color="#0000ff"/>
    </style:style>
    <style:style style:name="T251_26" style:family="text">
      <style:text-properties fo:color="#0000ff"/>
    </style:style>
    <style:style style:name="T251_27" style:family="text">
      <style:text-properties fo:color="#0000ff"/>
    </style:style>
    <style:style style:name="T251_28" style:family="text">
      <style:text-properties fo:color="#0000ff"/>
    </style:style>
    <style:style style:name="T251_29" style:family="text">
      <style:text-properties fo:color="#0000ff"/>
    </style:style>
    <style:style style:name="T251_30" style:family="text">
      <style:text-properties fo:color="#0000ff"/>
    </style:style>
    <style:style style:name="T251_31" style:family="text">
      <style:text-properties fo:color="#0000ff"/>
    </style:style>
    <style:style style:name="T251_32" style:family="text">
      <style:text-properties fo:color="#0000ff"/>
    </style:style>
    <style:style style:name="T251_33" style:family="text">
      <style:text-properties fo:color="#0000ff"/>
    </style:style>
    <style:style style:name="T251_34" style:family="text">
      <style:text-properties fo:color="#0000ff"/>
    </style:style>
    <style:style style:name="T251_35" style:family="text">
      <style:text-properties fo:color="#0000ff"/>
    </style:style>
    <style:style style:name="T251_36" style:family="text">
      <style:text-properties fo:color="#0000ff"/>
    </style:style>
    <style:style style:name="T251_37" style:family="text">
      <style:text-properties fo:color="#0000ff"/>
    </style:style>
    <style:style style:name="T251_38" style:family="text">
      <style:text-properties fo:color="#0000ff"/>
    </style:style>
    <style:style style:name="P252" style:family="paragraph" style:parent-style-name="Standard">
      <style:paragraph-properties fo:text-align="justify" fo:break-before="auto" style:writing-mode="lr-tb"/>
    </style:style>
    <style:style style:name="T252_1" style:family="text">
      <style:text-properties fo:color="#0000ff"/>
    </style:style>
    <style:style style:name="T252_2" style:family="text">
      <style:text-properties fo:color="#0000ff"/>
    </style:style>
    <style:style style:name="T252_3" style:family="text">
      <style:text-properties fo:color="#0000ff"/>
    </style:style>
    <style:style style:name="T252_4" style:family="text">
      <style:text-properties fo:color="#0000ff"/>
    </style:style>
    <style:style style:name="T252_5" style:family="text">
      <style:text-properties fo:color="#0000ff"/>
    </style:style>
    <style:style style:name="T252_6" style:family="text">
      <style:text-properties fo:color="#0000ff"/>
    </style:style>
    <style:style style:name="T252_7" style:family="text">
      <style:text-properties fo:color="#0000ff"/>
    </style:style>
    <style:style style:name="T252_8" style:family="text">
      <style:text-properties fo:color="#0000ff"/>
    </style:style>
    <style:style style:name="P253" style:family="paragraph" style:parent-style-name="Standard">
      <style:paragraph-properties fo:text-align="justify" fo:break-before="auto" style:writing-mode="lr-tb"/>
    </style:style>
    <style:style style:name="P254" style:family="paragraph" style:parent-style-name="Standard">
      <style:paragraph-properties fo:text-align="justify" fo:break-before="auto" style:writing-mode="lr-tb"/>
    </style:style>
    <style:style style:name="P255" style:family="paragraph" style:parent-style-name="Standard">
      <style:paragraph-properties fo:break-before="auto" style:writing-mode="lr-tb"/>
      <style:text-properties fo:font-size="14pt" style:font-size-asian="14pt" style:font-size-complex="14pt" fo:font-weight="bold" style:font-weight-asian="bold" style:font-weight-complex="bold"/>
    </style:style>
    <style:style style:name="P256" style:family="paragraph" style:parent-style-name="Standard">
      <style:paragraph-properties fo:break-before="auto" fo:margin-top="0cm" fo:margin-bottom="0cm" style:writing-mode="lr-tb"/>
    </style:style>
    <style:style style:name="T256_1" style:family="text">
      <style:text-properties fo:font-size="14pt" style:font-size-asian="14pt" style:font-size-complex="14pt" fo:font-weight="bold" style:font-weight-asian="bold" style:font-weight-complex="bold"/>
    </style:style>
    <style:style style:name="T256_2" style:family="text">
      <style:text-properties fo:font-size="14pt" style:font-size-asian="14pt" style:font-size-complex="14pt" fo:font-weight="bold" style:font-weight-asian="bold" style:font-weight-complex="bold"/>
    </style:style>
    <style:style style:name="T256_3" style:family="text">
      <style:text-properties fo:font-size="14pt" style:font-size-asian="14pt" style:font-size-complex="14pt" fo:font-weight="bold" style:font-weight-asian="bold" style:font-weight-complex="bold"/>
    </style:style>
    <style:style style:name="T256_4" style:family="text">
      <style:text-properties fo:font-size="14pt" style:font-size-asian="14pt" style:font-size-complex="14pt" fo:font-weight="bold" style:font-weight-asian="bold" style:font-weight-complex="bold"/>
    </style:style>
    <style:style style:name="T256_5" style:family="text">
      <style:text-properties fo:font-size="14pt" style:font-size-asian="14pt" style:font-size-complex="14pt" fo:font-weight="bold" style:font-weight-asian="bold" style:font-weight-complex="bold"/>
    </style:style>
    <style:style style:name="T256_6" style:family="text">
      <style:text-properties fo:font-size="14pt" style:font-size-asian="14pt" style:font-size-complex="14pt" fo:font-weight="bold" style:font-weight-asian="bold" style:font-weight-complex="bold"/>
    </style:style>
    <style:style style:name="T256_7" style:family="text">
      <style:text-properties fo:font-size="14pt" style:font-size-asian="14pt" style:font-size-complex="14pt" fo:font-weight="bold" style:font-weight-asian="bold" style:font-weight-complex="bold"/>
    </style:style>
    <style:style style:name="T256_8" style:family="text">
      <style:text-properties fo:font-size="14pt" style:font-size-asian="14pt" style:font-size-complex="14pt" fo:font-weight="bold" style:font-weight-asian="bold" style:font-weight-complex="bold"/>
    </style:style>
    <style:style style:name="T256_9" style:family="text">
      <style:text-properties fo:font-size="14pt" style:font-size-asian="14pt" style:font-size-complex="14pt" fo:font-weight="bold" style:font-weight-asian="bold" style:font-weight-complex="bold"/>
    </style:style>
    <style:style style:name="T256_10" style:family="text">
      <style:text-properties fo:font-size="14pt" style:font-size-asian="14pt" style:font-size-complex="14pt" fo:font-weight="bold" style:font-weight-asian="bold" style:font-weight-complex="bold"/>
    </style:style>
    <style:style style:name="T256_11" style:family="text">
      <style:text-properties fo:font-size="14pt" style:font-size-asian="14pt" style:font-size-complex="14pt" fo:font-weight="bold" style:font-weight-asian="bold" style:font-weight-complex="bold"/>
    </style:style>
    <style:style style:name="T256_12" style:family="text">
      <style:text-properties fo:font-size="14pt" style:font-size-asian="14pt" style:font-size-complex="14pt" fo:font-weight="bold" style:font-weight-asian="bold" style:font-weight-complex="bold"/>
    </style:style>
    <style:style style:name="P257" style:family="paragraph" style:parent-style-name="Standard">
      <style:paragraph-properties fo:break-before="auto" fo:text-indent="0cm" fo:margin-left="1.27cm" style:writing-mode="lr-tb"/>
    </style:style>
    <style:style style:name="T257_1" style:family="text">
      <style:text-properties fo:font-style="italic" style:font-style-asian="italic" style:font-style-complex="italic"/>
    </style:style>
    <style:style style:name="T257_2" style:family="text">
      <style:text-properties fo:font-style="italic" style:font-style-asian="italic" style:font-style-complex="italic"/>
    </style:style>
    <style:style style:name="T257_3" style:family="text">
      <style:text-properties fo:font-style="italic" style:font-style-asian="italic" style:font-style-complex="italic"/>
    </style:style>
    <style:style style:name="T257_4" style:family="text">
      <style:text-properties fo:font-style="italic" style:font-style-asian="italic" style:font-style-complex="italic"/>
    </style:style>
    <style:style style:name="T257_5" style:family="text">
      <style:text-properties fo:font-style="italic" style:font-style-asian="italic" style:font-style-complex="italic"/>
    </style:style>
    <style:style style:name="T257_6" style:family="text">
      <style:text-properties fo:font-style="italic" style:font-style-asian="italic" style:font-style-complex="italic"/>
    </style:style>
    <style:style style:name="T257_7" style:family="text">
      <style:text-properties fo:font-style="italic" style:font-style-asian="italic" style:font-style-complex="italic"/>
    </style:style>
    <style:style style:name="P258" style:family="paragraph" style:parent-style-name="Standard">
      <style:paragraph-properties fo:break-before="auto" style:writing-mode="lr-tb"/>
    </style:style>
  </office:automatic-styles>
  <office:body>
    <office:text>
      <text:p text:style-name="P1"><text:bookmark-start text:name="h.3100qqcz4wt1"/><text:bookmark-end text:name="h.3100qqcz4wt1"/><text:span text:style-name="T1_1">Minutes</text:span><text:span text:style-name="T1_2"><text:s/></text:span><text:span text:style-name="T1_3">of</text:span><text:span text:style-name="T1_4"><text:s/></text:span><text:span text:style-name="T1_5">FR</text:span><text:span text:style-name="T1_6">-</text:span><text:span text:style-name="T1_7">SE</text:span><text:span text:style-name="T1_8"><text:s/></text:span><text:span text:style-name="T1_9">Meeting</text:span></text:p>
      <text:p text:style-name="P2"><text:bookmark-start text:name="h.qepxgv79hhpq"/><text:bookmark-end text:name="h.qepxgv79hhpq"/><text:span text:style-name="T2_1">AFNIC</text:span><text:span text:style-name="T2_2">,<text:s/></text:span><text:span text:style-name="T2_3">October</text:span><text:span text:style-name="T2_4"><text:s/>1</text:span><text:span text:style-name="T2_5">st</text:span><text:span text:style-name="T2_6"><text:s/>2012</text:span></text:p>
      <text:p text:style-name="P3"><text:bookmark-start text:name="h.uvj6udb9wx17"/><text:bookmark-end text:name="h.uvj6udb9wx17"/><text:span text:style-name="T3_1">Collaboration</text:span><text:span text:style-name="T3_2"><text:s/></text:span><text:span text:style-name="T3_3">on</text:span><text:span text:style-name="T3_4"><text:s/></text:span><text:span text:style-name="T3_5">DNS</text:span><text:span text:style-name="T3_6"><text:s/></text:span><text:span text:style-name="T3_7">Checking</text:span><text:span text:style-name="T3_8"><text:s/></text:span><text:span text:style-name="T3_9">T</text:span><text:span text:style-name="T3_10">ools</text:span></text:p>
      <text:p text:style-name="P4"/>
      <text:p text:style-name="P5"/>
      <text:p text:style-name="P6"><text:span text:style-name="T6_1">Preamble</text:span><text:span text:style-name="T6_2"><text:s/>:<text:s/></text:span><text:span text:style-name="T6_3">why</text:span><text:span text:style-name="T6_4"><text:s/></text:span><text:span text:style-name="T6_5">are</text:span><text:span text:style-name="T6_6"><text:s/></text:span><text:span text:style-name="T6_7">we</text:span><text:span text:style-name="T6_8"><text:s/></text:span><text:span text:style-name="T6_9">all</text:span><text:span text:style-name="T6_10"><text:s/></text:span><text:span text:style-name="T6_11">here</text:span><text:span text:style-name="T6_12"><text:s/></text:span><text:span text:style-name="T6_13">and</text:span><text:span text:style-name="T6_14"><text:s/></text:span><text:span text:style-name="T6_15">what</text:span><text:span text:style-name="T6_16"><text:s/></text:span><text:span text:style-name="T6_17">are</text:span><text:span text:style-name="T6_18"><text:s/></text:span><text:span text:style-name="T6_19">we</text:span><text:span text:style-name="T6_20"><text:s/></text:span><text:span text:style-name="T6_21">aiming</text:span><text:span text:style-name="T6_22"><text:s/></text:span><text:span text:style-name="T6_23">for</text:span><text:span text:style-name="T6_24"><text:s/>?</text:span></text:p>
      <text:p text:style-name="P7"/>
      <text:list text:style-name="LS1" xml:id="list0">
        <text:list-item>
          <text:p text:style-name="P8"><text:span text:style-name="T8_1">A</text:span><text:span text:style-name="T8_2"><text:s/></text:span><text:span text:style-name="T8_3">political</text:span><text:span text:style-name="T8_4"><text:s/></text:span><text:span text:style-name="T8_5">objective</text:span><text:span text:style-name="T8_6"><text:s/>:<text:s/></text:span><text:span text:style-name="T8_7">work</text:span><text:span text:style-name="T8_8"><text:s/></text:span><text:span text:style-name="T8_9">on</text:span><text:span text:style-name="T8_10"><text:s/></text:span><text:span text:style-name="T8_11">reinforcing</text:span><text:span text:style-name="T8_12"><text:s/></text:span><text:span text:style-name="T8_13">our</text:span><text:span text:style-name="T8_14"><text:s/></text:span><text:span text:style-name="T8_15">collaboration</text:span><text:span text:style-name="T8_16"><text:s/></text:span><text:span text:style-name="T8_17">so</text:span><text:span text:style-name="T8_18"><text:s/></text:span><text:span text:style-name="T8_19">as</text:span><text:span text:style-name="T8_20"><text:s/></text:span><text:span text:style-name="T8_21">to</text:span><text:span text:style-name="T8_22"><text:s/></text:span><text:span text:style-name="T8_23">get</text:span><text:span text:style-name="T8_24"><text:s/></text:span><text:span text:style-name="T8_25">a</text:span><text:span text:style-name="T8_26"><text:s/></text:span><text:span text:style-name="T8_27">leading</text:span><text:span text:style-name="T8_28"><text:s/></text:span><text:span text:style-name="T8_29">position</text:span><text:span text:style-name="T8_30"><text:s/></text:span><text:span text:style-name="T8_31">among</text:span><text:span text:style-name="T8_32"><text:s/></text:span><text:span text:style-name="T8_33">TLDs</text:span><text:span text:style-name="T8_34"><text:s/></text:span><text:span text:style-name="T8_35">on</text:span><text:span text:style-name="T8_36"><text:s/></text:span><text:span text:style-name="T8_37">topics</text:span><text:span text:style-name="T8_38"><text:s/></text:span><text:span text:style-name="T8_39">AFNIC</text:span><text:span text:style-name="T8_40"><text:s/></text:span><text:span text:style-name="T8_41">and</text:span><text:span text:style-name="T8_42"><text:s/>.</text:span><text:span text:style-name="T8_43">SE</text:span><text:span text:style-name="T8_44"><text:s/></text:span><text:span text:style-name="T8_45">are</text:span><text:span text:style-name="T8_46"><text:s/></text:span><text:span text:style-name="T8_47">internationnally</text:span><text:span text:style-name="T8_48"><text:s/></text:span><text:span text:style-name="T8_49">recognized</text:span><text:span text:style-name="T8_50"><text:s/></text:span><text:span text:style-name="T8_51">for</text:span></text:p>
        </text:list-item>
        <text:list-item>
          <text:p text:style-name="P9"><text:span text:style-name="T9_1">A</text:span><text:span text:style-name="T9_2"><text:s/></text:span><text:span text:style-name="T9_3">technical</text:span><text:span text:style-name="T9_4"><text:s/>/<text:s/></text:span><text:span text:style-name="T9_5">market</text:span><text:span text:style-name="T9_6"><text:s/></text:span><text:span text:style-name="T9_7">objective</text:span><text:span text:style-name="T9_8"><text:s/>:<text:s/></text:span><text:span text:style-name="T9_9">set</text:span><text:span text:style-name="T9_10"><text:s/></text:span><text:span text:style-name="T9_11">a</text:span><text:span text:style-name="T9_12"><text:s/></text:span><text:span text:style-name="T9_13">common</text:span><text:span text:style-name="T9_14"><text:s/></text:span><text:span text:style-name="T9_15">tool</text:span><text:span text:style-name="T9_16"><text:s/></text:span><text:span text:style-name="T9_17">as</text:span><text:span text:style-name="T9_18"><text:s/></text:span><text:span text:style-name="T9_19">an</text:span><text:span text:style-name="T9_20"><text:s/></text:span><text:span text:style-name="T9_21">industry</text:span><text:span text:style-name="T9_22"><text:s/></text:span><text:span text:style-name="T9_23">standard</text:span><text:span text:style-name="T9_24"><text:s/></text:span><text:span text:style-name="T9_25">for</text:span><text:span text:style-name="T9_26"><text:s/></text:span><text:span text:style-name="T9_27">DNS</text:span><text:span text:style-name="T9_28"><text:s/></text:span><text:span text:style-name="T9_29">quality</text:span><text:span text:style-name="T9_30"><text:s/></text:span><text:span text:style-name="T9_31">checking</text:span><text:span text:style-name="T9_32">/</text:span><text:span text:style-name="T9_33">control</text:span><text:span text:style-name="T9_34"><text:s/></text:span><text:span text:style-name="T9_35">so</text:span><text:span text:style-name="T9_36"><text:s/></text:span><text:span text:style-name="T9_37">as</text:span><text:span text:style-name="T9_38"><text:s/></text:span><text:span text:style-name="T9_39">to</text:span><text:span text:style-name="T9_40"><text:s/></text:span><text:span text:style-name="T9_41">improve</text:span><text:span text:style-name="T9_42"><text:s/></text:span><text:span text:style-name="T9_43">the</text:span><text:span text:style-name="T9_44"><text:s/></text:span><text:span text:style-name="T9_45">resilience</text:span><text:span text:style-name="T9_46"><text:s/></text:span><text:span text:style-name="T9_47">of</text:span><text:span text:style-name="T9_48"><text:s/></text:span><text:span text:style-name="T9_49">the</text:span><text:span text:style-name="T9_50"><text:s/></text:span><text:span text:style-name="T9_51">Internet</text:span></text:p>
        </text:list-item>
        <text:list-item>
          <text:p text:style-name="P10"><text:span text:style-name="T10_1">An</text:span><text:span text:style-name="T10_2"><text:s/></text:span><text:span text:style-name="T10_3">economic</text:span><text:span text:style-name="T10_4"><text:s/></text:span><text:span text:style-name="T10_5">objective</text:span><text:span text:style-name="T10_6"><text:s/>:<text:s/></text:span><text:span text:style-name="T10_7">sharing</text:span><text:span text:style-name="T10_8"><text:s/></text:span><text:span text:style-name="T10_9">the</text:span><text:span text:style-name="T10_10"><text:s/></text:span><text:span text:style-name="T10_11">benefits</text:span><text:span text:style-name="T10_12"><text:s/></text:span><text:span text:style-name="T10_13">as</text:span><text:span text:style-name="T10_14"><text:s/></text:span><text:span text:style-name="T10_15">well</text:span><text:span text:style-name="T10_16"><text:s/></text:span><text:span text:style-name="T10_17">as</text:span><text:span text:style-name="T10_18"><text:s/></text:span><text:span text:style-name="T10_19">financial</text:span><text:span text:style-name="T10_20"><text:s/></text:span><text:span text:style-name="T10_21">burden</text:span><text:span text:style-name="T10_22"><text:s/></text:span><text:span text:style-name="T10_23">of</text:span><text:span text:style-name="T10_24"><text:s/></text:span><text:span text:style-name="T10_25">developing</text:span><text:span text:style-name="T10_26"><text:s/></text:span><text:span text:style-name="T10_27">and</text:span><text:span text:style-name="T10_28"><text:s/></text:span><text:span text:style-name="T10_29">maintaining</text:span><text:span text:style-name="T10_30"><text:s/></text:span><text:span text:style-name="T10_31">such</text:span><text:span text:style-name="T10_32"><text:s/></text:span><text:span text:style-name="T10_33">an</text:span><text:span text:style-name="T10_34"><text:s/></text:span><text:span text:style-name="T10_35">industry</text:span><text:span text:style-name="T10_36"><text:s/></text:span><text:span text:style-name="T10_37">standard</text:span><text:span text:style-name="T10_38"><text:s/></text:span><text:span text:style-name="T10_39">tool</text:span></text:p>
        </text:list-item>
      </text:list>
      <text:p text:style-name="P11"/>
      <text:p text:style-name="P12"/>
      <text:p text:style-name="P13"><text:span text:style-name="T13_1">Expected</text:span><text:span text:style-name="T13_2"><text:s/></text:span><text:span text:style-name="T13_3">outcome</text:span><text:span text:style-name="T13_4"><text:s/></text:span><text:span text:style-name="T13_5">of</text:span><text:span text:style-name="T13_6"><text:s/></text:span><text:span text:style-name="T13_7">this</text:span><text:span text:style-name="T13_8"><text:s/></text:span><text:span text:style-name="T13_9">meeting</text:span><text:span text:style-name="T13_10">:<text:s/></text:span><text:span text:style-name="T13_11">We</text:span><text:span text:style-name="T13_12"><text:s/></text:span><text:span text:style-name="T13_13">should</text:span><text:span text:style-name="T13_14"><text:s/></text:span><text:span text:style-name="T13_15">have</text:span><text:span text:style-name="T13_16"><text:s/></text:span><text:span text:style-name="T13_17">at</text:span><text:span text:style-name="T13_18"><text:s/></text:span><text:span text:style-name="T13_19">the</text:span><text:span text:style-name="T13_20"><text:s/></text:span><text:span text:style-name="T13_21">end</text:span><text:span text:style-name="T13_22"><text:s/></text:span><text:span text:style-name="T13_23">of</text:span><text:span text:style-name="T13_24"><text:s/></text:span><text:span text:style-name="T13_25">this</text:span><text:span text:style-name="T13_26"><text:s/></text:span><text:span text:style-name="T13_27">meeting</text:span><text:span text:style-name="T13_28"><text:s/></text:span><text:span text:style-name="T13_29">clear</text:span><text:span text:style-name="T13_30"><text:s/></text:span><text:span text:style-name="T13_31">output</text:span><text:span text:style-name="T13_32"><text:s/></text:span><text:span text:style-name="T13_33">to</text:span><text:span text:style-name="T13_34"><text:s/></text:span><text:span text:style-name="T13_35">report</text:span><text:span text:style-name="T13_36"><text:s/></text:span><text:span text:style-name="T13_37">to</text:span><text:span text:style-name="T13_38"><text:s/></text:span><text:span text:style-name="T13_39">our</text:span><text:span text:style-name="T13_40"><text:s/></text:span><text:span text:style-name="T13_41">executives</text:span><text:span text:style-name="T13_42"><text:s/></text:span><text:span text:style-name="T13_43">in</text:span><text:span text:style-name="T13_44"><text:s/></text:span><text:span text:style-name="T13_45">terms</text:span><text:span text:style-name="T13_46"><text:s/></text:span><text:span text:style-name="T13_47">of</text:span><text:span text:style-name="T13_48"><text:s/>(</text:span><text:span text:style-name="T13_49">alternative</text:span><text:span text:style-name="T13_50">)<text:s/></text:span><text:span text:style-name="T13_51">opportunities</text:span><text:span text:style-name="T13_52">,<text:s/></text:span><text:span text:style-name="T13_53">motivation</text:span><text:span text:style-name="T13_54">,<text:s/></text:span><text:span text:style-name="T13_55">objectives</text:span><text:span text:style-name="T13_56"><text:s/></text:span><text:span text:style-name="T13_57">and</text:span><text:span text:style-name="T13_58"><text:s/></text:span><text:span text:style-name="T13_59">corresponding</text:span><text:span text:style-name="T13_60"><text:s/></text:span><text:span text:style-name="T13_61">deliverables</text:span><text:span text:style-name="T13_62">,<text:s/></text:span><text:span text:style-name="T13_63">costs</text:span><text:span text:style-name="T13_64"><text:s/></text:span><text:span text:style-name="T13_65">and</text:span><text:span text:style-name="T13_66"><text:s/></text:span><text:span text:style-name="T13_67">timelines</text:span></text:p>
      <text:p text:style-name="P14"/>
      <text:list text:style-name="LS2" xml:id="list3">
        <text:list-item>
          <text:h text:style-name="P15" text:outline-level="10"><text:bookmark-start text:name="h.fji6joftqyo1"/><text:bookmark-end text:name="h.fji6joftqyo1"/><text:span text:style-name="T15_1">Tour</text:span><text:span text:style-name="T15_2"><text:s/></text:span><text:span text:style-name="T15_3">de</text:span><text:span text:style-name="T15_4"><text:s/></text:span><text:span text:style-name="T15_5">table</text:span></text:h>
        </text:list-item>
      </text:list>
      <text:list text:style-name="LS3" xml:id="list4">
        <text:list-item>
          <text:p text:style-name="P16"><text:span text:style-name="T16_1">.</text:span><text:span text:style-name="T16_2">SE</text:span><text:span text:style-name="T16_3">:<text:s/></text:span></text:p>
          <text:list>
            <text:list-item>
              <text:p text:style-name="P17"><text:span text:style-name="T17_1">Patrik</text:span><text:span text:style-name="T17_2"><text:s/>-<text:s/>10<text:s/></text:span><text:span text:style-name="T17_3">years</text:span><text:span text:style-name="T17_4"><text:s/></text:span><text:span text:style-name="T17_5">working</text:span><text:span text:style-name="T17_6"><text:s/></text:span><text:span text:style-name="T17_7">in</text:span><text:span text:style-name="T17_8"><text:s/>.</text:span><text:span text:style-name="T17_9">SE</text:span><text:span text:style-name="T17_10">.<text:s/></text:span><text:span text:style-name="T17_11">HAd</text:span><text:span text:style-name="T17_12"><text:s/></text:span><text:span text:style-name="T17_13">extensively</text:span><text:span text:style-name="T17_14"><text:s/></text:span><text:span text:style-name="T17_15">used</text:span><text:span text:style-name="T17_16"><text:s/></text:span><text:span text:style-name="T17_17">dnscheck</text:span><text:span text:style-name="T17_18"><text:s/></text:span><text:span text:style-name="T17_19">and</text:span><text:span text:style-name="T17_20"><text:s/></text:span><text:span text:style-name="T17_21">also</text:span><text:span text:style-name="T17_22"><text:s/></text:span><text:span text:style-name="T17_23">involved</text:span><text:span text:style-name="T17_24"><text:s/></text:span><text:span text:style-name="T17_25">in</text:span><text:span text:style-name="T17_26"><text:s/></text:span><text:span text:style-name="T17_27">the</text:span><text:span text:style-name="T17_28"><text:s/></text:span><text:span text:style-name="T17_29">development</text:span></text:p>
            </text:list-item>
            <text:list-item>
              <text:p text:style-name="P18"><text:span text:style-name="T18_1">Ann</text:span><text:span text:style-name="T18_2">-</text:span><text:span text:style-name="T18_3">Marie</text:span><text:span text:style-name="T18_4"><text:s/>:<text:s/></text:span><text:span text:style-name="T18_5">Security</text:span><text:span text:style-name="T18_6"><text:s/></text:span><text:span text:style-name="T18_7">manager</text:span><text:span text:style-name="T18_8"><text:s/></text:span><text:span text:style-name="T18_9">at</text:span><text:span text:style-name="T18_10"><text:s/>.</text:span><text:span text:style-name="T18_11">SE</text:span><text:span text:style-name="T18_12">.<text:s/></text:span><text:span text:style-name="T18_13">Part</text:span><text:span text:style-name="T18_14"><text:s/></text:span><text:span text:style-name="T18_15">of</text:span><text:span text:style-name="T18_16"><text:s/></text:span><text:span text:style-name="T18_17">the</text:span><text:span text:style-name="T18_18"><text:s/></text:span><text:span text:style-name="T18_19">development</text:span><text:span text:style-name="T18_20"><text:s/></text:span><text:span text:style-name="T18_21">of</text:span><text:span text:style-name="T18_22"><text:s/></text:span><text:span text:style-name="T18_23">the</text:span><text:span text:style-name="T18_24"><text:s/></text:span><text:span text:style-name="T18_25">Internet</text:span><text:span text:style-name="T18_26"><text:s/></text:span><text:span text:style-name="T18_27">ecosystem</text:span><text:span text:style-name="T18_28">.<text:s/></text:span><text:span text:style-name="T18_29">Working</text:span><text:span text:style-name="T18_30"><text:s/></text:span><text:span text:style-name="T18_31">on</text:span><text:span text:style-name="T18_32"><text:s/></text:span><text:span text:style-name="T18_33">gathering</text:span><text:span text:style-name="T18_34"><text:s/></text:span><text:span text:style-name="T18_35">different</text:span><text:span text:style-name="T18_36"><text:s/></text:span><text:span text:style-name="T18_37">tools</text:span><text:span text:style-name="T18_38"><text:s/></text:span><text:span text:style-name="T18_39">and</text:span><text:span text:style-name="T18_40"><text:s/></text:span><text:span text:style-name="T18_41">tests</text:span><text:span text:style-name="T18_42">.<text:s/></text:span><text:span text:style-name="T18_43">Keen</text:span><text:span text:style-name="T18_44"><text:s/></text:span><text:span text:style-name="T18_45">on</text:span><text:span text:style-name="T18_46"><text:s/></text:span><text:span text:style-name="T18_47">getting</text:span><text:span text:style-name="T18_48"><text:s/></text:span><text:span text:style-name="T18_49">more</text:span><text:span text:style-name="T18_50"><text:s/></text:span><text:span text:style-name="T18_51">TLD</text:span><text:span text:style-name="T18_52">’</text:span><text:span text:style-name="T18_53">s</text:span><text:span text:style-name="T18_54"><text:s/></text:span><text:span text:style-name="T18_55">on</text:span><text:span text:style-name="T18_56"><text:s/></text:span><text:span text:style-name="T18_57">board</text:span><text:span text:style-name="T18_58">.<text:s/></text:span><text:span text:style-name="T18_59">Interested</text:span><text:span text:style-name="T18_60"><text:s/></text:span><text:span text:style-name="T18_61">in</text:span><text:span text:style-name="T18_62"><text:s/></text:span><text:span text:style-name="T18_63">having</text:span><text:span text:style-name="T18_64"><text:s/></text:span><text:span text:style-name="T18_65">collaboration</text:span><text:span text:style-name="T18_66"><text:s/></text:span><text:span text:style-name="T18_67">between</text:span><text:span text:style-name="T18_68"><text:s/></text:span><text:span text:style-name="T18_69">the</text:span><text:span text:style-name="T18_70"><text:s/></text:span><text:span text:style-name="T18_71">two</text:span><text:span text:style-name="T18_72"><text:s/></text:span><text:span text:style-name="T18_73">tools</text:span><text:span text:style-name="T18_74"><text:s/>(</text:span><text:span text:style-name="T18_75">dncheck</text:span><text:span text:style-name="T18_76"><text:s/></text:span><text:span text:style-name="T18_77">and</text:span><text:span text:style-name="T18_78"><text:s/></text:span><text:span text:style-name="T18_79">ZoneCheck</text:span><text:span text:style-name="T18_80">)</text:span></text:p>
            </text:list-item>
            <text:list-item>
              <text:p text:style-name="P19"><text:span text:style-name="T19_1">Einar</text:span><text:span text:style-name="T19_2"><text:s/>:<text:s/></text:span><text:span text:style-name="T19_3">Working</text:span><text:span text:style-name="T19_4"><text:s/></text:span><text:span text:style-name="T19_5">at</text:span><text:span text:style-name="T19_6"><text:s/>.</text:span><text:span text:style-name="T19_7">SE</text:span><text:span text:style-name="T19_8"><text:s/></text:span><text:span text:style-name="T19_9">from</text:span><text:span text:style-name="T19_10"><text:s/>2005.<text:s/></text:span><text:span text:style-name="T19_11">Worked</text:span><text:span text:style-name="T19_12"><text:s/></text:span><text:span text:style-name="T19_13">on</text:span><text:span text:style-name="T19_14"><text:s/></text:span><text:span text:style-name="T19_15">dnscheck</text:span><text:span text:style-name="T19_16"><text:s/></text:span><text:span text:style-name="T19_17">in</text:span><text:span text:style-name="T19_18"><text:s/>2006<text:s/>&amp;<text:s/>2007.<text:s/></text:span><text:span text:style-name="T19_19">First</text:span><text:span text:style-name="T19_20"><text:s/></text:span><text:span text:style-name="T19_21">version</text:span><text:span text:style-name="T19_22"><text:s/></text:span><text:span text:style-name="T19_23">of</text:span><text:span text:style-name="T19_24"><text:s/></text:span><text:span text:style-name="T19_25">dnscheck</text:span><text:span text:style-name="T19_26"><text:s/></text:span><text:span text:style-name="T19_27">was</text:span><text:span text:style-name="T19_28"><text:s/></text:span><text:span text:style-name="T19_29">written</text:span><text:span text:style-name="T19_30"><text:s/></text:span><text:span text:style-name="T19_31">by</text:span><text:span text:style-name="T19_32"><text:s/></text:span><text:span text:style-name="T19_33">Patrik</text:span><text:span text:style-name="T19_34"><text:s/></text:span><text:span text:style-name="T19_35">Fallstrom</text:span><text:span text:style-name="T19_36">.<text:s/></text:span><text:span text:style-name="T19_37">Responsible</text:span><text:span text:style-name="T19_38"><text:s/></text:span><text:span text:style-name="T19_39">for</text:span><text:span text:style-name="T19_40"><text:s/></text:span><text:span text:style-name="T19_41">the</text:span><text:span text:style-name="T19_42"><text:s/></text:span><text:span text:style-name="T19_43">next</text:span><text:span text:style-name="T19_44"><text:s/></text:span><text:span text:style-name="T19_45">version</text:span><text:span text:style-name="T19_46">.<text:s/></text:span></text:p>
            </text:list-item>
          </text:list>
        </text:list-item>
      </text:list>
      <text:p text:style-name="P20"/>
      <text:list text:style-name="LS3" xml:id="list8">
        <text:list-item>
          <text:p text:style-name="P21"><text:span text:style-name="T21_1">.</text:span><text:span text:style-name="T21_2">FR</text:span><text:span text:style-name="T21_3">:<text:s/></text:span></text:p>
          <text:list>
            <text:list-item>
              <text:p text:style-name="P22"><text:span text:style-name="T22_1">Stephane</text:span><text:span text:style-name="T22_2"><text:s/>:<text:s/></text:span><text:span text:style-name="T22_3">Managed</text:span><text:span text:style-name="T22_4"><text:s/></text:span><text:span text:style-name="T22_5">the</text:span><text:span text:style-name="T22_6"><text:s/></text:span><text:span text:style-name="T22_7">development</text:span><text:span text:style-name="T22_8"><text:s/></text:span><text:span text:style-name="T22_9">of</text:span><text:span text:style-name="T22_10"><text:s/></text:span><text:span text:style-name="T22_11">last</text:span><text:span text:style-name="T22_12"><text:s/></text:span><text:span text:style-name="T22_13">version</text:span><text:span text:style-name="T22_14"><text:s/></text:span><text:span text:style-name="T22_15">iteration</text:span><text:span text:style-name="T22_16"><text:s/></text:span><text:span text:style-name="T22_17">of</text:span><text:span text:style-name="T22_18"><text:s/></text:span><text:span text:style-name="T22_19">ZoneCheck</text:span><text:span text:style-name="T22_20"><text:s/></text:span><text:span text:style-name="T22_21">v</text:span><text:span text:style-name="T22_22">3.0<text:s/></text:span><text:span text:style-name="T22_23">with</text:span><text:span text:style-name="T22_24"><text:s/></text:span><text:span text:style-name="T22_25">DNSSEC</text:span></text:p>
            </text:list-item>
            <text:list-item>
              <text:p text:style-name="P23"><text:span text:style-name="T23_1">Patrick</text:span><text:span text:style-name="T23_2"><text:s/>:<text:s/></text:span><text:span text:style-name="T23_3">Developer</text:span><text:span text:style-name="T23_4"><text:s/></text:span><text:span text:style-name="T23_5">at</text:span><text:span text:style-name="T23_6"><text:s/></text:span><text:span text:style-name="T23_7">AFNIC</text:span><text:span text:style-name="T23_8">.<text:s/></text:span><text:span text:style-name="T23_9">Sometimes</text:span><text:span text:style-name="T23_10"><text:s/></text:span><text:span text:style-name="T23_11">provides</text:span><text:span text:style-name="T23_12"><text:s/></text:span><text:span text:style-name="T23_13">support</text:span><text:span text:style-name="T23_14"><text:s/></text:span><text:span text:style-name="T23_15">for</text:span><text:span text:style-name="T23_16"><text:s/></text:span><text:span text:style-name="T23_17">issues</text:span><text:span text:style-name="T23_18"><text:s/></text:span><text:span text:style-name="T23_19">arising</text:span><text:span text:style-name="T23_20"><text:s/></text:span><text:span text:style-name="T23_21">from</text:span><text:span text:style-name="T23_22"><text:s/></text:span><text:span text:style-name="T23_23">ZoneCheck</text:span></text:p>
            </text:list-item>
            <text:list-item>
              <text:p text:style-name="P24"><text:span text:style-name="T24_1">Samia</text:span><text:span text:style-name="T24_2"><text:s/>:<text:s/></text:span><text:span text:style-name="T24_3">Working</text:span><text:span text:style-name="T24_4"><text:s/></text:span><text:span text:style-name="T24_5">in</text:span><text:span text:style-name="T24_6"><text:s/></text:span><text:span text:style-name="T24_7">AFNIC</text:span><text:span text:style-name="T24_8"><text:s/></text:span><text:span text:style-name="T24_9">from</text:span><text:span text:style-name="T24_10"><text:s/>2002.<text:s/></text:span><text:span text:style-name="T24_11">Currently</text:span><text:span text:style-name="T24_12"><text:s/></text:span><text:span text:style-name="T24_13">working</text:span><text:span text:style-name="T24_14"><text:s/></text:span><text:span text:style-name="T24_15">on</text:span><text:span text:style-name="T24_16"><text:s/></text:span><text:span text:style-name="T24_17">DNSwitness</text:span></text:p>
            </text:list-item>
            <text:list-item>
              <text:p text:style-name="P25"><text:span text:style-name="T25_1">Xavier</text:span><text:span text:style-name="T25_2"><text:s/>:<text:s/></text:span><text:span text:style-name="T25_3">Started</text:span><text:span text:style-name="T25_4"><text:s/></text:span><text:span text:style-name="T25_5">working</text:span><text:span text:style-name="T25_6"><text:s/></text:span><text:span text:style-name="T25_7">in</text:span><text:span text:style-name="T25_8"><text:s/></text:span><text:span text:style-name="T25_9">AFNIC</text:span><text:span text:style-name="T25_10"><text:s/></text:span><text:span text:style-name="T25_11">two</text:span><text:span text:style-name="T25_12"><text:s/></text:span><text:span text:style-name="T25_13">months</text:span><text:span text:style-name="T25_14"><text:s/></text:span><text:span text:style-name="T25_15">ago</text:span><text:span text:style-name="T25_16">.<text:s/></text:span><text:span text:style-name="T25_17">Working</text:span><text:span text:style-name="T25_18"><text:s/></text:span><text:span text:style-name="T25_19">on</text:span><text:span text:style-name="T25_20"><text:s/></text:span><text:span text:style-name="T25_21">the</text:span><text:span text:style-name="T25_22"><text:s/></text:span><text:span text:style-name="T25_23">DNSwitness</text:span><text:span text:style-name="T25_24"><text:s/></text:span><text:span text:style-name="T25_25">project</text:span></text:p>
            </text:list-item>
            <text:list-item>
              <text:p text:style-name="P26"><text:span text:style-name="T26_1">Sandoche</text:span><text:span text:style-name="T26_2"><text:s/>:<text:s/></text:span><text:span text:style-name="T26_3">Working</text:span><text:span text:style-name="T26_4"><text:s/></text:span><text:span text:style-name="T26_5">in</text:span><text:span text:style-name="T26_6"><text:s/></text:span><text:span text:style-name="T26_7">AFNIC</text:span><text:span text:style-name="T26_8"><text:s/></text:span><text:span text:style-name="T26_9">from</text:span><text:span text:style-name="T26_10"><text:s/>2008.<text:s/></text:span><text:span text:style-name="T26_11">Participated</text:span><text:span text:style-name="T26_12"><text:s/></text:span><text:span text:style-name="T26_13">on</text:span><text:span text:style-name="T26_14"><text:s/></text:span><text:span text:style-name="T26_15">ZoneCheck</text:span><text:span text:style-name="T26_16"><text:s/></text:span><text:span text:style-name="T26_17">survey</text:span><text:span text:style-name="T26_18"><text:s/></text:span><text:span text:style-name="T26_19">with</text:span><text:span text:style-name="T26_20"><text:s/></text:span><text:span text:style-name="T26_21">Samia</text:span></text:p>
            </text:list-item>
            <text:list-item>
              <text:p text:style-name="P27"><text:span text:style-name="T27_1">Mohsen</text:span><text:span text:style-name="T27_2"><text:s/>:<text:s/></text:span><text:span text:style-name="T27_3">Managing</text:span><text:span text:style-name="T27_4"><text:s/></text:span><text:span text:style-name="T27_5">the</text:span><text:span text:style-name="T27_6"><text:s/></text:span><text:span text:style-name="T27_7">development</text:span><text:span text:style-name="T27_8"><text:s/></text:span><text:span text:style-name="T27_9">of</text:span><text:span text:style-name="T27_10"><text:s/></text:span><text:span text:style-name="T27_11">a</text:span><text:span text:style-name="T27_12"><text:s/></text:span><text:span text:style-name="T27_13">generic</text:span><text:span text:style-name="T27_14"><text:s/></text:span><text:span text:style-name="T27_15">platform</text:span><text:span text:style-name="T27_16"><text:s/></text:span><text:span text:style-name="T27_17">for</text:span><text:span text:style-name="T27_18"><text:s/></text:span><text:span text:style-name="T27_19">resilience</text:span><text:span text:style-name="T27_20"><text:s/></text:span><text:span text:style-name="T27_21">of</text:span><text:span text:style-name="T27_22"><text:s/></text:span><text:span text:style-name="T27_23">Internet</text:span><text:span text:style-name="T27_24">.<text:s/></text:span><text:span text:style-name="T27_25">In</text:span><text:span text:style-name="T27_26"><text:s/>2012,<text:s/></text:span><text:span text:style-name="T27_27">focusing</text:span><text:span text:style-name="T27_28"><text:s/></text:span><text:span text:style-name="T27_29">on</text:span><text:span text:style-name="T27_30"><text:s/></text:span><text:span text:style-name="T27_31">how</text:span><text:span text:style-name="T27_32"><text:s/></text:span><text:span text:style-name="T27_33">to</text:span><text:span text:style-name="T27_34"><text:s/></text:span><text:span text:style-name="T27_35">use</text:span><text:span text:style-name="T27_36"><text:s/></text:span><text:span text:style-name="T27_37">the</text:span><text:span text:style-name="T27_38"><text:s/></text:span><text:span text:style-name="T27_39">tools</text:span><text:span text:style-name="T27_40"><text:s/></text:span><text:span text:style-name="T27_41">developed</text:span><text:span text:style-name="T27_42"><text:s/></text:span><text:span text:style-name="T27_43">in</text:span><text:span text:style-name="T27_44"><text:s/></text:span><text:span text:style-name="T27_45">AFNIC</text:span><text:span text:style-name="T27_46"><text:s/></text:span><text:span text:style-name="T27_47">automatically</text:span><text:span text:style-name="T27_48"><text:s/></text:span><text:span text:style-name="T27_49">to</text:span><text:span text:style-name="T27_50"><text:s/></text:span><text:span text:style-name="T27_51">check</text:span><text:span text:style-name="T27_52"><text:s/></text:span><text:span text:style-name="T27_53">Internet</text:span><text:span text:style-name="T27_54">.</text:span><text:span text:style-name="T27_55">s</text:span></text:p>
            </text:list-item>
          </text:list>
        </text:list-item>
      </text:list>
      <text:list text:style-name="LS2" xml:id="list15" text:continue-list="list3">
        <text:list-item>
          <text:h text:style-name="P28" text:outline-level="10"><text:bookmark-start text:name="h.inv9h1u6uucb"/><text:bookmark-end text:name="h.inv9h1u6uucb"/><text:span text:style-name="T28_1">Background</text:span><text:span text:style-name="T28_2"><text:s/>:<text:s/></text:span><text:span text:style-name="T28_3">where</text:span><text:span text:style-name="T28_4"><text:s/></text:span><text:span text:style-name="T28_5">we</text:span><text:span text:style-name="T28_6"><text:s/></text:span><text:span text:style-name="T28_7">come</text:span><text:span text:style-name="T28_8"><text:s/></text:span><text:span text:style-name="T28_9">from</text:span></text:h>
        </text:list-item>
      </text:list>
      <text:p text:style-name="P29"><text:span text:style-name="T29_1">ZoneCheck</text:span><text:span text:style-name="T29_2"><text:s/></text:span><text:span text:style-name="T29_3">and</text:span><text:span text:style-name="T29_4"><text:s/></text:span><text:span text:style-name="T29_5">DNSCheck</text:span><text:span text:style-name="T29_6"><text:s/></text:span><text:span text:style-name="T29_7">usage</text:span><text:span text:style-name="T29_8"><text:s/>(</text:span><text:span text:style-name="T29_9">technical</text:span><text:span text:style-name="T29_10"><text:s/></text:span><text:span text:style-name="T29_11">context</text:span><text:span text:style-name="T29_12">,<text:s/></text:span><text:span text:style-name="T29_13">main</text:span><text:span text:style-name="T29_14"><text:s/></text:span><text:span text:style-name="T29_15">actors</text:span><text:span text:style-name="T29_16">):<text:s/></text:span></text:p>
      <text:list text:style-name="LS4" xml:id="list16">
        <text:list-item>
          <text:p text:style-name="P30"><text:span text:style-name="T30_1">Who</text:span><text:span text:style-name="T30_2">?<text:s/></text:span></text:p>
        </text:list-item>
        <text:list-item>
          <text:p text:style-name="P31"><text:span text:style-name="T31_1">Where</text:span><text:span text:style-name="T31_2">?<text:s/></text:span></text:p>
        </text:list-item>
        <text:list-item>
          <text:p text:style-name="P32"><text:span text:style-name="T32_1">How</text:span><text:span text:style-name="T32_2">?</text:span></text:p>
        </text:list-item>
      </text:list>
      <text:p text:style-name="P33"/>
      <text:p text:style-name="P34"><text:span text:style-name="T34_1">Mohsen</text:span><text:span text:style-name="T34_2"><text:s/></text:span><text:span text:style-name="T34_3">starts</text:span><text:span text:style-name="T34_4"><text:s/></text:span><text:span text:style-name="T34_5">with</text:span><text:span text:style-name="T34_6"><text:s/></text:span><text:span text:style-name="T34_7">some</text:span><text:span text:style-name="T34_8"><text:s/></text:span><text:span text:style-name="T34_9">introduction</text:span><text:span text:style-name="T34_10">.<text:s/></text:span><text:span text:style-name="T34_11">The</text:span><text:span text:style-name="T34_12"><text:s/></text:span><text:span text:style-name="T34_13">idea</text:span><text:span text:style-name="T34_14"><text:s/></text:span><text:span text:style-name="T34_15">of</text:span><text:span text:style-name="T34_16"><text:s/></text:span><text:span text:style-name="T34_17">this</text:span><text:span text:style-name="T34_18"><text:s/></text:span><text:span text:style-name="T34_19">meeting</text:span><text:span text:style-name="T34_20"><text:s/></text:span><text:span text:style-name="T34_21">is</text:span><text:span text:style-name="T34_22"><text:s/></text:span><text:span text:style-name="T34_23">to</text:span><text:span text:style-name="T34_24"><text:s/></text:span><text:span text:style-name="T34_25">develop</text:span><text:span text:style-name="T34_26"><text:s/></text:span><text:span text:style-name="T34_27">one</text:span><text:span text:style-name="T34_28"><text:s/>(</text:span><text:span text:style-name="T34_29">or</text:span><text:span text:style-name="T34_30">)<text:s/></text:span><text:span text:style-name="T34_31">maybe</text:span><text:span text:style-name="T34_32"><text:s/></text:span><text:span text:style-name="T34_33">two</text:span><text:span text:style-name="T34_34"><text:s/></text:span><text:span text:style-name="T34_35">tools</text:span><text:span text:style-name="T34_36"><text:s/></text:span><text:span text:style-name="T34_37">that</text:span><text:span text:style-name="T34_38"><text:s/></text:span><text:span text:style-name="T34_39">meets</text:span><text:span text:style-name="T34_40"><text:s/></text:span><text:span text:style-name="T34_41">the</text:span><text:span text:style-name="T34_42"><text:s/></text:span><text:span text:style-name="T34_43">needs</text:span><text:span text:style-name="T34_44"><text:s/></text:span><text:span text:style-name="T34_45">of</text:span><text:span text:style-name="T34_46"><text:s/></text:span><text:span text:style-name="T34_47">not</text:span><text:span text:style-name="T34_48"><text:s/></text:span><text:span text:style-name="T34_49">only</text:span><text:span text:style-name="T34_50"><text:s/></text:span><text:span text:style-name="T34_51">a</text:span><text:span text:style-name="T34_52"><text:s/></text:span><text:span text:style-name="T34_53">Registry</text:span><text:span text:style-name="T34_54"><text:s/></text:span><text:span text:style-name="T34_55">but</text:span><text:span text:style-name="T34_56"><text:s/></text:span><text:span text:style-name="T34_57">also</text:span><text:span text:style-name="T34_58"><text:s/></text:span><text:span text:style-name="T34_59">the</text:span><text:span text:style-name="T34_60"><text:s/></text:span><text:span text:style-name="T34_61">whole</text:span><text:span text:style-name="T34_62"><text:s/></text:span><text:span text:style-name="T34_63">community</text:span><text:span text:style-name="T34_64">.<text:s/></text:span><text:span text:style-name="T34_65">Intends</text:span><text:span text:style-name="T34_66"><text:s/></text:span><text:span text:style-name="T34_67">the</text:span><text:span text:style-name="T34_68"><text:s/></text:span><text:span text:style-name="T34_69">tool</text:span><text:span text:style-name="T34_70"><text:s/></text:span><text:span text:style-name="T34_71">developed</text:span><text:span text:style-name="T34_72"><text:s/></text:span><text:span text:style-name="T34_73">being</text:span><text:span text:style-name="T34_74"><text:s/></text:span><text:span text:style-name="T34_75">used</text:span><text:span text:style-name="T34_76"><text:s/></text:span><text:span text:style-name="T34_77">by</text:span><text:span text:style-name="T34_78"><text:s/></text:span><text:span text:style-name="T34_79">Professional</text:span><text:span text:style-name="T34_80"><text:s/></text:span><text:span text:style-name="T34_81">as</text:span><text:span text:style-name="T34_82"><text:s/></text:span><text:span text:style-name="T34_83">well</text:span><text:span text:style-name="T34_84"><text:s/></text:span><text:span text:style-name="T34_85">as</text:span><text:span text:style-name="T34_86"><text:s/></text:span><text:span text:style-name="T34_87">ordinary</text:span><text:span text:style-name="T34_88"><text:s/></text:span><text:span text:style-name="T34_89">users</text:span><text:span text:style-name="T34_90">.<text:s/></text:span></text:p>
      <text:p text:style-name="P35"/>
      <text:p text:style-name="P36"><text:span text:style-name="T36_1">At</text:span><text:span text:style-name="T36_2"><text:s/></text:span><text:span text:style-name="T36_3">the</text:span><text:span text:style-name="T36_4"><text:s/></text:span><text:span text:style-name="T36_5">economic</text:span><text:span text:style-name="T36_6"><text:s/></text:span><text:span text:style-name="T36_7">front</text:span><text:span text:style-name="T36_8">,<text:s/></text:span><text:span text:style-name="T36_9">intends</text:span><text:span text:style-name="T36_10"><text:s/></text:span><text:span text:style-name="T36_11">to</text:span><text:span text:style-name="T36_12"><text:s/></text:span><text:span text:style-name="T36_13">use</text:span><text:span text:style-name="T36_14"><text:s/></text:span><text:span text:style-name="T36_15">the</text:span><text:span text:style-name="T36_16"><text:s/></text:span><text:span text:style-name="T36_17">developed</text:span><text:span text:style-name="T36_18"><text:s/></text:span><text:span text:style-name="T36_19">tool</text:span><text:span text:style-name="T36_20"><text:s/></text:span><text:span text:style-name="T36_21">to</text:span><text:span text:style-name="T36_22"><text:s/></text:span><text:span text:style-name="T36_23">sell</text:span><text:span text:style-name="T36_24"><text:s/></text:span><text:span text:style-name="T36_25">added</text:span><text:span text:style-name="T36_26"><text:s/></text:span><text:span text:style-name="T36_27">value</text:span><text:span text:style-name="T36_28"><text:s/></text:span><text:span text:style-name="T36_29">services</text:span><text:span text:style-name="T36_30">.<text:s/></text:span><text:span text:style-name="T36_31">As</text:span><text:span text:style-name="T36_32"><text:s/></text:span><text:span text:style-name="T36_33">of</text:span><text:span text:style-name="T36_34"><text:s/></text:span><text:span text:style-name="T36_35">now</text:span><text:span text:style-name="T36_36"><text:s/></text:span><text:span text:style-name="T36_37">ZoneCheck</text:span><text:span text:style-name="T36_38"><text:s/></text:span><text:span text:style-name="T36_39">is</text:span><text:span text:style-name="T36_40"><text:s/></text:span><text:span text:style-name="T36_41">used</text:span><text:span text:style-name="T36_42"><text:s/></text:span><text:span text:style-name="T36_43">in</text:span><text:span text:style-name="T36_44"><text:s/></text:span><text:span text:style-name="T36_45">different</text:span><text:span text:style-name="T36_46"><text:s/></text:span><text:span text:style-name="T36_47">environments</text:span><text:span text:style-name="T36_48">.<text:s/></text:span><text:span text:style-name="T36_49">But</text:span><text:span text:style-name="T36_50"><text:s/></text:span><text:span text:style-name="T36_51">at</text:span><text:span text:style-name="T36_52"><text:s/></text:span><text:span text:style-name="T36_53">AFNIC</text:span><text:span text:style-name="T36_54">,<text:s/></text:span><text:span text:style-name="T36_55">there</text:span><text:span text:style-name="T36_56"><text:s/></text:span><text:span text:style-name="T36_57">is</text:span><text:span text:style-name="T36_58"><text:s/></text:span><text:span text:style-name="T36_59">no</text:span><text:span text:style-name="T36_60"><text:s/></text:span><text:span text:style-name="T36_61">pressure</text:span><text:span text:style-name="T36_62"><text:s/></text:span><text:span text:style-name="T36_63">to</text:span><text:span text:style-name="T36_64"><text:s/></text:span><text:span text:style-name="T36_65">sell</text:span><text:span text:style-name="T36_66"><text:s/></text:span><text:span text:style-name="T36_67">ZoneCheck</text:span><text:span text:style-name="T36_68"><text:s/></text:span><text:span text:style-name="T36_69">as</text:span><text:span text:style-name="T36_70"><text:s/></text:span><text:span text:style-name="T36_71">a</text:span><text:span text:style-name="T36_72"><text:s/></text:span><text:span text:style-name="T36_73">service</text:span><text:span text:style-name="T36_74"><text:s/></text:span><text:span text:style-name="T36_75">or</text:span><text:span text:style-name="T36_76"><text:s/></text:span><text:span text:style-name="T36_77">product</text:span><text:span text:style-name="T36_78">.</text:span></text:p>
      <text:p text:style-name="P37"/>
      <text:p text:style-name="P38"><text:span text:style-name="T38_1">Mohsen</text:span><text:span text:style-name="T38_2"><text:s/></text:span><text:span text:style-name="T38_3">on</text:span><text:span text:style-name="T38_4"><text:s/></text:span><text:span text:style-name="T38_5">explaining</text:span><text:span text:style-name="T38_6"><text:s/></text:span><text:span text:style-name="T38_7">the</text:span><text:span text:style-name="T38_8"><text:s/></text:span><text:span text:style-name="T38_9">agenda</text:span><text:span text:style-name="T38_10">,<text:s/></text:span><text:span text:style-name="T38_11">expect</text:span><text:span text:style-name="T38_12"><text:s/></text:span><text:span text:style-name="T38_13">to</text:span><text:span text:style-name="T38_14"><text:s/></text:span><text:span text:style-name="T38_15">share</text:span><text:span text:style-name="T38_16"><text:s/></text:span><text:span text:style-name="T38_17">AFNIC</text:span><text:span text:style-name="T38_18">’</text:span><text:span text:style-name="T38_19">s</text:span><text:span text:style-name="T38_20"><text:s/></text:span><text:span text:style-name="T38_21">point</text:span><text:span text:style-name="T38_22"><text:s/></text:span><text:span text:style-name="T38_23">of</text:span><text:span text:style-name="T38_24"><text:s/></text:span><text:span text:style-name="T38_25">view</text:span><text:span text:style-name="T38_26"><text:s/></text:span><text:span text:style-name="T38_27">and</text:span><text:span text:style-name="T38_28"><text:s/></text:span><text:span text:style-name="T38_29">also</text:span><text:span text:style-name="T38_30"><text:s/></text:span><text:span text:style-name="T38_31">obtain</text:span><text:span text:style-name="T38_32"><text:s/>.</text:span><text:span text:style-name="T38_33">SE</text:span><text:span text:style-name="T38_34"><text:s/></text:span><text:span text:style-name="T38_35">point</text:span><text:span text:style-name="T38_36"><text:s/></text:span><text:span text:style-name="T38_37">of</text:span><text:span text:style-name="T38_38"><text:s/></text:span><text:span text:style-name="T38_39">view</text:span><text:span text:style-name="T38_40"><text:s/></text:span><text:span text:style-name="T38_41">and</text:span><text:span text:style-name="T38_42"><text:s/></text:span><text:span text:style-name="T38_43">at</text:span><text:span text:style-name="T38_44"><text:s/></text:span><text:span text:style-name="T38_45">the</text:span><text:span text:style-name="T38_46"><text:s/></text:span><text:span text:style-name="T38_47">end</text:span><text:span text:style-name="T38_48"><text:s/></text:span><text:span text:style-name="T38_49">of</text:span><text:span text:style-name="T38_50"><text:s/></text:span><text:span text:style-name="T38_51">the</text:span><text:span text:style-name="T38_52"><text:s/></text:span><text:span text:style-name="T38_53">meeting</text:span><text:span text:style-name="T38_54"><text:s/></text:span><text:span text:style-name="T38_55">expect</text:span><text:span text:style-name="T38_56"><text:s/></text:span><text:span text:style-name="T38_57">to</text:span><text:span text:style-name="T38_58"><text:s/></text:span><text:span text:style-name="T38_59">provide</text:span><text:span text:style-name="T38_60"><text:s/></text:span><text:span text:style-name="T38_61">a</text:span><text:span text:style-name="T38_62"><text:s/></text:span><text:span text:style-name="T38_63">scenario</text:span><text:span text:style-name="T38_64"><text:s/></text:span><text:span text:style-name="T38_65">to</text:span><text:span text:style-name="T38_66"><text:s/></text:span><text:span text:style-name="T38_67">the</text:span><text:span text:style-name="T38_68"><text:s/></text:span><text:span text:style-name="T38_69">executives</text:span><text:span text:style-name="T38_70"><text:s/></text:span><text:span text:style-name="T38_71">at</text:span><text:span text:style-name="T38_72"><text:s/></text:span><text:span text:style-name="T38_73">both</text:span><text:span text:style-name="T38_74"><text:s/>.</text:span><text:span text:style-name="T38_75">SE</text:span><text:span text:style-name="T38_76"><text:s/></text:span><text:span text:style-name="T38_77">and</text:span><text:span text:style-name="T38_78"><text:s/></text:span><text:span text:style-name="T38_79">AFNIC</text:span><text:span text:style-name="T38_80">.</text:span></text:p>
      <text:p text:style-name="P39"/>
      <text:p text:style-name="P40"><text:span text:style-name="T40_1">Ann</text:span><text:span text:style-name="T40_2">-</text:span><text:span text:style-name="T40_3">Marie</text:span><text:span text:style-name="T40_4"><text:s/>:<text:s/></text:span><text:span text:style-name="T40_5">Both</text:span><text:span text:style-name="T40_6"><text:s/></text:span><text:span text:style-name="T40_7">the</text:span><text:span text:style-name="T40_8"><text:s/></text:span><text:span text:style-name="T40_9">tools</text:span><text:span text:style-name="T40_10"><text:s/></text:span><text:span text:style-name="T40_11">have</text:span><text:span text:style-name="T40_12"><text:s/></text:span><text:span text:style-name="T40_13">been</text:span><text:span text:style-name="T40_14"><text:s/></text:span><text:span text:style-name="T40_15">developed</text:span><text:span text:style-name="T40_16"><text:s/></text:span><text:span text:style-name="T40_17">for</text:span><text:span text:style-name="T40_18"><text:s/></text:span><text:span text:style-name="T40_19">years</text:span><text:span text:style-name="T40_20"><text:s/></text:span><text:span text:style-name="T40_21">and</text:span><text:span text:style-name="T40_22"><text:s/></text:span><text:span text:style-name="T40_23">has</text:span><text:span text:style-name="T40_24"><text:s/></text:span><text:span text:style-name="T40_25">gone</text:span><text:span text:style-name="T40_26"><text:s/></text:span><text:span text:style-name="T40_27">through</text:span><text:span text:style-name="T40_28"><text:s/></text:span><text:span text:style-name="T40_29">multiple</text:span><text:span text:style-name="T40_30"><text:s/></text:span><text:span text:style-name="T40_31">iterations</text:span><text:span text:style-name="T40_32"><text:s/></text:span><text:span text:style-name="T40_33">and</text:span><text:span text:style-name="T40_34"><text:s/></text:span><text:span text:style-name="T40_35">different</text:span><text:span text:style-name="T40_36"><text:s/></text:span><text:span text:style-name="T40_37">iterations</text:span><text:span text:style-name="T40_38"><text:s/></text:span><text:span text:style-name="T40_39">developed</text:span><text:span text:style-name="T40_40"><text:s/></text:span><text:span text:style-name="T40_41">by</text:span><text:span text:style-name="T40_42"><text:s/></text:span><text:span text:style-name="T40_43">different</text:span><text:span text:style-name="T40_44"><text:s/></text:span><text:span text:style-name="T40_45">developers</text:span><text:span text:style-name="T40_46">.<text:s/></text:span><text:span text:style-name="T40_47">Easier</text:span><text:span text:style-name="T40_48"><text:s/></text:span><text:span text:style-name="T40_49">way</text:span><text:span text:style-name="T40_50"><text:s/></text:span><text:span text:style-name="T40_51">to</text:span><text:span text:style-name="T40_52"><text:s/></text:span><text:span text:style-name="T40_53">move</text:span><text:span text:style-name="T40_54"><text:s/></text:span><text:span text:style-name="T40_55">forward</text:span><text:span text:style-name="T40_56"><text:s/></text:span><text:span text:style-name="T40_57">is</text:span><text:span text:style-name="T40_58"><text:s/></text:span><text:span text:style-name="T40_59">to</text:span><text:span text:style-name="T40_60"><text:s/></text:span><text:span text:style-name="T40_61">develop</text:span><text:span text:style-name="T40_62"><text:s/></text:span><text:span text:style-name="T40_63">something</text:span><text:span text:style-name="T40_64"><text:s/></text:span><text:span text:style-name="T40_65">from</text:span><text:span text:style-name="T40_66"><text:s/></text:span><text:span text:style-name="T40_67">the</text:span><text:span text:style-name="T40_68"><text:s/></text:span><text:span text:style-name="T40_69">scratch</text:span><text:span text:style-name="T40_70">.</text:span></text:p>
      <text:p text:style-name="P41"/>
      <text:p text:style-name="P42"><text:span text:style-name="T42_1">Mohsen</text:span><text:span text:style-name="T42_2"><text:s/>:<text:s/></text:span><text:span text:style-name="T42_3">Why</text:span><text:span text:style-name="T42_4"><text:s/></text:span><text:span text:style-name="T42_5">not</text:span><text:span text:style-name="T42_6"><text:s/></text:span><text:span text:style-name="T42_7">look</text:span><text:span text:style-name="T42_8"><text:s/></text:span><text:span text:style-name="T42_9">at</text:span><text:span text:style-name="T42_10"><text:s/></text:span><text:span text:style-name="T42_11">the</text:span><text:span text:style-name="T42_12"><text:s/></text:span><text:span text:style-name="T42_13">viability</text:span><text:span text:style-name="T42_14"><text:s/></text:span><text:span text:style-name="T42_15">of</text:span><text:span text:style-name="T42_16"><text:s/></text:span><text:span text:style-name="T42_17">incrementing</text:span><text:span text:style-name="T42_18"><text:s/></text:span><text:span text:style-name="T42_19">one</text:span><text:span text:style-name="T42_20"><text:s/></text:span><text:span text:style-name="T42_21">of</text:span><text:span text:style-name="T42_22"><text:s/></text:span><text:span text:style-name="T42_23">the</text:span><text:span text:style-name="T42_24"><text:s/></text:span><text:span text:style-name="T42_25">tool</text:span><text:span text:style-name="T42_26">.<text:s/></text:span><text:span text:style-name="T42_27">But</text:span><text:span text:style-name="T42_28"><text:s/></text:span><text:span text:style-name="T42_29">iterates</text:span><text:span text:style-name="T42_30"><text:s/></text:span><text:span text:style-name="T42_31">that</text:span><text:span text:style-name="T42_32"><text:s/></text:span><text:span text:style-name="T42_33">the</text:span><text:span text:style-name="T42_34"><text:s/></text:span><text:span text:style-name="T42_35">other</text:span><text:span text:style-name="T42_36"><text:s/></text:span><text:span text:style-name="T42_37">scenarios</text:span><text:span text:style-name="T42_38"><text:s/></text:span><text:span text:style-name="T42_39">put</text:span><text:span text:style-name="T42_40"><text:s/></text:span><text:span text:style-name="T42_41">down</text:span><text:span text:style-name="T42_42"><text:s/></text:span><text:span text:style-name="T42_43">in</text:span><text:span text:style-name="T42_44"><text:s/></text:span><text:span text:style-name="T42_45">point</text:span><text:span text:style-name="T42_46"><text:s/>“7”<text:s/></text:span><text:span text:style-name="T42_47">will</text:span><text:span text:style-name="T42_48"><text:s/></text:span><text:span text:style-name="T42_49">not</text:span><text:span text:style-name="T42_50"><text:s/></text:span><text:span text:style-name="T42_51">be</text:span><text:span text:style-name="T42_52"><text:s/></text:span><text:span text:style-name="T42_53">excluded</text:span><text:span text:style-name="T42_54">.</text:span></text:p>
      <text:p text:style-name="P43"/>
      <text:p text:style-name="P44"><text:span text:style-name="T44_1">Einar</text:span><text:span text:style-name="T44_2"><text:s/>:<text:s/></text:span><text:span text:style-name="T44_3">Has</text:span><text:span text:style-name="T44_4"><text:s/></text:span><text:span text:style-name="T44_5">been</text:span><text:span text:style-name="T44_6"><text:s/></text:span><text:span text:style-name="T44_7">working</text:span><text:span text:style-name="T44_8"><text:s/></text:span><text:span text:style-name="T44_9">on</text:span><text:span text:style-name="T44_10"><text:s/></text:span><text:span text:style-name="T44_11">a</text:span><text:span text:style-name="T44_12"><text:s/></text:span><text:span text:style-name="T44_13">major</text:span><text:span text:style-name="T44_14"><text:s/></text:span><text:span text:style-name="T44_15">rewrite</text:span><text:span text:style-name="T44_16"><text:s/></text:span><text:span text:style-name="T44_17">of</text:span><text:span text:style-name="T44_18"><text:s/></text:span><text:span text:style-name="T44_19">dnscheck</text:span><text:span text:style-name="T44_20">.<text:s/></text:span><text:span text:style-name="T44_21">The</text:span><text:span text:style-name="T44_22"><text:s/></text:span><text:span text:style-name="T44_23">rewrite</text:span><text:span text:style-name="T44_24"><text:s/></text:span><text:span text:style-name="T44_25">plan</text:span><text:span text:style-name="T44_26"><text:s/></text:span><text:span text:style-name="T44_27">was</text:span><text:span text:style-name="T44_28"><text:s/></text:span><text:span text:style-name="T44_29">conceived</text:span><text:span text:style-name="T44_30"><text:s/></text:span><text:span text:style-name="T44_31">after</text:span><text:span text:style-name="T44_32"><text:s/></text:span><text:span text:style-name="T44_33">comparing</text:span><text:span text:style-name="T44_34"><text:s/></text:span><text:span text:style-name="T44_35">both</text:span><text:span text:style-name="T44_36"><text:s/></text:span><text:span text:style-name="T44_37">ZoneCheck</text:span><text:span text:style-name="T44_38"><text:s/></text:span><text:span text:style-name="T44_39">and</text:span><text:span text:style-name="T44_40"><text:s/></text:span><text:span text:style-name="T44_41">dnscheck</text:span><text:span text:style-name="T44_42"><text:s/>(</text:span><text:span text:style-name="T44_43">The</text:span><text:span text:style-name="T44_44"><text:s/></text:span><text:span text:style-name="T44_45">comparison</text:span><text:span text:style-name="T44_46"><text:s/></text:span><text:span text:style-name="T44_47">document</text:span><text:span text:style-name="T44_48"><text:s/></text:span><text:span text:style-name="T44_49">is</text:span><text:span text:style-name="T44_50"><text:s/></text:span><text:span text:style-name="T44_51">already</text:span><text:span text:style-name="T44_52"><text:s/></text:span><text:span text:style-name="T44_53">available</text:span><text:span text:style-name="T44_54"><text:s/></text:span><text:span text:style-name="T44_55">to</text:span><text:span text:style-name="T44_56"><text:s/></text:span><text:span text:style-name="T44_57">AFNIC</text:span><text:span text:style-name="T44_58">).<text:s text:c="2"/></text:span><text:span text:style-name="T44_59">Was</text:span><text:span text:style-name="T44_60"><text:s/></text:span><text:span text:style-name="T44_61">not</text:span><text:span text:style-name="T44_62"><text:s/></text:span><text:span text:style-name="T44_63">aware</text:span><text:span text:style-name="T44_64"><text:s/></text:span><text:span text:style-name="T44_65">of</text:span><text:span text:style-name="T44_66"><text:s/></text:span><text:span text:style-name="T44_67">the</text:span><text:span text:style-name="T44_68"><text:s/></text:span><text:span text:style-name="T44_69">collaboration</text:span><text:span text:style-name="T44_70"><text:s/></text:span><text:span text:style-name="T44_71">earlier</text:span><text:span text:style-name="T44_72">.<text:s/></text:span><text:span text:style-name="T44_73">Thinks</text:span><text:span text:style-name="T44_74"><text:s/></text:span><text:span text:style-name="T44_75">that</text:span><text:span text:style-name="T44_76"><text:s/></text:span><text:span text:style-name="T44_77">the</text:span><text:span text:style-name="T44_78"><text:s/></text:span><text:span text:style-name="T44_79">possibility</text:span><text:span text:style-name="T44_80"><text:s/></text:span><text:span text:style-name="T44_81">of</text:span><text:span text:style-name="T44_82"><text:s/></text:span><text:span text:style-name="T44_83">rewriting</text:span><text:span text:style-name="T44_84"><text:s/></text:span><text:span text:style-name="T44_85">dnscheck</text:span><text:span text:style-name="T44_86"><text:s/></text:span><text:span text:style-name="T44_87">is</text:span><text:span text:style-name="T44_88"><text:s/></text:span><text:span text:style-name="T44_89">high</text:span><text:span text:style-name="T44_90"><text:s/></text:span><text:span text:style-name="T44_91">and</text:span><text:span text:style-name="T44_92"><text:s/></text:span><text:span text:style-name="T44_93">confirms</text:span><text:span text:style-name="T44_94"><text:s/></text:span><text:span text:style-name="T44_95">that</text:span><text:span text:style-name="T44_96"><text:s/></text:span><text:span text:style-name="T44_97">the</text:span><text:span text:style-name="T44_98"><text:s/></text:span><text:span text:style-name="T44_99">cost</text:span><text:span text:style-name="T44_100"><text:s/></text:span><text:span text:style-name="T44_101">analysis</text:span><text:span text:style-name="T44_102"><text:s/></text:span><text:span text:style-name="T44_103">of</text:span><text:span text:style-name="T44_104"><text:s/></text:span><text:span text:style-name="T44_105">the</text:span><text:span text:style-name="T44_106"><text:s/></text:span><text:span text:style-name="T44_107">rewrite</text:span><text:span text:style-name="T44_108"><text:s/></text:span><text:span text:style-name="T44_109">is</text:span><text:span text:style-name="T44_110"><text:s/></text:span><text:span text:style-name="T44_111">already</text:span><text:span text:style-name="T44_112"><text:s/></text:span><text:span text:style-name="T44_113">done</text:span><text:span text:style-name="T44_114"><text:s/></text:span><text:span text:style-name="T44_115">by</text:span><text:span text:style-name="T44_116"><text:s/>.</text:span><text:span text:style-name="T44_117">SE</text:span></text:p>
      <text:p text:style-name="P45"/>
      <text:p text:style-name="P46"><text:span text:style-name="T46_1">Mohsen</text:span><text:span text:style-name="T46_2"><text:s/>:<text:s/></text:span><text:span text:style-name="T46_3">Asks</text:span><text:span text:style-name="T46_4"><text:s/></text:span><text:span text:style-name="T46_5">the</text:span><text:span text:style-name="T46_6"><text:s/></text:span><text:span text:style-name="T46_7">room</text:span><text:span text:style-name="T46_8"><text:s/></text:span><text:span text:style-name="T46_9">not</text:span><text:span text:style-name="T46_10"><text:s/></text:span><text:span text:style-name="T46_11">to</text:span><text:span text:style-name="T46_12"><text:s/></text:span><text:span text:style-name="T46_13">concentrate</text:span><text:span text:style-name="T46_14"><text:s/></text:span><text:span text:style-name="T46_15">on</text:span><text:span text:style-name="T46_16"><text:s/></text:span><text:span text:style-name="T46_17">low</text:span><text:span text:style-name="T46_18"><text:s/></text:span><text:span text:style-name="T46_19">level</text:span><text:span text:style-name="T46_20"><text:s/></text:span><text:span text:style-name="T46_21">details</text:span><text:span text:style-name="T46_22"><text:s/></text:span><text:span text:style-name="T46_23">initially</text:span><text:span text:style-name="T46_24"><text:s/></text:span><text:span text:style-name="T46_25">but</text:span><text:span text:style-name="T46_26"><text:s/></text:span><text:span text:style-name="T46_27">at</text:span><text:span text:style-name="T46_28"><text:s/></text:span><text:span text:style-name="T46_29">high</text:span><text:span text:style-name="T46_30"><text:s/></text:span><text:span text:style-name="T46_31">level</text:span><text:span text:style-name="T46_32"><text:s/></text:span><text:span text:style-name="T46_33">details</text:span><text:span text:style-name="T46_34"><text:s/></text:span><text:span text:style-name="T46_35">and</text:span><text:span text:style-name="T46_36"><text:s/></text:span><text:span text:style-name="T46_37">look</text:span><text:span text:style-name="T46_38"><text:s/></text:span><text:span text:style-name="T46_39">at</text:span><text:span text:style-name="T46_40"><text:s/></text:span><text:span text:style-name="T46_41">how</text:span><text:span text:style-name="T46_42"><text:s/></text:span><text:span text:style-name="T46_43">they</text:span><text:span text:style-name="T46_44"><text:s/></text:span><text:span text:style-name="T46_45">fit</text:span><text:span text:style-name="T46_46"><text:s/></text:span><text:span text:style-name="T46_47">into</text:span><text:span text:style-name="T46_48"><text:s/></text:span><text:span text:style-name="T46_49">the</text:span><text:span text:style-name="T46_50"><text:s/></text:span><text:span text:style-name="T46_51">requirements</text:span><text:span text:style-name="T46_52">.</text:span></text:p>
      <text:p text:style-name="P47"/>
      <text:p text:style-name="P48"><text:span text:style-name="T48_1">Samia</text:span><text:span text:style-name="T48_2"><text:s/>:<text:s/></text:span><text:span text:style-name="T48_3">Should</text:span><text:span text:style-name="T48_4"><text:s/></text:span><text:span text:style-name="T48_5">not</text:span><text:span text:style-name="T48_6"><text:s/></text:span><text:span text:style-name="T48_7">we</text:span><text:span text:style-name="T48_8"><text:s/></text:span><text:span text:style-name="T48_9">ask</text:span><text:span text:style-name="T48_10"><text:s/></text:span><text:span text:style-name="T48_11">our</text:span><text:span text:style-name="T48_12"><text:s/></text:span><text:span text:style-name="T48_13">users</text:span><text:span text:style-name="T48_14"><text:s/></text:span><text:span text:style-name="T48_15">if</text:span><text:span text:style-name="T48_16"><text:s/></text:span><text:span text:style-name="T48_17">they</text:span><text:span text:style-name="T48_18"><text:s/></text:span><text:span text:style-name="T48_19">have</text:span><text:span text:style-name="T48_20"><text:s/></text:span><text:span text:style-name="T48_21">a</text:span><text:span text:style-name="T48_22"><text:s/></text:span><text:span text:style-name="T48_23">list</text:span><text:span text:style-name="T48_24"><text:s/></text:span><text:span text:style-name="T48_25">of</text:span><text:span text:style-name="T48_26"><text:s/></text:span><text:span text:style-name="T48_27">functionalities</text:span><text:span text:style-name="T48_28"><text:s/></text:span><text:span text:style-name="T48_29">to</text:span><text:span text:style-name="T48_30"><text:s/></text:span><text:span text:style-name="T48_31">include</text:span><text:span text:style-name="T48_32"><text:s/></text:span><text:span text:style-name="T48_33">in</text:span><text:span text:style-name="T48_34"><text:s/></text:span><text:span text:style-name="T48_35">the</text:span><text:span text:style-name="T48_36"><text:s/></text:span><text:span text:style-name="T48_37">new</text:span><text:span text:style-name="T48_38"><text:s/></text:span><text:span text:style-name="T48_39">tool</text:span><text:span text:style-name="T48_40">.<text:s/></text:span></text:p>
      <text:p text:style-name="P49"/>
      <text:p text:style-name="P50"><text:span text:style-name="T50_1">Ann</text:span><text:span text:style-name="T50_2">-</text:span><text:span text:style-name="T50_3">Marie</text:span><text:span text:style-name="T50_4"><text:s/>:<text:s/></text:span><text:span text:style-name="T50_5">SIDN</text:span><text:span text:style-name="T50_6"><text:s/>&amp;<text:s/></text:span><text:span text:style-name="T50_7">RIPE</text:span><text:span text:style-name="T50_8"><text:s/></text:span><text:span text:style-name="T50_9">has</text:span><text:span text:style-name="T50_10"><text:s/></text:span><text:span text:style-name="T50_11">dicussed</text:span><text:span text:style-name="T50_12"><text:s/></text:span><text:span text:style-name="T50_13">with</text:span><text:span text:style-name="T50_14"><text:s/></text:span><text:span text:style-name="T50_15">Partik</text:span><text:span text:style-name="T50_16"><text:s/></text:span><text:span text:style-name="T50_17">during</text:span><text:span text:style-name="T50_18"><text:s/></text:span><text:span text:style-name="T50_19">CENTR</text:span><text:span text:style-name="T50_20">-</text:span><text:span text:style-name="T50_21">RIPE</text:span><text:span text:style-name="T50_22"><text:s/></text:span><text:span text:style-name="T50_23">meeting</text:span><text:span text:style-name="T50_24"><text:s/></text:span><text:span text:style-name="T50_25">and</text:span><text:span text:style-name="T50_26"><text:s/></text:span><text:span text:style-name="T50_27">approved</text:span><text:span text:style-name="T50_28"><text:s/></text:span></text:p>
      <text:p text:style-name="P51"><text:span text:style-name="T51_1">the</text:span><text:span text:style-name="T51_2"><text:s/></text:span><text:span text:style-name="T51_3">idea</text:span><text:span text:style-name="T51_4"><text:s/></text:span><text:span text:style-name="T51_5">of</text:span><text:span text:style-name="T51_6"><text:s/></text:span><text:span text:style-name="T51_7">developing</text:span><text:span text:style-name="T51_8"><text:s/></text:span><text:span text:style-name="T51_9">from</text:span><text:span text:style-name="T51_10"><text:s/></text:span><text:span text:style-name="T51_11">scratch</text:span><text:span text:style-name="T51_12">.<text:s/></text:span><text:span text:style-name="T51_13">Would</text:span><text:span text:style-name="T51_14"><text:s/></text:span><text:span text:style-name="T51_15">love</text:span><text:span text:style-name="T51_16"><text:s/></text:span><text:span text:style-name="T51_17">to</text:span><text:span text:style-name="T51_18"><text:s/></text:span><text:span text:style-name="T51_19">pull</text:span><text:span text:style-name="T51_20"><text:s/></text:span><text:span text:style-name="T51_21">them</text:span><text:span text:style-name="T51_22"><text:s/></text:span><text:span text:style-name="T51_23">into</text:span><text:span text:style-name="T51_24"><text:s/></text:span><text:span text:style-name="T51_25">the</text:span><text:span text:style-name="T51_26"><text:s/></text:span><text:span text:style-name="T51_27">project</text:span><text:span text:style-name="T51_28">.</text:span></text:p>
      <text:p text:style-name="P52"/>
      <text:p text:style-name="P53"><text:span text:style-name="T53_1">Patrik</text:span><text:span text:style-name="T53_2"><text:s/>:<text:s/></text:span><text:span text:style-name="T53_3">Both</text:span><text:span text:style-name="T53_4"><text:s/></text:span><text:span text:style-name="T53_5">RIPE</text:span><text:span text:style-name="T53_6"><text:s/></text:span><text:span text:style-name="T53_7">and</text:span><text:span text:style-name="T53_8"><text:s/></text:span><text:span text:style-name="T53_9">SIDN</text:span><text:span text:style-name="T53_10"><text:s/></text:span><text:span text:style-name="T53_11">are</text:span><text:span text:style-name="T53_12"><text:s/></text:span><text:span text:style-name="T53_13">interested</text:span><text:span text:style-name="T53_14"><text:s/></text:span><text:span text:style-name="T53_15">to</text:span><text:span text:style-name="T53_16"><text:s/></text:span><text:span text:style-name="T53_17">contribute</text:span><text:span text:style-name="T53_18"><text:s/></text:span><text:span text:style-name="T53_19">to</text:span><text:span text:style-name="T53_20"><text:s/></text:span><text:span text:style-name="T53_21">the</text:span><text:span text:style-name="T53_22"><text:s/></text:span><text:span text:style-name="T53_23">project</text:span><text:span text:style-name="T53_24">.</text:span></text:p>
      <text:p text:style-name="P54"/>
      <text:p text:style-name="P55"><text:span text:style-name="T55_1">Einar</text:span><text:span text:style-name="T55_2"><text:s/>:<text:s/></text:span><text:span text:style-name="T55_3">SIDN</text:span><text:span text:style-name="T55_4"><text:s/></text:span><text:span text:style-name="T55_5">has</text:span><text:span text:style-name="T55_6"><text:s/></text:span><text:span text:style-name="T55_7">contributed</text:span><text:span text:style-name="T55_8"><text:s/></text:span><text:span text:style-name="T55_9">to</text:span><text:span text:style-name="T55_10"><text:s/></text:span><text:span text:style-name="T55_11">the</text:span><text:span text:style-name="T55_12"><text:s/></text:span><text:span text:style-name="T55_13">earlier</text:span><text:span text:style-name="T55_14"><text:s/></text:span><text:span text:style-name="T55_15">version</text:span><text:span text:style-name="T55_16"><text:s/></text:span><text:span text:style-name="T55_17">of</text:span><text:span text:style-name="T55_18"><text:s/></text:span><text:span text:style-name="T55_19">dnscheck</text:span><text:span text:style-name="T55_20"><text:s/></text:span><text:span text:style-name="T55_21">and</text:span><text:span text:style-name="T55_22"><text:s/></text:span><text:span text:style-name="T55_23">RIPE</text:span><text:span text:style-name="T55_24"><text:s/></text:span><text:span text:style-name="T55_25">has</text:span><text:span text:style-name="T55_26"><text:s/></text:span><text:span text:style-name="T55_27">helped</text:span><text:span text:style-name="T55_28"><text:s/></text:span><text:span text:style-name="T55_29">to</text:span><text:span text:style-name="T55_30"><text:s/></text:span><text:span text:style-name="T55_31">port</text:span><text:span text:style-name="T55_32"><text:s/></text:span><text:span text:style-name="T55_33">it</text:span><text:span text:style-name="T55_34"><text:s/></text:span><text:span text:style-name="T55_35">to</text:span><text:span text:style-name="T55_36"><text:s/></text:span><text:span text:style-name="T55_37">develop</text:span><text:span text:style-name="T55_38"><text:s/></text:span><text:span text:style-name="T55_39">the</text:span><text:span text:style-name="T55_40"><text:s/></text:span><text:span text:style-name="T55_41">versioning</text:span><text:span text:style-name="T55_42"><text:s/></text:span><text:span text:style-name="T55_43">for</text:span><text:span text:style-name="T55_44"><text:s/></text:span><text:span text:style-name="T55_45">Redhat</text:span><text:span text:style-name="T55_46">.</text:span></text:p>
      <text:p text:style-name="P56"/>
      <text:p text:style-name="P57"><text:span text:style-name="T57_1">Mohsen</text:span><text:span text:style-name="T57_2"><text:s/>:<text:s/></text:span><text:span text:style-name="T57_3">If</text:span><text:span text:style-name="T57_4"><text:s/></text:span><text:span text:style-name="T57_5">a</text:span><text:span text:style-name="T57_6"><text:s/></text:span><text:span text:style-name="T57_7">new</text:span><text:span text:style-name="T57_8"><text:s/></text:span><text:span text:style-name="T57_9">tool</text:span><text:span text:style-name="T57_10"><text:s/></text:span><text:span text:style-name="T57_11">is</text:span><text:span text:style-name="T57_12"><text:s/></text:span><text:span text:style-name="T57_13">developed</text:span><text:span text:style-name="T57_14">,<text:s/></text:span><text:span text:style-name="T57_15">have</text:span><text:span text:style-name="T57_16"><text:s/></text:span><text:span text:style-name="T57_17">to</text:span><text:span text:style-name="T57_18"><text:s/></text:span><text:span text:style-name="T57_19">look</text:span><text:span text:style-name="T57_20"><text:s/></text:span><text:span text:style-name="T57_21">at</text:span><text:span text:style-name="T57_22"><text:s/></text:span><text:span text:style-name="T57_23">the</text:span><text:span text:style-name="T57_24"><text:s/></text:span><text:span text:style-name="T57_25">backward</text:span><text:span text:style-name="T57_26"><text:s/></text:span><text:span text:style-name="T57_27">compatibility</text:span><text:span text:style-name="T57_28"><text:s/></text:span><text:span text:style-name="T57_29">issues</text:span><text:span text:style-name="T57_30">.<text:s/></text:span><text:span text:style-name="T57_31">Meantime</text:span><text:span text:style-name="T57_32"><text:s/></text:span><text:span text:style-name="T57_33">during</text:span><text:span text:style-name="T57_34"><text:s/></text:span><text:span text:style-name="T57_35">the</text:span><text:span text:style-name="T57_36"><text:s/></text:span><text:span text:style-name="T57_37">development</text:span><text:span text:style-name="T57_38"><text:s/></text:span><text:span text:style-name="T57_39">of</text:span><text:span text:style-name="T57_40"><text:s/></text:span><text:span text:style-name="T57_41">the</text:span><text:span text:style-name="T57_42"><text:s/></text:span><text:span text:style-name="T57_43">new</text:span><text:span text:style-name="T57_44"><text:s/></text:span><text:span text:style-name="T57_45">too</text:span><text:span text:style-name="T57_46"><text:s/></text:span><text:span text:style-name="T57_47">should</text:span><text:span text:style-name="T57_48"><text:s/></text:span><text:span text:style-name="T57_49">be</text:span><text:span text:style-name="T57_50"><text:s/></text:span><text:span text:style-name="T57_51">able</text:span><text:span text:style-name="T57_52"><text:s/></text:span><text:span text:style-name="T57_53">to</text:span><text:span text:style-name="T57_54"><text:s/></text:span><text:span text:style-name="T57_55">patch</text:span><text:span text:style-name="T57_56"><text:s/></text:span><text:span text:style-name="T57_57">the</text:span><text:span text:style-name="T57_58"><text:s/></text:span><text:span text:style-name="T57_59">current</text:span><text:span text:style-name="T57_60"><text:s/></text:span><text:span text:style-name="T57_61">tools</text:span><text:span text:style-name="T57_62">.</text:span></text:p>
      <text:p text:style-name="P58"/>
      <text:p text:style-name="P59"><text:span text:style-name="T59_1">Ann</text:span><text:span text:style-name="T59_2">-</text:span><text:span text:style-name="T59_3">Marie</text:span><text:span text:style-name="T59_4"><text:s/>:<text:s/></text:span><text:span text:style-name="T59_5">Also</text:span><text:span text:style-name="T59_6"><text:s/></text:span><text:span text:style-name="T59_7">wants</text:span><text:span text:style-name="T59_8"><text:s/></text:span><text:span text:style-name="T59_9">to</text:span><text:span text:style-name="T59_10"><text:s/></text:span><text:span text:style-name="T59_11">focus</text:span><text:span text:style-name="T59_12"><text:s/></text:span><text:span text:style-name="T59_13">on</text:span><text:span text:style-name="T59_14"><text:s/></text:span><text:span text:style-name="T59_15">the</text:span><text:span text:style-name="T59_16"><text:s/></text:span><text:span text:style-name="T59_17">tasks</text:span><text:span text:style-name="T59_18"><text:s/></text:span><text:span text:style-name="T59_19">after</text:span><text:span text:style-name="T59_20"><text:s/></text:span><text:span text:style-name="T59_21">the</text:span><text:span text:style-name="T59_22"><text:s/></text:span><text:span text:style-name="T59_23">code</text:span><text:span text:style-name="T59_24"><text:s/></text:span><text:span text:style-name="T59_25">is</text:span><text:span text:style-name="T59_26"><text:s/></text:span><text:span text:style-name="T59_27">released</text:span><text:span text:style-name="T59_28"><text:s/>(</text:span><text:span text:style-name="T59_29">i</text:span><text:span text:style-name="T59_30">.</text:span><text:span text:style-name="T59_31">e</text:span><text:span text:style-name="T59_32">.<text:s/></text:span><text:span text:style-name="T59_33">maintenance</text:span><text:span text:style-name="T59_34">)</text:span></text:p>
      <text:p text:style-name="P60"/>
      <text:p text:style-name="P61"><text:span text:style-name="T61_1">Mohsen</text:span><text:span text:style-name="T61_2"><text:s/>:<text:s/></text:span><text:span text:style-name="T61_3">Trying</text:span><text:span text:style-name="T61_4"><text:s/></text:span><text:span text:style-name="T61_5">to</text:span><text:span text:style-name="T61_6"><text:s/></text:span><text:span text:style-name="T61_7">focus</text:span><text:span text:style-name="T61_8"><text:s/></text:span><text:span text:style-name="T61_9">on</text:span><text:span text:style-name="T61_10"><text:s/></text:span><text:span text:style-name="T61_11">the</text:span><text:span text:style-name="T61_12"><text:s/></text:span><text:span text:style-name="T61_13">agenda</text:span><text:span text:style-name="T61_14">,<text:s/></text:span><text:span text:style-name="T61_15">reiterates</text:span><text:span text:style-name="T61_16"><text:s/></text:span><text:span text:style-name="T61_17">that</text:span><text:span text:style-name="T61_18"><text:s/></text:span><text:span text:style-name="T61_19">AFNIC</text:span><text:span text:style-name="T61_20"><text:s/></text:span><text:span text:style-name="T61_21">and</text:span><text:span text:style-name="T61_22"><text:s/>.</text:span><text:span text:style-name="T61_23">SE</text:span><text:span text:style-name="T61_24"><text:s/></text:span><text:span text:style-name="T61_25">has</text:span><text:span text:style-name="T61_26"><text:s/></text:span><text:span text:style-name="T61_27">already</text:span><text:span text:style-name="T61_28"><text:s/></text:span><text:span text:style-name="T61_29">agreed</text:span><text:span text:style-name="T61_30"><text:s/></text:span><text:span text:style-name="T61_31">for</text:span><text:span text:style-name="T61_32"><text:s/></text:span><text:span text:style-name="T61_33">collaboration</text:span><text:span text:style-name="T61_34">.<text:s/></text:span><text:span text:style-name="T61_35">It</text:span><text:span text:style-name="T61_36"><text:s/></text:span><text:span text:style-name="T61_37">could</text:span><text:span text:style-name="T61_38"><text:s/></text:span><text:span text:style-name="T61_39">be</text:span><text:span text:style-name="T61_40"><text:s/></text:span><text:span text:style-name="T61_41">done</text:span><text:span text:style-name="T61_42"><text:s/></text:span><text:span text:style-name="T61_43">by</text:span><text:span text:style-name="T61_44"><text:s/></text:span><text:span text:style-name="T61_45">either</text:span><text:span text:style-name="T61_46"><text:s/></text:span><text:span text:style-name="T61_47">new</text:span><text:span text:style-name="T61_48"><text:s/></text:span><text:span text:style-name="T61_49">people</text:span><text:span text:style-name="T61_50"><text:s/>(</text:span><text:span text:style-name="T61_51">or</text:span><text:span text:style-name="T61_52">)<text:s/></text:span><text:span text:style-name="T61_53">outsourced</text:span><text:span text:style-name="T61_54"><text:s/></text:span><text:span text:style-name="T61_55">to</text:span><text:span text:style-name="T61_56"><text:s/></text:span><text:span text:style-name="T61_57">a</text:span><text:span text:style-name="T61_58"><text:s/></text:span><text:span text:style-name="T61_59">company</text:span><text:span text:style-name="T61_60">.</text:span></text:p>
      <text:p text:style-name="P62"/>
      <text:p text:style-name="P63"><text:span text:style-name="T63_1">Ann</text:span><text:span text:style-name="T63_2">-</text:span><text:span text:style-name="T63_3">Marie</text:span><text:span text:style-name="T63_4"><text:s/>:<text:s/></text:span><text:span text:style-name="T63_5">Let</text:span><text:span text:style-name="T63_6">’</text:span><text:span text:style-name="T63_7">s</text:span><text:span text:style-name="T63_8"><text:s/></text:span><text:span text:style-name="T63_9">proceed</text:span><text:span text:style-name="T63_10"><text:s/></text:span><text:span text:style-name="T63_11">to</text:span><text:span text:style-name="T63_12"><text:s/></text:span><text:span text:style-name="T63_13">the</text:span><text:span text:style-name="T63_14"><text:s/></text:span><text:span text:style-name="T63_15">wish</text:span><text:span text:style-name="T63_16"><text:s/></text:span><text:span text:style-name="T63_17">list</text:span><text:span text:style-name="T63_18">.</text:span></text:p>
      <text:p text:style-name="P64"/>
      <text:list text:style-name="LS2" xml:id="list19" text:continue-list="list3">
        <text:list-item>
          <text:p text:style-name="P65"><text:span text:style-name="T65_1">What</text:span><text:span text:style-name="T65_2"><text:s/></text:span><text:span text:style-name="T65_3">do</text:span><text:span text:style-name="T65_4"><text:s/></text:span><text:span text:style-name="T65_5">we</text:span><text:span text:style-name="T65_6"><text:s/></text:span><text:span text:style-name="T65_7">want</text:span><text:span text:style-name="T65_8"><text:s/></text:span><text:span text:style-name="T65_9">to</text:span><text:span text:style-name="T65_10"><text:s/></text:span><text:span text:style-name="T65_11">do</text:span><text:span text:style-name="T65_12"><text:s/></text:span><text:span text:style-name="T65_13">together</text:span><text:span text:style-name="T65_14">?</text:span></text:p>
        </text:list-item>
      </text:list>
      <text:list text:style-name="LS4" xml:id="list20">
        <text:list-item>
          <text:p text:style-name="P66"><text:span text:style-name="T66_1">Simply</text:span><text:span text:style-name="T66_2"><text:s/></text:span><text:span text:style-name="T66_3">agree</text:span><text:span text:style-name="T66_4"><text:s/></text:span><text:span text:style-name="T66_5">on</text:span><text:span text:style-name="T66_6"><text:s/></text:span><text:span text:style-name="T66_7">collaboration</text:span><text:span text:style-name="T66_8"><text:s/></text:span><text:span text:style-name="T66_9">on</text:span><text:span text:style-name="T66_10"><text:s/></text:span><text:span text:style-name="T66_11">something</text:span><text:span text:style-name="T66_12"><text:s/></text:span><text:span text:style-name="T66_13">around</text:span><text:span text:style-name="T66_14"><text:s/></text:span><text:span text:style-name="T66_15">checking</text:span><text:span text:style-name="T66_16"><text:s/></text:span><text:span text:style-name="T66_17">tools</text:span><text:span text:style-name="T66_18"><text:s/></text:span><text:span text:style-name="T66_19">but</text:span><text:span text:style-name="T66_20"><text:s/></text:span><text:span text:style-name="T66_21">specific</text:span><text:span text:style-name="T66_22"><text:s/></text:span><text:span text:style-name="T66_23">topic</text:span><text:span text:style-name="T66_24">(</text:span><text:span text:style-name="T66_25">s</text:span><text:span text:style-name="T66_26">)<text:s/></text:span><text:span text:style-name="T66_27">might</text:span><text:span text:style-name="T66_28"><text:s/></text:span><text:span text:style-name="T66_29">be</text:span><text:span text:style-name="T66_30"><text:s/></text:span><text:span text:style-name="T66_31">defined</text:span><text:span text:style-name="T66_32"><text:s/></text:span><text:span text:style-name="T66_33">later</text:span><text:span text:style-name="T66_34">?<text:s/></text:span></text:p>
        </text:list-item>
        <text:list-item>
          <text:p text:style-name="P67"><text:span text:style-name="T67_1">We</text:span><text:span text:style-name="T67_2"><text:s/></text:span><text:span text:style-name="T67_3">already</text:span><text:span text:style-name="T67_4"><text:s/></text:span><text:span text:style-name="T67_5">agree</text:span><text:span text:style-name="T67_6"><text:s text:c="2"/></text:span><text:span text:style-name="T67_7">on</text:span><text:span text:style-name="T67_8"><text:s/></text:span><text:span text:style-name="T67_9">the</text:span><text:span text:style-name="T67_10"><text:s/></text:span><text:span text:style-name="T67_11">collaboration</text:span><text:span text:style-name="T67_12"><text:s/></text:span><text:span text:style-name="T67_13">principle</text:span><text:span text:style-name="T67_14"><text:s/></text:span><text:span text:style-name="T67_15">and</text:span><text:span text:style-name="T67_16"><text:s/></text:span><text:span text:style-name="T67_17">we</text:span><text:span text:style-name="T67_18"><text:s/></text:span><text:span text:style-name="T67_19">want</text:span><text:span text:style-name="T67_20"><text:s/></text:span><text:span text:style-name="T67_21">to</text:span><text:span text:style-name="T67_22"><text:s/></text:span><text:span text:style-name="T67_23">go</text:span><text:span text:style-name="T67_24"><text:s/></text:span><text:span text:style-name="T67_25">further</text:span><text:span text:style-name="T67_26">,<text:s/></text:span><text:span text:style-name="T67_27">by</text:span><text:span text:style-name="T67_28"><text:s/></text:span><text:span text:style-name="T67_29">proposing</text:span><text:span text:style-name="T67_30"><text:s/></text:span><text:span text:style-name="T67_31">concrete</text:span><text:span text:style-name="T67_32"><text:s/></text:span><text:span text:style-name="T67_33">projects</text:span><text:span text:style-name="T67_34"><text:s/></text:span><text:span text:style-name="T67_35">with</text:span><text:span text:style-name="T67_36"><text:s/></text:span><text:span text:style-name="T67_37">agreed</text:span><text:span text:style-name="T67_38"><text:s/></text:span><text:span text:style-name="T67_39">on</text:span><text:span text:style-name="T67_40"><text:s/></text:span><text:span text:style-name="T67_41">objectives</text:span><text:span text:style-name="T67_42">,<text:s/></text:span><text:span text:style-name="T67_43">deliverables</text:span><text:span text:style-name="T67_44">,<text:s/></text:span><text:span text:style-name="T67_45">costs</text:span><text:span text:style-name="T67_46"><text:s/></text:span><text:span text:style-name="T67_47">and</text:span><text:span text:style-name="T67_48"><text:s/></text:span><text:span text:style-name="T67_49">timelines</text:span><text:span text:style-name="T67_50">?</text:span></text:p>
        </text:list-item>
      </text:list>
      <text:p text:style-name="P68"/>
      <text:p text:style-name="P69"><text:span text:style-name="T69_1">Mohsen</text:span><text:span text:style-name="T69_2"><text:s/>:<text:s/></text:span><text:span text:style-name="T69_3">First</text:span><text:span text:style-name="T69_4"><text:s/></text:span><text:span text:style-name="T69_5">to</text:span><text:span text:style-name="T69_6"><text:s/></text:span><text:span text:style-name="T69_7">define</text:span><text:span text:style-name="T69_8"><text:s/></text:span><text:span text:style-name="T69_9">to</text:span><text:span text:style-name="T69_10"><text:s/>“</text:span><text:span text:style-name="T69_11">Final</text:span><text:span text:style-name="T69_12"><text:s/></text:span><text:span text:style-name="T69_13">objective</text:span><text:span text:style-name="T69_14">”.<text:s/></text:span><text:span text:style-name="T69_15">Defines</text:span><text:span text:style-name="T69_16"><text:s/></text:span><text:span text:style-name="T69_17">the</text:span><text:span text:style-name="T69_18"><text:s/></text:span><text:span text:style-name="T69_19">objective</text:span><text:span text:style-name="T69_20"><text:s/></text:span><text:span text:style-name="T69_21">for</text:span><text:span text:style-name="T69_22"><text:s/></text:span><text:span text:style-name="T69_23">the</text:span><text:span text:style-name="T69_24"><text:s/></text:span><text:span text:style-name="T69_25">collaboration</text:span><text:span text:style-name="T69_26"><text:s/></text:span><text:span text:style-name="T69_27">is</text:span><text:span text:style-name="T69_28"><text:s/></text:span><text:span text:style-name="T69_29">to</text:span><text:span text:style-name="T69_30"><text:s/>“</text:span><text:span text:style-name="T69_31">improve</text:span><text:span text:style-name="T69_32"><text:s/></text:span><text:span text:style-name="T69_33">the</text:span><text:span text:style-name="T69_34"><text:s/></text:span><text:span text:style-name="T69_35">quality</text:span><text:span text:style-name="T69_36"><text:s/></text:span><text:span text:style-name="T69_37">of</text:span><text:span text:style-name="T69_38"><text:s/></text:span><text:span text:style-name="T69_39">the</text:span><text:span text:style-name="T69_40"><text:s/></text:span><text:span text:style-name="T69_41">Internet</text:span><text:span text:style-name="T69_42">”.<text:s/></text:span><text:span text:style-name="T69_43">To</text:span><text:span text:style-name="T69_44"><text:s/></text:span><text:span text:style-name="T69_45">further</text:span><text:span text:style-name="T69_46"><text:s/></text:span><text:span text:style-name="T69_47">narrow</text:span><text:span text:style-name="T69_48"><text:s/></text:span><text:span text:style-name="T69_49">the</text:span><text:span text:style-name="T69_50"><text:s/></text:span><text:span text:style-name="T69_51">topic</text:span><text:span text:style-name="T69_52"><text:s/>-<text:s/>“</text:span><text:span text:style-name="T69_53">to</text:span><text:span text:style-name="T69_54"><text:s/></text:span><text:span text:style-name="T69_55">improve</text:span><text:span text:style-name="T69_56"><text:s/></text:span><text:span text:style-name="T69_57">the</text:span><text:span text:style-name="T69_58"><text:s/></text:span><text:span text:style-name="T69_59">resilience</text:span><text:span text:style-name="T69_60"><text:s/></text:span><text:span text:style-name="T69_61">of</text:span><text:span text:style-name="T69_62"><text:s/></text:span><text:span text:style-name="T69_63">DNS</text:span><text:span text:style-name="T69_64">”.<text:s/></text:span></text:p>
      <text:p text:style-name="P70"/>
      <text:p text:style-name="P71"><text:span text:style-name="T71_1">Ann</text:span><text:span text:style-name="T71_2">-</text:span><text:span text:style-name="T71_3">Marie</text:span><text:span text:style-name="T71_4"><text:s/>:<text:s/></text:span><text:span text:style-name="T71_5">Adds</text:span><text:span text:style-name="T71_6"><text:s/></text:span><text:span text:style-name="T71_7">to</text:span><text:span text:style-name="T71_8"><text:s/></text:span><text:span text:style-name="T71_9">it</text:span><text:span text:style-name="T71_10"><text:s/>-<text:s/></text:span><text:span text:style-name="T71_11">To</text:span><text:span text:style-name="T71_12"><text:s/></text:span><text:span text:style-name="T71_13">improve</text:span><text:span text:style-name="T71_14"><text:s/></text:span><text:span text:style-name="T71_15">the</text:span><text:span text:style-name="T71_16"><text:s/></text:span><text:span text:style-name="T71_17">resilience</text:span><text:span text:style-name="T71_18"><text:s/></text:span><text:span text:style-name="T71_19">of</text:span><text:span text:style-name="T71_20"><text:s/></text:span><text:span text:style-name="T71_21">DNS</text:span><text:span text:style-name="T71_22"><text:s/></text:span><text:span text:style-name="T71_23">for</text:span><text:span text:style-name="T71_24"><text:s/></text:span><text:span text:style-name="T71_25">name</text:span><text:span text:style-name="T71_26"><text:s/></text:span><text:span text:style-name="T71_27">service</text:span><text:span text:style-name="T71_28"><text:s/></text:span><text:span text:style-name="T71_29">providers</text:span><text:span text:style-name="T71_30">.</text:span></text:p>
      <text:p text:style-name="P72"/>
      <text:p text:style-name="P73"><text:span text:style-name="T73_1">Mohsen</text:span><text:span text:style-name="T73_2"><text:s/>:<text:s/></text:span><text:span text:style-name="T73_3">Finally</text:span><text:span text:style-name="T73_4"><text:s/></text:span><text:span text:style-name="T73_5">coming</text:span><text:span text:style-name="T73_6"><text:s/></text:span><text:span text:style-name="T73_7">to</text:span><text:span text:style-name="T73_8"><text:s/></text:span><text:span text:style-name="T73_9">a</text:span><text:span text:style-name="T73_10"><text:s/></text:span><text:span text:style-name="T73_11">conclusion</text:span><text:span text:style-name="T73_12"><text:s/></text:span><text:span text:style-name="T73_13">about</text:span><text:span text:style-name="T73_14"><text:s/></text:span><text:span text:style-name="T73_15">the</text:span><text:span text:style-name="T73_16"><text:s/></text:span><text:span text:style-name="T73_17">overall</text:span><text:span text:style-name="T73_18"><text:s/></text:span><text:span text:style-name="T73_19">objective</text:span><text:span text:style-name="T73_20"><text:s/></text:span><text:span text:style-name="T73_21">term</text:span><text:span text:style-name="T73_22"><text:s/>“</text:span><text:span text:style-name="T73_23">Building</text:span><text:span text:style-name="T73_24"><text:s/></text:span><text:span text:style-name="T73_25">a</text:span><text:span text:style-name="T73_26"><text:s/></text:span><text:span text:style-name="T73_27">reference</text:span><text:span text:style-name="T73_28"><text:s/></text:span><text:span text:style-name="T73_29">tool</text:span><text:span text:style-name="T73_30"><text:s/></text:span><text:span text:style-name="T73_31">standard</text:span><text:span text:style-name="T73_32"><text:s/></text:span><text:span text:style-name="T73_33">for</text:span><text:span text:style-name="T73_34"><text:s/></text:span><text:span text:style-name="T73_35">the</text:span><text:span text:style-name="T73_36"><text:s/></text:span><text:span text:style-name="T73_37">ecosystem</text:span><text:span text:style-name="T73_38">”<text:s/></text:span><text:span text:style-name="T73_39">within</text:span><text:span text:style-name="T73_40"><text:s/></text:span><text:span text:style-name="T73_41">the</text:span><text:span text:style-name="T73_42"><text:s/></text:span><text:span text:style-name="T73_43">framework</text:span><text:span text:style-name="T73_44"><text:s/></text:span><text:span text:style-name="T73_45">of</text:span><text:span text:style-name="T73_46"><text:s/></text:span><text:span text:style-name="T73_47">improving</text:span><text:span text:style-name="T73_48"><text:s/></text:span><text:span text:style-name="T73_49">the</text:span><text:span text:style-name="T73_50"><text:s/></text:span><text:span text:style-name="T73_51">resilience</text:span><text:span text:style-name="T73_52"><text:s/></text:span><text:span text:style-name="T73_53">of</text:span><text:span text:style-name="T73_54"><text:s/></text:span><text:span text:style-name="T73_55">DNS</text:span><text:span text:style-name="T73_56">.<text:s/></text:span><text:span text:style-name="T73_57">The</text:span><text:span text:style-name="T73_58"><text:s/></text:span><text:span text:style-name="T73_59">target</text:span><text:span text:style-name="T73_60"><text:s/></text:span><text:span text:style-name="T73_61">market</text:span><text:span text:style-name="T73_62"><text:s/></text:span><text:span text:style-name="T73_63">for</text:span><text:span text:style-name="T73_64"><text:s/></text:span><text:span text:style-name="T73_65">the</text:span><text:span text:style-name="T73_66"><text:s/></text:span><text:span text:style-name="T73_67">tool</text:span><text:span text:style-name="T73_68"><text:s/></text:span><text:span text:style-name="T73_69">is</text:span><text:span text:style-name="T73_70"><text:s/></text:span><text:span text:style-name="T73_71">the</text:span><text:span text:style-name="T73_72"><text:s/></text:span><text:span text:style-name="T73_73">three</text:span><text:span text:style-name="T73_74"><text:s/></text:span><text:span text:style-name="T73_75">R</text:span><text:span text:style-name="T73_76">’</text:span><text:span text:style-name="T73_77">s</text:span><text:span text:style-name="T73_78"><text:s/>-<text:s/></text:span><text:span text:style-name="T73_79">Registry</text:span><text:span text:style-name="T73_80">,<text:s/></text:span><text:span text:style-name="T73_81">Registrar</text:span><text:span text:style-name="T73_82"><text:s/></text:span><text:span text:style-name="T73_83">and</text:span><text:span text:style-name="T73_84"><text:s/></text:span><text:span text:style-name="T73_85">Registrant</text:span><text:span text:style-name="T73_86">.<text:s/></text:span><text:span text:style-name="T73_87">Could</text:span><text:span text:style-name="T73_88"><text:s/></text:span><text:span text:style-name="T73_89">also</text:span><text:span text:style-name="T73_90"><text:s/></text:span><text:span text:style-name="T73_91">be</text:span><text:span text:style-name="T73_92"><text:s/></text:span><text:span text:style-name="T73_93">used</text:span><text:span text:style-name="T73_94"><text:s/></text:span><text:span text:style-name="T73_95">by</text:span><text:span text:style-name="T73_96"><text:s/></text:span><text:span text:style-name="T73_97">other</text:span><text:span text:style-name="T73_98"><text:s/></text:span><text:span text:style-name="T73_99">entities</text:span><text:span text:style-name="T73_100"><text:s/></text:span><text:span text:style-name="T73_101">such</text:span><text:span text:style-name="T73_102"><text:s/></text:span><text:span text:style-name="T73_103">as</text:span><text:span text:style-name="T73_104"><text:s/></text:span><text:span text:style-name="T73_105">DNS</text:span><text:span text:style-name="T73_106"><text:s/></text:span><text:span text:style-name="T73_107">service</text:span><text:span text:style-name="T73_108"><text:s/></text:span><text:span text:style-name="T73_109">providers</text:span><text:span text:style-name="T73_110">,<text:s/></text:span><text:span text:style-name="T73_111">commercial</text:span><text:span text:style-name="T73_112"><text:s/></text:span><text:span text:style-name="T73_113">services</text:span><text:span text:style-name="T73_114">,<text:s/></text:span><text:span text:style-name="T73_115">DNS</text:span><text:span text:style-name="T73_116"><text:s/></text:span><text:span text:style-name="T73_117">admin</text:span><text:span text:style-name="T73_118">,<text:s/></text:span><text:span text:style-name="T73_119">Public</text:span><text:span text:style-name="T73_120"><text:s/></text:span><text:span text:style-name="T73_121">authorities</text:span><text:span text:style-name="T73_122"><text:s/></text:span><text:span text:style-name="T73_123">and</text:span><text:span text:style-name="T73_124"><text:s/></text:span><text:span text:style-name="T73_125">academicians</text:span><text:span text:style-name="T73_126"><text:s/></text:span><text:span text:style-name="T73_127">for</text:span><text:span text:style-name="T73_128"><text:s/></text:span><text:span text:style-name="T73_129">publishing</text:span><text:span text:style-name="T73_130"><text:s/></text:span><text:span text:style-name="T73_131">reports</text:span><text:span text:style-name="T73_132">.</text:span></text:p>
      <text:p text:style-name="P74"/>
      <text:p text:style-name="P75"><text:span text:style-name="T75_1">Ann</text:span><text:span text:style-name="T75_2">-</text:span><text:span text:style-name="T75_3">Marie</text:span><text:span text:style-name="T75_4"><text:s/>:<text:s/></text:span><text:span text:style-name="T75_5">answers</text:span><text:span text:style-name="T75_6"><text:s/></text:span><text:span text:style-name="T75_7">to</text:span><text:span text:style-name="T75_8"><text:s/></text:span><text:span text:style-name="T75_9">a</text:span><text:span text:style-name="T75_10"><text:s/></text:span><text:span text:style-name="T75_11">question</text:span><text:span text:style-name="T75_12"><text:s/></text:span><text:span text:style-name="T75_13">that</text:span><text:span text:style-name="T75_14"><text:s/></text:span><text:span text:style-name="T75_15">it</text:span><text:span text:style-name="T75_16"><text:s/></text:span><text:span text:style-name="T75_17">is</text:span><text:span text:style-name="T75_18"><text:s/></text:span><text:span text:style-name="T75_19">important</text:span><text:span text:style-name="T75_20"><text:s/></text:span><text:span text:style-name="T75_21">to</text:span><text:span text:style-name="T75_22"><text:s/></text:span><text:span text:style-name="T75_23">have</text:span><text:span text:style-name="T75_24"><text:s/></text:span><text:span text:style-name="T75_25">dnscheck</text:span><text:span text:style-name="T75_26"><text:s/></text:span><text:span text:style-name="T75_27">for</text:span><text:span text:style-name="T75_28"><text:s/></text:span><text:span text:style-name="T75_29">users</text:span><text:span text:style-name="T75_30"><text:s/></text:span><text:span text:style-name="T75_31">because</text:span><text:span text:style-name="T75_32"><text:s/></text:span><text:span text:style-name="T75_33">they</text:span><text:span text:style-name="T75_34"><text:s/></text:span><text:span text:style-name="T75_35">have</text:span><text:span text:style-name="T75_36"><text:s/></text:span><text:span text:style-name="T75_37">around</text:span><text:span text:style-name="T75_38"><text:s/>20,000<text:s/></text:span><text:span text:style-name="T75_39">tests</text:span><text:span text:style-name="T75_40"><text:s/></text:span><text:span text:style-name="T75_41">done</text:span><text:span text:style-name="T75_42"><text:s/></text:span><text:span text:style-name="T75_43">by</text:span><text:span text:style-name="T75_44"><text:s/></text:span><text:span text:style-name="T75_45">users</text:span><text:span text:style-name="T75_46"><text:s/></text:span><text:span text:style-name="T75_47">using</text:span><text:span text:style-name="T75_48"><text:s/></text:span><text:span text:style-name="T75_49">the</text:span><text:span text:style-name="T75_50"><text:s/></text:span><text:span text:style-name="T75_51">dnscheck</text:span><text:span text:style-name="T75_52"><text:s/></text:span><text:span text:style-name="T75_53">web</text:span><text:span text:style-name="T75_54"><text:s/></text:span><text:span text:style-name="T75_55">client</text:span><text:span text:style-name="T75_56">.<text:s/></text:span></text:p>
      <text:p text:style-name="P76"/>
      <text:p text:style-name="P77"><text:span text:style-name="T77_1">Xavier</text:span><text:span text:style-name="T77_2"><text:s/>:<text:s/></text:span><text:span text:style-name="T77_3">adds</text:span><text:span text:style-name="T77_4"><text:s/></text:span><text:span text:style-name="T77_5">that</text:span><text:span text:style-name="T77_6"><text:s/></text:span><text:span text:style-name="T77_7">he</text:span><text:span text:style-name="T77_8"><text:s/></text:span><text:span text:style-name="T77_9">had</text:span><text:span text:style-name="T77_10"><text:s/></text:span><text:span text:style-name="T77_11">used</text:span><text:span text:style-name="T77_12"><text:s/></text:span><text:span text:style-name="T77_13">ZoneCheck</text:span><text:span text:style-name="T77_14"><text:s/></text:span><text:span text:style-name="T77_15">extensively</text:span><text:span text:style-name="T77_16"><text:s/></text:span><text:span text:style-name="T77_17">during</text:span><text:span text:style-name="T77_18"><text:s/></text:span><text:span text:style-name="T77_19">his</text:span><text:span text:style-name="T77_20"><text:s/></text:span><text:span text:style-name="T77_21">previous</text:span><text:span text:style-name="T77_22"><text:s/></text:span><text:span text:style-name="T77_23">jobs</text:span><text:span text:style-name="T77_24">.</text:span></text:p>
      <text:p text:style-name="P78"/>
      <text:p text:style-name="P79"><text:span text:style-name="T79_1">Einar</text:span><text:span text:style-name="T79_2"><text:s/>:<text:s/></text:span><text:span text:style-name="T79_3">answering</text:span><text:span text:style-name="T79_4"><text:s/></text:span><text:span text:style-name="T79_5">to</text:span><text:span text:style-name="T79_6"><text:s/></text:span><text:span text:style-name="T79_7">a</text:span><text:span text:style-name="T79_8"><text:s/></text:span><text:span text:style-name="T79_9">query</text:span><text:span text:style-name="T79_10"><text:s/></text:span><text:span text:style-name="T79_11">mentions</text:span><text:span text:style-name="T79_12"><text:s/></text:span><text:span text:style-name="T79_13">that</text:span><text:span text:style-name="T79_14"><text:s/></text:span><text:span text:style-name="T79_15">they</text:span><text:span text:style-name="T79_16"><text:s/></text:span><text:span text:style-name="T79_17">do</text:span><text:span text:style-name="T79_18"><text:s/></text:span><text:span text:style-name="T79_19">not</text:span><text:span text:style-name="T79_20"><text:s/></text:span><text:span text:style-name="T79_21">have</text:span><text:span text:style-name="T79_22"><text:s/></text:span><text:span text:style-name="T79_23">the</text:span><text:span text:style-name="T79_24"><text:s/></text:span><text:span text:style-name="T79_25">percentage</text:span><text:span text:style-name="T79_26"><text:s/></text:span><text:span text:style-name="T79_27">of</text:span><text:span text:style-name="T79_28"><text:s/></text:span><text:span text:style-name="T79_29">bad</text:span><text:span text:style-name="T79_30"><text:s/></text:span><text:span text:style-name="T79_31">zone</text:span><text:span text:style-name="T79_32"><text:s/></text:span><text:span text:style-name="T79_33">delegations</text:span><text:span text:style-name="T79_34"><text:s/></text:span><text:span text:style-name="T79_35">wherein</text:span><text:span text:style-name="T79_36"><text:s/></text:span><text:span text:style-name="T79_37">Ann</text:span><text:span text:style-name="T79_38"><text:s/></text:span><text:span text:style-name="T79_39">adds</text:span><text:span text:style-name="T79_40"><text:s/></text:span><text:span text:style-name="T79_41">that</text:span><text:span text:style-name="T79_42"><text:s/>.</text:span><text:span text:style-name="T79_43">SE</text:span><text:span text:style-name="T79_44"><text:s/></text:span><text:span text:style-name="T79_45">conducts</text:span><text:span text:style-name="T79_46"><text:s/></text:span><text:span text:style-name="T79_47">a</text:span><text:span text:style-name="T79_48"><text:s/></text:span><text:span text:style-name="T79_49">study</text:span><text:span text:style-name="T79_50"><text:s/></text:span><text:span text:style-name="T79_51">every</text:span><text:span text:style-name="T79_52"><text:s/></text:span><text:span text:style-name="T79_53">year</text:span><text:span text:style-name="T79_54"><text:s/></text:span><text:span text:style-name="T79_55">and</text:span><text:span text:style-name="T79_56"><text:s/></text:span><text:span text:style-name="T79_57">publishes</text:span><text:span text:style-name="T79_58"><text:s/></text:span><text:span text:style-name="T79_59">a</text:span><text:span text:style-name="T79_60"><text:s/></text:span><text:span text:style-name="T79_61">report</text:span><text:span text:style-name="T79_62"><text:s/></text:span><text:span text:style-name="T79_63">on</text:span><text:span text:style-name="T79_64"><text:s/></text:span><text:span text:style-name="T79_65">the</text:span><text:span text:style-name="T79_66"><text:s/></text:span><text:span text:style-name="T79_67">zones</text:span><text:span text:style-name="T79_68"><text:s/></text:span><text:span text:style-name="T79_69">delegated</text:span><text:span text:style-name="T79_70"><text:s/></text:span><text:span text:style-name="T79_71">under</text:span><text:span text:style-name="T79_72"><text:s/>.</text:span><text:span text:style-name="T79_73">SE</text:span><text:span text:style-name="T79_74"><text:s/></text:span><text:span text:style-name="T79_75">wherein</text:span><text:span text:style-name="T79_76"><text:s/></text:span><text:span text:style-name="T79_77">she</text:span><text:span text:style-name="T79_78"><text:s/></text:span><text:span text:style-name="T79_79">mentions</text:span><text:span text:style-name="T79_80"><text:s/></text:span><text:span text:style-name="T79_81">that</text:span><text:span text:style-name="T79_82"><text:s/></text:span><text:span text:style-name="T79_83">around</text:span><text:span text:style-name="T79_84"><text:s/>20%<text:s/></text:span><text:span text:style-name="T79_85">have</text:span><text:span text:style-name="T79_86"><text:s/></text:span><text:span text:style-name="T79_87">some</text:span><text:span text:style-name="T79_88"><text:s/></text:span><text:span text:style-name="T79_89">errors</text:span><text:span text:style-name="T79_90"><text:s/></text:span><text:span text:style-name="T79_91">in</text:span><text:span text:style-name="T79_92"><text:s/></text:span><text:span text:style-name="T79_93">it</text:span><text:span text:style-name="T79_94">.</text:span></text:p>
      <text:p text:style-name="P80"/>
      <text:p text:style-name="P81"/>
      <text:list text:style-name="LS2" xml:id="list22" text:continue-list="list3">
        <text:list-item>
          <text:p text:style-name="P82"><text:span text:style-name="T82_1">What</text:span><text:span text:style-name="T82_2"><text:s/></text:span><text:span text:style-name="T82_3">are</text:span><text:span text:style-name="T82_4"><text:s/></text:span><text:span text:style-name="T82_5">our</text:span><text:span text:style-name="T82_6"><text:s/></text:span><text:span text:style-name="T82_7">main</text:span><text:span text:style-name="T82_8"><text:s/></text:span><text:span text:style-name="T82_9">common</text:span><text:span text:style-name="T82_10"><text:s/></text:span><text:span text:style-name="T82_11">objectives</text:span><text:span text:style-name="T82_12"><text:s/>(</text:span><text:span text:style-name="T82_13">let</text:span><text:span text:style-name="T82_14">’</text:span><text:span text:style-name="T82_15">s</text:span><text:span text:style-name="T82_16"><text:s/></text:span><text:span text:style-name="T82_17">keep</text:span><text:span text:style-name="T82_18"><text:s/></text:span><text:span text:style-name="T82_19">them</text:span><text:span text:style-name="T82_20"><text:s/></text:span><text:span text:style-name="T82_21">high</text:span><text:span text:style-name="T82_22"><text:s/></text:span><text:span text:style-name="T82_23">level</text:span><text:span text:style-name="T82_24"><text:s/></text:span><text:span text:style-name="T82_25">at</text:span><text:span text:style-name="T82_26"><text:s/></text:span><text:span text:style-name="T82_27">this</text:span><text:span text:style-name="T82_28"><text:s/></text:span><text:span text:style-name="T82_29">stage</text:span><text:span text:style-name="T82_30">)<text:s/></text:span><text:span text:style-name="T82_31">and</text:span><text:span text:style-name="T82_32"><text:s/></text:span><text:span text:style-name="T82_33">how</text:span><text:span text:style-name="T82_34"><text:s/></text:span><text:span text:style-name="T82_35">a</text:span><text:span text:style-name="T82_36"><text:s/></text:span><text:span text:style-name="T82_37">common</text:span><text:span text:style-name="T82_38"><text:s/></text:span><text:span text:style-name="T82_39">checking</text:span><text:span text:style-name="T82_40"><text:s/></text:span><text:span text:style-name="T82_41">tool</text:span><text:span text:style-name="T82_42"><text:s/></text:span><text:span text:style-name="T82_43">would</text:span><text:span text:style-name="T82_44"><text:s/></text:span><text:span text:style-name="T82_45">help</text:span><text:span text:style-name="T82_46"><text:s/></text:span><text:span text:style-name="T82_47">us</text:span><text:span text:style-name="T82_48"><text:s/></text:span><text:span text:style-name="T82_49">to</text:span><text:span text:style-name="T82_50"><text:s/></text:span><text:span text:style-name="T82_51">reach</text:span><text:span text:style-name="T82_52"><text:s/></text:span><text:span text:style-name="T82_53">them</text:span><text:span text:style-name="T82_54">?</text:span></text:p>
        </text:list-item>
      </text:list>
      <text:p text:style-name="P83"/>
      <text:p text:style-name="P84"><text:span text:style-name="T84_1">The</text:span><text:span text:style-name="T84_2"><text:s/></text:span><text:span text:style-name="T84_3">room</text:span><text:span text:style-name="T84_4"><text:s/></text:span><text:span text:style-name="T84_5">zeroed</text:span><text:span text:style-name="T84_6"><text:s/></text:span><text:span text:style-name="T84_7">into</text:span><text:span text:style-name="T84_8"><text:s/></text:span><text:span text:style-name="T84_9">a</text:span><text:span text:style-name="T84_10"><text:s/></text:span><text:span text:style-name="T84_11">list</text:span><text:span text:style-name="T84_12"><text:s/></text:span><text:span text:style-name="T84_13">of</text:span><text:span text:style-name="T84_14"><text:s/></text:span><text:span text:style-name="T84_15">high</text:span><text:span text:style-name="T84_16"><text:s/></text:span><text:span text:style-name="T84_17">level</text:span><text:span text:style-name="T84_18"><text:s/></text:span><text:span text:style-name="T84_19">criteria</text:span><text:span text:style-name="T84_20"><text:s/></text:span><text:span text:style-name="T84_21">and</text:span><text:span text:style-name="T84_22"><text:s/></text:span><text:span text:style-name="T84_23">tried</text:span><text:span text:style-name="T84_24"><text:s/></text:span><text:span text:style-name="T84_25">to</text:span><text:span text:style-name="T84_26"><text:s/></text:span><text:span text:style-name="T84_27">map</text:span><text:span text:style-name="T84_28"><text:s/></text:span><text:span text:style-name="T84_29">the</text:span><text:span text:style-name="T84_30"><text:s/></text:span><text:span text:style-name="T84_31">existing</text:span><text:span text:style-name="T84_32"><text:s/></text:span><text:span text:style-name="T84_33">tools</text:span><text:span text:style-name="T84_34"><text:s/></text:span><text:span text:style-name="T84_35">to</text:span><text:span text:style-name="T84_36"><text:s/></text:span><text:span text:style-name="T84_37">those</text:span><text:span text:style-name="T84_38"><text:s/></text:span><text:span text:style-name="T84_39">criteria</text:span><text:span text:style-name="T84_40"><text:s/></text:span><text:span text:style-name="T84_41">on</text:span><text:span text:style-name="T84_42"><text:s/></text:span><text:span text:style-name="T84_43">a</text:span><text:span text:style-name="T84_44"><text:s/>1<text:s/></text:span><text:span text:style-name="T84_45">to</text:span><text:span text:style-name="T84_46"><text:s/>5<text:s/></text:span><text:span text:style-name="T84_47">range</text:span><text:span text:style-name="T84_48">.</text:span></text:p>
      <text:p text:style-name="P85"/>
      <text:p text:style-name="P86"/>
      <table:table table:style-name="Table1">
        <table:table-column table:style-name="Column1"/>
        <table:table-column table:style-name="Column2"/>
        <table:table-column table:style-name="Column3"/>
        <table:table-row table:style-name="Row1">
          <table:table-cell table:style-name="Cell1">
            <text:p text:style-name="P87"><text:span text:style-name="T87_1">High</text:span><text:span text:style-name="T87_2"><text:s/></text:span><text:span text:style-name="T87_3">Level</text:span><text:span text:style-name="T87_4"><text:s/></text:span><text:span text:style-name="T87_5">Criteria</text:span></text:p>
          </table:table-cell>
          <table:table-cell table:style-name="Cell2">
            <text:p text:style-name="P88"><text:span text:style-name="T88_1">ZoneCheck</text:span></text:p>
          </table:table-cell>
          <table:table-cell table:style-name="Cell3">
            <text:p text:style-name="P89"><text:span text:style-name="T89_1">dnscheck</text:span></text:p>
          </table:table-cell>
        </table:table-row>
        <table:table-row table:style-name="Row2">
          <table:table-cell table:style-name="Cell4">
            <text:p text:style-name="P90"><text:span text:style-name="T90_1">Modularity</text:span><text:span text:style-name="T90_2">,<text:s/></text:span><text:span text:style-name="T90_3">Extensibility</text:span><text:span text:style-name="T90_4">,<text:s/></text:span><text:span text:style-name="T90_5">Hackability</text:span></text:p>
          </table:table-cell>
          <table:table-cell table:style-name="Cell5">
            <text:p text:style-name="P91"><text:span text:style-name="T91_1">2</text:span></text:p>
          </table:table-cell>
          <table:table-cell table:style-name="Cell6">
            <text:p text:style-name="P92"><text:span text:style-name="T92_1">3</text:span></text:p>
          </table:table-cell>
        </table:table-row>
        <table:table-row table:style-name="Row3">
          <table:table-cell table:style-name="Cell7">
            <text:p text:style-name="P93"><text:span text:style-name="T93_1">Automization</text:span><text:span text:style-name="T93_2"><text:s/>-<text:s/></text:span><text:span text:style-name="T93_3">Separate</text:span><text:span text:style-name="T93_4"><text:s/></text:span><text:span text:style-name="T93_5">running</text:span><text:span text:style-name="T93_6"><text:s/></text:span><text:span text:style-name="T93_7">of</text:span><text:span text:style-name="T93_8"><text:s/></text:span><text:span text:style-name="T93_9">tests</text:span><text:span text:style-name="T93_10">,<text:s/></text:span><text:span text:style-name="T93_11">evaluation</text:span><text:span text:style-name="T93_12"><text:s/></text:span><text:span text:style-name="T93_13">of</text:span><text:span text:style-name="T93_14"><text:s/></text:span><text:span text:style-name="T93_15">results</text:span><text:span text:style-name="T93_16"><text:s/></text:span><text:span text:style-name="T93_17">and</text:span><text:span text:style-name="T93_18"><text:s/></text:span><text:span text:style-name="T93_19">preparing</text:span><text:span text:style-name="T93_20"><text:s/></text:span><text:span text:style-name="T93_21">reports</text:span><text:span text:style-name="T93_22"><text:s/>(</text:span><text:span text:style-name="T93_23">also</text:span><text:span text:style-name="T93_24"><text:s/></text:span><text:span text:style-name="T93_25">include</text:span><text:span text:style-name="T93_26"><text:s/></text:span><text:span text:style-name="T93_27">separate</text:span><text:span text:style-name="T93_28"><text:s/></text:span><text:span text:style-name="T93_29">collection</text:span><text:span text:style-name="T93_30"><text:s/></text:span><text:span text:style-name="T93_31">and</text:span><text:span text:style-name="T93_32"><text:s/></text:span><text:span text:style-name="T93_33">aggregation</text:span><text:span text:style-name="T93_34"><text:s/></text:span><text:span text:style-name="T93_35">of</text:span><text:span text:style-name="T93_36"><text:s/></text:span><text:span text:style-name="T93_37">data</text:span><text:span text:style-name="T93_38">)<text:s/>,<text:s/></text:span><text:span text:style-name="T93_39">Separate</text:span><text:span text:style-name="T93_40"><text:s/></text:span><text:span text:style-name="T93_41">tests</text:span><text:span text:style-name="T93_42"><text:s/></text:span><text:span text:style-name="T93_43">from</text:span><text:span text:style-name="T93_44"><text:s/></text:span><text:span text:style-name="T93_45">policy</text:span><text:span text:style-name="T93_46">,<text:s/></text:span><text:span text:style-name="T93_47">Storing</text:span><text:span text:style-name="T93_48"><text:s/></text:span><text:span text:style-name="T93_49">results</text:span><text:span text:style-name="T93_50"><text:s/></text:span><text:span text:style-name="T93_51">in</text:span><text:span text:style-name="T93_52"><text:s/></text:span><text:span text:style-name="T93_53">a</text:span><text:span text:style-name="T93_54"><text:s/></text:span><text:span text:style-name="T93_55">database</text:span></text:p>
          </table:table-cell>
          <table:table-cell table:style-name="Cell8">
            <text:p text:style-name="P94"><text:span text:style-name="T94_1">2</text:span></text:p>
          </table:table-cell>
          <table:table-cell table:style-name="Cell9">
            <text:p text:style-name="P95"><text:span text:style-name="T95_1">3</text:span></text:p>
          </table:table-cell>
        </table:table-row>
        <table:table-row table:style-name="Row4">
          <table:table-cell table:style-name="Cell10">
            <text:p text:style-name="P96"><text:span text:style-name="T96_1">Performance</text:span><text:span text:style-name="T96_2"><text:s/>-<text:s/></text:span><text:span text:style-name="T96_3">Optimization</text:span><text:span text:style-name="T96_4"><text:s/></text:span><text:span text:style-name="T96_5">of</text:span><text:span text:style-name="T96_6"><text:s/></text:span><text:span text:style-name="T96_7">system</text:span><text:span text:style-name="T96_8"><text:s/></text:span><text:span text:style-name="T96_9">resources</text:span></text:p>
          </table:table-cell>
          <table:table-cell table:style-name="Cell11">
            <text:p text:style-name="P97"><text:span text:style-name="T97_1">2</text:span></text:p>
          </table:table-cell>
          <table:table-cell table:style-name="Cell12">
            <text:p text:style-name="P98"><text:span text:style-name="T98_1">4</text:span></text:p>
          </table:table-cell>
        </table:table-row>
        <table:table-row table:style-name="Row5">
          <table:table-cell table:style-name="Cell13">
            <text:p text:style-name="P99"><text:span text:style-name="T99_1">Optimization</text:span><text:span text:style-name="T99_2"><text:s/></text:span><text:span text:style-name="T99_3">of</text:span><text:span text:style-name="T99_4"><text:s/></text:span><text:span text:style-name="T99_5">network</text:span><text:span text:style-name="T99_6"><text:s/></text:span><text:span text:style-name="T99_7">resources</text:span><text:span text:style-name="T99_8"><text:s/>-<text:s/></text:span><text:span text:style-name="T99_9">Obtain</text:span><text:span text:style-name="T99_10"><text:s/></text:span><text:span text:style-name="T99_11">optimization</text:span><text:span text:style-name="T99_12"><text:s/></text:span><text:span text:style-name="T99_13">without</text:span><text:span text:style-name="T99_14"><text:s/></text:span><text:span text:style-name="T99_15">being</text:span><text:span text:style-name="T99_16"><text:s/></text:span><text:span text:style-name="T99_17">resource</text:span><text:span text:style-name="T99_18"><text:s/></text:span><text:span text:style-name="T99_19">intensive</text:span><text:span text:style-name="T99_20"><text:s/></text:span><text:span text:style-name="T99_21">and</text:span><text:span text:style-name="T99_22"><text:s/></text:span><text:span text:style-name="T99_23">the</text:span><text:span text:style-name="T99_24"><text:s/></text:span><text:span text:style-name="T99_25">results</text:span><text:span text:style-name="T99_26"><text:s/></text:span><text:span text:style-name="T99_27">obtained</text:span><text:span text:style-name="T99_28"><text:s/></text:span><text:span text:style-name="T99_29">being</text:span><text:span text:style-name="T99_30"><text:s/></text:span><text:span text:style-name="T99_31">reliable</text:span><text:span text:style-name="T99_32"><text:s/><text:tab/><text:s/><text:tab/></text:span></text:p>
            <text:p text:style-name="P100"><text:span text:style-name="T100_1"><text:s/></text:span></text:p>
          </table:table-cell>
          <table:table-cell table:style-name="Cell14">
            <text:p text:style-name="P101"><text:span text:style-name="T101_1">1</text:span></text:p>
          </table:table-cell>
          <table:table-cell table:style-name="Cell15">
            <text:p text:style-name="P102"><text:span text:style-name="T102_1">2</text:span></text:p>
          </table:table-cell>
        </table:table-row>
        <table:table-row table:style-name="Row6">
          <table:table-cell table:style-name="Cell16">
            <text:p text:style-name="P103"><text:span text:style-name="T103_1">Multiple</text:span><text:span text:style-name="T103_2"><text:s/></text:span><text:span text:style-name="T103_3">points</text:span><text:span text:style-name="T103_4"><text:s/></text:span><text:span text:style-name="T103_5">of</text:span><text:span text:style-name="T103_6"><text:s/></text:span><text:span text:style-name="T103_7">checking</text:span><text:span text:style-name="T103_8"><text:s/>-<text:s/></text:span><text:span text:style-name="T103_9">Should</text:span><text:span text:style-name="T103_10"><text:s/></text:span><text:span text:style-name="T103_11">be</text:span><text:span text:style-name="T103_12"><text:s/></text:span><text:span text:style-name="T103_13">able</text:span><text:span text:style-name="T103_14"><text:s/></text:span><text:span text:style-name="T103_15">to</text:span><text:span text:style-name="T103_16"><text:s/></text:span><text:span text:style-name="T103_17">run</text:span><text:span text:style-name="T103_18"><text:s/></text:span><text:span text:style-name="T103_19">tests</text:span><text:span text:style-name="T103_20"><text:s/></text:span><text:span text:style-name="T103_21">from</text:span><text:span text:style-name="T103_22"><text:s/></text:span><text:span text:style-name="T103_23">different</text:span><text:span text:style-name="T103_24"><text:s/></text:span><text:span text:style-name="T103_25">end</text:span><text:span text:style-name="T103_26"><text:s/></text:span><text:span text:style-name="T103_27">points</text:span><text:span text:style-name="T103_28"><text:s/></text:span><text:span text:style-name="T103_29">and</text:span><text:span text:style-name="T103_30"><text:s/></text:span><text:span text:style-name="T103_31">get</text:span><text:span text:style-name="T103_32"><text:s/></text:span><text:span text:style-name="T103_33">the</text:span><text:span text:style-name="T103_34"><text:s/></text:span><text:span text:style-name="T103_35">results</text:span><text:span text:style-name="T103_36"><text:s/></text:span><text:span text:style-name="T103_37">and</text:span><text:span text:style-name="T103_38"><text:s/></text:span><text:span text:style-name="T103_39">fusion</text:span><text:span text:style-name="T103_40"><text:s/></text:span><text:span text:style-name="T103_41">together</text:span><text:span text:style-name="T103_42"><text:s/></text:span><text:span text:style-name="T103_43">into</text:span><text:span text:style-name="T103_44"><text:s/></text:span><text:span text:style-name="T103_45">one</text:span><text:span text:style-name="T103_46"><text:s/></text:span><text:span text:style-name="T103_47">result</text:span></text:p>
          </table:table-cell>
          <table:table-cell table:style-name="Cell17">
            <text:p text:style-name="P104"><text:span text:style-name="T104_1">0</text:span></text:p>
          </table:table-cell>
          <table:table-cell table:style-name="Cell18">
            <text:p text:style-name="P105"><text:span text:style-name="T105_1">0</text:span></text:p>
          </table:table-cell>
        </table:table-row>
        <table:table-row table:style-name="Row7">
          <table:table-cell table:style-name="Cell19">
            <text:p text:style-name="P106"><text:span text:style-name="T106_1">Multiple</text:span><text:span text:style-name="T106_2"><text:s/></text:span><text:span text:style-name="T106_3">output</text:span><text:span text:style-name="T106_4"><text:s/></text:span><text:span text:style-name="T106_5">formats</text:span><text:span text:style-name="T106_6"><text:s/>-<text:s/></text:span><text:span text:style-name="T106_7">Should</text:span><text:span text:style-name="T106_8"><text:s/></text:span><text:span text:style-name="T106_9">be</text:span><text:span text:style-name="T106_10"><text:s/></text:span><text:span text:style-name="T106_11">able</text:span><text:span text:style-name="T106_12"><text:s/></text:span><text:span text:style-name="T106_13">to</text:span><text:span text:style-name="T106_14"><text:s/></text:span><text:span text:style-name="T106_15">be</text:span><text:span text:style-name="T106_16"><text:s/></text:span><text:span text:style-name="T106_17">used</text:span><text:span text:style-name="T106_18"><text:s/></text:span><text:span text:style-name="T106_19">by</text:span><text:span text:style-name="T106_20"><text:s/></text:span><text:span text:style-name="T106_21">normal</text:span><text:span text:style-name="T106_22"><text:s/></text:span><text:span text:style-name="T106_23">users</text:span><text:span text:style-name="T106_24">,<text:s/></text:span><text:span text:style-name="T106_25">DNS</text:span><text:span text:style-name="T106_26"><text:s/></text:span><text:span text:style-name="T106_27">professionals</text:span><text:span text:style-name="T106_28"><text:s/></text:span><text:span text:style-name="T106_29">and</text:span><text:span text:style-name="T106_30"><text:s/></text:span><text:span text:style-name="T106_31">by</text:span><text:span text:style-name="T106_32"><text:s/></text:span><text:span text:style-name="T106_33">an</text:span><text:span text:style-name="T106_34"><text:s/></text:span><text:span text:style-name="T106_35">API</text:span></text:p>
            <text:p text:style-name="P107"><text:span text:style-name="T107_1">Multiple</text:span><text:span text:style-name="T107_2"><text:s/></text:span><text:span text:style-name="T107_3">input</text:span><text:span text:style-name="T107_4"><text:s/></text:span><text:span text:style-name="T107_5">interfaces</text:span><text:span text:style-name="T107_6"><text:s text:c="2"/>-<text:s/></text:span><text:span text:style-name="T107_7">Should</text:span><text:span text:style-name="T107_8"><text:s/></text:span><text:span text:style-name="T107_9">be</text:span><text:span text:style-name="T107_10"><text:s/></text:span><text:span text:style-name="T107_11">able</text:span><text:span text:style-name="T107_12"><text:s/></text:span><text:span text:style-name="T107_13">to</text:span><text:span text:style-name="T107_14"><text:s/></text:span><text:span text:style-name="T107_15">be</text:span><text:span text:style-name="T107_16"><text:s/></text:span><text:span text:style-name="T107_17">used</text:span><text:span text:style-name="T107_18"><text:s/></text:span><text:span text:style-name="T107_19">by</text:span><text:span text:style-name="T107_20"><text:s/></text:span><text:span text:style-name="T107_21">normal</text:span><text:span text:style-name="T107_22"><text:s/></text:span><text:span text:style-name="T107_23">users</text:span><text:span text:style-name="T107_24">,<text:s/></text:span><text:span text:style-name="T107_25">DNS</text:span><text:span text:style-name="T107_26"><text:s/></text:span><text:span text:style-name="T107_27">professionals</text:span><text:span text:style-name="T107_28"><text:s/></text:span><text:span text:style-name="T107_29">and</text:span><text:span text:style-name="T107_30"><text:s/></text:span><text:span text:style-name="T107_31">by</text:span><text:span text:style-name="T107_32"><text:s/></text:span><text:span text:style-name="T107_33">an</text:span><text:span text:style-name="T107_34"><text:s/></text:span><text:span text:style-name="T107_35">API</text:span></text:p>
          </table:table-cell>
          <table:table-cell table:style-name="Cell20">
            <text:p text:style-name="P108"><text:span text:style-name="T108_1">3</text:span></text:p>
          </table:table-cell>
          <table:table-cell table:style-name="Cell21">
            <text:p text:style-name="P109"><text:span text:style-name="T109_1">2</text:span></text:p>
          </table:table-cell>
        </table:table-row>
      </table:table>
      <text:p text:style-name="P110"/>
      <text:p text:style-name="P111"/>
      <text:p text:style-name="P112"/>
      <text:list text:style-name="LS2" xml:id="list23" text:continue-list="list3">
        <text:list-item>
          <text:p text:style-name="P113"><text:span text:style-name="T113_1">What</text:span><text:span text:style-name="T113_2"><text:s/></text:span><text:span text:style-name="T113_3">are</text:span><text:span text:style-name="T113_4"><text:s/></text:span><text:span text:style-name="T113_5">the</text:span><text:span text:style-name="T113_6"><text:s/></text:span><text:span text:style-name="T113_7">high</text:span><text:span text:style-name="T113_8">-</text:span><text:span text:style-name="T113_9">level</text:span><text:span text:style-name="T113_10"><text:s/></text:span><text:span text:style-name="T113_11">criteria</text:span><text:span text:style-name="T113_12"><text:s/></text:span><text:span text:style-name="T113_13">for</text:span><text:span text:style-name="T113_14"><text:s/></text:span><text:span text:style-name="T113_15">a</text:span><text:span text:style-name="T113_16"><text:s/></text:span><text:span text:style-name="T113_17">common</text:span><text:span text:style-name="T113_18"><text:s/></text:span><text:span text:style-name="T113_19">checking</text:span><text:span text:style-name="T113_20"><text:s/></text:span><text:span text:style-name="T113_21">tool</text:span><text:span text:style-name="T113_22">?</text:span></text:p>
        </text:list-item>
      </text:list>
      <text:p text:style-name="P114"/>
      <text:p text:style-name="P115"><text:span text:style-name="T115_1">high</text:span><text:span text:style-name="T115_2">-</text:span><text:span text:style-name="T115_3">level</text:span><text:span text:style-name="T115_4"><text:s/></text:span><text:span text:style-name="T115_5">features</text:span><text:span text:style-name="T115_6">,<text:s/></text:span><text:span text:style-name="T115_7">UI</text:span><text:span text:style-name="T115_8">/</text:span><text:span text:style-name="T115_9">ergonomics</text:span><text:span text:style-name="T115_10">,<text:s/></text:span><text:span text:style-name="T115_11">test</text:span><text:span text:style-name="T115_12"><text:s/></text:span><text:span text:style-name="T115_13">completeness</text:span><text:span text:style-name="T115_14">,<text:s/></text:span><text:span text:style-name="T115_15">modularity</text:span><text:span text:style-name="T115_16"><text:s/></text:span><text:span text:style-name="T115_17">and</text:span><text:span text:style-name="T115_18"><text:s/></text:span><text:span text:style-name="T115_19">compliance</text:span><text:span text:style-name="T115_20"><text:s/></text:span><text:span text:style-name="T115_21">wrt</text:span><text:span text:style-name="T115_22"><text:s/></text:span><text:span text:style-name="T115_23">standards</text:span><text:span text:style-name="T115_24"><text:s/></text:span><text:span text:style-name="T115_25">and</text:span><text:span text:style-name="T115_26"><text:s/></text:span><text:span text:style-name="T115_27">BCP</text:span><text:span text:style-name="T115_28">,<text:s/></text:span><text:span text:style-name="T115_29">maintenance</text:span><text:span text:style-name="T115_30">/</text:span><text:span text:style-name="T115_31">dev</text:span><text:span text:style-name="T115_32"><text:s/></text:span><text:span text:style-name="T115_33">staffing</text:span><text:span text:style-name="T115_34">...</text:span></text:p>
      <text:p text:style-name="P116"/>
      <text:p text:style-name="P117"><text:span text:style-name="T117_1">Do</text:span><text:span text:style-name="T117_2"><text:s/></text:span><text:span text:style-name="T117_3">we</text:span><text:span text:style-name="T117_4"><text:s/></text:span><text:span text:style-name="T117_5">want</text:span><text:span text:style-name="T117_6"><text:s/></text:span><text:span text:style-name="T117_7">to</text:span><text:span text:style-name="T117_8"><text:s/></text:span><text:span text:style-name="T117_9">set</text:span><text:span text:style-name="T117_10"><text:s/></text:span><text:span text:style-name="T117_11">the</text:span><text:span text:style-name="T117_12"><text:s/>(</text:span><text:span text:style-name="T117_13">de</text:span><text:span text:style-name="T117_14"><text:s/></text:span><text:span text:style-name="T117_15">facto</text:span><text:span text:style-name="T117_16">)<text:s/></text:span><text:span text:style-name="T117_17">standard</text:span><text:span text:style-name="T117_18">?</text:span></text:p>
      <text:p text:style-name="P118"/>
      <text:p text:style-name="P119"><text:span text:style-name="T119_1">Discussions</text:span><text:span text:style-name="T119_2">:</text:span><text:span text:style-name="T119_3"><text:s/><text:tab/><text:tab/></text:span></text:p>
      <text:p text:style-name="P120"><text:span text:style-name="T120_1">Can</text:span><text:span text:style-name="T120_2"><text:s/></text:span><text:span text:style-name="T120_3">we</text:span><text:span text:style-name="T120_4"><text:s/></text:span><text:span text:style-name="T120_5">live</text:span><text:span text:style-name="T120_6"><text:s/></text:span><text:span text:style-name="T120_7">by</text:span><text:span text:style-name="T120_8"><text:s/></text:span><text:span text:style-name="T120_9">incrementing</text:span><text:span text:style-name="T120_10"><text:s/></text:span><text:span text:style-name="T120_11">one</text:span><text:span text:style-name="T120_12"><text:s/></text:span><text:span text:style-name="T120_13">tool</text:span><text:span text:style-name="T120_14"><text:s/>?</text:span></text:p>
      <text:p text:style-name="P121"/>
      <text:p text:style-name="P122"><text:span text:style-name="T122_1">Einar</text:span><text:span text:style-name="T122_2"><text:s/>–<text:s/></text:span><text:span text:style-name="T122_3">Cant</text:span><text:span text:style-name="T122_4"><text:s/></text:span><text:span text:style-name="T122_5">improve</text:span><text:span text:style-name="T122_6"><text:s/></text:span><text:span text:style-name="T122_7">DNSCHECK</text:span><text:span text:style-name="T122_8">.<text:s/></text:span><text:span text:style-name="T122_9">The</text:span><text:span text:style-name="T122_10"><text:s/></text:span><text:span text:style-name="T122_11">cost</text:span><text:span text:style-name="T122_12"><text:s/></text:span><text:span text:style-name="T122_13">will</text:span><text:span text:style-name="T122_14"><text:s/></text:span><text:span text:style-name="T122_15">be</text:span><text:span text:style-name="T122_16"><text:s/></text:span><text:span text:style-name="T122_17">more</text:span><text:span text:style-name="T122_18"><text:s/></text:span><text:span text:style-name="T122_19">on</text:span><text:span text:style-name="T122_20"><text:s/></text:span><text:span text:style-name="T122_21">rewriting</text:span><text:span text:style-name="T122_22">.<text:s/></text:span><text:span text:style-name="T122_23">Criteria</text:span><text:span text:style-name="T122_24"><text:s/>–<text:s/></text:span><text:span text:style-name="T122_25">Modularity</text:span><text:span text:style-name="T122_26"><text:s/></text:span><text:span text:style-name="T122_27">cannot</text:span><text:span text:style-name="T122_28"><text:s/></text:span><text:span text:style-name="T122_29">be</text:span><text:span text:style-name="T122_30"><text:s/></text:span><text:span text:style-name="T122_31">improved</text:span><text:span text:style-name="T122_32"><text:s/></text:span><text:span text:style-name="T122_33">much</text:span><text:span text:style-name="T122_34"><text:s/></text:span><text:span text:style-name="T122_35">and</text:span><text:span text:style-name="T122_36"><text:s/></text:span><text:span text:style-name="T122_37">if</text:span><text:span text:style-name="T122_38"><text:s/></text:span><text:span text:style-name="T122_39">modularity</text:span><text:span text:style-name="T122_40"><text:s/></text:span><text:span text:style-name="T122_41">is</text:span><text:span text:style-name="T122_42"><text:s/></text:span><text:span text:style-name="T122_43">not</text:span><text:span text:style-name="T122_44"><text:s/></text:span><text:span text:style-name="T122_45">improved</text:span><text:span text:style-name="T122_46"><text:s/></text:span><text:span text:style-name="T122_47">it</text:span><text:span text:style-name="T122_48"><text:s/></text:span><text:span text:style-name="T122_49">will</text:span><text:span text:style-name="T122_50"><text:s/></text:span><text:span text:style-name="T122_51">impact</text:span><text:span text:style-name="T122_52"><text:s/></text:span><text:span text:style-name="T122_53">the</text:span><text:span text:style-name="T122_54"><text:s/></text:span><text:span text:style-name="T122_55">performance</text:span><text:span text:style-name="T122_56">.<text:s/></text:span><text:span text:style-name="T122_57">Same</text:span><text:span text:style-name="T122_58"><text:s/></text:span><text:span text:style-name="T122_59">with</text:span><text:span text:style-name="T122_60"><text:s/></text:span><text:span text:style-name="T122_61">the</text:span><text:span text:style-name="T122_62"><text:s/></text:span><text:span text:style-name="T122_63">network</text:span><text:span text:style-name="T122_64"><text:s/></text:span><text:span text:style-name="T122_65">issues</text:span><text:span text:style-name="T122_66">.<text:s/></text:span><text:span text:style-name="T122_67">There</text:span><text:span text:style-name="T122_68"><text:s/></text:span><text:span text:style-name="T122_69">are</text:span><text:span text:style-name="T122_70"><text:s/></text:span><text:span text:style-name="T122_71">lot</text:span><text:span text:style-name="T122_72"><text:s/></text:span><text:span text:style-name="T122_73">of</text:span><text:span text:style-name="T122_74"><text:s/></text:span><text:span text:style-name="T122_75">optimization</text:span><text:span text:style-name="T122_76"><text:s/></text:span><text:span text:style-name="T122_77">that</text:span><text:span text:style-name="T122_78"><text:s/></text:span><text:span text:style-name="T122_79">could</text:span><text:span text:style-name="T122_80"><text:s/></text:span><text:span text:style-name="T122_81">be</text:span><text:span text:style-name="T122_82"><text:s/></text:span><text:span text:style-name="T122_83">done</text:span><text:span text:style-name="T122_84"><text:s/></text:span><text:span text:style-name="T122_85">there</text:span><text:span text:style-name="T122_86"><text:s/></text:span><text:span text:style-name="T122_87">and</text:span><text:span text:style-name="T122_88"><text:s/></text:span><text:span text:style-name="T122_89">it</text:span><text:span text:style-name="T122_90"><text:s/></text:span><text:span text:style-name="T122_91">is</text:span><text:span text:style-name="T122_92"><text:s/></text:span><text:span text:style-name="T122_93">not</text:span><text:span text:style-name="T122_94"><text:s/></text:span><text:span text:style-name="T122_95">possible</text:span><text:span text:style-name="T122_96"><text:s/></text:span><text:span text:style-name="T122_97">with</text:span><text:span text:style-name="T122_98"><text:s/></text:span><text:span text:style-name="T122_99">the</text:span><text:span text:style-name="T122_100"><text:s/></text:span><text:span text:style-name="T122_101">current</text:span><text:span text:style-name="T122_102"><text:s/></text:span><text:span text:style-name="T122_103">code</text:span><text:span text:style-name="T122_104">.<text:s/></text:span><text:span text:style-name="T122_105">Didn</text:span><text:span text:style-name="T122_106">’</text:span><text:span text:style-name="T122_107">t</text:span><text:span text:style-name="T122_108"><text:s/></text:span><text:span text:style-name="T122_109">have</text:span><text:span text:style-name="T122_110"><text:s/></text:span><text:span text:style-name="T122_111">the</text:span><text:span text:style-name="T122_112"><text:s/></text:span><text:span text:style-name="T122_113">specification</text:span><text:span text:style-name="T122_114"><text:s/></text:span><text:span text:style-name="T122_115">of</text:span><text:span text:style-name="T122_116"><text:s/></text:span><text:span text:style-name="T122_117">the</text:span><text:span text:style-name="T122_118"><text:s/></text:span><text:span text:style-name="T122_119">requirements</text:span><text:span text:style-name="T122_120"><text:s/></text:span><text:span text:style-name="T122_121">from</text:span><text:span text:style-name="T122_122"><text:s/></text:span><text:span text:style-name="T122_123">the</text:span><text:span text:style-name="T122_124"><text:s/></text:span><text:span text:style-name="T122_125">beginning</text:span><text:span text:style-name="T122_126">.<text:s/></text:span><text:span text:style-name="T122_127">Biggest</text:span><text:span text:style-name="T122_128"><text:s/></text:span><text:span text:style-name="T122_129">issues</text:span><text:span text:style-name="T122_130"><text:s/></text:span><text:span text:style-name="T122_131">is</text:span><text:span text:style-name="T122_132"><text:s/></text:span><text:span text:style-name="T122_133">the</text:span><text:span text:style-name="T122_134"><text:s/></text:span><text:span text:style-name="T122_135">network</text:span><text:span text:style-name="T122_136"><text:s/></text:span><text:span text:style-name="T122_137">ressource</text:span><text:span text:style-name="T122_138">.<text:s/></text:span><text:span text:style-name="T122_139">Since</text:span><text:span text:style-name="T122_140"><text:s/></text:span><text:span text:style-name="T122_141">modularity</text:span><text:span text:style-name="T122_142"><text:s/></text:span><text:span text:style-name="T122_143">is</text:span><text:span text:style-name="T122_144"><text:s/></text:span><text:span text:style-name="T122_145">perfect</text:span><text:span text:style-name="T122_146"><text:s/></text:span><text:span text:style-name="T122_147">it</text:span><text:span text:style-name="T122_148"><text:s/></text:span><text:span text:style-name="T122_149">queries</text:span><text:span text:style-name="T122_150"><text:s/></text:span><text:span text:style-name="T122_151">the</text:span><text:span text:style-name="T122_152"><text:s/></text:span><text:span text:style-name="T122_153">same</text:span><text:span text:style-name="T122_154"><text:s/></text:span><text:span text:style-name="T122_155">question</text:span><text:span text:style-name="T122_156"><text:s/></text:span><text:span text:style-name="T122_157">sevaral</text:span><text:span text:style-name="T122_158"><text:s/></text:span><text:span text:style-name="T122_159">times</text:span><text:span text:style-name="T122_160">.</text:span></text:p>
      <text:p text:style-name="P123"/>
      <text:p text:style-name="P124"><text:span text:style-name="T124_1">Ann</text:span><text:span text:style-name="T124_2">-</text:span><text:span text:style-name="T124_3">Marie</text:span><text:span text:style-name="T124_4"><text:s/>–<text:s/></text:span><text:span text:style-name="T124_5">Thinks</text:span><text:span text:style-name="T124_6"><text:s/></text:span><text:span text:style-name="T124_7">every</text:span><text:span text:style-name="T124_8"><text:s/></text:span><text:span text:style-name="T124_9">change</text:span><text:span text:style-name="T124_10"><text:s/></text:span><text:span text:style-name="T124_11">to</text:span><text:span text:style-name="T124_12"><text:s/></text:span><text:span text:style-name="T124_13">be</text:span><text:span text:style-name="T124_14"><text:s/></text:span><text:span text:style-name="T124_15">done</text:span><text:span text:style-name="T124_16"><text:s/></text:span><text:span text:style-name="T124_17">to</text:span><text:span text:style-name="T124_18"><text:s/></text:span><text:span text:style-name="T124_19">existing</text:span><text:span text:style-name="T124_20"><text:s/></text:span><text:span text:style-name="T124_21">dnscheck</text:span><text:span text:style-name="T124_22"><text:s/></text:span><text:span text:style-name="T124_23">tool</text:span><text:span text:style-name="T124_24"><text:s/></text:span><text:span text:style-name="T124_25">does</text:span><text:span text:style-name="T124_26"><text:s/></text:span><text:span text:style-name="T124_27">take</text:span><text:span text:style-name="T124_28"><text:s/></text:span><text:span text:style-name="T124_29">much</text:span><text:span text:style-name="T124_30"><text:s/></text:span><text:span text:style-name="T124_31">time</text:span><text:span text:style-name="T124_32">.</text:span></text:p>
      <text:p text:style-name="P125"/>
      <text:p text:style-name="P126"><text:span text:style-name="T126_1">Mohsen</text:span><text:span text:style-name="T126_2"><text:s/>–<text:s/></text:span><text:span text:style-name="T126_3">Also</text:span><text:span text:style-name="T126_4"><text:s/></text:span><text:span text:style-name="T126_5">have</text:span><text:span text:style-name="T126_6"><text:s/></text:span><text:span text:style-name="T126_7">the</text:span><text:span text:style-name="T126_8"><text:s/></text:span><text:span text:style-name="T126_9">same</text:span><text:span text:style-name="T126_10"><text:s/></text:span><text:span text:style-name="T126_11">assessment</text:span><text:span text:style-name="T126_12"><text:s/></text:span><text:span text:style-name="T126_13">for</text:span><text:span text:style-name="T126_14"><text:s/></text:span><text:span text:style-name="T126_15">ZoneCheck</text:span><text:span text:style-name="T126_16">.<text:s/></text:span><text:span text:style-name="T126_17">ZoneCheck</text:span><text:span text:style-name="T126_18"><text:s/></text:span><text:span text:style-name="T126_19">is</text:span><text:span text:style-name="T126_20"><text:s/></text:span><text:span text:style-name="T126_21">developed</text:span><text:span text:style-name="T126_22"><text:s/></text:span><text:span text:style-name="T126_23">in</text:span><text:span text:style-name="T126_24"><text:s/></text:span><text:span text:style-name="T126_25">ruby</text:span><text:span text:style-name="T126_26">.<text:s/></text:span><text:span text:style-name="T126_27">Feels</text:span><text:span text:style-name="T126_28"><text:s/></text:span><text:span text:style-name="T126_29">it</text:span><text:span text:style-name="T126_30"><text:s/></text:span><text:span text:style-name="T126_31">is</text:span><text:span text:style-name="T126_32"><text:s/></text:span><text:span text:style-name="T126_33">important</text:span><text:span text:style-name="T126_34"><text:s/></text:span><text:span text:style-name="T126_35">to</text:span><text:span text:style-name="T126_36"><text:s/></text:span><text:span text:style-name="T126_37">use</text:span><text:span text:style-name="T126_38"><text:s/></text:span><text:span text:style-name="T126_39">the</text:span><text:span text:style-name="T126_40"><text:s/></text:span><text:span text:style-name="T126_41">most</text:span><text:span text:style-name="T126_42"><text:s/></text:span><text:span text:style-name="T126_43">commonly</text:span><text:span text:style-name="T126_44"><text:s/></text:span><text:span text:style-name="T126_45">used</text:span><text:span text:style-name="T126_46"><text:s/></text:span><text:span text:style-name="T126_47">programming</text:span><text:span text:style-name="T126_48"><text:s/></text:span><text:span text:style-name="T126_49">language</text:span><text:span text:style-name="T126_50"><text:s/></text:span><text:span text:style-name="T126_51">for</text:span><text:span text:style-name="T126_52"><text:s/></text:span><text:span text:style-name="T126_53">a</text:span><text:span text:style-name="T126_54"><text:s/></text:span><text:span text:style-name="T126_55">tool</text:span><text:span text:style-name="T126_56"><text:s/></text:span><text:span text:style-name="T126_57">so</text:span><text:span text:style-name="T126_58"><text:s/></text:span><text:span text:style-name="T126_59">that</text:span><text:span text:style-name="T126_60"><text:s/></text:span><text:span text:style-name="T126_61">it</text:span><text:span text:style-name="T126_62"><text:s/></text:span><text:span text:style-name="T126_63">will</text:span><text:span text:style-name="T126_64"><text:s/></text:span><text:span text:style-name="T126_65">be</text:span><text:span text:style-name="T126_66"><text:s/></text:span><text:span text:style-name="T126_67">easy</text:span><text:span text:style-name="T126_68"><text:s/></text:span><text:span text:style-name="T126_69">in</text:span><text:span text:style-name="T126_70"><text:s/></text:span><text:span text:style-name="T126_71">future</text:span><text:span text:style-name="T126_72"><text:s/></text:span><text:span text:style-name="T126_73">for</text:span><text:span text:style-name="T126_74"><text:s/></text:span><text:span text:style-name="T126_75">anyone</text:span><text:span text:style-name="T126_76"><text:s/></text:span><text:span text:style-name="T126_77">to</text:span><text:span text:style-name="T126_78"><text:s/></text:span><text:span text:style-name="T126_79">understand</text:span><text:span text:style-name="T126_80"><text:s/></text:span><text:span text:style-name="T126_81">the</text:span><text:span text:style-name="T126_82"><text:s/></text:span><text:span text:style-name="T126_83">existing</text:span><text:span text:style-name="T126_84"><text:s/></text:span><text:span text:style-name="T126_85">code</text:span><text:span text:style-name="T126_86"><text:s/></text:span><text:span text:style-name="T126_87">and</text:span><text:span text:style-name="T126_88"><text:s/></text:span><text:span text:style-name="T126_89">increment</text:span><text:span text:style-name="T126_90"><text:s/></text:span><text:span text:style-name="T126_91">on</text:span><text:span text:style-name="T126_92"><text:s/></text:span><text:span text:style-name="T126_93">it</text:span><text:span text:style-name="T126_94">.<text:s/></text:span></text:p>
      <text:p text:style-name="P127"><text:span text:style-name="T127_1"><text:s/><text:tab/><text:s/><text:tab/></text:span></text:p>
      <text:p text:style-name="P128"><text:span text:style-name="T128_1">Familiar</text:span><text:span text:style-name="T128_2"><text:s/></text:span><text:span text:style-name="T128_3">development</text:span><text:span text:style-name="T128_4"><text:s/></text:span><text:span text:style-name="T128_5">platform</text:span><text:span text:style-name="T128_6"><text:s/>:</text:span></text:p>
      <text:p text:style-name="P129"><text:span text:style-name="T129_1">Stephane</text:span><text:span text:style-name="T129_2"><text:s/></text:span><text:span text:style-name="T129_3">tells</text:span><text:span text:style-name="T129_4"><text:s/></text:span><text:span text:style-name="T129_5">the</text:span><text:span text:style-name="T129_6"><text:s/></text:span><text:span text:style-name="T129_7">story</text:span><text:span text:style-name="T129_8"><text:s/></text:span><text:span text:style-name="T129_9">of</text:span><text:span text:style-name="T129_10"><text:s/></text:span><text:span text:style-name="T129_11">Ruby</text:span><text:span text:style-name="T129_12"><text:s/></text:span><text:span text:style-name="T129_13">and</text:span><text:span text:style-name="T129_14"><text:s/></text:span><text:span text:style-name="T129_15">C</text:span><text:span text:style-name="T129_16">++<text:s/></text:span><text:span text:style-name="T129_17">development</text:span><text:span text:style-name="T129_18"><text:s/></text:span><text:span text:style-name="T129_19">for</text:span><text:span text:style-name="T129_20"><text:s/></text:span><text:span text:style-name="T129_21">ZoneCheck</text:span></text:p>
      <text:p text:style-name="P130"/>
      <text:p text:style-name="P131"><text:span text:style-name="T131_1">Patrik</text:span><text:span text:style-name="T131_2"><text:s/>:<text:s/>.</text:span><text:span text:style-name="T131_3">SE</text:span><text:span text:style-name="T131_4"><text:s/></text:span><text:span text:style-name="T131_5">will</text:span><text:span text:style-name="T131_6"><text:s/></text:span><text:span text:style-name="T131_7">use</text:span><text:span text:style-name="T131_8"><text:s/></text:span><text:span text:style-name="T131_9">Perl</text:span><text:span text:style-name="T131_10"><text:s/></text:span><text:span text:style-name="T131_11">because</text:span><text:span text:style-name="T131_12"><text:s/></text:span><text:span text:style-name="T131_13">it</text:span><text:span text:style-name="T131_14"><text:s/></text:span><text:span text:style-name="T131_15">is</text:span><text:span text:style-name="T131_16"><text:s/></text:span><text:span text:style-name="T131_17">a</text:span><text:span text:style-name="T131_18"><text:s/></text:span><text:span text:style-name="T131_19">standard</text:span><text:span text:style-name="T131_20"><text:s/></text:span><text:span text:style-name="T131_21">platform</text:span><text:span text:style-name="T131_22"><text:s text:c="2"/></text:span></text:p>
      <text:p text:style-name="P132"/>
      <text:p text:style-name="P133"><text:span text:style-name="T133_1">Ann</text:span><text:span text:style-name="T133_2">-<text:s/></text:span><text:span text:style-name="T133_3">Marie</text:span><text:span text:style-name="T133_4"><text:s/>:<text:s text:c="2"/>.</text:span><text:span text:style-name="T133_5">SE</text:span><text:span text:style-name="T133_6"><text:s/></text:span><text:span text:style-name="T133_7">management</text:span><text:span text:style-name="T133_8"><text:s/></text:span><text:span text:style-name="T133_9">level</text:span><text:span text:style-name="T133_10"><text:s/></text:span><text:span text:style-name="T133_11">would</text:span><text:span text:style-name="T133_12"><text:s/></text:span><text:span text:style-name="T133_13">prefer</text:span><text:span text:style-name="T133_14"><text:s/></text:span><text:span text:style-name="T133_15">perl</text:span><text:span text:style-name="T133_16"><text:s/></text:span><text:span text:style-name="T133_17">because</text:span><text:span text:style-name="T133_18"><text:s/></text:span><text:span text:style-name="T133_19">they</text:span><text:span text:style-name="T133_20"><text:s/></text:span><text:span text:style-name="T133_21">have</text:span><text:span text:style-name="T133_22"><text:s/></text:span><text:span text:style-name="T133_23">a</text:span><text:span text:style-name="T133_24"><text:s/></text:span><text:span text:style-name="T133_25">development</text:span><text:span text:style-name="T133_26"><text:s/></text:span><text:span text:style-name="T133_27">department</text:span><text:span text:style-name="T133_28"><text:s/></text:span><text:span text:style-name="T133_29">which</text:span><text:span text:style-name="T133_30"><text:s/></text:span><text:span text:style-name="T133_31">is</text:span><text:span text:style-name="T133_32"><text:s/></text:span><text:span text:style-name="T133_33">good</text:span><text:span text:style-name="T133_34"><text:s/></text:span><text:span text:style-name="T133_35">in</text:span><text:span text:style-name="T133_36"><text:s/>.</text:span><text:span text:style-name="T133_37">Se</text:span></text:p>
      <text:p text:style-name="P134"/>
      <text:p text:style-name="P135"><text:span text:style-name="T135_1">Both</text:span><text:span text:style-name="T135_2"><text:s/></text:span><text:span text:style-name="T135_3">AFNIC</text:span><text:span text:style-name="T135_4"><text:s/></text:span><text:span text:style-name="T135_5">and</text:span><text:span text:style-name="T135_6"><text:s/>.</text:span><text:span text:style-name="T135_7">SE</text:span><text:span text:style-name="T135_8"><text:s/></text:span><text:span text:style-name="T135_9">thinks</text:span><text:span text:style-name="T135_10"><text:s/></text:span><text:span text:style-name="T135_11">that</text:span><text:span text:style-name="T135_12"><text:s/></text:span><text:span text:style-name="T135_13">perl</text:span><text:span text:style-name="T135_14"><text:s/></text:span><text:span text:style-name="T135_15">will</text:span><text:span text:style-name="T135_16"><text:s/></text:span><text:span text:style-name="T135_17">be</text:span><text:span text:style-name="T135_18"><text:s/></text:span><text:span text:style-name="T135_19">a</text:span><text:span text:style-name="T135_20"><text:s/></text:span><text:span text:style-name="T135_21">good</text:span><text:span text:style-name="T135_22"><text:s/></text:span><text:span text:style-name="T135_23">programming</text:span><text:span text:style-name="T135_24"><text:s/></text:span><text:span text:style-name="T135_25">framework</text:span><text:span text:style-name="T135_26"><text:s/></text:span><text:span text:style-name="T135_27">for</text:span><text:span text:style-name="T135_28"><text:s/></text:span><text:span text:style-name="T135_29">the</text:span><text:span text:style-name="T135_30"><text:s/></text:span><text:span text:style-name="T135_31">collaboration</text:span><text:span text:style-name="T135_32"><text:s/></text:span><text:span text:style-name="T135_33">because</text:span><text:span text:style-name="T135_34"><text:s/></text:span><text:span text:style-name="T135_35">for</text:span><text:span text:style-name="T135_36"><text:s/></text:span><text:span text:style-name="T135_37">AFNIC</text:span><text:span text:style-name="T135_38"><text:s/></text:span><text:span text:style-name="T135_39">also</text:span><text:span text:style-name="T135_40"><text:s/></text:span><text:span text:style-name="T135_41">the</text:span><text:span text:style-name="T135_42"><text:s/></text:span><text:span text:style-name="T135_43">registry</text:span><text:span text:style-name="T135_44"><text:s/></text:span><text:span text:style-name="T135_45">implementation</text:span><text:span text:style-name="T135_46"><text:s/></text:span><text:span text:style-name="T135_47">is</text:span><text:span text:style-name="T135_48"><text:s/></text:span><text:span text:style-name="T135_49">mostly</text:span><text:span text:style-name="T135_50"><text:s/></text:span><text:span text:style-name="T135_51">done</text:span><text:span text:style-name="T135_52"><text:s/></text:span><text:span text:style-name="T135_53">in</text:span><text:span text:style-name="T135_54"><text:s/></text:span><text:span text:style-name="T135_55">perl</text:span></text:p>
      <text:p text:style-name="P136"/>
      <text:p text:style-name="P137"/>
      <text:p text:style-name="P138"/>
      <text:list text:style-name="LS2" xml:id="list24" text:continue-list="list3">
        <text:list-item>
          <text:p text:style-name="P139"><text:span text:style-name="T139_1">In</text:span><text:span text:style-name="T139_2"><text:s/></text:span><text:span text:style-name="T139_3">order</text:span><text:span text:style-name="T139_4"><text:s/></text:span><text:span text:style-name="T139_5">to</text:span><text:span text:style-name="T139_6"><text:s/></text:span><text:span text:style-name="T139_7">start</text:span><text:span text:style-name="T139_8">:<text:s/></text:span><text:span text:style-name="T139_9">Strengths</text:span><text:span text:style-name="T139_10"><text:s/></text:span><text:span text:style-name="T139_11">and</text:span><text:span text:style-name="T139_12"><text:s/></text:span><text:span text:style-name="T139_13">Weaknesses</text:span><text:span text:style-name="T139_14"><text:s/></text:span><text:span text:style-name="T139_15">analysis</text:span><text:span text:style-name="T139_16"><text:s/></text:span><text:span text:style-name="T139_17">for</text:span><text:span text:style-name="T139_18"><text:s/></text:span><text:span text:style-name="T139_19">each</text:span><text:span text:style-name="T139_20"><text:s/></text:span><text:span text:style-name="T139_21">tool</text:span><text:span text:style-name="T139_22"><text:s/>(</text:span><text:span text:style-name="T139_23">ideally</text:span><text:span text:style-name="T139_24"><text:s/></text:span><text:span text:style-name="T139_25">against</text:span><text:span text:style-name="T139_26"><text:s/></text:span><text:span text:style-name="T139_27">the</text:span><text:span text:style-name="T139_28"><text:s/></text:span><text:span text:style-name="T139_29">criteria</text:span><text:span text:style-name="T139_30"><text:s/></text:span><text:span text:style-name="T139_31">above</text:span><text:span text:style-name="T139_32">)</text:span></text:p>
        </text:list-item>
      </text:list>
      <text:p text:style-name="P140"/>
      <text:list text:style-name="LS5" xml:id="list25">
        <text:list-item>
          <text:p text:style-name="P141"><text:span text:style-name="T141_1">Benchmarking</text:span><text:span text:style-name="T141_2">,<text:s/></text:span><text:span text:style-name="T141_3">cross</text:span><text:span text:style-name="T141_4">-</text:span><text:span text:style-name="T141_5">fertilization</text:span><text:span text:style-name="T141_6">:<text:s/></text:span><text:span text:style-name="T141_7">What</text:span><text:span text:style-name="T141_8"><text:s/>‘</text:span><text:span text:style-name="T141_9">tool</text:span><text:span text:style-name="T141_10"><text:s/></text:span><text:span text:style-name="T141_11">A</text:span><text:span text:style-name="T141_12">’<text:s/></text:span><text:span text:style-name="T141_13">has</text:span><text:span text:style-name="T141_14"><text:s/></text:span><text:span text:style-name="T141_15">and</text:span><text:span text:style-name="T141_16"><text:s/>‘</text:span><text:span text:style-name="T141_17">tool</text:span><text:span text:style-name="T141_18"><text:s/></text:span><text:span text:style-name="T141_19">B</text:span><text:span text:style-name="T141_20">’<text:s/></text:span><text:span text:style-name="T141_21">has</text:span><text:span text:style-name="T141_22"><text:s/></text:span><text:span text:style-name="T141_23">not</text:span><text:span text:style-name="T141_24"><text:s/></text:span><text:span text:style-name="T141_25">but</text:span><text:span text:style-name="T141_26"><text:s/></text:span><text:span text:style-name="T141_27">MUST</text:span><text:span text:style-name="T141_28">/</text:span><text:span text:style-name="T141_29">SHOULD</text:span><text:span text:style-name="T141_30"><text:s/></text:span><text:span text:style-name="T141_31">have</text:span><text:span text:style-name="T141_32">?<text:s/></text:span></text:p>
        </text:list-item>
      </text:list>
      <text:p text:style-name="P142"><text:span text:style-name="T142_1"><text:tab/><text:s/><text:tab/><text:s/><text:tab/></text:span></text:p>
      <text:p text:style-name="P143"><text:span text:style-name="T143_1">Now</text:span><text:span text:style-name="T143_2"><text:s/></text:span><text:span text:style-name="T143_3">analysing</text:span><text:span text:style-name="T143_4"><text:s/></text:span><text:span text:style-name="T143_5">the</text:span><text:span text:style-name="T143_6"><text:s/></text:span><text:span text:style-name="T143_7">points</text:span></text:p>
      <text:p text:style-name="P144"><text:span text:style-name="T144_1">Einar</text:span><text:span text:style-name="T144_2"><text:s/></text:span><text:span text:style-name="T144_3">and</text:span><text:span text:style-name="T144_4"><text:s/></text:span><text:span text:style-name="T144_5">Patrik</text:span><text:span text:style-name="T144_6"><text:s/>-</text:span><text:span text:style-name="T144_7"><text:s/></text:span><text:span text:style-name="T144_8">Multiple</text:span><text:span text:style-name="T144_9"><text:s/></text:span><text:span text:style-name="T144_10">check</text:span><text:span text:style-name="T144_11"><text:s/></text:span><text:span text:style-name="T144_12">points</text:span><text:span text:style-name="T144_13"><text:s/></text:span><text:span text:style-name="T144_14">is</text:span><text:span text:style-name="T144_15"><text:s/></text:span><text:span text:style-name="T144_16">doable</text:span><text:span text:style-name="T144_17"><text:s/></text:span><text:span text:style-name="T144_18">with</text:span><text:span text:style-name="T144_19"><text:s/></text:span><text:span text:style-name="T144_20">dnscheck</text:span></text:p>
      <text:p text:style-name="P145"/>
      <text:p text:style-name="P146"><text:span text:style-name="T146_1">Ann</text:span><text:span text:style-name="T146_2">-</text:span><text:span text:style-name="T146_3">Marie</text:span><text:span text:style-name="T146_4"><text:s/>:<text:s/></text:span><text:span text:style-name="T146_5">will</text:span><text:span text:style-name="T146_6"><text:s/></text:span><text:span text:style-name="T146_7">have</text:span><text:span text:style-name="T146_8"><text:s/></text:span><text:span text:style-name="T146_9">trouble</text:span><text:span text:style-name="T146_10"><text:s/></text:span><text:span text:style-name="T146_11">to</text:span><text:span text:style-name="T146_12"><text:s/></text:span><text:span text:style-name="T146_13">convince</text:span><text:span text:style-name="T146_14"><text:s/></text:span><text:span text:style-name="T146_15">management</text:span><text:span text:style-name="T146_16"><text:s/></text:span><text:span text:style-name="T146_17">to</text:span><text:span text:style-name="T146_18"><text:s/></text:span><text:span text:style-name="T146_19">use</text:span><text:span text:style-name="T146_20"><text:s/></text:span><text:span text:style-name="T146_21">a</text:span><text:span text:style-name="T146_22"><text:s/></text:span><text:span text:style-name="T146_23">platform</text:span><text:span text:style-name="T146_24"><text:s/></text:span><text:span text:style-name="T146_25">which</text:span><text:span text:style-name="T146_26"><text:s/></text:span><text:span text:style-name="T146_27">is</text:span><text:span text:style-name="T146_28"><text:s/></text:span><text:span text:style-name="T146_29">not</text:span><text:span text:style-name="T146_30"><text:s/></text:span><text:span text:style-name="T146_31">in</text:span><text:span text:style-name="T146_32"><text:s/></text:span><text:span text:style-name="T146_33">their</text:span><text:span text:style-name="T146_34"><text:s/></text:span><text:span text:style-name="T146_35">know</text:span><text:span text:style-name="T146_36">-</text:span><text:span text:style-name="T146_37">how</text:span><text:span text:style-name="T146_38">.<text:s text:c="2"/></text:span><text:span text:style-name="T146_39">To</text:span><text:span text:style-name="T146_40"><text:s/></text:span><text:span text:style-name="T146_41">continue</text:span><text:span text:style-name="T146_42"><text:s/></text:span><text:span text:style-name="T146_43">with</text:span><text:span text:style-name="T146_44"><text:s/></text:span><text:span text:style-name="T146_45">Perl</text:span><text:span text:style-name="T146_46"><text:s/></text:span><text:span text:style-name="T146_47">they</text:span><text:span text:style-name="T146_48"><text:s/></text:span><text:span text:style-name="T146_49">have</text:span><text:span text:style-name="T146_50"><text:s/><text:tab/></text:span><text:span text:style-name="T146_51">skill</text:span><text:span text:style-name="T146_52"><text:s/>+<text:s/></text:span><text:span text:style-name="T146_53">support</text:span><text:span text:style-name="T146_54"><text:s/>+<text:s/></text:span><text:span text:style-name="T146_55">service</text:span><text:span text:style-name="T146_56"><text:s/></text:span><text:span text:style-name="T146_57">provider</text:span><text:span text:style-name="T146_58"><text:s/></text:span><text:span text:style-name="T146_59">with</text:span><text:span text:style-name="T146_60"><text:s/></text:span><text:span text:style-name="T146_61">OpenDNSSEC</text:span><text:span text:style-name="T146_62">.<text:s text:c="2"/></text:span><text:span text:style-name="T146_63">Will</text:span><text:span text:style-name="T146_64"><text:s/></text:span><text:span text:style-name="T146_65">try</text:span><text:span text:style-name="T146_66"><text:s/></text:span><text:span text:style-name="T146_67">to</text:span><text:span text:style-name="T146_68"><text:s/></text:span><text:span text:style-name="T146_69">get</text:span><text:span text:style-name="T146_70"><text:s/></text:span><text:span text:style-name="T146_71">AFNIC</text:span><text:span text:style-name="T146_72"><text:s/></text:span><text:span text:style-name="T146_73">into</text:span><text:span text:style-name="T146_74"><text:s/></text:span><text:span text:style-name="T146_75">OpenDNSSEC</text:span><text:span text:style-name="T146_76"><text:s/></text:span><text:span text:style-name="T146_77">initiative</text:span><text:span text:style-name="T146_78">.<text:s/></text:span><text:span text:style-name="T146_79">Would</text:span><text:span text:style-name="T146_80"><text:s/></text:span><text:span text:style-name="T146_81">like</text:span><text:span text:style-name="T146_82"><text:s/></text:span><text:span text:style-name="T146_83">AFNIC</text:span><text:span text:style-name="T146_84"><text:s/></text:span><text:span text:style-name="T146_85">to</text:span><text:span text:style-name="T146_86"><text:s/></text:span><text:span text:style-name="T146_87">be</text:span><text:span text:style-name="T146_88"><text:s/></text:span><text:span text:style-name="T146_89">part</text:span><text:span text:style-name="T146_90"><text:s/></text:span><text:span text:style-name="T146_91">of</text:span><text:span text:style-name="T146_92"><text:s/></text:span><text:span text:style-name="T146_93">OpenDNSSEC</text:span><text:span text:style-name="T146_94"><text:s/></text:span><text:span text:style-name="T146_95">collaboration</text:span><text:span text:style-name="T146_96">.</text:span></text:p>
      <text:p text:style-name="P147"><text:span text:style-name="T147_1"><text:tab/></text:span></text:p>
      <text:p text:style-name="P148"><text:span text:style-name="T148_1">Stephane</text:span><text:span text:style-name="T148_2"><text:s/>:<text:s/></text:span><text:span text:style-name="T148_3">Why</text:span><text:span text:style-name="T148_4"><text:s/></text:span><text:span text:style-name="T148_5">to</text:span><text:span text:style-name="T148_6"><text:s/></text:span><text:span text:style-name="T148_7">develop</text:span><text:span text:style-name="T148_8"><text:s/></text:span><text:span text:style-name="T148_9">from</text:span><text:span text:style-name="T148_10"><text:s/></text:span><text:span text:style-name="T148_11">scratch</text:span><text:span text:style-name="T148_12"><text:s/></text:span><text:span text:style-name="T148_13">if</text:span><text:span text:style-name="T148_14"><text:s/></text:span><text:span text:style-name="T148_15">there</text:span><text:span text:style-name="T148_16"><text:s/></text:span><text:span text:style-name="T148_17">is</text:span><text:span text:style-name="T148_18"><text:s/></text:span><text:span text:style-name="T148_19">no</text:span><text:span text:style-name="T148_20"><text:s/></text:span><text:span text:style-name="T148_21">new</text:span><text:span text:style-name="T148_22"><text:s/></text:span><text:span text:style-name="T148_23">features</text:span></text:p>
      <text:p text:style-name="P149"/>
      <text:p text:style-name="P150"><text:span text:style-name="T150_1">Einar</text:span><text:span text:style-name="T150_2"><text:s/>:<text:s/></text:span><text:span text:style-name="T150_3">Hit</text:span><text:span text:style-name="T150_4"><text:s/></text:span><text:span text:style-name="T150_5">the</text:span><text:span text:style-name="T150_6"><text:s/></text:span><text:span text:style-name="T150_7">wall</text:span><text:span text:style-name="T150_8"><text:s/></text:span><text:span text:style-name="T150_9">with</text:span><text:span text:style-name="T150_10"><text:s/></text:span><text:span text:style-name="T150_11">dnscheck</text:span><text:span text:style-name="T150_12">.<text:s/></text:span><text:span text:style-name="T150_13">Cannot</text:span><text:span text:style-name="T150_14"><text:s/></text:span><text:span text:style-name="T150_15">add</text:span><text:span text:style-name="T150_16"><text:s/></text:span><text:span text:style-name="T150_17">new</text:span><text:span text:style-name="T150_18"><text:s/></text:span><text:span text:style-name="T150_19">features</text:span><text:span text:style-name="T150_20"><text:s/></text:span><text:span text:style-name="T150_21">without</text:span><text:span text:style-name="T150_22"><text:s/></text:span><text:span text:style-name="T150_23">rewriting</text:span><text:span text:style-name="T150_24">.<text:s/></text:span><text:span text:style-name="T150_25">Not</text:span><text:span text:style-name="T150_26"><text:s/></text:span><text:span text:style-name="T150_27">faster</text:span><text:span text:style-name="T150_28">,<text:s/></text:span><text:span text:style-name="T150_29">modular</text:span><text:span text:style-name="T150_30"><text:s/></text:span><text:span text:style-name="T150_31">etc</text:span><text:span text:style-name="T150_32">.<text:s/></text:span><text:span text:style-name="T150_33">without</text:span><text:span text:style-name="T150_34"><text:s/></text:span><text:span text:style-name="T150_35">rewrite</text:span><text:span text:style-name="T150_36">.<text:s/></text:span><text:span text:style-name="T150_37">Network</text:span><text:span text:style-name="T150_38"><text:s/></text:span><text:span text:style-name="T150_39">part</text:span><text:span text:style-name="T150_40"><text:s/></text:span><text:span text:style-name="T150_41">is</text:span><text:span text:style-name="T150_42"><text:s/></text:span><text:span text:style-name="T150_43">the</text:span><text:span text:style-name="T150_44"><text:s/></text:span><text:span text:style-name="T150_45">important</text:span><text:span text:style-name="T150_46"><text:s/><text:tab/></text:span><text:span text:style-name="T150_47">one</text:span><text:span text:style-name="T150_48">.<text:s/></text:span><text:span text:style-name="T150_49">Could</text:span><text:span text:style-name="T150_50"><text:s/></text:span><text:span text:style-name="T150_51">be</text:span><text:span text:style-name="T150_52"><text:s/></text:span><text:span text:style-name="T150_53">optimal</text:span><text:span text:style-name="T150_54"><text:s/></text:span><text:span text:style-name="T150_55">if</text:span><text:span text:style-name="T150_56"><text:s/></text:span><text:span text:style-name="T150_57">it</text:span><text:span text:style-name="T150_58"><text:s/></text:span><text:span text:style-name="T150_59">is</text:span><text:span text:style-name="T150_60"><text:s/></text:span><text:span text:style-name="T150_61">rewritten</text:span><text:span text:style-name="T150_62">.<text:s/></text:span><text:span text:style-name="T150_63">Budget</text:span><text:span text:style-name="T150_64"><text:s/></text:span><text:span text:style-name="T150_65">for</text:span><text:span text:style-name="T150_66"><text:s/></text:span><text:span text:style-name="T150_67">rewrite</text:span><text:span text:style-name="T150_68"><text:s/></text:span><text:span text:style-name="T150_69">is</text:span><text:span text:style-name="T150_70"><text:s/></text:span><text:span text:style-name="T150_71">not</text:span><text:span text:style-name="T150_72"><text:s/></text:span><text:span text:style-name="T150_73">good</text:span><text:span text:style-name="T150_74"><text:s/></text:span><text:span text:style-name="T150_75">enough</text:span><text:span text:style-name="T150_76">.<text:s/></text:span><text:span text:style-name="T150_77">Documenting</text:span><text:span text:style-name="T150_78"><text:s/></text:span><text:span text:style-name="T150_79">dnscheck</text:span><text:span text:style-name="T150_80"><text:s/></text:span><text:span text:style-name="T150_81">during</text:span><text:span text:style-name="T150_82"><text:s/></text:span><text:span text:style-name="T150_83">the</text:span><text:span text:style-name="T150_84"><text:s/></text:span><text:span text:style-name="T150_85">whole</text:span><text:span text:style-name="T150_86"><text:s/></text:span><text:span text:style-name="T150_87">year</text:span><text:span text:style-name="T150_88">.<text:s/></text:span><text:span text:style-name="T150_89">Now</text:span><text:span text:style-name="T150_90"><text:s/></text:span><text:span text:style-name="T150_91">the</text:span><text:span text:style-name="T150_92"><text:s/></text:span><text:span text:style-name="T150_93">documentation</text:span><text:span text:style-name="T150_94"><text:s/></text:span><text:span text:style-name="T150_95">is</text:span><text:span text:style-name="T150_96"><text:s/></text:span><text:span text:style-name="T150_97">there</text:span><text:span text:style-name="T150_98"><text:s/></text:span><text:span text:style-name="T150_99">it</text:span><text:span text:style-name="T150_100"><text:s/></text:span><text:span text:style-name="T150_101">will</text:span><text:span text:style-name="T150_102"><text:s/></text:span><text:span text:style-name="T150_103">be</text:span><text:span text:style-name="T150_104"><text:s/></text:span><text:span text:style-name="T150_105">easy</text:span><text:span text:style-name="T150_106"><text:s/></text:span><text:span text:style-name="T150_107">for</text:span><text:span text:style-name="T150_108"><text:s/></text:span><text:span text:style-name="T150_109">coding</text:span><text:span text:style-name="T150_110"><text:s/>.</text:span></text:p>
      <text:p text:style-name="P151"/>
      <text:p text:style-name="P152"><text:span text:style-name="T152_1">Ann</text:span><text:span text:style-name="T152_2">-</text:span><text:span text:style-name="T152_3">Marie</text:span><text:span text:style-name="T152_4"><text:s/>:<text:s/></text:span><text:span text:style-name="T152_5">Mentions</text:span><text:span text:style-name="T152_6"><text:s/></text:span><text:span text:style-name="T152_7">that</text:span><text:span text:style-name="T152_8"><text:s/></text:span><text:span text:style-name="T152_9">the</text:span><text:span text:style-name="T152_10"><text:s/></text:span><text:span text:style-name="T152_11">developer</text:span><text:span text:style-name="T152_12"><text:s/></text:span><text:span text:style-name="T152_13">who</text:span><text:span text:style-name="T152_14"><text:s/></text:span><text:span text:style-name="T152_15">is</text:span><text:span text:style-name="T152_16"><text:s/></text:span><text:span text:style-name="T152_17">involved</text:span><text:span text:style-name="T152_18"><text:s/></text:span><text:span text:style-name="T152_19">in</text:span><text:span text:style-name="T152_20"><text:s/></text:span><text:span text:style-name="T152_21">this</text:span><text:span text:style-name="T152_22"><text:s/></text:span><text:span text:style-name="T152_23">project</text:span><text:span text:style-name="T152_24"><text:s/></text:span><text:span text:style-name="T152_25">has</text:span><text:span text:style-name="T152_26"><text:s/></text:span><text:span text:style-name="T152_27">envisioned</text:span><text:span text:style-name="T152_28"><text:s/></text:span><text:span text:style-name="T152_29">the</text:span><text:span text:style-name="T152_30"><text:s/></text:span><text:span text:style-name="T152_31">coding</text:span><text:span text:style-name="T152_32"><text:s/></text:span><text:span text:style-name="T152_33">part</text:span><text:span text:style-name="T152_34"><text:s/></text:span><text:span text:style-name="T152_35">will</text:span><text:span text:style-name="T152_36"><text:s/></text:span><text:span text:style-name="T152_37">take</text:span><text:span text:style-name="T152_38"><text:s/></text:span><text:span text:style-name="T152_39">around</text:span><text:span text:style-name="T152_40"><text:s/>400<text:s/></text:span><text:span text:style-name="T152_41">hours</text:span><text:span text:style-name="T152_42">.<text:s/><text:tab/></text:span></text:p>
      <text:p text:style-name="P153"/>
      <text:p text:style-name="P154"><text:span text:style-name="T154_1">Mohsen</text:span><text:span text:style-name="T154_2"><text:s/>:<text:s/></text:span><text:span text:style-name="T154_3">Tendancy</text:span><text:span text:style-name="T154_4"><text:s/></text:span><text:span text:style-name="T154_5">to</text:span><text:span text:style-name="T154_6"><text:s/></text:span><text:span text:style-name="T154_7">develop</text:span><text:span text:style-name="T154_8"><text:s/></text:span><text:span text:style-name="T154_9">from</text:span><text:span text:style-name="T154_10"><text:s/></text:span><text:span text:style-name="T154_11">a</text:span><text:span text:style-name="T154_12"><text:s/></text:span><text:span text:style-name="T154_13">scratch</text:span><text:span text:style-name="T154_14">.<text:s/>.</text:span><text:span text:style-name="T154_15">SE</text:span><text:span text:style-name="T154_16"><text:s/></text:span><text:span text:style-name="T154_17">will</text:span><text:span text:style-name="T154_18"><text:s/></text:span><text:span text:style-name="T154_19">continue</text:span><text:span text:style-name="T154_20"><text:s/></text:span><text:span text:style-name="T154_21">even</text:span><text:span text:style-name="T154_22"><text:s/></text:span><text:span text:style-name="T154_23">if</text:span><text:span text:style-name="T154_24"><text:s/></text:span><text:span text:style-name="T154_25">AFNIC</text:span><text:span text:style-name="T154_26"><text:s/></text:span><text:span text:style-name="T154_27">joins</text:span><text:span text:style-name="T154_28">.<text:s/>400<text:s/></text:span><text:span text:style-name="T154_29">hrs</text:span><text:span text:style-name="T154_30"><text:s/></text:span><text:span text:style-name="T154_31">will</text:span><text:span text:style-name="T154_32"><text:s/></text:span><text:span text:style-name="T154_33">not</text:span><text:span text:style-name="T154_34"><text:s/></text:span><text:span text:style-name="T154_35">take</text:span><text:span text:style-name="T154_36"><text:s/></text:span><text:span text:style-name="T154_37">into</text:span><text:span text:style-name="T154_38"><text:s/></text:span><text:span text:style-name="T154_39">account</text:span><text:span text:style-name="T154_40"><text:s/></text:span><text:span text:style-name="T154_41">all</text:span><text:span text:style-name="T154_42"><text:s/></text:span><text:span text:style-name="T154_43">the</text:span><text:span text:style-name="T154_44"><text:s/></text:span><text:span text:style-name="T154_45">high</text:span><text:span text:style-name="T154_46"><text:s/></text:span><text:span text:style-name="T154_47">level</text:span><text:span text:style-name="T154_48"><text:s/></text:span><text:span text:style-name="T154_49">requirements</text:span><text:span text:style-name="T154_50"><text:s/></text:span><text:span text:style-name="T154_51">we</text:span><text:span text:style-name="T154_52"><text:s/></text:span><text:span text:style-name="T154_53">have</text:span><text:span text:style-name="T154_54"><text:s/></text:span><text:span text:style-name="T154_55">discussed</text:span><text:span text:style-name="T154_56">.</text:span></text:p>
      <text:p text:style-name="P155"/>
      <text:p text:style-name="P156"><text:span text:style-name="T156_1">Ann</text:span><text:span text:style-name="T156_2">-</text:span><text:span text:style-name="T156_3">Marie</text:span><text:span text:style-name="T156_4"><text:s/>:<text:s/>400<text:s/></text:span><text:span text:style-name="T156_5">hrs</text:span><text:span text:style-name="T156_6"><text:s/></text:span><text:span text:style-name="T156_7">will</text:span><text:span text:style-name="T156_8"><text:s/></text:span><text:span text:style-name="T156_9">be</text:span><text:span text:style-name="T156_10"><text:s/></text:span><text:span text:style-name="T156_11">the</text:span><text:span text:style-name="T156_12"><text:s/></text:span><text:span text:style-name="T156_13">time</text:span><text:span text:style-name="T156_14"><text:s/></text:span><text:span text:style-name="T156_15">to</text:span><text:span text:style-name="T156_16"><text:s/></text:span><text:span text:style-name="T156_17">start</text:span><text:span text:style-name="T156_18"><text:s/></text:span><text:span text:style-name="T156_19">from</text:span><text:span text:style-name="T156_20"><text:s/></text:span><text:span text:style-name="T156_21">scratch</text:span><text:span text:style-name="T156_22"><text:s/></text:span><text:span text:style-name="T156_23">and</text:span><text:span text:style-name="T156_24"><text:s/></text:span><text:span text:style-name="T156_25">have</text:span><text:span text:style-name="T156_26"><text:s/></text:span><text:span text:style-name="T156_27">the</text:span><text:span text:style-name="T156_28"><text:s/></text:span><text:span text:style-name="T156_29">same</text:span><text:span text:style-name="T156_30"><text:s/></text:span><text:span text:style-name="T156_31">functionality</text:span><text:span text:style-name="T156_32"><text:s/></text:span><text:span text:style-name="T156_33">as</text:span><text:span text:style-name="T156_34"><text:s/></text:span><text:span text:style-name="T156_35">it</text:span><text:span text:style-name="T156_36"><text:s/></text:span><text:span text:style-name="T156_37">is</text:span><text:span text:style-name="T156_38"><text:s/></text:span><text:span text:style-name="T156_39">in</text:span><text:span text:style-name="T156_40"><text:s/></text:span><text:span text:style-name="T156_41">the</text:span><text:span text:style-name="T156_42"><text:s/></text:span><text:span text:style-name="T156_43">dnscheck</text:span></text:p>
      <text:p text:style-name="P157"/>
      <text:p text:style-name="P158"/>
      <text:p text:style-name="P159"><text:span text:style-name="T159_1"><text:tab/></text:span></text:p>
      <text:list text:style-name="LS2" xml:id="list26" text:continue-list="list3">
        <text:list-item>
          <text:p text:style-name="P160"><text:span text:style-name="T160_1">Moving</text:span><text:span text:style-name="T160_2"><text:s/></text:span><text:span text:style-name="T160_3">forward</text:span><text:span text:style-name="T160_4"><text:s/>:<text:s/></text:span><text:span text:style-name="T160_5">Overview</text:span><text:span text:style-name="T160_6"><text:s/></text:span><text:span text:style-name="T160_7">of</text:span><text:span text:style-name="T160_8"><text:s/></text:span><text:span text:style-name="T160_9">our</text:span><text:span text:style-name="T160_10"><text:s/></text:span><text:span text:style-name="T160_11">options</text:span><text:span text:style-name="T160_12"><text:s/></text:span><text:span text:style-name="T160_13">for</text:span><text:span text:style-name="T160_14"><text:s/></text:span><text:span text:style-name="T160_15">a</text:span><text:span text:style-name="T160_16"><text:s/></text:span><text:span text:style-name="T160_17">common</text:span><text:span text:style-name="T160_18"><text:s/></text:span><text:span text:style-name="T160_19">project</text:span></text:p>
        </text:list-item>
      </text:list>
      <text:list text:style-name="LS6" xml:id="list27">
        <text:list-item>
          <text:p text:style-name="P161"><text:span text:style-name="T161_1">Possible</text:span><text:span text:style-name="T161_2"><text:s/></text:span><text:span text:style-name="T161_3">scenario</text:span><text:span text:style-name="T161_4"><text:s/></text:span><text:span text:style-name="T161_5">description</text:span><text:span text:style-name="T161_6"><text:s/></text:span><text:span text:style-name="T161_7">and</text:span><text:span text:style-name="T161_8"><text:s/></text:span><text:span text:style-name="T161_9">assessment</text:span><text:span text:style-name="T161_10">:<text:s/></text:span></text:p>
          <text:list>
            <text:list-item>
              <text:p text:style-name="P162"><text:span text:style-name="T162_1">Take</text:span><text:span text:style-name="T162_2"><text:s/>‘</text:span><text:span text:style-name="T162_3">DC</text:span><text:span text:style-name="T162_4">’<text:s/>&amp;<text:s/></text:span><text:span text:style-name="T162_5">complement</text:span><text:span text:style-name="T162_6"><text:s/></text:span><text:span text:style-name="T162_7">it</text:span><text:span text:style-name="T162_8"><text:s/></text:span><text:span text:style-name="T162_9">from</text:span><text:span text:style-name="T162_10"><text:s/>(</text:span><text:span text:style-name="T162_11">best</text:span><text:span text:style-name="T162_12"><text:s/></text:span><text:span text:style-name="T162_13">of</text:span><text:span text:style-name="T162_14">)<text:s/>‘</text:span><text:span text:style-name="T162_15">ZC</text:span><text:span text:style-name="T162_16">’?<text:s/></text:span></text:p>
            </text:list-item>
            <text:list-item>
              <text:p text:style-name="P163"><text:span text:style-name="T163_1">Take</text:span><text:span text:style-name="T163_2"><text:s/>‘</text:span><text:span text:style-name="T163_3">ZC</text:span><text:span text:style-name="T163_4">’<text:s/>&amp;<text:s/></text:span><text:span text:style-name="T163_5">complement</text:span><text:span text:style-name="T163_6"><text:s/></text:span><text:span text:style-name="T163_7">it</text:span><text:span text:style-name="T163_8"><text:s/></text:span><text:span text:style-name="T163_9">from</text:span><text:span text:style-name="T163_10"><text:s/>(</text:span><text:span text:style-name="T163_11">best</text:span><text:span text:style-name="T163_12"><text:s/></text:span><text:span text:style-name="T163_13">of</text:span><text:span text:style-name="T163_14">)<text:s/>‘</text:span><text:span text:style-name="T163_15">DC</text:span><text:span text:style-name="T163_16">’?<text:s/></text:span></text:p>
            </text:list-item>
            <text:list-item>
              <text:p text:style-name="P164"><text:span text:style-name="T164_1">Keep</text:span><text:span text:style-name="T164_2"><text:s/></text:span><text:span text:style-name="T164_3">maintaining</text:span><text:span text:style-name="T164_4"><text:s/></text:span><text:span text:style-name="T164_5">DC</text:span><text:span text:style-name="T164_6"><text:s/>&amp;<text:s/></text:span><text:span text:style-name="T164_7">ZC</text:span><text:span text:style-name="T164_8"><text:s/>(</text:span><text:span text:style-name="T164_9">with</text:span><text:span text:style-name="T164_10"><text:s/></text:span><text:span text:style-name="T164_11">cross</text:span><text:span text:style-name="T164_12">-</text:span><text:span text:style-name="T164_13">fertilization</text:span><text:span text:style-name="T164_14">)?<text:s/></text:span></text:p>
            </text:list-item>
            <text:list-item>
              <text:p text:style-name="P165"><text:span text:style-name="T165_1">Build</text:span><text:span text:style-name="T165_2"><text:s/></text:span><text:span text:style-name="T165_3">a</text:span><text:span text:style-name="T165_4"><text:s/></text:span><text:span text:style-name="T165_5">new</text:span><text:span text:style-name="T165_6"><text:s/></text:span><text:span text:style-name="T165_7">tool</text:span><text:span text:style-name="T165_8"><text:s/></text:span><text:span text:style-name="T165_9">from</text:span><text:span text:style-name="T165_10"><text:s/></text:span><text:span text:style-name="T165_11">scratch</text:span><text:span text:style-name="T165_12"><text:s/></text:span><text:span text:style-name="T165_13">and</text:span><text:span text:style-name="T165_14"><text:s/></text:span><text:span text:style-name="T165_15">bear</text:span><text:span text:style-name="T165_16"><text:s/></text:span><text:span text:style-name="T165_17">in</text:span><text:span text:style-name="T165_18"><text:s/></text:span><text:span text:style-name="T165_19">mind</text:span><text:span text:style-name="T165_20"><text:s/></text:span><text:span text:style-name="T165_21">all</text:span><text:span text:style-name="T165_22"><text:s/></text:span><text:span text:style-name="T165_23">what</text:span><text:span text:style-name="T165_24"><text:s/></text:span><text:span text:style-name="T165_25">we</text:span><text:span text:style-name="T165_26"><text:s/></text:span><text:span text:style-name="T165_27">can</text:span><text:span text:style-name="T165_28"><text:s/></text:span><text:span text:style-name="T165_29">do</text:span><text:span text:style-name="T165_30"><text:s/></text:span><text:span text:style-name="T165_31">together</text:span><text:span text:style-name="T165_32">?</text:span></text:p>
            </text:list-item>
          </text:list>
        </text:list-item>
      </text:list>
      <text:p text:style-name="P166"/>
      <text:list text:style-name="LS6" xml:id="list32">
        <text:list-item>
          <text:p text:style-name="P167"><text:span text:style-name="T167_1">Framework</text:span><text:span text:style-name="T167_2"><text:s/></text:span><text:span text:style-name="T167_3">for</text:span><text:span text:style-name="T167_4"><text:s/></text:span><text:span text:style-name="T167_5">assessing</text:span><text:span text:style-name="T167_6"><text:s/></text:span><text:span text:style-name="T167_7">the</text:span><text:span text:style-name="T167_8"><text:s/></text:span><text:span text:style-name="T167_9">possible</text:span><text:span text:style-name="T167_10"><text:s/></text:span><text:span text:style-name="T167_11">scenarios</text:span><text:span text:style-name="T167_12"><text:s/></text:span><text:span text:style-name="T167_13">(</text:span><text:span text:style-name="T167_14">benefits</text:span><text:span text:style-name="T167_15">,<text:s/></text:span><text:span text:style-name="T167_16">costs</text:span><text:span text:style-name="T167_17"><text:s/>-<text:s/></text:span><text:span text:style-name="T167_18">immediate</text:span><text:span text:style-name="T167_19">/</text:span><text:span text:style-name="T167_20">defered</text:span><text:span text:style-name="T167_21"><text:s/>-<text:s/>,<text:s/></text:span><text:span text:style-name="T167_22">risks</text:span><text:span text:style-name="T167_23">)</text:span></text:p>
        </text:list-item>
      </text:list>
      <text:p text:style-name="P168"><text:span text:style-name="T168_1">Out</text:span><text:span text:style-name="T168_2"><text:s/></text:span><text:span text:style-name="T168_3">of</text:span><text:span text:style-name="T168_4"><text:s/></text:span><text:span text:style-name="T168_5">the</text:span><text:span text:style-name="T168_6"><text:s/>4<text:s/></text:span><text:span text:style-name="T168_7">scenarios</text:span><text:span text:style-name="T168_8"><text:s/>(</text:span><text:span text:style-name="T168_9">a</text:span><text:span text:style-name="T168_10">,</text:span><text:span text:style-name="T168_11">b</text:span><text:span text:style-name="T168_12">,</text:span><text:span text:style-name="T168_13">c</text:span><text:span text:style-name="T168_14"><text:s/>&amp;</text:span><text:span text:style-name="T168_15">d</text:span><text:span text:style-name="T168_16">),<text:s/></text:span><text:span text:style-name="T168_17">the</text:span><text:span text:style-name="T168_18"><text:s/></text:span><text:span text:style-name="T168_19">room</text:span><text:span text:style-name="T168_20"><text:s/></text:span><text:span text:style-name="T168_21">decided</text:span><text:span text:style-name="T168_22"><text:s/></text:span><text:span text:style-name="T168_23">to</text:span><text:span text:style-name="T168_24"><text:s/></text:span><text:span text:style-name="T168_25">ponder</text:span><text:span text:style-name="T168_26"><text:s/></text:span><text:span text:style-name="T168_27">further</text:span><text:span text:style-name="T168_28"><text:s/></text:span><text:span text:style-name="T168_29">only</text:span><text:span text:style-name="T168_30"><text:s/></text:span><text:span text:style-name="T168_31">on</text:span><text:span text:style-name="T168_32"><text:s/>“</text:span><text:span text:style-name="T168_33">a</text:span><text:span text:style-name="T168_34">”<text:s/></text:span><text:span text:style-name="T168_35">and</text:span><text:span text:style-name="T168_36"><text:s/>“</text:span><text:span text:style-name="T168_37">d</text:span><text:span text:style-name="T168_38">”</text:span></text:p>
      <text:p text:style-name="P169"/>
      <text:p text:style-name="P170"/>
      <table:table table:style-name="Table2">
        <table:table-column table:style-name="Column4"/>
        <table:table-column table:style-name="Column5"/>
        <table:table-column table:style-name="Column6"/>
        <table:table-row table:style-name="Row8">
          <table:table-cell table:style-name="Cell22">
            <text:p text:style-name="P171"/>
          </table:table-cell>
          <table:table-cell table:style-name="Cell23">
            <text:p text:style-name="P172"><text:span text:style-name="T172_1">All</text:span><text:span text:style-name="T172_2"><text:s/></text:span><text:span text:style-name="T172_3">of</text:span><text:span text:style-name="T172_4"><text:s/></text:span><text:span text:style-name="T172_5">DC</text:span><text:span text:style-name="T172_6"><text:s/>+<text:line-break/><text:s/></text:span><text:span text:style-name="T172_7">Best</text:span><text:span text:style-name="T172_8"><text:s/></text:span><text:span text:style-name="T172_9">of</text:span><text:span text:style-name="T172_10"><text:s/></text:span><text:span text:style-name="T172_11">ZC</text:span><text:span text:style-name="T172_12"><text:s/></text:span><text:span text:style-name="T172_13">and</text:span><text:span text:style-name="T172_14"><text:s/></text:span><text:span text:style-name="T172_15">new</text:span><text:span text:style-name="T172_16"><text:s/></text:span><text:span text:style-name="T172_17">features</text:span></text:p>
          </table:table-cell>
          <table:table-cell table:style-name="Cell24">
            <text:p text:style-name="P173"><text:span text:style-name="T173_1">New</text:span><text:span text:style-name="T173_2"><text:s/></text:span><text:span text:style-name="T173_3">product</text:span><text:span text:style-name="T173_4"><text:s/></text:span><text:span text:style-name="T173_5">from</text:span><text:span text:style-name="T173_6"><text:s/></text:span><text:span text:style-name="T173_7">Scratch</text:span></text:p>
          </table:table-cell>
        </table:table-row>
        <table:table-row table:style-name="Row9">
          <table:table-cell table:style-name="Cell25">
            <text:p text:style-name="P174"><text:span text:style-name="T174_1">&gt;<text:s/></text:span><text:span text:style-name="T174_2">Evaluation</text:span><text:span text:style-name="T174_3"><text:s/></text:span><text:span text:style-name="T174_4">criteria</text:span></text:p>
          </table:table-cell>
          <table:table-cell table:style-name="Cell26">
            <text:p text:style-name="P175"/>
          </table:table-cell>
          <table:table-cell table:style-name="Cell27">
            <text:p text:style-name="P176"/>
          </table:table-cell>
        </table:table-row>
        <table:table-row table:style-name="Row10">
          <table:table-cell table:style-name="Cell28">
            <text:p text:style-name="P177"><text:span text:style-name="T177_1">Benefits</text:span></text:p>
          </table:table-cell>
          <table:table-cell table:style-name="Cell29">
            <text:p text:style-name="P178"><text:span text:style-name="T178_1">-<text:s/></text:span><text:span text:style-name="T178_2">Shorter</text:span><text:span text:style-name="T178_3"><text:s/></text:span><text:span text:style-name="T178_4">time</text:span><text:span text:style-name="T178_5"><text:s/></text:span><text:span text:style-name="T178_6">to</text:span><text:span text:style-name="T178_7"><text:s/></text:span><text:span text:style-name="T178_8">Market</text:span></text:p>
          </table:table-cell>
          <table:table-cell table:style-name="Cell30">
            <text:p text:style-name="P179"><text:span text:style-name="T179_1">-<text:s/></text:span><text:span text:style-name="T179_2">you</text:span><text:span text:style-name="T179_3"><text:s/></text:span><text:span text:style-name="T179_4">can</text:span><text:span text:style-name="T179_5"><text:s/></text:span><text:span text:style-name="T179_6">fulfill</text:span><text:span text:style-name="T179_7"><text:s/></text:span><text:span text:style-name="T179_8">the</text:span><text:span text:style-name="T179_9"><text:s/></text:span><text:span text:style-name="T179_10">entire</text:span><text:span text:style-name="T179_11"><text:s/></text:span><text:span text:style-name="T179_12">wishlist</text:span><text:span text:style-name="T179_13"><text:s/>:-)</text:span></text:p>
            <text:p text:style-name="P180"><text:span text:style-name="T180_1">-<text:s/></text:span><text:span text:style-name="T180_2">more</text:span><text:span text:style-name="T180_3"><text:s/></text:span><text:span text:style-name="T180_4">chance</text:span><text:span text:style-name="T180_5"><text:s/></text:span><text:span text:style-name="T180_6">to</text:span><text:span text:style-name="T180_7"><text:s/></text:span><text:span text:style-name="T180_8">set</text:span><text:span text:style-name="T180_9"><text:s/></text:span><text:span text:style-name="T180_10">the</text:span><text:span text:style-name="T180_11"><text:s/></text:span><text:span text:style-name="T180_12">reference</text:span><text:span text:style-name="T180_13"><text:s/></text:span><text:span text:style-name="T180_14">for</text:span><text:span text:style-name="T180_15"><text:s/></text:span><text:span text:style-name="T180_16">the</text:span><text:span text:style-name="T180_17"><text:s/></text:span><text:span text:style-name="T180_18">industry</text:span><text:span text:style-name="T180_19">/</text:span><text:span text:style-name="T180_20">ecosystem</text:span></text:p>
            <text:p text:style-name="P181"><text:span text:style-name="T181_1">-<text:s/></text:span><text:span text:style-name="T181_2">Having</text:span><text:span text:style-name="T181_3"><text:s/></text:span><text:span text:style-name="T181_4">competences</text:span><text:span text:style-name="T181_5"><text:s/></text:span><text:span text:style-name="T181_6">for</text:span><text:span text:style-name="T181_7"><text:s/></text:span><text:span text:style-name="T181_8">all</text:span><text:span text:style-name="T181_9"><text:s/></text:span><text:span text:style-name="T181_10">parts</text:span><text:span text:style-name="T181_11"><text:s/></text:span><text:span text:style-name="T181_12">of</text:span><text:span text:style-name="T181_13"><text:s/></text:span><text:span text:style-name="T181_14">the</text:span><text:span text:style-name="T181_15"><text:s/></text:span><text:span text:style-name="T181_16">project</text:span><text:span text:style-name="T181_17"><text:s/>(</text:span><text:span text:style-name="T181_18">without</text:span><text:span text:style-name="T181_19"><text:s/></text:span><text:span text:style-name="T181_20">relying</text:span><text:span text:style-name="T181_21"><text:s/></text:span><text:span text:style-name="T181_22">on</text:span><text:span text:style-name="T181_23"><text:s/></text:span><text:span text:style-name="T181_24">parts</text:span><text:span text:style-name="T181_25">/</text:span><text:span text:style-name="T181_26">code</text:span><text:span text:style-name="T181_27"><text:s/></text:span><text:span text:style-name="T181_28">from</text:span><text:span text:style-name="T181_29"><text:s/></text:span><text:span text:style-name="T181_30">ZC</text:span><text:span text:style-name="T181_31"><text:s/></text:span><text:span text:style-name="T181_32">or</text:span><text:span text:style-name="T181_33"><text:s/></text:span><text:span text:style-name="T181_34">parts</text:span><text:span text:style-name="T181_35"><text:s/></text:span><text:span text:style-name="T181_36">from</text:span><text:span text:style-name="T181_37"><text:s/></text:span><text:span text:style-name="T181_38">DC</text:span><text:span text:style-name="T181_39"><text:s/></text:span><text:span text:style-name="T181_40">which</text:span><text:span text:style-name="T181_41"><text:s/></text:span><text:span text:style-name="T181_42">are</text:span><text:span text:style-name="T181_43"><text:s/></text:span><text:span text:style-name="T181_44">old</text:span><text:span text:style-name="T181_45"><text:s/></text:span><text:span text:style-name="T181_46">or</text:span><text:span text:style-name="T181_47"><text:s/></text:span><text:span text:style-name="T181_48">not</text:span><text:span text:style-name="T181_49"><text:s/></text:span><text:span text:style-name="T181_50">good</text:span><text:span text:style-name="T181_51"><text:s/></text:span><text:span text:style-name="T181_52">enough</text:span><text:span text:style-name="T181_53">)</text:span></text:p>
            <text:p text:style-name="P182"><text:span text:style-name="T182_1">-<text:s/></text:span><text:span text:style-name="T182_2">better</text:span><text:span text:style-name="T182_3"><text:s/></text:span><text:span text:style-name="T182_4">image</text:span><text:span text:style-name="T182_5"><text:s/></text:span><text:span text:style-name="T182_6">for</text:span><text:span text:style-name="T182_7"><text:s/></text:span><text:span text:style-name="T182_8">the</text:span><text:span text:style-name="T182_9"><text:s/></text:span><text:span text:style-name="T182_10">collaboration</text:span><text:span text:style-name="T182_11"><text:s/></text:span><text:span text:style-name="T182_12">and</text:span><text:span text:style-name="T182_13"><text:s/></text:span><text:span text:style-name="T182_14">symmetry</text:span><text:span text:style-name="T182_15"><text:s/></text:span><text:span text:style-name="T182_16">of</text:span><text:span text:style-name="T182_17"><text:s/></text:span><text:span text:style-name="T182_18">contributions</text:span><text:span text:style-name="T182_19"><text:s/></text:span><text:span text:style-name="T182_20">from</text:span><text:span text:style-name="T182_21"><text:s/></text:span><text:span text:style-name="T182_22">the</text:span><text:span text:style-name="T182_23"><text:s/></text:span><text:span text:style-name="T182_24">beginning</text:span></text:p>
            <text:p text:style-name="P183"/>
            <text:p text:style-name="P184"><text:span text:style-name="T184_1">-<text:s/></text:span><text:span text:style-name="T184_2">ease</text:span><text:span text:style-name="T184_3"><text:s/></text:span><text:span text:style-name="T184_4">of</text:span><text:span text:style-name="T184_5"><text:s/></text:span><text:span text:style-name="T184_6">integrating</text:span><text:span text:style-name="T184_7"><text:s/></text:span><text:span text:style-name="T184_8">nex</text:span><text:span text:style-name="T184_9"><text:s/></text:span><text:span text:style-name="T184_10">contributors</text:span><text:span text:style-name="T184_11"><text:s/>(</text:span><text:span text:style-name="T184_12">spec</text:span><text:span text:style-name="T184_13"><text:s/>+<text:s/></text:span><text:span text:style-name="T184_14">dev</text:span><text:span text:style-name="T184_15">)</text:span></text:p>
          </table:table-cell>
        </table:table-row>
        <table:table-row table:style-name="Row11">
          <table:table-cell table:style-name="Cell31">
            <text:p text:style-name="P185"><text:span text:style-name="T185_1">Feasibility</text:span></text:p>
          </table:table-cell>
          <table:table-cell table:style-name="Cell32">
            <text:p text:style-name="P186"><text:span text:style-name="T186_1">-<text:s/></text:span><text:span text:style-name="T186_2">Jul</text:span><text:span text:style-name="T186_3"><text:s/>2013,<text:s/></text:span><text:span text:style-name="T186_4">dnscheck</text:span><text:span text:style-name="T186_5">-</text:span><text:span text:style-name="T186_6">reloaded</text:span><text:span text:style-name="T186_7"><text:s/></text:span><text:span text:style-name="T186_8">R</text:span><text:span text:style-name="T186_9">-1.0<text:s/></text:span><text:span text:style-name="T186_10">non</text:span><text:span text:style-name="T186_11">-</text:span><text:span text:style-name="T186_12">regression</text:span><text:span text:style-name="T186_13"><text:s/>(</text:span><text:span text:style-name="T186_14">and</text:span><text:span text:style-name="T186_15"><text:s/></text:span><text:span text:style-name="T186_16">better</text:span><text:span text:style-name="T186_17"><text:s/></text:span><text:span text:style-name="T186_18">perf</text:span><text:span text:style-name="T186_19">)</text:span></text:p>
            <text:p text:style-name="P187"><text:span text:style-name="T187_1">-<text:s/></text:span><text:span text:style-name="T187_2">Oct</text:span><text:span text:style-name="T187_3"><text:s/>2.0<text:s/>+<text:s/>1<text:s/></text:span><text:span text:style-name="T187_4">set</text:span><text:span text:style-name="T187_5"><text:s/></text:span><text:span text:style-name="T187_6">of</text:span><text:span text:style-name="T187_7"><text:s/></text:span><text:span text:style-name="T187_8">new</text:span><text:span text:style-name="T187_9"><text:s/></text:span><text:span text:style-name="T187_10">features</text:span></text:p>
          </table:table-cell>
          <table:table-cell table:style-name="Cell33">
            <text:p text:style-name="P188"><text:span text:style-name="T188_1">-<text:s/></text:span><text:span text:style-name="T188_2">Dec</text:span><text:span text:style-name="T188_3"><text:s/>2013,<text:s/></text:span><text:span text:style-name="T188_4">New</text:span><text:span text:style-name="T188_5"><text:s/></text:span><text:span text:style-name="T188_6">R</text:span><text:span text:style-name="T188_7">-1.0,<text:s/></text:span><text:span text:style-name="T188_8">non</text:span><text:span text:style-name="T188_9"><text:s/></text:span><text:span text:style-name="T188_10">regression</text:span><text:span text:style-name="T188_11"><text:s/>(</text:span><text:span text:style-name="T188_12">functionality</text:span><text:span text:style-name="T188_13">),<text:s/></text:span><text:span text:style-name="T188_14">with</text:span><text:span text:style-name="T188_15"><text:s/></text:span><text:span text:style-name="T188_16">MUCH</text:span><text:span text:style-name="T188_17"><text:s/></text:span><text:span text:style-name="T188_18">better</text:span><text:span text:style-name="T188_19"><text:s/></text:span><text:span text:style-name="T188_20">perf</text:span><text:span text:style-name="T188_21"><text:s/>(+50%<text:s/></text:span><text:span text:style-name="T188_22">at</text:span><text:span text:style-name="T188_23"><text:s/></text:span><text:span text:style-name="T188_24">least</text:span><text:span text:style-name="T188_25">)</text:span></text:p>
            <text:p text:style-name="P189"/>
            <text:p text:style-name="P190"><text:span text:style-name="T190_1">-<text:s/></text:span><text:span text:style-name="T190_2">Feb</text:span><text:span text:style-name="T190_3"><text:s/>2014<text:s/>:<text:s/>2.0<text:s/>+<text:s/></text:span><text:span text:style-name="T190_4">the</text:span><text:span text:style-name="T190_5"><text:s/></text:span><text:span text:style-name="T190_6">same</text:span><text:span text:style-name="T190_7"><text:s/></text:span><text:span text:style-name="T190_8">set</text:span><text:span text:style-name="T190_9"><text:s/></text:span><text:span text:style-name="T190_10">of</text:span><text:span text:style-name="T190_11"><text:s/></text:span><text:span text:style-name="T190_12">new</text:span><text:span text:style-name="T190_13"><text:s/></text:span><text:span text:style-name="T190_14">features</text:span></text:p>
          </table:table-cell>
        </table:table-row>
        <table:table-row table:style-name="Row12">
          <table:table-cell table:style-name="Cell34">
            <text:p text:style-name="P191"><text:span text:style-name="T191_1">Costs</text:span><text:span text:style-name="T191_2"><text:s/>-<text:s/></text:span><text:span text:style-name="T191_3">upfront</text:span></text:p>
          </table:table-cell>
          <table:table-cell table:style-name="Cell35">
            <text:p text:style-name="P192"><text:span text:style-name="T192_1">1.0<text:s/>-<text:s/></text:span><text:span text:style-name="T192_2">Moderate</text:span><text:span text:style-name="T192_3">:<text:s/></text:span><text:span text:style-name="T192_4">having</text:span><text:span text:style-name="T192_5"><text:s/></text:span><text:span text:style-name="T192_6">something</text:span><text:span text:style-name="T192_7"><text:s/></text:span><text:span text:style-name="T192_8">running</text:span><text:span text:style-name="T192_9"><text:s/></text:span><text:span text:style-name="T192_10">already</text:span><text:span text:style-name="T192_11">,<text:s/></text:span><text:span text:style-name="T192_12">there</text:span><text:span text:style-name="T192_13">’</text:span><text:span text:style-name="T192_14">s</text:span><text:span text:style-name="T192_15"><text:s/></text:span><text:span text:style-name="T192_16">a</text:span><text:span text:style-name="T192_17"><text:s/></text:span><text:span text:style-name="T192_18">choice</text:span><text:span text:style-name="T192_19"><text:s/></text:span><text:span text:style-name="T192_20">on</text:span><text:span text:style-name="T192_21"><text:s/></text:span><text:span text:style-name="T192_22">what</text:span><text:span text:style-name="T192_23"><text:s/></text:span><text:span text:style-name="T192_24">to</text:span><text:span text:style-name="T192_25"><text:s/></text:span><text:span text:style-name="T192_26">integrate</text:span><text:span text:style-name="T192_27"><text:s/>:<text:s/>2<text:s/></text:span><text:span text:style-name="T192_28">p</text:span><text:span text:style-name="T192_29">.</text:span><text:span text:style-name="T192_30">m</text:span><text:span text:style-name="T192_31"><text:s/>(</text:span><text:span text:style-name="T192_32">spec</text:span><text:span text:style-name="T192_33"><text:s/>+<text:s/></text:span><text:span text:style-name="T192_34">overhead</text:span><text:span text:style-name="T192_35">)<text:s/>+<text:s/>2<text:s/></text:span><text:span text:style-name="T192_36">p</text:span><text:span text:style-name="T192_37">.</text:span><text:span text:style-name="T192_38">m</text:span><text:span text:style-name="T192_39"><text:s/></text:span><text:span text:style-name="T192_40">dev</text:span><text:span text:style-name="T192_41">/</text:span><text:span text:style-name="T192_42">improvement</text:span><text:span text:style-name="T192_43">)</text:span></text:p>
            <text:p text:style-name="P193"/>
            <text:p text:style-name="P194"><text:span text:style-name="T194_1">2.0<text:s/>:<text:s/>1<text:s/></text:span><text:span text:style-name="T194_2">p</text:span><text:span text:style-name="T194_3">.</text:span><text:span text:style-name="T194_4">m</text:span><text:span text:style-name="T194_5"><text:s/>(</text:span><text:span text:style-name="T194_6">with</text:span><text:span text:style-name="T194_7"><text:s/></text:span><text:span text:style-name="T194_8">multiple</text:span><text:span text:style-name="T194_9"><text:s/></text:span><text:span text:style-name="T194_10">checking</text:span><text:span text:style-name="T194_11"><text:s/></text:span><text:span text:style-name="T194_12">points</text:span><text:span text:style-name="T194_13"><text:s/></text:span><text:span text:style-name="T194_14">feature</text:span><text:span text:style-name="T194_15"><text:s/></text:span><text:span text:style-name="T194_16">included</text:span><text:span text:style-name="T194_17">)</text:span></text:p>
            <text:p text:style-name="P195"/>
            <text:p text:style-name="P196"><text:span text:style-name="T196_1">⇒<text:s/>5<text:s/></text:span><text:span text:style-name="T196_2">p</text:span><text:span text:style-name="T196_3">.</text:span><text:span text:style-name="T196_4">m</text:span><text:span text:style-name="T196_5">:<text:s/>50<text:s/></text:span><text:span text:style-name="T196_6">k</text:span><text:span text:style-name="T196_7">€</text:span></text:p>
          </table:table-cell>
          <table:table-cell table:style-name="Cell36">
            <text:p text:style-name="P197"><text:span text:style-name="T197_1">1.0<text:s/>6<text:s/></text:span><text:span text:style-name="T197_2">p</text:span><text:span text:style-name="T197_3">.</text:span><text:span text:style-name="T197_4">m</text:span><text:span text:style-name="T197_5"><text:s/>(2<text:s/></text:span><text:span text:style-name="T197_6">p</text:span><text:span text:style-name="T197_7">.</text:span><text:span text:style-name="T197_8">m</text:span><text:span text:style-name="T197_9"><text:s/>(</text:span><text:span text:style-name="T197_10">spec</text:span><text:span text:style-name="T197_11"><text:s/>+<text:s/></text:span><text:span text:style-name="T197_12">overhead</text:span><text:span text:style-name="T197_13">)<text:s/>+<text:s/>4<text:s/></text:span><text:span text:style-name="T197_14">p</text:span><text:span text:style-name="T197_15">.</text:span><text:span text:style-name="T197_16">m</text:span><text:span text:style-name="T197_17">.<text:s/></text:span><text:span text:style-name="T197_18">devel</text:span><text:span text:style-name="T197_19">)</text:span></text:p>
            <text:p text:style-name="P198"/>
            <text:p text:style-name="P199"><text:span text:style-name="T199_1">2.0:<text:s/>0.5<text:s/></text:span><text:span text:style-name="T199_2">p</text:span><text:span text:style-name="T199_3">.</text:span><text:span text:style-name="T199_4">m</text:span><text:span text:style-name="T199_5"><text:s/>(</text:span><text:span text:style-name="T199_6">with</text:span><text:span text:style-name="T199_7"><text:s/></text:span><text:span text:style-name="T199_8">multiple</text:span><text:span text:style-name="T199_9"><text:s/></text:span><text:span text:style-name="T199_10">checking</text:span><text:span text:style-name="T199_11"><text:s/></text:span><text:span text:style-name="T199_12">points</text:span><text:span text:style-name="T199_13"><text:s/></text:span><text:span text:style-name="T199_14">feature</text:span><text:span text:style-name="T199_15"><text:s/></text:span><text:span text:style-name="T199_16">included</text:span><text:span text:style-name="T199_17">)</text:span></text:p>
            <text:p text:style-name="P200"/>
            <text:p text:style-name="P201"><text:span text:style-name="T201_1">⇒<text:s/>6.5<text:s/></text:span><text:span text:style-name="T201_2">p</text:span><text:span text:style-name="T201_3">.</text:span><text:span text:style-name="T201_4">m</text:span><text:span text:style-name="T201_5">:<text:s/>65<text:s/></text:span><text:span text:style-name="T201_6">k</text:span><text:span text:style-name="T201_7">€</text:span></text:p>
          </table:table-cell>
        </table:table-row>
        <table:table-row table:style-name="Row13">
          <table:table-cell table:style-name="Cell37">
            <text:p text:style-name="P202"><text:span text:style-name="T202_1">Costs</text:span><text:span text:style-name="T202_2"><text:s/>-<text:s/></text:span><text:span text:style-name="T202_3">deferred</text:span></text:p>
          </table:table-cell>
          <table:table-cell table:style-name="Cell38">
            <text:p text:style-name="P203"><text:span text:style-name="T203_1">-<text:s/></text:span><text:span text:style-name="T203_2">Maintenance</text:span><text:span text:style-name="T203_3"><text:s/></text:span><text:span text:style-name="T203_4">is</text:span><text:span text:style-name="T203_5"><text:s/></text:span><text:span text:style-name="T203_6">getting</text:span><text:span text:style-name="T203_7"><text:s/></text:span><text:span text:style-name="T203_8">quite</text:span><text:span text:style-name="T203_9"><text:s/></text:span><text:span text:style-name="T203_10">costly</text:span><text:span text:style-name="T203_11"><text:s/>(8</text:span><text:span text:style-name="T203_12">h</text:span><text:span text:style-name="T203_13">/</text:span><text:span text:style-name="T203_14">month</text:span><text:span text:style-name="T203_15"><text:s/></text:span><text:span text:style-name="T203_16">in</text:span><text:span text:style-name="T203_17"><text:s/></text:span><text:span text:style-name="T203_18">average</text:span><text:span text:style-name="T203_19"><text:s/></text:span><text:span text:style-name="T203_20">at</text:span><text:span text:style-name="T203_21"><text:s/>.</text:span><text:span text:style-name="T203_22">SE</text:span><text:span text:style-name="T203_23">)<text:s/></text:span><text:span text:style-name="T203_24">and</text:span><text:span text:style-name="T203_25"><text:s/></text:span><text:span text:style-name="T203_26">might</text:span><text:span text:style-name="T203_27"><text:s/></text:span><text:span text:style-name="T203_28">grow</text:span><text:span text:style-name="T203_29"><text:s/></text:span><text:span text:style-name="T203_30">if</text:span><text:span text:style-name="T203_31"><text:s/></text:span><text:span text:style-name="T203_32">new</text:span><text:span text:style-name="T203_33"><text:s/></text:span><text:span text:style-name="T203_34">features</text:span><text:span text:style-name="T203_35"><text:s/></text:span><text:span text:style-name="T203_36">and</text:span><text:span text:style-name="T203_37"><text:s/></text:span><text:span text:style-name="T203_38">perf</text:span><text:span text:style-name="T203_39"><text:s/></text:span><text:span text:style-name="T203_40">improvement</text:span><text:span text:style-name="T203_41"><text:s/></text:span><text:span text:style-name="T203_42">are</text:span><text:span text:style-name="T203_43"><text:s/></text:span><text:span text:style-name="T203_44">implemented</text:span></text:p>
          </table:table-cell>
          <table:table-cell table:style-name="Cell39">
            <text:p text:style-name="P204"><text:span text:style-name="T204_1">It</text:span><text:span text:style-name="T204_2"><text:s/></text:span><text:span text:style-name="T204_3">must</text:span><text:span text:style-name="T204_4">/</text:span><text:span text:style-name="T204_5">should</text:span><text:span text:style-name="T204_6"><text:s/></text:span><text:span text:style-name="T204_7">be</text:span><text:span text:style-name="T204_8"><text:s/></text:span><text:span text:style-name="T204_9">lower</text:span></text:p>
          </table:table-cell>
        </table:table-row>
        <table:table-row table:style-name="Row14">
          <table:table-cell table:style-name="Cell40">
            <text:p text:style-name="P205"><text:span text:style-name="T205_1">Risks</text:span></text:p>
          </table:table-cell>
          <table:table-cell table:style-name="Cell41">
            <text:p text:style-name="P206"><text:span text:style-name="T206_1">-<text:s/></text:span><text:span text:style-name="T206_2">redo</text:span><text:span text:style-name="T206_3"><text:s/></text:span><text:span text:style-name="T206_4">this</text:span><text:span text:style-name="T206_5"><text:s/></text:span><text:span text:style-name="T206_6">exercise</text:span><text:span text:style-name="T206_7"><text:s/></text:span><text:span text:style-name="T206_8">in</text:span><text:span text:style-name="T206_9"><text:s/>2<text:s/></text:span><text:span text:style-name="T206_10">years</text:span><text:span text:style-name="T206_11"><text:s/></text:span><text:span text:style-name="T206_12">time</text:span><text:span text:style-name="T206_13"><text:s/>(</text:span><text:span text:style-name="T206_14">stuck</text:span><text:span text:style-name="T206_15">)</text:span></text:p>
            <text:p text:style-name="P207"><text:span text:style-name="T207_1">-<text:s/></text:span><text:span text:style-name="T207_2">competition</text:span><text:span text:style-name="T207_3"><text:s/></text:span><text:span text:style-name="T207_4">from</text:span><text:span text:style-name="T207_5"><text:s/></text:span><text:span text:style-name="T207_6">somewhere</text:span><text:span text:style-name="T207_7"><text:s/></text:span><text:span text:style-name="T207_8">else</text:span></text:p>
          </table:table-cell>
          <table:table-cell table:style-name="Cell42">
            <text:p text:style-name="P208"><text:span text:style-name="T208_1">-<text:s/></text:span><text:span text:style-name="T208_2">Time</text:span><text:span text:style-name="T208_3"><text:s/></text:span><text:span text:style-name="T208_4">to</text:span><text:span text:style-name="T208_5"><text:s/></text:span><text:span text:style-name="T208_6">the</text:span><text:span text:style-name="T208_7"><text:s/></text:span><text:span text:style-name="T208_8">market</text:span><text:span text:style-name="T208_9"><text:s/></text:span><text:span text:style-name="T208_10">with</text:span><text:span text:style-name="T208_11"><text:s/></text:span><text:span text:style-name="T208_12">a</text:span><text:span text:style-name="T208_13"><text:s/></text:span><text:span text:style-name="T208_14">new</text:span><text:span text:style-name="T208_15"><text:s/></text:span><text:span text:style-name="T208_16">tool</text:span></text:p>
            <text:p text:style-name="P209"><text:span text:style-name="T209_1">-<text:s/></text:span><text:span text:style-name="T209_2">Risk</text:span><text:span text:style-name="T209_3"><text:s/></text:span><text:span text:style-name="T209_4">of</text:span><text:span text:style-name="T209_5"><text:s/></text:span><text:span text:style-name="T209_6">waiting</text:span><text:span text:style-name="T209_7"><text:s/></text:span><text:span text:style-name="T209_8">too</text:span><text:span text:style-name="T209_9"><text:s/></text:span><text:span text:style-name="T209_10">long</text:span><text:span text:style-name="T209_11"><text:s/></text:span><text:span text:style-name="T209_12">before</text:span><text:span text:style-name="T209_13"><text:s/></text:span><text:span text:style-name="T209_14">having</text:span><text:span text:style-name="T209_15"><text:s/></text:span><text:span text:style-name="T209_16">a</text:span><text:span text:style-name="T209_17"><text:s/></text:span><text:span text:style-name="T209_18">new</text:span><text:span text:style-name="T209_19"><text:s/></text:span><text:span text:style-name="T209_20">running</text:span><text:span text:style-name="T209_21"><text:s/></text:span><text:span text:style-name="T209_22">tool</text:span></text:p>
          </table:table-cell>
        </table:table-row>
        <table:table-row table:style-name="Row15">
          <table:table-cell table:style-name="Cell43">
            <text:p text:style-name="P210"><text:span text:style-name="T210_1">&gt;<text:s/></text:span><text:span text:style-name="T210_2">Assesment</text:span><text:span text:style-name="T210_3"><text:s/></text:span><text:span text:style-name="T210_4">vs</text:span><text:span text:style-name="T210_5">.<text:s/></text:span><text:span text:style-name="T210_6">Objectives</text:span></text:p>
          </table:table-cell>
          <table:table-cell table:style-name="Cell44">
            <text:p text:style-name="P211"/>
          </table:table-cell>
          <table:table-cell table:style-name="Cell45">
            <text:p text:style-name="P212"/>
          </table:table-cell>
        </table:table-row>
        <table:table-row table:style-name="Row16">
          <table:table-cell table:style-name="Cell46">
            <text:p text:style-name="P213"><text:span text:style-name="T213_1">Strategy</text:span></text:p>
          </table:table-cell>
          <table:table-cell table:style-name="Cell47">
            <text:p text:style-name="P214"><text:span text:style-name="T214_1">3</text:span></text:p>
          </table:table-cell>
          <table:table-cell table:style-name="Cell48">
            <text:p text:style-name="P215"><text:span text:style-name="T215_1">5</text:span></text:p>
          </table:table-cell>
        </table:table-row>
        <table:table-row table:style-name="Row17">
          <table:table-cell table:style-name="Cell49">
            <text:p text:style-name="P216"><text:span text:style-name="T216_1">Market</text:span><text:span text:style-name="T216_2">/</text:span><text:span text:style-name="T216_3">Tech</text:span></text:p>
          </table:table-cell>
          <table:table-cell table:style-name="Cell50">
            <text:p text:style-name="P217"><text:span text:style-name="T217_1">3</text:span></text:p>
          </table:table-cell>
          <table:table-cell table:style-name="Cell51">
            <text:p text:style-name="P218"><text:span text:style-name="T218_1">5</text:span></text:p>
          </table:table-cell>
        </table:table-row>
        <table:table-row table:style-name="Row18">
          <table:table-cell table:style-name="Cell52">
            <text:p text:style-name="P219"><text:span text:style-name="T219_1">Economic</text:span></text:p>
          </table:table-cell>
          <table:table-cell table:style-name="Cell53">
            <text:p text:style-name="P220"><text:span text:style-name="T220_1">5<text:s/>-<text:s/>2</text:span></text:p>
          </table:table-cell>
          <table:table-cell table:style-name="Cell54">
            <text:p text:style-name="P221"><text:span text:style-name="T221_1">2<text:s text:c="2"/>-<text:s/>5<text:s/><text:line-break/><text:line-break/></text:span></text:p>
          </table:table-cell>
        </table:table-row>
      </table:table>
      <text:p text:style-name="P222"/>
      <text:p text:style-name="P223"/>
      <text:list text:style-name="LS6" xml:id="list33">
        <text:list-item>
          <text:p text:style-name="P224"><text:span text:style-name="T224_1">What</text:span><text:span text:style-name="T224_2"><text:s/></text:span><text:span text:style-name="T224_3">scenario</text:span><text:span text:style-name="T224_4"><text:s/></text:span><text:span text:style-name="T224_5">do</text:span><text:span text:style-name="T224_6"><text:s/></text:span><text:span text:style-name="T224_7">we</text:span><text:span text:style-name="T224_8"><text:s/></text:span><text:span text:style-name="T224_9">recommend</text:span><text:span text:style-name="T224_10">?<text:s/></text:span><text:span text:style-name="T224_11">why</text:span><text:span text:style-name="T224_12">?</text:span></text:p>
        </text:list-item>
        <text:list-item>
          <text:p text:style-name="P225"><text:span text:style-name="T225_1">Budget</text:span><text:span text:style-name="T225_2">/</text:span><text:span text:style-name="T225_3">resources</text:span><text:span text:style-name="T225_4">,<text:s/></text:span><text:span text:style-name="T225_5">deliverables</text:span><text:span text:style-name="T225_6">,<text:s/></text:span><text:span text:style-name="T225_7">rough</text:span><text:span text:style-name="T225_8"><text:s/></text:span><text:span text:style-name="T225_9">timeline</text:span><text:span text:style-name="T225_10">,<text:s/></text:span><text:span text:style-name="T225_11">mutualization</text:span><text:span text:style-name="T225_12">/</text:span><text:span text:style-name="T225_13">sharing</text:span><text:span text:style-name="T225_14"><text:s/></text:span><text:span text:style-name="T225_15">options</text:span><text:span text:style-name="T225_16"><text:s/></text:span><text:span text:style-name="T225_17">based</text:span><text:span text:style-name="T225_18"><text:s/></text:span><text:span text:style-name="T225_19">on</text:span><text:span text:style-name="T225_20"><text:s/></text:span><text:span text:style-name="T225_21">the</text:span><text:span text:style-name="T225_22"><text:s/></text:span><text:span text:style-name="T225_23">recommended</text:span><text:span text:style-name="T225_24"><text:s/></text:span><text:span text:style-name="T225_25">scenario</text:span></text:p>
        </text:list-item>
      </text:list>
      <text:p text:style-name="P226"/>
      <text:p text:style-name="P227"><text:span text:style-name="T227_1">Discussion</text:span><text:span text:style-name="T227_2">:</text:span></text:p>
      <text:p text:style-name="P228"/>
      <text:p text:style-name="P229"><text:span text:style-name="T229_1">Ann</text:span><text:span text:style-name="T229_2">-</text:span><text:span text:style-name="T229_3">Marie</text:span><text:span text:style-name="T229_4"><text:s/>:<text:s/></text:span><text:span text:style-name="T229_5">For</text:span><text:span text:style-name="T229_6"><text:s/></text:span><text:span text:style-name="T229_7">ressources</text:span><text:span text:style-name="T229_8"><text:s/></text:span><text:span text:style-name="T229_9">she</text:span><text:span text:style-name="T229_10"><text:s/></text:span><text:span text:style-name="T229_11">has</text:span><text:span text:style-name="T229_12"><text:s/></text:span><text:span text:style-name="T229_13">already</text:span><text:span text:style-name="T229_14"><text:s/></text:span><text:span text:style-name="T229_15">applied</text:span><text:span text:style-name="T229_16"><text:s/></text:span><text:span text:style-name="T229_17">for</text:span><text:span text:style-name="T229_18"><text:s/></text:span><text:span text:style-name="T229_19">it</text:span><text:span text:style-name="T229_20">.<text:s/></text:span><text:span text:style-name="T229_21">If</text:span><text:span text:style-name="T229_22"><text:s/></text:span><text:span text:style-name="T229_23">there</text:span><text:span text:style-name="T229_24"><text:s/></text:span><text:span text:style-name="T229_25">is</text:span><text:span text:style-name="T229_26"><text:s/></text:span><text:span text:style-name="T229_27">a</text:span><text:span text:style-name="T229_28"><text:s/></text:span><text:span text:style-name="T229_29">decision</text:span><text:span text:style-name="T229_30"><text:s/></text:span><text:span text:style-name="T229_31">to</text:span><text:span text:style-name="T229_32"><text:s/></text:span><text:span text:style-name="T229_33">rewrite</text:span><text:span text:style-name="T229_34"><text:s/></text:span><text:span text:style-name="T229_35">dnscheck</text:span><text:span text:style-name="T229_36">.<text:s/>.</text:span><text:span text:style-name="T229_37">SE</text:span><text:span text:style-name="T229_38"><text:s/></text:span><text:span text:style-name="T229_39">continue</text:span><text:span text:style-name="T229_40"><text:s/></text:span><text:span text:style-name="T229_41">to</text:span><text:span text:style-name="T229_42"><text:s/></text:span><text:span text:style-name="T229_43">develop</text:span><text:span text:style-name="T229_44"><text:s/></text:span><text:span text:style-name="T229_45">and</text:span><text:span text:style-name="T229_46"><text:s/></text:span><text:span text:style-name="T229_47">AFNIC</text:span><text:span text:style-name="T229_48"><text:s/></text:span><text:span text:style-name="T229_49">will</text:span><text:span text:style-name="T229_50"><text:s/></text:span><text:span text:style-name="T229_51">support</text:span><text:span text:style-name="T229_52"><text:s/></text:span><text:span text:style-name="T229_53">by</text:span><text:span text:style-name="T229_54"><text:s/></text:span><text:span text:style-name="T229_55">testing</text:span><text:span text:style-name="T229_56">.</text:span></text:p>
      <text:p text:style-name="P230"/>
      <text:p text:style-name="P231"><text:span text:style-name="T231_1">Mohsen</text:span><text:span text:style-name="T231_2"><text:s/>:<text:s/></text:span><text:span text:style-name="T231_3">In</text:span><text:span text:style-name="T231_4"><text:s/></text:span><text:span text:style-name="T231_5">that</text:span><text:span text:style-name="T231_6"><text:s/></text:span><text:span text:style-name="T231_7">case</text:span><text:span text:style-name="T231_8"><text:s/></text:span><text:span text:style-name="T231_9">AFNIC</text:span><text:span text:style-name="T231_10"><text:s/></text:span><text:span text:style-name="T231_11">will</text:span><text:span text:style-name="T231_12"><text:s/></text:span><text:span text:style-name="T231_13">have</text:span><text:span text:style-name="T231_14"><text:s/></text:span><text:span text:style-name="T231_15">involvement</text:span><text:span text:style-name="T231_16"><text:s/></text:span><text:span text:style-name="T231_17">in</text:span><text:span text:style-name="T231_18"><text:s/></text:span><text:span text:style-name="T231_19">the</text:span><text:span text:style-name="T231_20"><text:s/></text:span><text:span text:style-name="T231_21">case</text:span><text:span text:style-name="T231_22"><text:s/></text:span><text:span text:style-name="T231_23">of</text:span><text:span text:style-name="T231_24"><text:s/></text:span><text:span text:style-name="T231_25">finance</text:span><text:span text:style-name="T231_26">,<text:s/></text:span><text:span text:style-name="T231_27">testing</text:span><text:span text:style-name="T231_28">,<text:s/></text:span><text:span text:style-name="T231_29">specification</text:span><text:span text:style-name="T231_30">,<text:s/></text:span><text:span text:style-name="T231_31">promotion</text:span><text:span text:style-name="T231_32"><text:s/></text:span><text:span text:style-name="T231_33">and</text:span><text:span text:style-name="T231_34"><text:s/></text:span><text:span text:style-name="T231_35">maintenance</text:span><text:span text:style-name="T231_36">.<text:s/></text:span><text:span text:style-name="T231_37">Wht</text:span><text:span text:style-name="T231_38"><text:s/></text:span><text:span text:style-name="T231_39">we</text:span><text:span text:style-name="T231_40"><text:s/></text:span><text:span text:style-name="T231_41">dont</text:span><text:span text:style-name="T231_42"><text:s/></text:span><text:span text:style-name="T231_43">know</text:span><text:span text:style-name="T231_44"><text:s/></text:span><text:span text:style-name="T231_45">today</text:span><text:span text:style-name="T231_46"><text:s/></text:span><text:span text:style-name="T231_47">is</text:span><text:span text:style-name="T231_48"><text:s/></text:span><text:span text:style-name="T231_49">maybe</text:span><text:span text:style-name="T231_50"><text:s/></text:span><text:span text:style-name="T231_51">the</text:span><text:span text:style-name="T231_52"><text:s/></text:span><text:span text:style-name="T231_53">cost</text:span><text:span text:style-name="T231_54"><text:s/></text:span><text:span text:style-name="T231_55">and</text:span><text:span text:style-name="T231_56"><text:s/></text:span><text:span text:style-name="T231_57">will</text:span><text:span text:style-name="T231_58"><text:s/></text:span><text:span text:style-name="T231_59">roughly</text:span><text:span text:style-name="T231_60"><text:s/></text:span><text:span text:style-name="T231_61">estimate</text:span><text:span text:style-name="T231_62"><text:s/></text:span><text:span text:style-name="T231_63">it</text:span><text:span text:style-name="T231_64">.<text:s/></text:span><text:span text:style-name="T231_65">Whatever</text:span><text:span text:style-name="T231_66"><text:s/></text:span><text:span text:style-name="T231_67">scenario</text:span><text:span text:style-name="T231_68"><text:s/></text:span><text:span text:style-name="T231_69">is</text:span><text:span text:style-name="T231_70"><text:s/></text:span><text:span text:style-name="T231_71">taken</text:span><text:span text:style-name="T231_72">,<text:s/></text:span><text:span text:style-name="T231_73">it</text:span><text:span text:style-name="T231_74"><text:s/></text:span><text:span text:style-name="T231_75">should</text:span><text:span text:style-name="T231_76"><text:s/></text:span><text:span text:style-name="T231_77">be</text:span><text:span text:style-name="T231_78"><text:s/></text:span><text:span text:style-name="T231_79">done</text:span><text:span text:style-name="T231_80"><text:s/></text:span><text:span text:style-name="T231_81">from</text:span><text:span text:style-name="T231_82"><text:s/></text:span><text:span text:style-name="T231_83">scratch</text:span><text:span text:style-name="T231_84">.</text:span></text:p>
      <text:p text:style-name="P232"/>
      <text:p text:style-name="P233"><text:span text:style-name="T233_1">Ann</text:span><text:span text:style-name="T233_2">-</text:span><text:span text:style-name="T233_3">Marie</text:span><text:span text:style-name="T233_4"><text:s/>:<text:s/></text:span><text:span text:style-name="T233_5">Answering</text:span><text:span text:style-name="T233_6"><text:s/></text:span><text:span text:style-name="T233_7">to</text:span><text:span text:style-name="T233_8"><text:s/></text:span><text:span text:style-name="T233_9">the</text:span><text:span text:style-name="T233_10"><text:s/></text:span><text:span text:style-name="T233_11">time</text:span><text:span text:style-name="T233_12"><text:s/></text:span><text:span text:style-name="T233_13">frame</text:span><text:span text:style-name="T233_14"><text:s/></text:span><text:span text:style-name="T233_15">envisioned</text:span><text:span text:style-name="T233_16">,<text:s/></text:span><text:span text:style-name="T233_17">It</text:span><text:span text:style-name="T233_18"><text:s/></text:span><text:span text:style-name="T233_19">is</text:span><text:span text:style-name="T233_20"><text:s/></text:span><text:span text:style-name="T233_21">possible</text:span><text:span text:style-name="T233_22"><text:s/></text:span><text:span text:style-name="T233_23">to</text:span><text:span text:style-name="T233_24"><text:s/></text:span><text:span text:style-name="T233_25">have</text:span><text:span text:style-name="T233_26"><text:s/></text:span><text:span text:style-name="T233_27">regression</text:span><text:span text:style-name="T233_28"><text:s/></text:span><text:span text:style-name="T233_29">tool</text:span><text:span text:style-name="T233_30"><text:s/></text:span><text:span text:style-name="T233_31">in</text:span><text:span text:style-name="T233_32"><text:s/>1<text:s/></text:span><text:span text:style-name="T233_33">year</text:span><text:span text:style-name="T233_34"><text:s/></text:span><text:span text:style-name="T233_35">from</text:span><text:span text:style-name="T233_36"><text:s/></text:span><text:span text:style-name="T233_37">scratch</text:span><text:span text:style-name="T233_38"><text:s/></text:span><text:span text:style-name="T233_39">in</text:span><text:span text:style-name="T233_40"><text:s/></text:span><text:span text:style-name="T233_41">December</text:span><text:span text:style-name="T233_42"><text:s/>2013</text:span></text:p>
      <text:p text:style-name="P234"/>
      <text:p text:style-name="P235"><text:span text:style-name="T235_1"><text:tab/><text:s/><text:tab/><text:s/><text:tab/></text:span></text:p>
      <text:p text:style-name="P236"><text:span text:style-name="T236_1">Who</text:span><text:span text:style-name="T236_2"><text:s/></text:span><text:span text:style-name="T236_3">will</text:span><text:span text:style-name="T236_4"><text:s/></text:span><text:span text:style-name="T236_5">do</text:span><text:span text:style-name="T236_6"><text:s/></text:span><text:span text:style-name="T236_7">what</text:span><text:span text:style-name="T236_8"><text:s/>?</text:span></text:p>
      <text:p text:style-name="P237"/>
      <text:p text:style-name="P238"><text:span text:style-name="T238_1">Mohse</text:span><text:span text:style-name="T238_2">,<text:s/>:<text:s/></text:span><text:span text:style-name="T238_3">Talking</text:span><text:span text:style-name="T238_4"><text:s/></text:span><text:span text:style-name="T238_5">about</text:span><text:span text:style-name="T238_6"><text:s/></text:span><text:span text:style-name="T238_7">the</text:span><text:span text:style-name="T238_8"><text:s/></text:span><text:span text:style-name="T238_9">t</text:span><text:span text:style-name="T238_10">imeline</text:span><text:span text:style-name="T238_11"><text:s/></text:span><text:span text:style-name="T238_12">for</text:span><text:span text:style-name="T238_13"><text:s/></text:span><text:span text:style-name="T238_14">decision</text:span><text:span text:style-name="T238_15"><text:s/></text:span><text:span text:style-name="T238_16">to</text:span><text:span text:style-name="T238_17"><text:s/></text:span><text:span text:style-name="T238_18">be</text:span><text:span text:style-name="T238_19"><text:s/></text:span><text:span text:style-name="T238_20">made</text:span><text:span text:style-name="T238_21">,<text:s/></text:span><text:span text:style-name="T238_22">he</text:span><text:span text:style-name="T238_23"><text:s/></text:span><text:span text:style-name="T238_24">would</text:span><text:span text:style-name="T238_25"><text:s/></text:span><text:span text:style-name="T238_26">prefer</text:span><text:span text:style-name="T238_27"><text:s/></text:span><text:span text:style-name="T238_28">start</text:span><text:span text:style-name="T238_29"><text:s/></text:span><text:span text:style-name="T238_30">working</text:span><text:span text:style-name="T238_31"><text:s/></text:span><text:span text:style-name="T238_32">on</text:span><text:span text:style-name="T238_33"><text:s/></text:span><text:span text:style-name="T238_34">the</text:span><text:span text:style-name="T238_35"><text:s/></text:span><text:span text:style-name="T238_36">spec</text:span><text:span text:style-name="T238_37"><text:s/></text:span><text:span text:style-name="T238_38">before</text:span><text:span text:style-name="T238_39"><text:s/></text:span><text:span text:style-name="T238_40">december</text:span><text:span text:style-name="T238_41"><text:s/></text:span><text:span text:style-name="T238_42">so</text:span><text:span text:style-name="T238_43"><text:s/></text:span><text:span text:style-name="T238_44">that</text:span><text:span text:style-name="T238_45"><text:s/></text:span><text:span text:style-name="T238_46">development</text:span><text:span text:style-name="T238_47"><text:s/></text:span><text:span text:style-name="T238_48">could</text:span><text:span text:style-name="T238_49"><text:s/></text:span><text:span text:style-name="T238_50">be</text:span><text:span text:style-name="T238_51"><text:s/></text:span><text:span text:style-name="T238_52">started</text:span><text:span text:style-name="T238_53"><text:s/></text:span><text:span text:style-name="T238_54">from</text:span><text:span text:style-name="T238_55"><text:s/></text:span><text:span text:style-name="T238_56">Janvier</text:span><text:span text:style-name="T238_57"><text:s/>2013.</text:span></text:p>
      <text:p text:style-name="P239"/>
      <text:p text:style-name="P240"><text:span text:style-name="T240_1">Ann</text:span><text:span text:style-name="T240_2">-</text:span><text:span text:style-name="T240_3">Marie</text:span><text:span text:style-name="T240_4"><text:s/>:<text:s/></text:span><text:span text:style-name="T240_5">Not</text:span><text:span text:style-name="T240_6"><text:s/></text:span><text:span text:style-name="T240_7">possible</text:span><text:span text:style-name="T240_8"><text:s/></text:span><text:span text:style-name="T240_9">to</text:span><text:span text:style-name="T240_10"><text:s/></text:span><text:span text:style-name="T240_11">start</text:span><text:span text:style-name="T240_12"><text:s/></text:span><text:span text:style-name="T240_13">anything</text:span><text:span text:style-name="T240_14"><text:s/></text:span><text:span text:style-name="T240_15">before</text:span><text:span text:style-name="T240_16"><text:s/></text:span><text:span text:style-name="T240_17">november</text:span><text:span text:style-name="T240_18">.</text:span></text:p>
      <text:p text:style-name="P241"/>
      <text:p text:style-name="P242"><text:span text:style-name="T242_1">Mohsen</text:span><text:span text:style-name="T242_2"><text:s/>:<text:s/></text:span><text:span text:style-name="T242_3">Wants</text:span><text:span text:style-name="T242_4"><text:s/></text:span><text:span text:style-name="T242_5">to</text:span><text:span text:style-name="T242_6"><text:s/></text:span><text:span text:style-name="T242_7">have</text:span><text:span text:style-name="T242_8"><text:s/></text:span><text:span text:style-name="T242_9">the</text:span><text:span text:style-name="T242_10"><text:s/></text:span><text:span text:style-name="T242_11">document</text:span><text:span text:style-name="T242_12"><text:s/>(</text:span><text:span text:style-name="T242_13">an</text:span><text:span text:style-name="T242_14"><text:s/></text:span><text:span text:style-name="T242_15">executive</text:span><text:span text:style-name="T242_16"><text:s/></text:span><text:span text:style-name="T242_17">summary</text:span><text:span text:style-name="T242_18"><text:s/></text:span><text:span text:style-name="T242_19">of</text:span><text:span text:style-name="T242_20"><text:s/></text:span><text:span text:style-name="T242_21">the</text:span><text:span text:style-name="T242_22"><text:s/></text:span><text:span text:style-name="T242_23">discussion</text:span><text:span text:style-name="T242_24"><text:s/></text:span><text:span text:style-name="T242_25">and</text:span><text:span text:style-name="T242_26"><text:s/></text:span><text:span text:style-name="T242_27">decision</text:span><text:span text:style-name="T242_28"><text:s/></text:span><text:span text:style-name="T242_29">made</text:span><text:span text:style-name="T242_30"><text:s/></text:span><text:span text:style-name="T242_31">during</text:span><text:span text:style-name="T242_32"><text:s/></text:span><text:span text:style-name="T242_33">the</text:span><text:span text:style-name="T242_34"><text:s/></text:span><text:span text:style-name="T242_35">meeting</text:span><text:span text:style-name="T242_36">)<text:s/></text:span><text:span text:style-name="T242_37">to</text:span><text:span text:style-name="T242_38"><text:s/></text:span><text:span text:style-name="T242_39">be</text:span><text:span text:style-name="T242_40"><text:s/></text:span><text:span text:style-name="T242_41">send</text:span><text:span text:style-name="T242_42"><text:s/></text:span><text:span text:style-name="T242_43">to</text:span><text:span text:style-name="T242_44"><text:s/></text:span><text:span text:style-name="T242_45">the</text:span><text:span text:style-name="T242_46"><text:s/></text:span><text:span text:style-name="T242_47">management</text:span><text:span text:style-name="T242_48"><text:s/></text:span><text:span text:style-name="T242_49">by</text:span><text:span text:style-name="T242_50"><text:s/></text:span><text:span text:style-name="T242_51">Oct</text:span><text:span text:style-name="T242_52">.<text:s/>9</text:span><text:span text:style-name="T242_53">Th</text:span></text:p>
      <text:p text:style-name="P243"/>
      <text:p text:style-name="P244"><text:span text:style-name="T244_1">Tour</text:span><text:span text:style-name="T244_2"><text:s/></text:span><text:span text:style-name="T244_3">de</text:span><text:span text:style-name="T244_4"><text:s/></text:span><text:span text:style-name="T244_5">table</text:span><text:span text:style-name="T244_6"><text:s/></text:span><text:span text:style-name="T244_7">on</text:span><text:span text:style-name="T244_8"><text:s/></text:span><text:span text:style-name="T244_9">what</text:span><text:span text:style-name="T244_10"><text:s/></text:span><text:span text:style-name="T244_11">each</text:span><text:span text:style-name="T244_12"><text:s/></text:span><text:span text:style-name="T244_13">on</text:span><text:span text:style-name="T244_14"><text:s/></text:span><text:span text:style-name="T244_15">thinks</text:span><text:span text:style-name="T244_16"><text:s/></text:span><text:span text:style-name="T244_17">about</text:span><text:span text:style-name="T244_18"><text:s/></text:span><text:span text:style-name="T244_19">the</text:span><text:span text:style-name="T244_20"><text:s/></text:span><text:span text:style-name="T244_21">two</text:span><text:span text:style-name="T244_22"><text:s/></text:span><text:span text:style-name="T244_23">scenarios</text:span><text:span text:style-name="T244_24"><text:s/></text:span><text:span text:style-name="T244_25">from</text:span><text:span text:style-name="T244_26"><text:s/></text:span><text:span text:style-name="T244_27">AFNIC</text:span><text:span text:style-name="T244_28"><text:s/>(</text:span><text:span text:style-name="T244_29">Since</text:span><text:span text:style-name="T244_30"><text:s/></text:span><text:span text:style-name="T244_31">at</text:span><text:span text:style-name="T244_32"><text:s/>.</text:span><text:span text:style-name="T244_33">SE</text:span><text:span text:style-name="T244_34"><text:s/></text:span><text:span text:style-name="T244_35">end</text:span><text:span text:style-name="T244_36"><text:s/></text:span><text:span text:style-name="T244_37">all</text:span><text:span text:style-name="T244_38"><text:s/></text:span><text:span text:style-name="T244_39">of</text:span><text:span text:style-name="T244_40"><text:s/></text:span><text:span text:style-name="T244_41">them</text:span><text:span text:style-name="T244_42"><text:s/></text:span><text:span text:style-name="T244_43">had</text:span><text:span text:style-name="T244_44"><text:s/></text:span><text:span text:style-name="T244_45">already</text:span><text:span text:style-name="T244_46"><text:s/></text:span><text:span text:style-name="T244_47">made</text:span><text:span text:style-name="T244_48"><text:s/></text:span><text:span text:style-name="T244_49">up</text:span><text:span text:style-name="T244_50"><text:s/></text:span><text:span text:style-name="T244_51">their</text:span><text:span text:style-name="T244_52"><text:s/></text:span><text:span text:style-name="T244_53">mind</text:span><text:span text:style-name="T244_54"><text:s/></text:span><text:span text:style-name="T244_55">for</text:span><text:span text:style-name="T244_56"><text:s/></text:span><text:span text:style-name="T244_57">scenario</text:span><text:span text:style-name="T244_58"><text:s/>2)</text:span></text:p>
      <text:p text:style-name="P245"/>
      <text:p text:style-name="P246"><text:span text:style-name="T246_1">Fabien</text:span><text:span text:style-name="T246_2"><text:s/>:<text:s/></text:span><text:span text:style-name="T246_3">Goes</text:span><text:span text:style-name="T246_4"><text:s/></text:span><text:span text:style-name="T246_5">for</text:span><text:span text:style-name="T246_6"><text:s/></text:span><text:span text:style-name="T246_7">Scenario</text:span><text:span text:style-name="T246_8"><text:s/>2<text:s/></text:span><text:span text:style-name="T246_9">because</text:span><text:span text:style-name="T246_10"><text:s/></text:span><text:span text:style-name="T246_11">his</text:span><text:span text:style-name="T246_12"><text:s/></text:span><text:span text:style-name="T246_13">background</text:span><text:span text:style-name="T246_14"><text:s/></text:span><text:span text:style-name="T246_15">of</text:span><text:span text:style-name="T246_16"><text:s/></text:span><text:span text:style-name="T246_17">software</text:span><text:span text:style-name="T246_18"><text:s/></text:span><text:span text:style-name="T246_19">development</text:span><text:span text:style-name="T246_20"><text:s/></text:span><text:span text:style-name="T246_21">pushes</text:span><text:span text:style-name="T246_22"><text:s/></text:span><text:span text:style-name="T246_23">him</text:span><text:span text:style-name="T246_24"><text:s/></text:span><text:span text:style-name="T246_25">to</text:span><text:span text:style-name="T246_26"><text:s/></text:span><text:span text:style-name="T246_27">that</text:span><text:span text:style-name="T246_28"><text:s/></text:span><text:span text:style-name="T246_29">scenario</text:span></text:p>
      <text:p text:style-name="P247"><text:span text:style-name="T247_1">Stephane</text:span><text:span text:style-name="T247_2"><text:s/>:<text:s/></text:span><text:span text:style-name="T247_3">Cannot</text:span><text:span text:style-name="T247_4"><text:s/></text:span><text:span text:style-name="T247_5">comment</text:span><text:span text:style-name="T247_6"><text:s/></text:span><text:span text:style-name="T247_7">since</text:span><text:span text:style-name="T247_8"><text:s/></text:span><text:span text:style-name="T247_9">he</text:span><text:span text:style-name="T247_10"><text:s/></text:span><text:span text:style-name="T247_11">feels</text:span><text:span text:style-name="T247_12"><text:s/></text:span><text:span text:style-name="T247_13">that</text:span><text:span text:style-name="T247_14"><text:s/></text:span><text:span text:style-name="T247_15">the</text:span><text:span text:style-name="T247_16"><text:s/></text:span><text:span text:style-name="T247_17">estimates</text:span><text:span text:style-name="T247_18"><text:s/></text:span><text:span text:style-name="T247_19">made</text:span><text:span text:style-name="T247_20"><text:s/></text:span><text:span text:style-name="T247_21">on</text:span><text:span text:style-name="T247_22"><text:s/></text:span><text:span text:style-name="T247_23">the</text:span><text:span text:style-name="T247_24"><text:s/></text:span><text:span text:style-name="T247_25">cost</text:span><text:span text:style-name="T247_26"><text:s/></text:span><text:span text:style-name="T247_27">of</text:span><text:span text:style-name="T247_28"><text:s/></text:span><text:span text:style-name="T247_29">development</text:span><text:span text:style-name="T247_30"><text:s/></text:span><text:span text:style-name="T247_31">and</text:span><text:span text:style-name="T247_32"><text:s/></text:span><text:span text:style-name="T247_33">maintenance</text:span><text:span text:style-name="T247_34"><text:s/></text:span><text:span text:style-name="T247_35">can</text:span><text:span text:style-name="T247_36"><text:s/></text:span><text:span text:style-name="T247_37">always</text:span><text:span text:style-name="T247_38"><text:s/></text:span><text:span text:style-name="T247_39">be</text:span><text:span text:style-name="T247_40"><text:s/></text:span><text:span text:style-name="T247_41">not</text:span><text:span text:style-name="T247_42"><text:s/></text:span><text:span text:style-name="T247_43">true</text:span></text:p>
      <text:p text:style-name="P248"><text:span text:style-name="T248_1">Patrick</text:span><text:span text:style-name="T248_2"><text:s/>:<text:s/></text:span><text:span text:style-name="T248_3">Will</text:span><text:span text:style-name="T248_4"><text:s/></text:span><text:span text:style-name="T248_5">move</text:span><text:span text:style-name="T248_6"><text:s/></text:span><text:span text:style-name="T248_7">for</text:span><text:span text:style-name="T248_8"><text:s/></text:span><text:span text:style-name="T248_9">scenario</text:span><text:span text:style-name="T248_10"><text:s/>2<text:s/></text:span><text:span text:style-name="T248_11">even</text:span><text:span text:style-name="T248_12"><text:s/></text:span><text:span text:style-name="T248_13">though</text:span><text:span text:style-name="T248_14"><text:s/></text:span><text:span text:style-name="T248_15">he</text:span><text:span text:style-name="T248_16"><text:s/></text:span><text:span text:style-name="T248_17">is</text:span><text:span text:style-name="T248_18"><text:s/></text:span><text:span text:style-name="T248_19">not</text:span><text:span text:style-name="T248_20"><text:s/></text:span><text:span text:style-name="T248_21">convinced</text:span><text:span text:style-name="T248_22"><text:s/></text:span><text:span text:style-name="T248_23">much</text:span><text:span text:style-name="T248_24"><text:s/></text:span><text:span text:style-name="T248_25">on</text:span><text:span text:style-name="T248_26"><text:s/></text:span><text:span text:style-name="T248_27">developing</text:span><text:span text:style-name="T248_28"><text:s/></text:span><text:span text:style-name="T248_29">from</text:span><text:span text:style-name="T248_30"><text:s/></text:span><text:span text:style-name="T248_31">the</text:span><text:span text:style-name="T248_32"><text:s/></text:span><text:span text:style-name="T248_33">scratch</text:span><text:span text:style-name="T248_34">.</text:span></text:p>
      <text:p text:style-name="P249"><text:span text:style-name="T249_1">Samia</text:span><text:span text:style-name="T249_2"><text:s/>:<text:s/></text:span><text:span text:style-name="T249_3">Is</text:span><text:span text:style-name="T249_4"><text:s/></text:span><text:span text:style-name="T249_5">afraid</text:span><text:span text:style-name="T249_6"><text:s/></text:span><text:span text:style-name="T249_7">about</text:span><text:span text:style-name="T249_8"><text:s/></text:span><text:span text:style-name="T249_9">the</text:span><text:span text:style-name="T249_10"><text:s/></text:span><text:span text:style-name="T249_11">dissymetric</text:span><text:span text:style-name="T249_12"><text:s/></text:span><text:span text:style-name="T249_13">agreemnt</text:span><text:span text:style-name="T249_14"><text:s/></text:span><text:span text:style-name="T249_15">between</text:span><text:span text:style-name="T249_16"><text:s/></text:span><text:span text:style-name="T249_17">AFNIC</text:span><text:span text:style-name="T249_18"><text:s/></text:span><text:span text:style-name="T249_19">and</text:span><text:span text:style-name="T249_20"><text:s/></text:span><text:span text:style-name="T249_21">IIS</text:span><text:span text:style-name="T249_22">,<text:s/></text:span><text:span text:style-name="T249_23">if</text:span><text:span text:style-name="T249_24"><text:s/></text:span><text:span text:style-name="T249_25">we</text:span><text:span text:style-name="T249_26"><text:s/></text:span><text:span text:style-name="T249_27">start</text:span><text:span text:style-name="T249_28"><text:s/></text:span><text:span text:style-name="T249_29">with</text:span><text:span text:style-name="T249_30"><text:s/></text:span><text:span text:style-name="T249_31">a</text:span><text:span text:style-name="T249_32"><text:s/></text:span><text:span text:style-name="T249_33">tool</text:span><text:span text:style-name="T249_34"><text:s/></text:span><text:span text:style-name="T249_35">based</text:span><text:span text:style-name="T249_36"><text:s/></text:span><text:span text:style-name="T249_37">on</text:span><text:span text:style-name="T249_38"><text:s/></text:span><text:span text:style-name="T249_39">DNSCheck</text:span><text:span text:style-name="T249_40">.<text:s/></text:span><text:span text:style-name="T249_41">Morevover</text:span><text:span text:style-name="T249_42">,<text:s/></text:span><text:span text:style-name="T249_43">I</text:span><text:span text:style-name="T249_44"><text:s/></text:span><text:span text:style-name="T249_45">see</text:span><text:span text:style-name="T249_46"><text:s/></text:span><text:span text:style-name="T249_47">the</text:span><text:span text:style-name="T249_48"><text:s/></text:span><text:span text:style-name="T249_49">eagerness</text:span><text:span text:style-name="T249_50"><text:s/></text:span><text:span text:style-name="T249_51">of</text:span><text:span text:style-name="T249_52"><text:s/></text:span><text:span text:style-name="T249_53">IIS</text:span><text:span text:style-name="T249_54"><text:s/></text:span><text:span text:style-name="T249_55">to</text:span><text:span text:style-name="T249_56"><text:s/></text:span><text:span text:style-name="T249_57">go</text:span><text:span text:style-name="T249_58"><text:s/></text:span><text:span text:style-name="T249_59">on</text:span><text:span text:style-name="T249_60"><text:s/></text:span><text:span text:style-name="T249_61">with</text:span><text:span text:style-name="T249_62"><text:s/></text:span><text:span text:style-name="T249_63">development</text:span><text:span text:style-name="T249_64">,<text:s/></text:span><text:span text:style-name="T249_65">but</text:span><text:span text:style-name="T249_66"><text:s/></text:span><text:span text:style-name="T249_67">I</text:span><text:span text:style-name="T249_68"><text:s/></text:span><text:span text:style-name="T249_69">don</text:span><text:span text:style-name="T249_70">'</text:span><text:span text:style-name="T249_71">t</text:span><text:span text:style-name="T249_72"><text:s/></text:span><text:span text:style-name="T249_73">see</text:span><text:span text:style-name="T249_74"><text:s/></text:span><text:span text:style-name="T249_75">it</text:span><text:span text:style-name="T249_76"><text:s/></text:span><text:span text:style-name="T249_77">from</text:span><text:span text:style-name="T249_78"><text:s/></text:span><text:span text:style-name="T249_79">AFNIC</text:span><text:span text:style-name="T249_80">.<text:s/></text:span><text:span text:style-name="T249_81">One</text:span><text:span text:style-name="T249_82"><text:s/></text:span><text:span text:style-name="T249_83">of</text:span><text:span text:style-name="T249_84"><text:s/></text:span><text:span text:style-name="T249_85">the</text:span><text:span text:style-name="T249_86"><text:s/></text:span><text:span text:style-name="T249_87">reson</text:span><text:span text:style-name="T249_88"><text:s/></text:span><text:span text:style-name="T249_89">why</text:span><text:span text:style-name="T249_90"><text:s/></text:span><text:span text:style-name="T249_91">we</text:span><text:span text:style-name="T249_92"><text:s/></text:span><text:span text:style-name="T249_93">are</text:span><text:span text:style-name="T249_94"><text:s/></text:span><text:span text:style-name="T249_95">getting</text:span><text:span text:style-name="T249_96"><text:s/></text:span><text:span text:style-name="T249_97">rid</text:span><text:span text:style-name="T249_98"><text:s/></text:span><text:span text:style-name="T249_99">of</text:span><text:span text:style-name="T249_100"><text:s/></text:span><text:span text:style-name="T249_101">ZC</text:span><text:span text:style-name="T249_102"><text:s/></text:span><text:span text:style-name="T249_103">now</text:span><text:span text:style-name="T249_104"><text:s/></text:span><text:span text:style-name="T249_105">is</text:span><text:span text:style-name="T249_106"><text:s/></text:span><text:span text:style-name="T249_107">that</text:span><text:span text:style-name="T249_108"><text:s/></text:span><text:span text:style-name="T249_109">we</text:span><text:span text:style-name="T249_110"><text:s/></text:span><text:span text:style-name="T249_111">couldn</text:span><text:span text:style-name="T249_112">'</text:span><text:span text:style-name="T249_113">t</text:span><text:span text:style-name="T249_114"><text:s/></text:span><text:span text:style-name="T249_115">put</text:span><text:span text:style-name="T249_116"><text:s/></text:span><text:span text:style-name="T249_117">ressources</text:span><text:span text:style-name="T249_118"><text:s/></text:span><text:span text:style-name="T249_119">to</text:span><text:span text:style-name="T249_120"><text:s/></text:span><text:span text:style-name="T249_121">maintain</text:span><text:span text:style-name="T249_122"><text:s/></text:span><text:span text:style-name="T249_123">it</text:span><text:span text:style-name="T249_124">.<text:s/></text:span><text:span text:style-name="T249_125">However</text:span><text:span text:style-name="T249_126">,<text:s/></text:span><text:span text:style-name="T249_127">writing</text:span><text:span text:style-name="T249_128"><text:s/></text:span><text:span text:style-name="T249_129">from</text:span><text:span text:style-name="T249_130"><text:s/></text:span><text:span text:style-name="T249_131">scatch</text:span><text:span text:style-name="T249_132"><text:s/></text:span><text:span text:style-name="T249_133">a</text:span><text:span text:style-name="T249_134"><text:s/></text:span><text:span text:style-name="T249_135">new</text:span><text:span text:style-name="T249_136"><text:s/></text:span><text:span text:style-name="T249_137">toll</text:span><text:span text:style-name="T249_138"><text:s/></text:span><text:span text:style-name="T249_139">means</text:span><text:span text:style-name="T249_140"><text:s/></text:span><text:span text:style-name="T249_141">going</text:span><text:span text:style-name="T249_142"><text:s/></text:span><text:span text:style-name="T249_143">back</text:span><text:span text:style-name="T249_144"><text:s/></text:span><text:span text:style-name="T249_145">through</text:span><text:span text:style-name="T249_146"><text:s/></text:span><text:span text:style-name="T249_147">bugs</text:span><text:span text:style-name="T249_148"><text:s/></text:span><text:span text:style-name="T249_149">from</text:span><text:span text:style-name="T249_150"><text:s/></text:span><text:span text:style-name="T249_151">scratch</text:span><text:span text:style-name="T249_152"><text:s/></text:span><text:span text:style-name="T249_153">also</text:span><text:span text:style-name="T249_154">.</text:span></text:p>
      <text:p text:style-name="P250"><text:span text:style-name="T250_1">Xavier</text:span><text:span text:style-name="T250_2"><text:s/>:<text:s/></text:span><text:span text:style-name="T250_3">Rewriting</text:span><text:span text:style-name="T250_4"><text:s/></text:span><text:span text:style-name="T250_5">from</text:span><text:span text:style-name="T250_6"><text:s/></text:span><text:span text:style-name="T250_7">scratch</text:span><text:span text:style-name="T250_8"><text:s/></text:span><text:span text:style-name="T250_9">is</text:span><text:span text:style-name="T250_10"><text:s/></text:span><text:span text:style-name="T250_11">hard</text:span><text:span text:style-name="T250_12"><text:s/></text:span><text:span text:style-name="T250_13">but</text:span><text:span text:style-name="T250_14"><text:s/></text:span><text:span text:style-name="T250_15">politically</text:span><text:span text:style-name="T250_16"><text:s/></text:span><text:span text:style-name="T250_17">will</text:span><text:span text:style-name="T250_18"><text:s/></text:span><text:span text:style-name="T250_19">go</text:span><text:span text:style-name="T250_20"><text:s/></text:span><text:span text:style-name="T250_21">for</text:span><text:span text:style-name="T250_22"><text:s/></text:span><text:span text:style-name="T250_23">scenario</text:span><text:span text:style-name="T250_24"><text:s/>2</text:span></text:p>
      <text:p text:style-name="P251"><text:span text:style-name="T251_1">Sandoche</text:span><text:span text:style-name="T251_2"><text:s/>:<text:s/></text:span><text:span text:style-name="T251_3">Given</text:span><text:span text:style-name="T251_4"><text:s/></text:span><text:span text:style-name="T251_5">with</text:span><text:span text:style-name="T251_6"><text:s/></text:span><text:span text:style-name="T251_7">the</text:span><text:span text:style-name="T251_8"><text:s/></text:span><text:span text:style-name="T251_9">options</text:span><text:span text:style-name="T251_10"><text:s/></text:span><text:span text:style-name="T251_11">on</text:span><text:span text:style-name="T251_12"><text:s/></text:span><text:span text:style-name="T251_13">the</text:span><text:span text:style-name="T251_14"><text:s/></text:span><text:span text:style-name="T251_15">table</text:span><text:span text:style-name="T251_16"><text:s/></text:span><text:span text:style-name="T251_17">incrementing</text:span><text:span text:style-name="T251_18"><text:s/></text:span><text:span text:style-name="T251_19">dncheck</text:span><text:span text:style-name="T251_20"><text:s/></text:span><text:span text:style-name="T251_21">and</text:span><text:span text:style-name="T251_22"><text:s/></text:span><text:span text:style-name="T251_23">develop</text:span><text:span text:style-name="T251_24"><text:s/></text:span><text:span text:style-name="T251_25">from</text:span><text:span text:style-name="T251_26"><text:s/></text:span><text:span text:style-name="T251_27">the</text:span><text:span text:style-name="T251_28"><text:s/></text:span><text:span text:style-name="T251_29">scratch</text:span><text:span text:style-name="T251_30"><text:s/></text:span><text:span text:style-name="T251_31">will</text:span><text:span text:style-name="T251_32"><text:s/></text:span><text:span text:style-name="T251_33">go</text:span><text:span text:style-name="T251_34"><text:s/></text:span><text:span text:style-name="T251_35">to</text:span><text:span text:style-name="T251_36"><text:s/></text:span><text:span text:style-name="T251_37">scenario</text:span><text:span text:style-name="T251_38"><text:s/>2</text:span></text:p>
      <text:p text:style-name="P252"><text:span text:style-name="T252_1">Mohsen</text:span><text:span text:style-name="T252_2"><text:s/>:<text:s/></text:span><text:span text:style-name="T252_3">Go</text:span><text:span text:style-name="T252_4"><text:s/></text:span><text:span text:style-name="T252_5">for</text:span><text:span text:style-name="T252_6"><text:s/></text:span><text:span text:style-name="T252_7">scenario</text:span><text:span text:style-name="T252_8"><text:s/>2.</text:span></text:p>
      <text:p text:style-name="P253"/>
      <text:p text:style-name="P254"/>
      <text:p text:style-name="P255"/>
      <text:list text:style-name="LS2" xml:id="list35" text:continue-list="list3">
        <text:list-item>
          <text:p text:style-name="P256"><text:span text:style-name="T256_1">Expected</text:span><text:span text:style-name="T256_2"><text:s/></text:span><text:span text:style-name="T256_3">Outcome</text:span><text:span text:style-name="T256_4"><text:s/>:<text:s/></text:span><text:span text:style-name="T256_5">Synthetic</text:span><text:span text:style-name="T256_6"><text:s/></text:span><text:span text:style-name="T256_7">document</text:span><text:span text:style-name="T256_8"><text:s/></text:span><text:span text:style-name="T256_9">for</text:span><text:span text:style-name="T256_10"><text:s/></text:span><text:span text:style-name="T256_11">Executives</text:span><text:span text:style-name="T256_12"><text:s/></text:span></text:p>
        </text:list-item>
      </text:list>
      <text:p text:style-name="P257"><text:span text:style-name="T257_1">(</text:span><text:span text:style-name="T257_2">scenarios</text:span><text:span text:style-name="T257_3">,<text:s/></text:span><text:span text:style-name="T257_4">recommendations</text:span><text:span text:style-name="T257_5">,<text:s/></text:span><text:span text:style-name="T257_6">plan</text:span><text:span text:style-name="T257_7">)</text:span></text:p>
      <text:p text:style-name="P258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italic" style:font-style-asian="italic" style:font-style-complex="italic" fo:color="#6aa84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italic" style:font-style-asian="italic" style:font-style-complex="italic" fo:color="#6aa84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italic" style:font-style-asian="italic" style:font-style-complex="italic" fo:color="#6aa84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italic" style:font-style-asian="italic" style:font-style-complex="italic" fo:color="#6aa84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italic" style:font-style-asian="italic" style:font-style-complex="italic" fo:color="#6aa84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italic" style:font-style-asian="italic" style:font-style-complex="italic" fo:color="#6aa84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italic" style:font-style-asian="italic" style:font-style-complex="italic" fo:color="#6aa84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italic" style:font-style-asian="italic" style:font-style-complex="italic" fo:color="#6aa84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italic" style:font-style-asian="italic" style:font-style-complex="italic" fo:color="#6aa84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1.905cm" fo:text-align="start"/>
        <style:text-properties style:text-line-through-style="none" fo:font-style="italic" style:font-style-asian="italic" style:font-style-complex="italic" fo:color="#6aa84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1.905cm" fo:text-align="start"/>
        <style:text-properties style:text-line-through-style="none" fo:font-style="italic" style:font-style-asian="italic" style:font-style-complex="italic" fo:color="#6aa84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5.08cm" text:min-label-distance="1.588cm" fo:text-align="end"/>
        <style:text-properties style:text-line-through-style="none" fo:font-style="italic" style:font-style-asian="italic" style:font-style-complex="italic" fo:color="#6aa84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1.905cm" fo:text-align="start"/>
        <style:text-properties style:text-line-through-style="none" fo:font-style="italic" style:font-style-asian="italic" style:font-style-complex="italic" fo:color="#6aa84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1.905cm" fo:text-align="start"/>
        <style:text-properties style:text-line-through-style="none" fo:font-style="italic" style:font-style-asian="italic" style:font-style-complex="italic" fo:color="#6aa84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8.89cm" text:min-label-distance="1.588cm" fo:text-align="end"/>
        <style:text-properties style:text-line-through-style="none" fo:font-style="italic" style:font-style-asian="italic" style:font-style-complex="italic" fo:color="#6aa84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1.905cm" fo:text-align="start"/>
        <style:text-properties style:text-line-through-style="none" fo:font-style="italic" style:font-style-asian="italic" style:font-style-complex="italic" fo:color="#6aa84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1.905cm" fo:text-align="start"/>
        <style:text-properties style:text-line-through-style="none" fo:font-style="italic" style:font-style-asian="italic" style:font-style-complex="italic" fo:color="#6aa84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2.7cm" text:min-label-distance="1.588cm" fo:text-align="end"/>
        <style:text-properties style:text-line-through-style="none" fo:font-style="italic" style:font-style-asian="italic" style:font-style-complex="italic" fo:color="#6aa84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  </text:list-level-style-number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5.08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8.89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2.7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1.905cm" fo:text-align="start"/>
  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1.905cm" fo:text-align="start"/>
  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min-label-width="5.08cm" text:min-label-distance="1.588cm" fo:text-align="end"/>
  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1.905cm" fo:text-align="start"/>
  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1.905cm" fo:text-align="start"/>
  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min-label-width="8.89cm" text:min-label-distance="1.588cm" fo:text-align="end"/>
  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1.905cm" fo:text-align="start"/>
  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1.905cm" fo:text-align="start"/>
  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min-label-width="12.7cm" text:min-label-distance="1.588cm" fo:text-align="end"/>
  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1" text:level="2">
        <style:list-level-properties text:space-before="1.90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2" text:level="3">
        <style:list-level-properties text:min-label-width="5.08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3" text:level="4">
        <style:list-level-properties text:space-before="4.44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4" text:level="5">
        <style:list-level-properties text:space-before="5.71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5" text:level="6">
        <style:list-level-properties text:min-label-width="8.89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6" text:level="7">
        <style:list-level-properties text:space-before="8.25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7" text:level="8">
        <style:list-level-properties text:space-before="9.52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8" text:level="9">
        <style:list-level-properties text:min-label-width="12.7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number style:num-format="a" text:style-name="List6Level1" style:num-suffix="." text:level="2">
        <style:list-level-properties text:space-before="1.90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bullet text:bullet-char="■" text:style-name="List6Level2" text:level="3">
        <style:list-level-properties text:min-label-width="5.08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3" text:level="4">
        <style:list-level-properties text:space-before="4.44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4" text:level="5">
        <style:list-level-properties text:space-before="5.71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5" text:level="6">
        <style:list-level-properties text:min-label-width="8.89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6" text:level="7">
        <style:list-level-properties text:space-before="8.25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7" text:level="8">
        <style:list-level-properties text:space-before="9.52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8" text:level="9">
        <style:list-level-properties text:min-label-width="12.7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7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